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Таблица3" style:family="table">
      <style:table-properties style:width="11.929cm" table:align="left"/>
    </style:style>
    <style:style style:name="Таблица3.A" style:family="table-column">
      <style:table-column-properties style:column-width="2.434cm"/>
    </style:style>
    <style:style style:name="Таблица3.B" style:family="table-column">
      <style:table-column-properties style:column-width="5.32cm"/>
    </style:style>
    <style:style style:name="Таблица3.C" style:family="table-column">
      <style:table-column-properties style:column-width="1.431cm"/>
    </style:style>
    <style:style style:name="Таблица3.D" style:family="table-column">
      <style:table-column-properties style:column-width="2.745cm"/>
    </style:style>
    <style:style style:name="Таблица3.A1" style:family="table-cell">
      <style:table-cell-properties style:vertical-align="middle" fo:padding="0.049cm" fo:border="none"/>
    </style:style>
    <style:style style:name="Таблица4" style:family="table">
      <style:table-properties style:width="16.351cm" table:align="left"/>
    </style:style>
    <style:style style:name="Таблица4.A" style:family="table-column">
      <style:table-column-properties style:column-width="2.434cm"/>
    </style:style>
    <style:style style:name="Таблица4.B" style:family="table-column">
      <style:table-column-properties style:column-width="8.135cm"/>
    </style:style>
    <style:style style:name="Таблица4.C" style:family="table-column">
      <style:table-column-properties style:column-width="1.431cm"/>
    </style:style>
    <style:style style:name="Таблица4.D" style:family="table-column">
      <style:table-column-properties style:column-width="4.352cm"/>
    </style:style>
    <style:style style:name="Таблица4.A1" style:family="table-cell">
      <style:table-cell-properties style:vertical-align="middle" fo:padding="0.049cm" fo:border="none"/>
    </style:style>
    <style:style style:name="P1" style:family="paragraph" style:parent-style-name="Heading_20_1">
      <style:paragraph-properties fo:text-align="center" style:justify-single-word="false"/>
      <style:text-properties fo:font-size="16pt" fo:language="ru" fo:country="RU" officeooo:rsid="0006d002" officeooo:paragraph-rsid="001022f5" style:font-size-asian="16pt" style:font-size-complex="16pt"/>
    </style:style>
    <style:style style:name="P2" style:family="paragraph" style:parent-style-name="Heading_20_1">
      <style:paragraph-properties fo:text-align="center" style:justify-single-word="false"/>
      <style:text-properties fo:font-size="16pt" fo:language="ru" fo:country="RU" officeooo:rsid="026412ff" officeooo:paragraph-rsid="001022f5" style:font-size-asian="16pt" style:font-size-complex="16pt"/>
    </style:style>
    <style:style style:name="P3" style:family="paragraph" style:parent-style-name="Heading_20_1">
      <style:paragraph-properties fo:text-align="center" style:justify-single-word="false"/>
      <style:text-properties fo:font-size="16pt" fo:language="ru" fo:country="RU" officeooo:rsid="02e784f8" officeooo:paragraph-rsid="001022f5" style:font-size-asian="16pt" style:font-size-complex="16pt"/>
    </style:style>
    <style:style style:name="P4" style:family="paragraph" style:parent-style-name="Heading_20_1">
      <style:paragraph-properties fo:text-align="center" style:justify-single-word="false"/>
      <style:text-properties fo:font-size="16pt" officeooo:rsid="0006d002" officeooo:paragraph-rsid="001022f5" style:font-size-asian="16pt" style:font-size-complex="16pt"/>
    </style:style>
    <style:style style:name="P5" style:family="paragraph" style:parent-style-name="Heading_20_2">
      <style:text-properties fo:font-size="16pt" fo:language="ru" fo:country="RU" officeooo:rsid="0006d002" officeooo:paragraph-rsid="001022f5" style:font-size-asian="16pt" style:font-size-complex="16pt"/>
    </style:style>
    <style:style style:name="P6" style:family="paragraph" style:parent-style-name="Heading_20_2">
      <style:text-properties fo:font-size="16pt" fo:language="ru" fo:country="RU" officeooo:rsid="0006d002" officeooo:paragraph-rsid="0054e6a2" style:font-size-asian="16pt" style:font-size-complex="16pt"/>
    </style:style>
    <style:style style:name="P7" style:family="paragraph" style:parent-style-name="Heading_20_2">
      <style:text-properties fo:font-size="16pt" fo:language="ru" fo:country="RU" officeooo:rsid="026412ff" officeooo:paragraph-rsid="001022f5" style:font-size-asian="16pt" style:font-size-complex="16pt"/>
    </style:style>
    <style:style style:name="P8" style:family="paragraph" style:parent-style-name="Heading_20_2">
      <style:text-properties fo:font-size="16pt" fo:language="ru" fo:country="RU" officeooo:rsid="02e784f8" officeooo:paragraph-rsid="001022f5" style:font-size-asian="16pt" style:font-size-complex="16pt"/>
    </style:style>
    <style:style style:name="P9" style:family="paragraph" style:parent-style-name="Heading_20_2">
      <style:text-properties fo:font-size="16pt" officeooo:rsid="0006d002" officeooo:paragraph-rsid="001022f5" style:font-size-asian="16pt" style:font-size-complex="16pt"/>
    </style:style>
    <style:style style:name="P10" style:family="paragraph" style:parent-style-name="Heading_20_2">
      <style:text-properties fo:language="ru" fo:country="RU" officeooo:paragraph-rsid="001022f5"/>
    </style:style>
    <style:style style:name="P11" style:family="paragraph" style:parent-style-name="Heading_20_2">
      <style:text-properties officeooo:paragraph-rsid="001022f5"/>
    </style:style>
    <style:style style:name="P12" style:family="paragraph" style:parent-style-name="Heading_20_2">
      <style:text-properties officeooo:paragraph-rsid="003ff405"/>
    </style:style>
    <style:style style:name="P13" style:family="paragraph" style:parent-style-name="Heading_20_2">
      <style:text-properties officeooo:paragraph-rsid="0042a692"/>
    </style:style>
    <style:style style:name="P14" style:family="paragraph" style:parent-style-name="Heading_20_2">
      <style:paragraph-properties fo:text-align="center" style:justify-single-word="false"/>
      <style:text-properties fo:color="#c9211e" fo:font-size="20pt" fo:language="ru" fo:country="RU" officeooo:rsid="0006d002" officeooo:paragraph-rsid="001022f5" style:font-size-asian="20pt" style:font-size-complex="20pt"/>
    </style:style>
    <style:style style:name="P15" style:family="paragraph" style:parent-style-name="Heading_20_2">
      <style:text-properties officeooo:paragraph-rsid="00489320"/>
    </style:style>
    <style:style style:name="P16" style:family="paragraph" style:parent-style-name="Heading_20_3">
      <style:text-properties fo:font-size="16pt" fo:language="ru" fo:country="RU" officeooo:rsid="0006d002" officeooo:paragraph-rsid="001022f5" style:font-size-asian="16pt" style:font-size-complex="16pt"/>
    </style:style>
    <style:style style:name="P17" style:family="paragraph" style:parent-style-name="Heading_20_3">
      <style:text-properties fo:font-size="16pt" fo:language="ru" fo:country="RU" officeooo:rsid="026412ff" officeooo:paragraph-rsid="001022f5" style:font-size-asian="16pt" style:font-size-complex="16pt"/>
    </style:style>
    <style:style style:name="P18" style:family="paragraph" style:parent-style-name="Heading_20_3">
      <style:text-properties fo:font-size="16pt" fo:language="ru" fo:country="RU" officeooo:rsid="02e784f8" officeooo:paragraph-rsid="001022f5" style:font-size-asian="16pt" style:font-size-complex="16pt"/>
    </style:style>
    <style:style style:name="P19" style:family="paragraph" style:parent-style-name="Heading_20_3">
      <style:text-properties fo:font-size="16pt" fo:language="ru" fo:country="RU" officeooo:rsid="0367e9c2" officeooo:paragraph-rsid="001022f5" style:font-size-asian="16pt" style:font-size-complex="16pt"/>
    </style:style>
    <style:style style:name="P20" style:family="paragraph" style:parent-style-name="Heading_20_3">
      <style:text-properties fo:font-size="16pt" fo:language="ru" fo:country="RU" officeooo:rsid="038309db" officeooo:paragraph-rsid="001022f5" style:font-size-asian="16pt" style:font-size-complex="16pt"/>
    </style:style>
    <style:style style:name="P21" style:family="paragraph" style:parent-style-name="Heading_20_3">
      <style:text-properties fo:font-size="16pt" officeooo:rsid="0006d002" officeooo:paragraph-rsid="001022f5" style:font-size-asian="16pt" style:font-size-complex="16pt"/>
    </style:style>
    <style:style style:name="P22" style:family="paragraph" style:parent-style-name="Heading_20_3">
      <style:text-properties fo:language="ru" fo:country="RU" officeooo:paragraph-rsid="001022f5"/>
    </style:style>
    <style:style style:name="P23" style:family="paragraph" style:parent-style-name="Heading_20_3">
      <style:text-properties fo:language="ru" fo:country="RU" officeooo:paragraph-rsid="0054e6a2"/>
    </style:style>
    <style:style style:name="P24" style:family="paragraph" style:parent-style-name="Heading_20_3">
      <style:text-properties officeooo:paragraph-rsid="001022f5"/>
    </style:style>
    <style:style style:name="P25" style:family="paragraph" style:parent-style-name="Heading_20_3">
      <style:text-properties officeooo:paragraph-rsid="003ff405"/>
    </style:style>
    <style:style style:name="P26" style:family="paragraph" style:parent-style-name="Heading_20_4">
      <style:text-properties fo:font-size="16pt" fo:language="ru" fo:country="RU" officeooo:rsid="0006d002" officeooo:paragraph-rsid="001022f5" style:font-size-asian="16pt" style:font-size-complex="16pt"/>
    </style:style>
    <style:style style:name="P27" style:family="paragraph" style:parent-style-name="Heading_20_4">
      <style:text-properties fo:font-size="16pt" fo:language="ru" fo:country="RU" officeooo:rsid="0006d002" officeooo:paragraph-rsid="0021e5a5" style:font-size-asian="16pt" style:font-size-complex="16pt"/>
    </style:style>
    <style:style style:name="P28" style:family="paragraph" style:parent-style-name="Heading_20_4">
      <style:text-properties fo:font-size="16pt" fo:language="ru" fo:country="RU" officeooo:rsid="026412ff" officeooo:paragraph-rsid="001022f5" style:font-size-asian="16pt" style:font-size-complex="16pt"/>
    </style:style>
    <style:style style:name="P29" style:family="paragraph" style:parent-style-name="Heading_20_4">
      <style:text-properties fo:font-size="16pt" fo:language="ru" fo:country="RU" officeooo:rsid="038309db" officeooo:paragraph-rsid="001022f5" style:font-size-asian="16pt" style:font-size-complex="16pt"/>
    </style:style>
    <style:style style:name="P30" style:family="paragraph" style:parent-style-name="Heading_20_4">
      <style:text-properties fo:font-size="16pt" officeooo:rsid="0006d002" officeooo:paragraph-rsid="001022f5" style:font-size-asian="16pt" style:font-size-complex="16pt"/>
    </style:style>
    <style:style style:name="P31" style:family="paragraph" style:parent-style-name="Heading_20_4">
      <style:text-properties fo:language="ru" fo:country="RU" officeooo:paragraph-rsid="001022f5"/>
    </style:style>
    <style:style style:name="P32" style:family="paragraph" style:parent-style-name="Heading_20_4">
      <style:text-properties officeooo:paragraph-rsid="001022f5"/>
    </style:style>
    <style:style style:name="P33" style:family="paragraph" style:parent-style-name="Heading_20_4">
      <style:text-properties officeooo:paragraph-rsid="0054e6a2"/>
    </style:style>
    <style:style style:name="P34" style:family="paragraph" style:parent-style-name="Preformatted_20_Text">
      <style:text-properties fo:font-size="16pt" fo:language="ru" fo:country="RU" officeooo:rsid="0006d002" officeooo:paragraph-rsid="001022f5" style:font-size-asian="16pt" style:font-size-complex="16pt"/>
    </style:style>
    <style:style style:name="P35" style:family="paragraph" style:parent-style-name="Preformatted_20_Text">
      <style:text-properties fo:font-size="16pt" fo:language="ru" fo:country="RU" officeooo:rsid="0006d002" officeooo:paragraph-rsid="002aef96" style:font-size-asian="16pt" style:font-size-complex="16pt"/>
    </style:style>
    <style:style style:name="P36" style:family="paragraph" style:parent-style-name="Preformatted_20_Text">
      <style:text-properties fo:font-size="16pt" fo:language="ru" fo:country="RU" officeooo:rsid="0006d002" officeooo:paragraph-rsid="002f8a06" style:font-size-asian="16pt" style:font-size-complex="16pt"/>
    </style:style>
    <style:style style:name="P37" style:family="paragraph" style:parent-style-name="Preformatted_20_Text">
      <style:text-properties fo:font-size="16pt" fo:language="ru" fo:country="RU" officeooo:rsid="026412ff" officeooo:paragraph-rsid="001022f5" style:font-size-asian="16pt" style:font-size-complex="16pt"/>
    </style:style>
    <style:style style:name="P38" style:family="paragraph" style:parent-style-name="Preformatted_20_Text">
      <style:text-properties fo:font-size="16pt" fo:language="ru" fo:country="RU" officeooo:rsid="02e784f8" officeooo:paragraph-rsid="001022f5" style:font-size-asian="16pt" style:font-size-complex="16pt"/>
    </style:style>
    <style:style style:name="P39" style:family="paragraph" style:parent-style-name="Preformatted_20_Text">
      <style:text-properties fo:font-size="16pt" fo:language="ru" fo:country="RU" officeooo:rsid="02fccd22" officeooo:paragraph-rsid="001022f5" style:font-size-asian="16pt" style:font-size-complex="16pt"/>
    </style:style>
    <style:style style:name="P40" style:family="paragraph" style:parent-style-name="Preformatted_20_Text">
      <style:text-properties fo:font-size="16pt" fo:language="ru" fo:country="RU" officeooo:rsid="0367e9c2" officeooo:paragraph-rsid="001022f5" style:font-size-asian="16pt" style:font-size-complex="16pt"/>
    </style:style>
    <style:style style:name="P41" style:family="paragraph" style:parent-style-name="Preformatted_20_Text">
      <style:text-properties fo:font-size="16pt" fo:language="ru" fo:country="RU" officeooo:rsid="038309db" officeooo:paragraph-rsid="001022f5" style:font-size-asian="16pt" style:font-size-complex="16pt"/>
    </style:style>
    <style:style style:name="P42" style:family="paragraph" style:parent-style-name="Preformatted_20_Text">
      <style:text-properties fo:font-size="16pt" officeooo:rsid="0006d002" officeooo:paragraph-rsid="001022f5" style:font-size-asian="16pt" style:font-size-complex="16pt"/>
    </style:style>
    <style:style style:name="P43" style:family="paragraph" style:parent-style-name="Preformatted_20_Text">
      <style:text-properties fo:language="ru" fo:country="RU" officeooo:paragraph-rsid="001022f5"/>
    </style:style>
    <style:style style:name="P44" style:family="paragraph" style:parent-style-name="Preformatted_20_Text">
      <style:text-properties officeooo:paragraph-rsid="001022f5"/>
    </style:style>
    <style:style style:name="P45" style:family="paragraph" style:parent-style-name="Preformatted_20_Text">
      <style:text-properties officeooo:paragraph-rsid="001e7ca4"/>
    </style:style>
    <style:style style:name="P46" style:family="paragraph" style:parent-style-name="Preformatted_20_Text">
      <style:text-properties officeooo:paragraph-rsid="0021e5a5"/>
    </style:style>
    <style:style style:name="P47" style:family="paragraph" style:parent-style-name="Preformatted_20_Text">
      <style:paragraph-properties fo:margin-top="0cm" fo:margin-bottom="0.499cm" loext:contextual-spacing="false"/>
    </style:style>
    <style:style style:name="P48" style:family="paragraph" style:parent-style-name="Preformatted_20_Text">
      <style:paragraph-properties fo:margin-top="0cm" fo:margin-bottom="0.499cm" loext:contextual-spacing="false"/>
      <style:text-properties fo:font-size="16pt" fo:language="ru" fo:country="RU" officeooo:rsid="0006d002" officeooo:paragraph-rsid="001022f5" style:font-size-asian="16pt" style:font-size-complex="16pt"/>
    </style:style>
    <style:style style:name="P49" style:family="paragraph" style:parent-style-name="Preformatted_20_Text">
      <style:paragraph-properties fo:margin-top="0cm" fo:margin-bottom="0.499cm" loext:contextual-spacing="false"/>
      <style:text-properties officeooo:paragraph-rsid="001022f5"/>
    </style:style>
    <style:style style:name="P50" style:family="paragraph" style:parent-style-name="Preformatted_20_Text">
      <style:paragraph-properties fo:margin-top="0cm" fo:margin-bottom="0.499cm" loext:contextual-spacing="false"/>
      <style:text-properties officeooo:paragraph-rsid="0015e1b4"/>
    </style:style>
    <style:style style:name="P51" style:family="paragraph" style:parent-style-name="Preformatted_20_Text">
      <style:paragraph-properties fo:margin-top="0cm" fo:margin-bottom="0.499cm" loext:contextual-spacing="false"/>
      <style:text-properties officeooo:paragraph-rsid="001750a6"/>
    </style:style>
    <style:style style:name="P52" style:family="paragraph" style:parent-style-name="Preformatted_20_Text">
      <style:paragraph-properties fo:margin-top="0cm" fo:margin-bottom="0.499cm" loext:contextual-spacing="false"/>
      <style:text-properties officeooo:paragraph-rsid="001e7ca4"/>
    </style:style>
    <style:style style:name="P53" style:family="paragraph" style:parent-style-name="Preformatted_20_Text">
      <style:paragraph-properties fo:margin-top="0cm" fo:margin-bottom="0.499cm" loext:contextual-spacing="false"/>
      <style:text-properties officeooo:paragraph-rsid="0021e5a5"/>
    </style:style>
    <style:style style:name="P54" style:family="paragraph" style:parent-style-name="Standard">
      <style:text-properties fo:font-size="16pt" officeooo:rsid="0006d002" officeooo:paragraph-rsid="001022f5" style:font-size-asian="16pt" style:font-size-complex="16pt"/>
    </style:style>
    <style:style style:name="P55" style:family="paragraph" style:parent-style-name="Standard">
      <style:text-properties fo:font-size="16pt" officeooo:rsid="01b835eb" officeooo:paragraph-rsid="001022f5" style:font-size-asian="16pt" style:font-size-complex="16pt"/>
    </style:style>
    <style:style style:name="P56" style:family="paragraph" style:parent-style-name="Standard">
      <style:text-properties fo:font-size="16pt" fo:language="ru" fo:country="RU" officeooo:rsid="0006d002" officeooo:paragraph-rsid="001022f5" style:font-size-asian="16pt" style:font-size-complex="16pt"/>
    </style:style>
    <style:style style:name="P57" style:family="paragraph" style:parent-style-name="Standard">
      <style:text-properties fo:font-size="16pt" fo:language="ru" fo:country="RU" officeooo:rsid="0006d002" officeooo:paragraph-rsid="002aef96" style:font-size-asian="16pt" style:font-size-complex="16pt"/>
    </style:style>
    <style:style style:name="P58" style:family="paragraph" style:parent-style-name="Standard">
      <style:text-properties fo:font-size="16pt" fo:language="ru" fo:country="RU" officeooo:rsid="0006d002" officeooo:paragraph-rsid="003ec331" style:font-size-asian="16pt" style:font-size-complex="16pt"/>
    </style:style>
    <style:style style:name="P59" style:family="paragraph" style:parent-style-name="Standard">
      <style:text-properties fo:font-size="16pt" fo:language="ru" fo:country="RU" officeooo:rsid="0006d002" officeooo:paragraph-rsid="001e7ca4" style:font-size-asian="16pt" style:font-size-complex="16pt"/>
    </style:style>
    <style:style style:name="P60" style:family="paragraph" style:parent-style-name="Standard">
      <style:text-properties fo:font-size="16pt" fo:language="ru" fo:country="RU" officeooo:rsid="0006d002" officeooo:paragraph-rsid="004b109d" style:font-size-asian="16pt" style:font-size-complex="16pt"/>
    </style:style>
    <style:style style:name="P61" style:family="paragraph" style:parent-style-name="Standard">
      <style:text-properties fo:font-size="16pt" fo:language="ru" fo:country="RU" officeooo:rsid="0191410e" officeooo:paragraph-rsid="001022f5" style:font-size-asian="16pt" style:font-size-complex="16pt"/>
    </style:style>
    <style:style style:name="P62" style:family="paragraph" style:parent-style-name="Standard">
      <style:text-properties fo:font-size="16pt" fo:language="ru" fo:country="RU" officeooo:rsid="01b835eb" officeooo:paragraph-rsid="001022f5" style:font-size-asian="16pt" style:font-size-complex="16pt"/>
    </style:style>
    <style:style style:name="P63" style:family="paragraph" style:parent-style-name="Standard">
      <style:text-properties fo:font-size="16pt" fo:language="ru" fo:country="RU" officeooo:rsid="0202a105" officeooo:paragraph-rsid="001022f5" style:font-size-asian="16pt" style:font-size-complex="16pt"/>
    </style:style>
    <style:style style:name="P64" style:family="paragraph" style:parent-style-name="Standard">
      <style:text-properties fo:font-size="16pt" fo:language="ru" fo:country="RU" officeooo:rsid="038309db" officeooo:paragraph-rsid="001022f5" style:font-size-asian="16pt" style:font-size-complex="16pt"/>
    </style:style>
    <style:style style:name="P65" style:family="paragraph" style:parent-style-name="Standard">
      <style:text-properties fo:font-size="16pt" fo:language="ru" fo:country="RU" officeooo:rsid="03e0f1eb" officeooo:paragraph-rsid="001022f5" style:font-size-asian="16pt" style:font-size-complex="16pt"/>
    </style:style>
    <style:style style:name="P66" style:family="paragraph" style:parent-style-name="Standard">
      <style:text-properties fo:font-size="16pt" fo:language="ru" fo:country="RU" officeooo:rsid="002f8a06" officeooo:paragraph-rsid="001022f5" style:font-size-asian="16pt" style:font-size-complex="16pt"/>
    </style:style>
    <style:style style:name="P67" style:family="paragraph" style:parent-style-name="Standard">
      <style:text-properties fo:font-size="16pt" fo:language="ru" fo:country="RU" officeooo:rsid="00498496" officeooo:paragraph-rsid="004b109d" style:font-size-asian="16pt" style:font-size-complex="16pt"/>
    </style:style>
    <style:style style:name="P68" style:family="paragraph" style:parent-style-name="Standard">
      <style:text-properties fo:language="ru" fo:country="RU" officeooo:paragraph-rsid="001022f5"/>
    </style:style>
    <style:style style:name="P69" style:family="paragraph" style:parent-style-name="Standard">
      <style:text-properties officeooo:paragraph-rsid="001022f5"/>
    </style:style>
    <style:style style:name="P70" style:family="paragraph" style:parent-style-name="Standard">
      <style:text-properties officeooo:paragraph-rsid="0018fb32"/>
    </style:style>
    <style:style style:name="P71" style:family="paragraph" style:parent-style-name="Standard">
      <style:text-properties officeooo:paragraph-rsid="001cb2c3"/>
    </style:style>
    <style:style style:name="P72" style:family="paragraph" style:parent-style-name="Standard">
      <style:text-properties officeooo:paragraph-rsid="001e7ca4"/>
    </style:style>
    <style:style style:name="P73" style:family="paragraph" style:parent-style-name="Standard">
      <style:text-properties officeooo:paragraph-rsid="002f8a06"/>
    </style:style>
    <style:style style:name="P74" style:family="paragraph" style:parent-style-name="Standard">
      <style:text-properties officeooo:paragraph-rsid="00346bcc"/>
    </style:style>
    <style:style style:name="P75" style:family="paragraph" style:parent-style-name="Standard">
      <style:text-properties officeooo:paragraph-rsid="003a071d"/>
    </style:style>
    <style:style style:name="P76" style:family="paragraph" style:parent-style-name="Standard">
      <style:text-properties officeooo:paragraph-rsid="003bd6d8"/>
    </style:style>
    <style:style style:name="P77" style:family="paragraph" style:parent-style-name="Standard">
      <style:text-properties officeooo:paragraph-rsid="003ff405"/>
    </style:style>
    <style:style style:name="P78" style:family="paragraph" style:parent-style-name="Standard">
      <style:text-properties officeooo:paragraph-rsid="00414985"/>
    </style:style>
    <style:style style:name="P79" style:family="paragraph" style:parent-style-name="Standard">
      <style:text-properties officeooo:paragraph-rsid="0042a692"/>
    </style:style>
    <style:style style:name="P80" style:family="paragraph" style:parent-style-name="Standard">
      <style:text-properties officeooo:paragraph-rsid="004cd531"/>
    </style:style>
    <style:style style:name="P81" style:family="paragraph" style:parent-style-name="Standard">
      <style:text-properties officeooo:paragraph-rsid="0054e6a2"/>
    </style:style>
    <style:style style:name="P82" style:family="paragraph" style:parent-style-name="Table_20_Contents">
      <style:text-properties officeooo:paragraph-rsid="001022f5"/>
    </style:style>
    <style:style style:name="P83" style:family="paragraph" style:parent-style-name="Table_20_Heading">
      <style:text-properties officeooo:paragraph-rsid="001022f5"/>
    </style:style>
    <style:style style:name="P84" style:family="paragraph" style:parent-style-name="Text_20_body">
      <style:text-properties officeooo:paragraph-rsid="001022f5"/>
    </style:style>
    <style:style style:name="P85" style:family="paragraph" style:parent-style-name="Text_20_body">
      <style:text-properties fo:font-size="16pt" fo:language="ru" fo:country="RU" officeooo:rsid="0006d002" officeooo:paragraph-rsid="001022f5" style:font-size-asian="16pt" style:font-size-complex="16pt"/>
    </style:style>
    <style:style style:name="P86" style:family="paragraph" style:parent-style-name="Text_20_body">
      <style:text-properties fo:font-size="16pt" fo:language="ru" fo:country="RU" officeooo:rsid="0006d002" officeooo:paragraph-rsid="0021e5a5" style:font-size-asian="16pt" style:font-size-complex="16pt"/>
    </style:style>
    <style:style style:name="P87" style:family="paragraph" style:parent-style-name="Text_20_body">
      <style:text-properties fo:font-size="16pt" fo:language="ru" fo:country="RU" officeooo:rsid="024f6a8c" officeooo:paragraph-rsid="001022f5" style:font-size-asian="16pt" style:font-size-complex="16pt"/>
    </style:style>
    <style:style style:name="P88" style:family="paragraph" style:parent-style-name="Text_20_body">
      <style:text-properties fo:font-size="16pt" fo:language="ru" fo:country="RU" officeooo:rsid="026412ff" officeooo:paragraph-rsid="001022f5" style:font-size-asian="16pt" style:font-size-complex="16pt"/>
    </style:style>
    <style:style style:name="P89" style:family="paragraph" style:parent-style-name="Text_20_body">
      <style:text-properties fo:font-size="16pt" fo:language="ru" fo:country="RU" officeooo:rsid="02e784f8" officeooo:paragraph-rsid="001022f5" style:font-size-asian="16pt" style:font-size-complex="16pt"/>
    </style:style>
    <style:style style:name="P90" style:family="paragraph" style:parent-style-name="Text_20_body">
      <style:text-properties fo:font-size="16pt" fo:language="ru" fo:country="RU" officeooo:rsid="0367e9c2" officeooo:paragraph-rsid="001022f5" style:font-size-asian="16pt" style:font-size-complex="16pt"/>
    </style:style>
    <style:style style:name="P91" style:family="paragraph" style:parent-style-name="Text_20_body">
      <style:text-properties fo:language="ru" fo:country="RU" officeooo:paragraph-rsid="001022f5"/>
    </style:style>
    <style:style style:name="P92" style:family="paragraph" style:parent-style-name="Text_20_body">
      <style:text-properties officeooo:paragraph-rsid="0052f8ea"/>
    </style:style>
    <style:style style:name="P93" style:family="paragraph" style:parent-style-name="Text_20_body" style:list-style-name="L1">
      <style:text-properties officeooo:paragraph-rsid="001022f5"/>
    </style:style>
    <style:style style:name="P94" style:family="paragraph" style:parent-style-name="Text_20_body" style:list-style-name="L2">
      <style:text-properties officeooo:paragraph-rsid="00489320"/>
    </style:style>
    <style:style style:name="P95" style:family="paragraph" style:parent-style-name="Text_20_body" style:list-style-name="L3">
      <style:text-properties officeooo:paragraph-rsid="001022f5"/>
    </style:style>
    <style:style style:name="P96" style:family="paragraph" style:parent-style-name="Text_20_body" style:list-style-name="L4">
      <style:text-properties officeooo:paragraph-rsid="001022f5"/>
    </style:style>
    <style:style style:name="P97" style:family="paragraph" style:parent-style-name="Text_20_body" style:list-style-name="L5">
      <style:text-properties officeooo:paragraph-rsid="001022f5"/>
    </style:style>
    <style:style style:name="P98" style:family="paragraph" style:parent-style-name="Text_20_body" style:list-style-name="L6">
      <style:text-properties officeooo:paragraph-rsid="001022f5"/>
    </style:style>
    <style:style style:name="P99" style:family="paragraph" style:parent-style-name="Text_20_body" style:list-style-name="L7">
      <style:text-properties officeooo:paragraph-rsid="001022f5"/>
    </style:style>
    <style:style style:name="P100" style:family="paragraph" style:parent-style-name="Text_20_body" style:list-style-name="L8">
      <style:text-properties officeooo:paragraph-rsid="001022f5"/>
    </style:style>
    <style:style style:name="P101" style:family="paragraph" style:parent-style-name="Text_20_body" style:list-style-name="L9">
      <style:text-properties officeooo:paragraph-rsid="001022f5"/>
    </style:style>
    <style:style style:name="P102" style:family="paragraph" style:parent-style-name="Text_20_body" style:list-style-name="L10">
      <style:text-properties officeooo:paragraph-rsid="001022f5"/>
    </style:style>
    <style:style style:name="P103" style:family="paragraph" style:parent-style-name="Text_20_body" style:list-style-name="L11">
      <style:text-properties officeooo:paragraph-rsid="001022f5"/>
    </style:style>
    <style:style style:name="P104" style:family="paragraph" style:parent-style-name="Text_20_body" style:list-style-name="L12">
      <style:text-properties officeooo:paragraph-rsid="001022f5"/>
    </style:style>
    <style:style style:name="P105" style:family="paragraph" style:parent-style-name="Text_20_body" style:list-style-name="L1">
      <style:paragraph-properties fo:margin-top="0cm" fo:margin-bottom="0cm" loext:contextual-spacing="false"/>
      <style:text-properties officeooo:paragraph-rsid="001022f5"/>
    </style:style>
    <style:style style:name="P106" style:family="paragraph" style:parent-style-name="Text_20_body" style:list-style-name="L2">
      <style:paragraph-properties fo:margin-top="0cm" fo:margin-bottom="0cm" loext:contextual-spacing="false"/>
      <style:text-properties officeooo:paragraph-rsid="00489320"/>
    </style:style>
    <style:style style:name="P107" style:family="paragraph" style:parent-style-name="Text_20_body" style:list-style-name="L2">
      <style:paragraph-properties fo:margin-top="0cm" fo:margin-bottom="0cm" loext:contextual-spacing="false"/>
      <style:text-properties officeooo:paragraph-rsid="001022f5"/>
    </style:style>
    <style:style style:name="P108" style:family="paragraph" style:parent-style-name="Text_20_body" style:list-style-name="L3">
      <style:paragraph-properties fo:margin-top="0cm" fo:margin-bottom="0cm" loext:contextual-spacing="false"/>
      <style:text-properties officeooo:paragraph-rsid="00500065"/>
    </style:style>
    <style:style style:name="P109" style:family="paragraph" style:parent-style-name="Text_20_body" style:list-style-name="L3">
      <style:paragraph-properties fo:margin-top="0cm" fo:margin-bottom="0cm" loext:contextual-spacing="false"/>
      <style:text-properties officeooo:paragraph-rsid="001022f5"/>
    </style:style>
    <style:style style:name="P110" style:family="paragraph" style:parent-style-name="Text_20_body" style:list-style-name="L4">
      <style:paragraph-properties fo:margin-top="0cm" fo:margin-bottom="0cm" loext:contextual-spacing="false"/>
      <style:text-properties officeooo:paragraph-rsid="001022f5"/>
    </style:style>
    <style:style style:name="P111" style:family="paragraph" style:parent-style-name="Text_20_body" style:list-style-name="L5">
      <style:paragraph-properties fo:margin-top="0cm" fo:margin-bottom="0cm" loext:contextual-spacing="false"/>
      <style:text-properties officeooo:paragraph-rsid="001022f5"/>
    </style:style>
    <style:style style:name="P112" style:family="paragraph" style:parent-style-name="Text_20_body" style:list-style-name="L6">
      <style:paragraph-properties fo:margin-top="0cm" fo:margin-bottom="0cm" loext:contextual-spacing="false"/>
      <style:text-properties officeooo:paragraph-rsid="001022f5"/>
    </style:style>
    <style:style style:name="P113" style:family="paragraph" style:parent-style-name="Text_20_body" style:list-style-name="L6">
      <style:paragraph-properties fo:margin-top="0cm" fo:margin-bottom="0cm" loext:contextual-spacing="false"/>
      <style:text-properties officeooo:paragraph-rsid="006831de"/>
    </style:style>
    <style:style style:name="P114" style:family="paragraph" style:parent-style-name="Text_20_body" style:list-style-name="L7">
      <style:paragraph-properties fo:margin-top="0cm" fo:margin-bottom="0cm" loext:contextual-spacing="false"/>
      <style:text-properties officeooo:paragraph-rsid="001022f5"/>
    </style:style>
    <style:style style:name="P115" style:family="paragraph" style:parent-style-name="Text_20_body" style:list-style-name="L8">
      <style:paragraph-properties fo:margin-top="0cm" fo:margin-bottom="0cm" loext:contextual-spacing="false"/>
      <style:text-properties officeooo:paragraph-rsid="001022f5"/>
    </style:style>
    <style:style style:name="P116" style:family="paragraph" style:parent-style-name="Text_20_body" style:list-style-name="L9">
      <style:paragraph-properties fo:margin-top="0cm" fo:margin-bottom="0cm" loext:contextual-spacing="false"/>
      <style:text-properties officeooo:paragraph-rsid="001022f5"/>
    </style:style>
    <style:style style:name="P117" style:family="paragraph" style:parent-style-name="Text_20_body" style:list-style-name="L10">
      <style:paragraph-properties fo:margin-top="0cm" fo:margin-bottom="0cm" loext:contextual-spacing="false"/>
      <style:text-properties officeooo:paragraph-rsid="001022f5"/>
    </style:style>
    <style:style style:name="P118" style:family="paragraph" style:parent-style-name="Text_20_body" style:list-style-name="L11">
      <style:paragraph-properties fo:margin-top="0cm" fo:margin-bottom="0cm" loext:contextual-spacing="false"/>
      <style:text-properties officeooo:paragraph-rsid="001022f5"/>
    </style:style>
    <style:style style:name="P119" style:family="paragraph" style:parent-style-name="Text_20_body" style:list-style-name="L12">
      <style:paragraph-properties fo:margin-top="0cm" fo:margin-bottom="0cm" loext:contextual-spacing="false"/>
      <style:text-properties officeooo:paragraph-rsid="001022f5"/>
    </style:style>
    <style:style style:name="T1" style:family="text">
      <style:text-properties officeooo:rsid="014f89b9"/>
    </style:style>
    <style:style style:name="T2" style:family="text">
      <style:text-properties fo:language="ru" fo:country="RU"/>
    </style:style>
    <style:style style:name="T3" style:family="text">
      <style:text-properties fo:language="ru" fo:country="RU" officeooo:rsid="014f89b9"/>
    </style:style>
    <style:style style:name="T4" style:family="text">
      <style:text-properties fo:language="ru" fo:country="RU" officeooo:rsid="01954fcf"/>
    </style:style>
    <style:style style:name="T5" style:family="text">
      <style:text-properties fo:language="ru" fo:country="RU" officeooo:rsid="01b70dd0"/>
    </style:style>
    <style:style style:name="T6" style:family="text">
      <style:text-properties fo:language="ru" fo:country="RU" officeooo:rsid="01e423fb"/>
    </style:style>
    <style:style style:name="T7" style:family="text">
      <style:text-properties fo:language="ru" fo:country="RU" officeooo:rsid="01f3bfda"/>
    </style:style>
    <style:style style:name="T8" style:family="text">
      <style:text-properties fo:language="ru" fo:country="RU" officeooo:rsid="01f593ee"/>
    </style:style>
    <style:style style:name="T9" style:family="text">
      <style:text-properties fo:language="ru" fo:country="RU" officeooo:rsid="01fb6446"/>
    </style:style>
    <style:style style:name="T10" style:family="text">
      <style:text-properties fo:language="ru" fo:country="RU" officeooo:rsid="02169940"/>
    </style:style>
    <style:style style:name="T11" style:family="text">
      <style:text-properties fo:language="ru" fo:country="RU" officeooo:rsid="02308c5b"/>
    </style:style>
    <style:style style:name="T12" style:family="text">
      <style:text-properties fo:language="ru" fo:country="RU" officeooo:rsid="023480d5"/>
    </style:style>
    <style:style style:name="T13" style:family="text">
      <style:text-properties fo:language="ru" fo:country="RU" officeooo:rsid="023767f9"/>
    </style:style>
    <style:style style:name="T14" style:family="text">
      <style:text-properties fo:language="ru" fo:country="RU" officeooo:rsid="02391d0f"/>
    </style:style>
    <style:style style:name="T15" style:family="text">
      <style:text-properties fo:language="ru" fo:country="RU" officeooo:rsid="001405bd"/>
    </style:style>
    <style:style style:name="T16" style:family="text">
      <style:text-properties fo:language="ru" fo:country="RU" officeooo:rsid="001e7ca4"/>
    </style:style>
    <style:style style:name="T17" style:family="text">
      <style:text-properties fo:language="ru" fo:country="RU" officeooo:rsid="003029fb"/>
    </style:style>
    <style:style style:name="T18" style:family="text">
      <style:text-properties fo:language="ru" fo:country="RU" officeooo:rsid="00321af9"/>
    </style:style>
    <style:style style:name="T19" style:family="text">
      <style:text-properties fo:language="ru" fo:country="RU" officeooo:rsid="0033023a"/>
    </style:style>
    <style:style style:name="T20" style:family="text">
      <style:text-properties fo:language="ru" fo:country="RU" officeooo:rsid="003eacdb"/>
    </style:style>
    <style:style style:name="T21" style:family="text">
      <style:text-properties fo:language="ru" fo:country="RU" officeooo:rsid="003ec331"/>
    </style:style>
    <style:style style:name="T22" style:family="text">
      <style:text-properties fo:language="ru" fo:country="RU" officeooo:rsid="003f2215"/>
    </style:style>
    <style:style style:name="T23" style:family="text">
      <style:text-properties fo:language="ru" fo:country="RU" officeooo:rsid="003ff405"/>
    </style:style>
    <style:style style:name="T24" style:family="text">
      <style:text-properties fo:language="ru" fo:country="RU" officeooo:rsid="00414985"/>
    </style:style>
    <style:style style:name="T25" style:family="text">
      <style:text-properties fo:language="ru" fo:country="RU" officeooo:rsid="00500065"/>
    </style:style>
    <style:style style:name="T26" style:family="text">
      <style:text-properties officeooo:rsid="01506bee"/>
    </style:style>
    <style:style style:name="T27" style:family="text">
      <style:text-properties fo:font-size="16pt" fo:language="ru" fo:country="RU" officeooo:rsid="0006d002" style:font-size-asian="16pt" style:font-size-complex="16pt"/>
    </style:style>
    <style:style style:name="T28" style:family="text">
      <style:text-properties fo:font-size="16pt" fo:language="ru" fo:country="RU" officeooo:rsid="0155ea70" style:font-size-asian="16pt" style:font-size-complex="16pt"/>
    </style:style>
    <style:style style:name="T29" style:family="text">
      <style:text-properties fo:font-size="16pt" fo:language="ru" fo:country="RU" officeooo:rsid="0175e4d3" style:font-size-asian="16pt" style:font-size-complex="16pt"/>
    </style:style>
    <style:style style:name="T30" style:family="text">
      <style:text-properties fo:font-size="16pt" fo:language="ru" fo:country="RU" officeooo:rsid="0179cca2" style:font-size-asian="16pt" style:font-size-complex="16pt"/>
    </style:style>
    <style:style style:name="T31" style:family="text">
      <style:text-properties fo:font-size="16pt" fo:language="ru" fo:country="RU" officeooo:rsid="0191410e" style:font-size-asian="16pt" style:font-size-complex="16pt"/>
    </style:style>
    <style:style style:name="T32" style:family="text">
      <style:text-properties fo:font-size="16pt" fo:language="ru" fo:country="RU" officeooo:rsid="01954fcf" style:font-size-asian="16pt" style:font-size-complex="16pt"/>
    </style:style>
    <style:style style:name="T33" style:family="text">
      <style:text-properties fo:font-size="16pt" fo:language="ru" fo:country="RU" officeooo:rsid="01964d88" style:font-size-asian="16pt" style:font-size-complex="16pt"/>
    </style:style>
    <style:style style:name="T34" style:family="text">
      <style:text-properties fo:font-size="16pt" fo:language="ru" fo:country="RU" officeooo:rsid="01a991fb" style:font-size-asian="16pt" style:font-size-complex="16pt"/>
    </style:style>
    <style:style style:name="T35" style:family="text">
      <style:text-properties fo:font-size="16pt" fo:language="ru" fo:country="RU" officeooo:rsid="01afbda2" style:font-size-asian="16pt" style:font-size-complex="16pt"/>
    </style:style>
    <style:style style:name="T36" style:family="text">
      <style:text-properties fo:font-size="16pt" fo:language="ru" fo:country="RU" officeooo:rsid="01b0a486" style:font-size-asian="16pt" style:font-size-complex="16pt"/>
    </style:style>
    <style:style style:name="T37" style:family="text">
      <style:text-properties fo:font-size="16pt" fo:language="ru" fo:country="RU" officeooo:rsid="01b5107f" style:font-size-asian="16pt" style:font-size-complex="16pt"/>
    </style:style>
    <style:style style:name="T38" style:family="text">
      <style:text-properties fo:font-size="16pt" fo:language="ru" fo:country="RU" officeooo:rsid="01b5c248" style:font-size-asian="16pt" style:font-size-complex="16pt"/>
    </style:style>
    <style:style style:name="T39" style:family="text">
      <style:text-properties fo:font-size="16pt" fo:language="ru" fo:country="RU" officeooo:rsid="01cb67b6" style:font-size-asian="16pt" style:font-size-complex="16pt"/>
    </style:style>
    <style:style style:name="T40" style:family="text">
      <style:text-properties fo:font-size="16pt" fo:language="ru" fo:country="RU" officeooo:rsid="01cccad1" style:font-size-asian="16pt" style:font-size-complex="16pt"/>
    </style:style>
    <style:style style:name="T41" style:family="text">
      <style:text-properties fo:font-size="16pt" fo:language="ru" fo:country="RU" officeooo:rsid="01dc2cee" style:font-size-asian="16pt" style:font-size-complex="16pt"/>
    </style:style>
    <style:style style:name="T42" style:family="text">
      <style:text-properties fo:font-size="16pt" fo:language="ru" fo:country="RU" officeooo:rsid="0202a105" style:font-size-asian="16pt" style:font-size-complex="16pt"/>
    </style:style>
    <style:style style:name="T43" style:family="text">
      <style:text-properties fo:font-size="16pt" fo:language="ru" fo:country="RU" officeooo:rsid="023754b5" style:font-size-asian="16pt" style:font-size-complex="16pt"/>
    </style:style>
    <style:style style:name="T44" style:family="text">
      <style:text-properties fo:font-size="16pt" fo:language="ru" fo:country="RU" officeooo:rsid="0247373b" style:font-size-asian="16pt" style:font-size-complex="16pt"/>
    </style:style>
    <style:style style:name="T45" style:family="text">
      <style:text-properties fo:font-size="16pt" fo:language="ru" fo:country="RU" officeooo:rsid="026412ff" style:font-size-asian="16pt" style:font-size-complex="16pt"/>
    </style:style>
    <style:style style:name="T46" style:family="text">
      <style:text-properties fo:font-size="16pt" fo:language="ru" fo:country="RU" officeooo:rsid="02767785" style:font-size-asian="16pt" style:font-size-complex="16pt"/>
    </style:style>
    <style:style style:name="T47" style:family="text">
      <style:text-properties fo:font-size="16pt" fo:language="ru" fo:country="RU" officeooo:rsid="02a37d9d" style:font-size-asian="16pt" style:font-size-complex="16pt"/>
    </style:style>
    <style:style style:name="T48" style:family="text">
      <style:text-properties fo:font-size="16pt" fo:language="ru" fo:country="RU" officeooo:rsid="02c222c6" style:font-size-asian="16pt" style:font-size-complex="16pt"/>
    </style:style>
    <style:style style:name="T49" style:family="text">
      <style:text-properties fo:font-size="16pt" fo:language="ru" fo:country="RU" officeooo:rsid="02e784f8" style:font-size-asian="16pt" style:font-size-complex="16pt"/>
    </style:style>
    <style:style style:name="T50" style:family="text">
      <style:text-properties fo:font-size="16pt" fo:language="ru" fo:country="RU" officeooo:rsid="02fccd22" style:font-size-asian="16pt" style:font-size-complex="16pt"/>
    </style:style>
    <style:style style:name="T51" style:family="text">
      <style:text-properties fo:font-size="16pt" fo:language="ru" fo:country="RU" officeooo:rsid="03390271" style:font-size-asian="16pt" style:font-size-complex="16pt"/>
    </style:style>
    <style:style style:name="T52" style:family="text">
      <style:text-properties fo:font-size="16pt" fo:language="ru" fo:country="RU" officeooo:rsid="0359f3bd" style:font-size-asian="16pt" style:font-size-complex="16pt"/>
    </style:style>
    <style:style style:name="T53" style:family="text">
      <style:text-properties fo:font-size="16pt" fo:language="ru" fo:country="RU" officeooo:rsid="0367e9c2" style:font-size-asian="16pt" style:font-size-complex="16pt"/>
    </style:style>
    <style:style style:name="T54" style:family="text">
      <style:text-properties fo:font-size="16pt" fo:language="ru" fo:country="RU" officeooo:rsid="03941f72" style:font-size-asian="16pt" style:font-size-complex="16pt"/>
    </style:style>
    <style:style style:name="T55" style:family="text">
      <style:text-properties fo:font-size="16pt" fo:language="ru" fo:country="RU" officeooo:rsid="03a0d692" style:font-size-asian="16pt" style:font-size-complex="16pt"/>
    </style:style>
    <style:style style:name="T56" style:family="text">
      <style:text-properties fo:font-size="16pt" fo:language="ru" fo:country="RU" officeooo:rsid="03a2d9de" style:font-size-asian="16pt" style:font-size-complex="16pt"/>
    </style:style>
    <style:style style:name="T57" style:family="text">
      <style:text-properties fo:font-size="16pt" fo:language="ru" fo:country="RU" officeooo:rsid="0015e1b4" style:font-size-asian="16pt" style:font-size-complex="16pt"/>
    </style:style>
    <style:style style:name="T58" style:family="text">
      <style:text-properties fo:font-size="16pt" fo:language="ru" fo:country="RU" officeooo:rsid="0018fb32" style:font-size-asian="16pt" style:font-size-complex="16pt"/>
    </style:style>
    <style:style style:name="T59" style:family="text">
      <style:text-properties fo:font-size="16pt" fo:language="ru" fo:country="RU" officeooo:rsid="0019ece6" style:font-size-asian="16pt" style:font-size-complex="16pt"/>
    </style:style>
    <style:style style:name="T60" style:family="text">
      <style:text-properties fo:font-size="16pt" fo:language="ru" fo:country="RU" officeooo:rsid="001baac6" style:font-size-asian="16pt" style:font-size-complex="16pt"/>
    </style:style>
    <style:style style:name="T61" style:family="text">
      <style:text-properties fo:font-size="16pt" fo:language="ru" fo:country="RU" officeooo:rsid="001cb2c3" style:font-size-asian="16pt" style:font-size-complex="16pt"/>
    </style:style>
    <style:style style:name="T62" style:family="text">
      <style:text-properties fo:font-size="16pt" fo:language="ru" fo:country="RU" officeooo:rsid="002f8a06" style:font-size-asian="16pt" style:font-size-complex="16pt"/>
    </style:style>
    <style:style style:name="T63" style:family="text">
      <style:text-properties fo:font-size="16pt" fo:language="ru" fo:country="RU" officeooo:rsid="00369a05" style:font-size-asian="16pt" style:font-size-complex="16pt"/>
    </style:style>
    <style:style style:name="T64" style:family="text">
      <style:text-properties fo:font-size="16pt" fo:language="ru" fo:country="RU" officeooo:rsid="003a071d" style:font-size-asian="16pt" style:font-size-complex="16pt"/>
    </style:style>
    <style:style style:name="T65" style:family="text">
      <style:text-properties fo:font-size="16pt" fo:language="ru" fo:country="RU" officeooo:rsid="003f2215" style:font-size-asian="16pt" style:font-size-complex="16pt"/>
    </style:style>
    <style:style style:name="T66" style:family="text">
      <style:text-properties fo:font-size="16pt" fo:language="ru" fo:country="RU" officeooo:rsid="00498496" style:font-size-asian="16pt" style:font-size-complex="16pt"/>
    </style:style>
    <style:style style:name="T67" style:family="text">
      <style:text-properties fo:font-size="16pt" officeooo:rsid="0006d002" style:font-size-asian="16pt" style:font-size-complex="16pt"/>
    </style:style>
    <style:style style:name="T68" style:family="text">
      <style:text-properties fo:font-size="16pt" officeooo:rsid="0179467a" style:font-size-asian="16pt" style:font-size-complex="16pt"/>
    </style:style>
    <style:style style:name="T69" style:family="text">
      <style:text-properties fo:font-size="16pt" officeooo:rsid="0185f3fa" style:font-size-asian="16pt" style:font-size-complex="16pt"/>
    </style:style>
    <style:style style:name="T70" style:family="text">
      <style:text-properties fo:font-size="16pt" officeooo:rsid="01dc2cee" style:font-size-asian="16pt" style:font-size-complex="16pt"/>
    </style:style>
    <style:style style:name="T71" style:family="text">
      <style:text-properties fo:font-size="16pt" officeooo:rsid="0202a105" style:font-size-asian="16pt" style:font-size-complex="16pt"/>
    </style:style>
    <style:style style:name="T72" style:family="text">
      <style:text-properties fo:font-size="16pt" officeooo:rsid="021e91e3" style:font-size-asian="16pt" style:font-size-complex="16pt"/>
    </style:style>
    <style:style style:name="T73" style:family="text">
      <style:text-properties fo:font-size="16pt" officeooo:rsid="0247373b" style:font-size-asian="16pt" style:font-size-complex="16pt"/>
    </style:style>
    <style:style style:name="T74" style:family="text">
      <style:text-properties fo:font-size="16pt" officeooo:rsid="024f6a8c" style:font-size-asian="16pt" style:font-size-complex="16pt"/>
    </style:style>
    <style:style style:name="T75" style:family="text">
      <style:text-properties fo:font-size="16pt" officeooo:rsid="026412ff" style:font-size-asian="16pt" style:font-size-complex="16pt"/>
    </style:style>
    <style:style style:name="T76" style:family="text">
      <style:text-properties fo:font-size="16pt" officeooo:rsid="037a08a4" style:font-size-asian="16pt" style:font-size-complex="16pt"/>
    </style:style>
    <style:style style:name="T77" style:family="text">
      <style:text-properties fo:font-size="16pt" officeooo:rsid="03915ad2" style:font-size-asian="16pt" style:font-size-complex="16pt"/>
    </style:style>
    <style:style style:name="T78" style:family="text">
      <style:text-properties fo:font-size="16pt" officeooo:rsid="003ff405" style:font-size-asian="16pt" style:font-size-complex="16pt"/>
    </style:style>
    <style:style style:name="T79" style:family="text">
      <style:text-properties fo:font-size="16pt" officeooo:rsid="0042a692" style:font-size-asian="16pt" style:font-size-complex="16pt"/>
    </style:style>
    <style:style style:name="T80" style:family="text">
      <style:text-properties fo:font-size="16pt" officeooo:rsid="00489320" style:font-size-asian="16pt" style:font-size-complex="16pt"/>
    </style:style>
    <style:style style:name="T81" style:family="text">
      <style:text-properties fo:font-size="16pt" officeooo:rsid="0054e6a2" style:font-size-asian="16pt" style:font-size-complex="16pt"/>
    </style:style>
    <style:style style:name="T82" style:family="text">
      <style:text-properties fo:font-size="16pt" officeooo:rsid="005ed2f1" style:font-size-asian="16pt" style:font-size-complex="16pt"/>
    </style:style>
    <style:style style:name="T83" style:family="text">
      <style:text-properties fo:font-size="16pt" officeooo:rsid="0060a4ba" style:font-size-asian="16pt" style:font-size-complex="16pt"/>
    </style:style>
    <style:style style:name="T84" style:family="text">
      <style:text-properties fo:font-size="16pt" officeooo:rsid="0060a986" style:font-size-asian="16pt" style:font-size-complex="16pt"/>
    </style:style>
    <style:style style:name="T85" style:family="text">
      <style:text-properties fo:font-size="16pt" officeooo:rsid="006251f4" style:font-size-asian="16pt" style:font-size-complex="16pt"/>
    </style:style>
    <style:style style:name="T86" style:family="text">
      <style:text-properties fo:font-size="16pt" officeooo:rsid="00657fe8" style:font-size-asian="16pt" style:font-size-complex="16pt"/>
    </style:style>
    <style:style style:name="T87" style:family="text">
      <style:text-properties fo:font-size="16pt" officeooo:rsid="006624c4" style:font-size-asian="16pt" style:font-size-complex="16pt"/>
    </style:style>
    <style:style style:name="T88" style:family="text">
      <style:text-properties officeooo:rsid="0185f3fa"/>
    </style:style>
    <style:style style:name="T89" style:family="text">
      <style:text-properties officeooo:rsid="0189c226"/>
    </style:style>
    <style:style style:name="T90" style:family="text">
      <style:text-properties officeooo:rsid="018c4d85"/>
    </style:style>
    <style:style style:name="T91" style:family="text">
      <style:text-properties officeooo:rsid="018eb159"/>
    </style:style>
    <style:style style:name="T92" style:family="text">
      <style:text-properties officeooo:rsid="01afbda2"/>
    </style:style>
    <style:style style:name="T93" style:family="text">
      <style:text-properties officeooo:rsid="01f3bfda"/>
    </style:style>
    <style:style style:name="T94" style:family="text">
      <style:text-properties officeooo:rsid="01f593ee"/>
    </style:style>
    <style:style style:name="T95" style:family="text">
      <style:text-properties officeooo:rsid="01f662f1"/>
    </style:style>
    <style:style style:name="T96" style:family="text">
      <style:text-properties officeooo:rsid="02169940"/>
    </style:style>
    <style:style style:name="T97" style:family="text">
      <style:text-properties officeooo:rsid="02217f3f"/>
    </style:style>
    <style:style style:name="T98" style:family="text">
      <style:text-properties officeooo:rsid="0222fa7d"/>
    </style:style>
    <style:style style:name="T99" style:family="text">
      <style:text-properties officeooo:rsid="02308c5b"/>
    </style:style>
    <style:style style:name="T100" style:family="text">
      <style:text-properties officeooo:rsid="023480d5"/>
    </style:style>
    <style:style style:name="T101" style:family="text">
      <style:text-properties officeooo:rsid="0236ca73"/>
    </style:style>
    <style:style style:name="T102" style:family="text">
      <style:text-properties officeooo:rsid="023767f9"/>
    </style:style>
    <style:style style:name="T103" style:family="text">
      <style:text-properties officeooo:rsid="02391d0f"/>
    </style:style>
    <style:style style:name="T104" style:family="text">
      <style:text-properties officeooo:rsid="023ae823"/>
    </style:style>
    <style:style style:name="T105" style:family="text">
      <style:text-properties officeooo:rsid="026626d7"/>
    </style:style>
    <style:style style:name="T106" style:family="text">
      <style:text-properties officeooo:rsid="02c55cfe"/>
    </style:style>
    <style:style style:name="T107" style:family="text">
      <style:text-properties officeooo:rsid="02f47712"/>
    </style:style>
    <style:style style:name="T108" style:family="text">
      <style:text-properties officeooo:rsid="03009412"/>
    </style:style>
    <style:style style:name="T109" style:family="text">
      <style:text-properties officeooo:rsid="032d2fa6"/>
    </style:style>
    <style:style style:name="T110" style:family="text">
      <style:text-properties officeooo:rsid="03593369"/>
    </style:style>
    <style:style style:name="T111" style:family="text">
      <style:text-properties officeooo:rsid="001405bd"/>
    </style:style>
    <style:style style:name="T112" style:family="text">
      <style:text-properties officeooo:rsid="001750a6"/>
    </style:style>
    <style:style style:name="T113" style:family="text">
      <style:text-properties officeooo:rsid="0018c4cd"/>
    </style:style>
    <style:style style:name="T114" style:family="text">
      <style:text-properties officeooo:rsid="001f337b"/>
    </style:style>
    <style:style style:name="T115" style:family="text">
      <style:text-properties officeooo:rsid="002011b6"/>
    </style:style>
    <style:style style:name="T116" style:family="text">
      <style:text-properties officeooo:rsid="0023e127"/>
    </style:style>
    <style:style style:name="T117" style:family="text">
      <style:text-properties officeooo:rsid="002545c9"/>
    </style:style>
    <style:style style:name="T118" style:family="text">
      <style:text-properties officeooo:rsid="002aef96"/>
    </style:style>
    <style:style style:name="T119" style:family="text">
      <style:text-properties officeooo:rsid="003029fb"/>
    </style:style>
    <style:style style:name="T120" style:family="text">
      <style:text-properties officeooo:rsid="00321af9"/>
    </style:style>
    <style:style style:name="T121" style:family="text">
      <style:text-properties officeooo:rsid="0033023a"/>
    </style:style>
    <style:style style:name="T122" style:family="text">
      <style:text-properties officeooo:rsid="00387c3f"/>
    </style:style>
    <style:style style:name="T123" style:family="text">
      <style:text-properties officeooo:rsid="003bd6d8"/>
    </style:style>
    <style:style style:name="T124" style:family="text">
      <style:text-properties officeooo:rsid="003d01c4"/>
    </style:style>
    <style:style style:name="T125" style:family="text">
      <style:text-properties officeooo:rsid="003eacdb"/>
    </style:style>
    <style:style style:name="T126" style:family="text">
      <style:text-properties officeooo:rsid="003ec331"/>
    </style:style>
    <style:style style:name="T127" style:family="text">
      <style:text-properties officeooo:rsid="003ff405"/>
    </style:style>
    <style:style style:name="T128" style:family="text">
      <style:text-properties officeooo:rsid="00414985"/>
    </style:style>
    <style:style style:name="T129" style:family="text">
      <style:text-properties officeooo:rsid="00489320"/>
    </style:style>
    <style:style style:name="T130" style:family="text">
      <style:text-properties style:font-name="Liberation Serif" fo:font-size="18pt" fo:language="ru" fo:country="RU" fo:font-weight="bold" officeooo:rsid="00498496" style:font-name-asian="Noto Serif CJK SC" style:font-size-asian="18pt" style:font-weight-asian="bold" style:font-name-complex="Lohit Devanagari" style:font-size-complex="18pt" style:font-weight-complex="bold"/>
    </style:style>
    <style:style style:name="T131" style:family="text">
      <style:text-properties officeooo:rsid="00500065"/>
    </style:style>
    <style:style style:name="T132" style:family="text">
      <style:text-properties officeooo:rsid="0054e6a2"/>
    </style:style>
    <style:style style:name="T133" style:family="text">
      <style:text-properties officeooo:rsid="00681826"/>
    </style:style>
    <style:style style:name="T134" style:family="text">
      <style:text-properties officeooo:rsid="006831d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
      <text:h text:style-name="P14" text:outline-level="2">The Basics</text:h>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
      <text:h text:style-name="P1" text:outline-level="1"><text:soft-page-break/>Маршрутизация <text:span text:style-name="T1">(</text:span>Routing<text:span text:style-name="T1">)</text:span></text:h>
      <text:list xml:id="list1405236500" text:style-name="L1">
        <text:list-item>
          <text:p text:style-name="P105"><text:span text:style-name="T2">Базовая маршрутизация </text:span><text:span text:style-name="T15">(</text:span><text:a xlink:type="simple" xlink:href="https://laravel.com/docs/8.x/routing#basic-routing" text:style-name="Internet_20_link" text:visited-style-name="Visited_20_Internet_20_Link">Basic Routing</text:a> <text:span text:style-name="T111">)</text:span></text:p>
          <text:list>
            <text:list-item>
              <text:p text:style-name="P105"><text:a xlink:type="simple" xlink:href="https://laravel.com/docs/8.x/routing#redirect-routes" text:style-name="Internet_20_link" text:visited-style-name="Visited_20_Internet_20_Link">Redirect Routes</text:a> </text:p>
            </text:list-item>
            <text:list-item>
              <text:p text:style-name="P105"><text:a xlink:type="simple" xlink:href="https://laravel.com/docs/8.x/routing#view-routes" text:style-name="Internet_20_link" text:visited-style-name="Visited_20_Internet_20_Link">View Routes</text:a> </text:p>
            </text:list-item>
          </text:list>
        </text:list-item>
        <text:list-item>
          <text:p text:style-name="P105"><text:a xlink:type="simple" xlink:href="https://laravel.com/docs/8.x/routing#route-parameters" text:style-name="Internet_20_link" text:visited-style-name="Visited_20_Internet_20_Link">Route Parameters</text:a> </text:p>
          <text:list>
            <text:list-item>
              <text:p text:style-name="P105"><text:a xlink:type="simple" xlink:href="https://laravel.com/docs/8.x/routing#required-parameters" text:style-name="Internet_20_link" text:visited-style-name="Visited_20_Internet_20_Link">Required Parameters</text:a> </text:p>
            </text:list-item>
            <text:list-item>
              <text:p text:style-name="P105"><text:a xlink:type="simple" xlink:href="https://laravel.com/docs/8.x/routing#parameters-optional-parameters" text:style-name="Internet_20_link" text:visited-style-name="Visited_20_Internet_20_Link">Optional Parameters</text:a> </text:p>
            </text:list-item>
            <text:list-item>
              <text:p text:style-name="P105"><text:span text:style-name="T2">Ограничения регулярного выражения </text:span><text:span text:style-name="T3">(</text:span><text:a xlink:type="simple" xlink:href="https://laravel.com/docs/8.x/routing#parameters-regular-expression-constraints" text:style-name="Internet_20_link" text:visited-style-name="Visited_20_Internet_20_Link">Regular Expression Constraints</text:a> <text:span text:style-name="T1">)</text:span></text:p>
            </text:list-item>
          </text:list>
        </text:list-item>
        <text:list-item>
          <text:p text:style-name="P105"><text:a xlink:type="simple" xlink:href="https://laravel.com/docs/8.x/routing#named-routes" text:style-name="Internet_20_link" text:visited-style-name="Visited_20_Internet_20_Link">Named Routes</text:a> </text:p>
        </text:list-item>
        <text:list-item>
          <text:p text:style-name="P105"><text:a xlink:type="simple" xlink:href="https://laravel.com/docs/8.x/routing#route-groups" text:style-name="Internet_20_link" text:visited-style-name="Visited_20_Internet_20_Link">Route Groups</text:a> </text:p>
          <text:list>
            <text:list-item>
              <text:p text:style-name="P105"><text:a xlink:type="simple" xlink:href="https://laravel.com/docs/8.x/routing#route-group-middleware" text:style-name="Internet_20_link" text:visited-style-name="Visited_20_Internet_20_Link">Middleware</text:a> </text:p>
            </text:list-item>
            <text:list-item>
              <text:p text:style-name="P105"><text:a xlink:type="simple" xlink:href="https://laravel.com/docs/8.x/routing#route-group-subdomain-routing" text:style-name="Internet_20_link" text:visited-style-name="Visited_20_Internet_20_Link">Subdomain Routing</text:a> </text:p>
            </text:list-item>
            <text:list-item>
              <text:p text:style-name="P105"><text:a xlink:type="simple" xlink:href="https://laravel.com/docs/8.x/routing#route-group-prefixes" text:style-name="Internet_20_link" text:visited-style-name="Visited_20_Internet_20_Link">Route Prefixes</text:a> </text:p>
            </text:list-item>
            <text:list-item>
              <text:p text:style-name="P105"><text:a xlink:type="simple" xlink:href="https://laravel.com/docs/8.x/routing#route-group-name-prefixes" text:style-name="Internet_20_link" text:visited-style-name="Visited_20_Internet_20_Link">Route Name Prefixes</text:a> </text:p>
            </text:list-item>
          </text:list>
        </text:list-item>
        <text:list-item>
          <text:p text:style-name="P105"><text:span text:style-name="T1">(</text:span><text:span text:style-name="T2">Привязка модели маршрута</text:span><text:span text:style-name="T1">) </text:span><text:a xlink:type="simple" xlink:href="https://laravel.com/docs/8.x/routing#route-model-binding" text:style-name="Internet_20_link" text:visited-style-name="Visited_20_Internet_20_Link">Route Model Binding</text:a> </text:p>
          <text:list>
            <text:list-item>
              <text:p text:style-name="P105"><text:span text:style-name="T26">(</text:span><text:span text:style-name="T27">Неявная привязка</text:span><text:span text:style-name="T26">) </text:span><text:a xlink:type="simple" xlink:href="https://laravel.com/docs/8.x/routing#implicit-binding" text:style-name="Internet_20_link" text:visited-style-name="Visited_20_Internet_20_Link">Implicit Binding</text:a> </text:p>
            </text:list-item>
            <text:list-item>
              <text:p text:style-name="P105"><text:span text:style-name="T26">(</text:span><text:span text:style-name="T27">Явная привязка</text:span><text:span text:style-name="T26">) </text:span><text:a xlink:type="simple" xlink:href="https://laravel.com/docs/8.x/routing#explicit-binding" text:style-name="Internet_20_link" text:visited-style-name="Visited_20_Internet_20_Link">Explicit Binding</text:a> </text:p>
            </text:list-item>
          </text:list>
        </text:list-item>
        <text:list-item>
          <text:p text:style-name="P105"><text:span text:style-name="T26">(</text:span><text:span text:style-name="T27">Явная привязка</text:span><text:span text:style-name="T26">) </text:span><text:a xlink:type="simple" xlink:href="https://laravel.com/docs/8.x/routing#fallback-routes" text:style-name="Internet_20_link" text:visited-style-name="Visited_20_Internet_20_Link">Fallback Routes</text:a> </text:p>
        </text:list-item>
        <text:list-item>
          <text:p text:style-name="P105"><text:span text:style-name="T26">(</text:span><text:span text:style-name="T2">Ограничение скорости</text:span><text:span text:style-name="T26">) </text:span><text:a xlink:type="simple" xlink:href="https://laravel.com/docs/8.x/routing#rate-limiting" text:style-name="Internet_20_link" text:visited-style-name="Visited_20_Internet_20_Link">Rate Limiting</text:a> </text:p>
          <text:list>
            <text:list-item>
              <text:p text:style-name="P105"><text:span text:style-name="T26">(</text:span><text:span text:style-name="T2">Определение ограничителей скорости</text:span><text:span text:style-name="T26">) </text:span><text:a xlink:type="simple" xlink:href="https://laravel.com/docs/8.x/routing#defining-rate-limiters" text:style-name="Internet_20_link" text:visited-style-name="Visited_20_Internet_20_Link">Defining Rate Limiters</text:a> </text:p>
            </text:list-item>
            <text:list-item>
              <text:p text:style-name="P105"><text:span text:style-name="T26">(</text:span><text:span text:style-name="T2">Прикрепление ограничителей скорости к маршрутам</text:span><text:span text:style-name="T26">) </text:span><text:a xlink:type="simple" xlink:href="https://laravel.com/docs/8.x/routing#attaching-rate-limiters-to-routes" text:style-name="Internet_20_link" text:visited-style-name="Visited_20_Internet_20_Link">Attaching Rate Limiters To Routes</text:a> </text:p>
            </text:list-item>
          </text:list>
        </text:list-item>
        <text:list-item>
          <text:p text:style-name="P105"><text:span text:style-name="T26">(</text:span><text:span text:style-name="T2">Спуфинг метода формы</text:span><text:span text:style-name="T26">) </text:span><text:a xlink:type="simple" xlink:href="https://laravel.com/docs/8.x/routing#form-method-spoofing" text:style-name="Internet_20_link" text:visited-style-name="Visited_20_Internet_20_Link">Form Method Spoofing</text:a> </text:p>
        </text:list-item>
        <text:list-item>
          <text:p text:style-name="P105"><text:span text:style-name="T26">(</text:span><text:span text:style-name="T2">Доступ к текущему маршруту</text:span><text:span text:style-name="T26">) </text:span><text:a xlink:type="simple" xlink:href="https://laravel.com/docs/8.x/routing#accessing-the-current-route" text:style-name="Internet_20_link" text:visited-style-name="Visited_20_Internet_20_Link">Accessing The Current Route</text:a> </text:p>
        </text:list-item>
        <text:list-item>
          <text:p text:style-name="P93"><text:span text:style-name="T2">Совместное использование ресурсов между источниками (CORS) </text:span><text:a xlink:type="simple" xlink:href="https://laravel.com/docs/8.x/routing#cors" text:style-name="Internet_20_link" text:visited-style-name="Visited_20_Internet_20_Link">Cross-Origin Resource Sharing (CORS)</text:a> </text:p>
        </text:list-item>
      </text:list>
      <text:p text:style-name="P56"/>
      <text:h text:style-name="P5" text:outline-level="2"><text:bookmark text:name="basic-routing"/>Базовая маршрутизация <text:span text:style-name="T111">(</text:span><text:a xlink:type="simple" xlink:href="https://laravel.com/docs/8.x/routing#basic-routing" text:style-name="Internet_20_link" text:visited-style-name="Visited_20_Internet_20_Link">Basic Routing</text:a><text:span text:style-name="T111">)</text:span></text:h>
      <text:p text:style-name="P69"><text:span text:style-name="T27">Самы</text:span><text:span text:style-name="T57">й базовый</text:span><text:span text:style-name="T27"> маршрут принима</text:span><text:span text:style-name="T57">ет</text:span><text:span text:style-name="T27"> UR</text:span><text:span text:style-name="T57">N</text:span><text:span text:style-name="T27"> </text:span><text:span text:style-name="T28">(путь без названия сайта и метода)</text:span><text:span text:style-name="T27"> и Closure </text:span><text:span text:style-name="T28">(анонимная функция)</text:span><text:span text:style-name="T27">, обеспечивая очень простой и выразительный метод определения маршрутов:<text:line-break/></text:span><text:span text:style-name="Source_20_Text">Route::get('foo', function () {</text:span></text:p>
      <text:p text:style-name="P44"><text:span text:style-name="Source_20_Text"><text:s text:c="4"/>return 'Hello World';</text:span></text:p>
      <text:p text:style-name="P49"><text:span text:style-name="Source_20_Text">});</text:span></text:p>
      <text:p text:style-name="P50"><text:span text:style-name="Source_20_Text"/></text:p>
      <text:p text:style-name="P51"><text:span text:style-name="Source_20_Text"><text:span text:style-name="T112">Мое: тут явно должна быть снизу расшифроки. И ссылки на статью про urn и так далее.</text:span></text:span></text:p>
      <text:h text:style-name="P26" text:outline-level="4"><text:bookmark text:name="the-default-route-files"/><text:soft-page-break/>Файлы маршрута по умолчанию <text:span text:style-name="T113">(</text:span><text:a xlink:type="simple" xlink:href="https://laravel.com/docs/8.x/routing#the-default-route-files" text:style-name="Internet_20_link" text:visited-style-name="Visited_20_Internet_20_Link">The Default Route Files</text:a><text:span text:style-name="T113">)</text:span></text:h>
      <text:p text:style-name="P70"><text:span text:style-name="T27">Все маршруты определ</text:span><text:span text:style-name="T58">яются</text:span><text:span text:style-name="T27"> в файлах маршрутов, которые находятся в каталоге </text:span><text:span text:style-name="Source_20_Text"><text:span text:style-name="T27">routes</text:span></text:span><text:span text:style-name="T27">. </text:span><text:span text:style-name="T60">Например:</text:span></text:p>
      <text:p text:style-name="P71"><text:span text:style-name="T27">Файл routes / web.php определяет маршруты для вашего веб-интерфейса, </text:span><text:span text:style-name="T61">то есть к</text:span><text:span text:style-name="T27"> маршрутам, определенным в routes / web.php, можно получить доступ, введя URL-адрес определенного маршрута в вашем браузере. Например, вы можете получить доступ к следующему маршруту, перейдя по адресу http: //your-app.test/user в своем браузере:</text:span></text:p>
      <text:p text:style-name="P45"><text:span text:style-name="Source_20_Text">use App\Http\Controllers\UserController;</text:span></text:p>
      <text:p text:style-name="P45"/>
      <text:p text:style-name="P52"><text:span text:style-name="Source_20_Text"><text:span text:style-name="T27">Route::get('/user', [UserController::class, 'index']);</text:span></text:span></text:p>
      <text:p text:style-name="P71"><text:span text:style-name="T27">Этим маршрутам назначается </text:span><text:span text:style-name="Source_20_Text">web</text:span><text:span text:style-name="T27"> </text:span><text:span text:style-name="T58">middleware </text:span><text:span text:style-name="T59">group</text:span><text:span text:style-name="T27">, которая обеспечивает такие функции, как состояние сеанса и защита CSRF. </text:span><text:span text:style-name="T60">Или, к примеру, м</text:span><text:span text:style-name="T27">аршруты в routes / api.php не имеют состояния и им назначена </text:span><text:span text:style-name="Source_20_Text"><text:span text:style-name="T27">api</text:span></text:span><text:span text:style-name="T27"> middleware group.</text:span></text:p>
      <text:p text:style-name="P59"><text:line-break/>Для большинства приложений вы начнете с определения маршрутов в файле routes / web.php. </text:p>
      <text:p text:style-name="P72"><text:span text:style-name="Source_20_Text"><text:span text:style-name="T2">Маршруты, определенные в файле routes / api.php, вложены в группу маршрутов с помощью RouteServiceProvider. В этой группе автоматически применяется </text:span></text:span><text:span text:style-name="Source_20_Text"><text:span text:style-name="T16">URI префикс </text:span></text:span><text:span text:style-name="Source_20_Text"><text:span text:style-name="T2">/api, поэтому вам не нужно вручную применять его к каждому маршруту в файле. Вы можете изменить префикс и другие параметры группы маршрутов, изменив свой класс RouteServiceProvider.</text:span></text:span></text:p>
      <text:p text:style-name="P85"/>
      <text:h text:style-name="P26" text:outline-level="4"><text:bookmark text:name="available-router-methods"/>Доступные методы маршрутизатора <text:span text:style-name="T114">(</text:span><text:a xlink:type="simple" xlink:href="https://laravel.com/docs/8.x/routing#available-router-methods" text:style-name="Internet_20_link" text:visited-style-name="Visited_20_Internet_20_Link">Available Router Methods</text:a><text:span text:style-name="T114">)</text:span></text:h>
      <text:p text:style-name="P56">Маршрутизатор позволяет регистрировать маршруты, отвечающие на любой HTTP-глагол:</text:p>
      <text:p text:style-name="P34"><text:span text:style-name="Source_20_Text">Route::get($uri, $callback);</text:span></text:p>
      <text:p text:style-name="P44"><text:span text:style-name="Source_20_Text">Route::post($uri, $callback);</text:span></text:p>
      <text:p text:style-name="P44"><text:span text:style-name="Source_20_Text">Route::put($uri, $callback);</text:span></text:p>
      <text:p text:style-name="P44"><text:span text:style-name="Source_20_Text">Route::patch($uri, $callback);</text:span></text:p>
      <text:p text:style-name="P44"><text:span text:style-name="Source_20_Text">Route::delete($uri, $callback);</text:span></text:p>
      <text:p text:style-name="P49"><text:span text:style-name="Source_20_Text">Route::options($uri, $callback);</text:span></text:p>
      <text:p text:style-name="P69"><text:span text:style-name="T27">Иногда вам может потребоваться зарегистрировать маршрут, который отвечает на несколько HTTP-глаголов. Вы можете сделать это с помощью метода </text:span><text:span text:style-name="Source_20_Text">match</text:span><text:span text:style-name="T27">. Или вы даже можете зарегистрировать </text:span><text:soft-page-break/><text:span text:style-name="T27">маршрут, который отвечает на все HTTP-команды, используя метод any:</text:span></text:p>
      <text:p text:style-name="P34"><text:span text:style-name="Source_20_Text">Route::match(['get', 'post'], '/', function () {</text:span></text:p>
      <text:p text:style-name="P44"><text:span text:style-name="Source_20_Text"><text:s text:c="4"/>//</text:span></text:p>
      <text:p text:style-name="P44"><text:span text:style-name="Source_20_Text">});</text:span></text:p>
      <text:p text:style-name="P44"/>
      <text:p text:style-name="P44"><text:span text:style-name="Source_20_Text">Route::any('/', function () {</text:span></text:p>
      <text:p text:style-name="P44"><text:span text:style-name="Source_20_Text"><text:s text:c="4"/>//</text:span></text:p>
      <text:p text:style-name="P49"><text:span text:style-name="Source_20_Text">});</text:span></text:p>
      <text:p text:style-name="P69"><text:span text:style-name="Source_20_Text"/></text:p>
      <text:h text:style-name="P16" text:outline-level="3"><text:bookmark text:name="redirect-routes"/>Перенаправить маршруты <text:span text:style-name="T116">(</text:span><text:a xlink:type="simple" xlink:href="https://laravel.com/docs/8.x/routing#redirect-routes" text:style-name="Internet_20_link" text:visited-style-name="Visited_20_Internet_20_Link">Redirect Routes</text:a><text:span text:style-name="T116">)</text:span></text:h>
      <text:p text:style-name="P56">Если вы определяете маршрут, который перенаправляет на другой URI, вы можете использовать метод Route :: redirect:</text:p>
      <text:p text:style-name="P34"><text:span text:style-name="Source_20_Text">Route::redirect('/here', '/there');</text:span></text:p>
      <text:p text:style-name="P56">По умолчанию Route :: redirect возвращает код состояния 302. Вы можете настроить код состояния, используя необязательный третий параметр:</text:p>
      <text:p text:style-name="P35"><text:span text:style-name="Source_20_Text">Route::redirect('/here', '/there', </text:span><text:span text:style-name="Source_20_Text"><text:span text:style-name="T118">301</text:span></text:span><text:span text:style-name="Source_20_Text">);</text:span></text:p>
      <text:p text:style-name="P56">Вы можете использовать метод Route :: PermanentRedirect, чтобы вернуть код состояния 301:</text:p>
      <text:p text:style-name="P34"><text:span text:style-name="Source_20_Text">Route::permanentRedirect('/here', '/there');</text:span></text:p>
      <text:p text:style-name="P56"><text:span text:style-name="Source_20_Text"/></text:p>
      <text:p text:style-name="P57"><text:span text:style-name="Source_20_Text"><text:span text:style-name="T118">мое: ссылка на статью про http коды? И таблицу.</text:span></text:span></text:p>
      <text:p text:style-name="P57"><text:span text:style-name="Source_20_Text"/></text:p>
      <text:p text:style-name="P73"><text:span text:style-name="Source_20_Text"><text:span text:style-name="T62">Зарезрвированы </text:span></text:span><text:span text:style-name="Source_20_Text"><text:span text:style-name="T27">Laravel <text:s/></text:span></text:span><text:span text:style-name="Source_20_Text"><text:span text:style-name="T62">для этой операции и не могут быть использованы: </text:span></text:span><text:span text:style-name="Source_20_Text">destination and status.</text:span></text:p>
      <text:p text:style-name="P56"><text:span text:style-name="Source_20_Text"/></text:p>
      <text:h text:style-name="P16" text:outline-level="3"><text:bookmark text:name="view-routes"/><text:span text:style-name="Source_20_Text">Посмотреть маршруты </text:span><text:span text:style-name="Source_20_Text"><text:span text:style-name="T117">(</text:span></text:span><text:a xlink:type="simple" xlink:href="https://laravel.com/docs/8.x/routing#view-routes" text:style-name="Internet_20_link" text:visited-style-name="Visited_20_Internet_20_Link"><text:span text:style-name="Source_20_Text">View Routes</text:span></text:a><text:span text:style-name="Source_20_Text"><text:span text:style-name="T117">)</text:span></text:span></text:h>
      <text:p text:style-name="P73"><text:span text:style-name="Source_20_Text"><text:span text:style-name="T27">Если ваш маршрут должен возвращать только представление, вы можете использовать метод Route :: view. </text:span></text:span></text:p>
      <text:p text:style-name="P73"><text:span text:style-name="Source_20_Text"><text:span text:style-name="T27">Метод представления принимает URI в качестве первого аргумента и имя представления в качестве второго аргумента.</text:span></text:span></text:p>
      <text:p text:style-name="P36"><text:span text:style-name="Source_20_Text"><text:span text:style-name="T27">Route::view('/welcome', 'welcome');</text:span></text:span></text:p>
      <text:p text:style-name="P73"><text:span text:style-name="Source_20_Text"><text:span text:style-name="T27">Кроме того, вы можете предоставить массив данных для передачи в представление в качестве необязательного третьего аргумента:</text:span></text:span></text:p>
      <text:p text:style-name="P44"/>
      <text:p text:style-name="P49"><text:span text:style-name="Source_20_Text">Route::view('/welcome', 'welcome', ['name' =&gt; 'Taylor']);</text:span></text:p>
      <text:p text:style-name="P66"><text:soft-page-break/></text:p>
      <text:p text:style-name="P73"><text:span text:style-name="Source_20_Text"><text:span text:style-name="T62">Зарезрвированы </text:span></text:span><text:span text:style-name="Source_20_Text"><text:span text:style-name="T27">Laravel <text:s/></text:span></text:span><text:span text:style-name="Source_20_Text"><text:span text:style-name="T62">для этой операции и не могут быть использованы:</text:span></text:span><text:span text:style-name="T27"> </text:span><text:span text:style-name="Source_20_Text">view</text:span>, <text:span text:style-name="Source_20_Text">data</text:span>, <text:span text:style-name="Source_20_Text">status</text:span>, and <text:span text:style-name="Source_20_Text">headers</text:span>.</text:p>
      <text:p text:style-name="P56"/>
      <text:h text:style-name="P5" text:outline-level="2"><text:bookmark text:name="route-parameters"/>Параметры маршрута <text:span text:style-name="T119">(</text:span><text:a xlink:type="simple" xlink:href="https://laravel.com/docs/8.x/routing#route-parameters" text:style-name="Internet_20_link" text:visited-style-name="Visited_20_Internet_20_Link">Route Parameters</text:a><text:span text:style-name="T119">)</text:span></text:h>
      <text:h text:style-name="P24" text:outline-level="3"><text:bookmark text:name="required-parameters"/><text:span text:style-name="T2">Обязательные параметры </text:span><text:span text:style-name="T17">(</text:span><text:a xlink:type="simple" xlink:href="https://laravel.com/docs/8.x/routing#required-parameters" text:style-name="Internet_20_link" text:visited-style-name="Visited_20_Internet_20_Link">Required Parameters</text:a><text:span text:style-name="T119">)</text:span></text:h>
      <text:p text:style-name="P56">Иногда вам может потребоваться захватить сегменты URI в вашем маршруте. Например, вам может потребоваться захватить идентификатор пользователя из URL-адреса. Вы можете сделать это, указав параметры маршрута:</text:p>
      <text:p text:style-name="P34"><text:span text:style-name="Source_20_Text">Route::get('user/{id}', function ($id) {</text:span></text:p>
      <text:p text:style-name="P44"><text:span text:style-name="Source_20_Text"><text:s text:c="4"/>return 'User '.$id;</text:span></text:p>
      <text:p text:style-name="P49"><text:span text:style-name="Source_20_Text">});</text:span></text:p>
      <text:p text:style-name="P56">Вы можете определить столько параметров маршрута, сколько требуется для вашего маршрута:</text:p>
      <text:p text:style-name="P34"><text:span text:style-name="Source_20_Text">Route::get('posts/{post}/comments/{comment}', function ($postId, $commentId) {</text:span></text:p>
      <text:p text:style-name="P44"><text:span text:style-name="Source_20_Text"><text:s text:c="4"/>//</text:span></text:p>
      <text:p text:style-name="P49"><text:span text:style-name="Source_20_Text">});</text:span></text:p>
      <text:p text:style-name="P56">Параметры маршрута всегда заключаются в фигурные скобки {} и должны состоять из буквенных символов и не могут содержать символа -. Вместо символа - используйте подчеркивание (_). Параметры маршрута вводятся в обратные вызовы / контроллеры маршрута в зависимости от их порядка - имена аргументов обратного вызова / контроллера не имеют значения.</text:p>
      <text:p text:style-name="P56"/>
      <text:h text:style-name="P16" text:outline-level="3"><text:bookmark text:name="parameters-optional-parameters"/>Дополнительные параметры <text:span text:style-name="T120">(</text:span><text:a xlink:type="simple" xlink:href="https://laravel.com/docs/8.x/routing#parameters-optional-parameters" text:style-name="Internet_20_link" text:visited-style-name="Visited_20_Internet_20_Link">Optional Parameters</text:a><text:span text:style-name="T120">)</text:span></text:h>
      <text:p text:style-name="P56">Иногда вам может потребоваться указать параметр маршрута, но сделайте присутствие этого параметра маршрута необязательным. Вы можете сделать это, поместив? отметьте после имени параметра. Не забудьте присвоить соответствующей переменной маршрута значение по умолчанию:</text:p>
      <text:p text:style-name="P34"><text:span text:style-name="Source_20_Text">Route::get('user/{name?}', function ($name = null) {</text:span></text:p>
      <text:p text:style-name="P44"><text:span text:style-name="Source_20_Text"><text:s text:c="4"/>return $name;</text:span></text:p>
      <text:p text:style-name="P44"><text:span text:style-name="Source_20_Text">});</text:span></text:p>
      <text:p text:style-name="P44"/>
      <text:p text:style-name="P44"><text:span text:style-name="Source_20_Text">Route::get('user/{name?}', function ($name = 'John') {</text:span></text:p>
      <text:p text:style-name="P44"><text:span text:style-name="Source_20_Text"><text:s text:c="4"/>return $name;</text:span></text:p>
      <text:p text:style-name="P49"><text:soft-page-break/><text:span text:style-name="Source_20_Text">});</text:span></text:p>
      <text:h text:style-name="P24" text:outline-level="3"><text:a xlink:type="simple" xlink:href="https://laravel.com/docs/8.x/routing#parameters-regular-expression-constraints" text:style-name="Internet_20_link" text:visited-style-name="Visited_20_Internet_20_Link"/></text:h>
      <text:h text:style-name="P24" text:outline-level="3"><text:bookmark text:name="parameters-regular-expression-constraints"/><text:span text:style-name="T2">Ограничения регулярного выражения </text:span><text:span text:style-name="T18">(</text:span><text:a xlink:type="simple" xlink:href="https://laravel.com/docs/8.x/routing#parameters-regular-expression-constraints" text:style-name="Internet_20_link" text:visited-style-name="Visited_20_Internet_20_Link">Regular Expression Constraints</text:a><text:span text:style-name="T120">)</text:span></text:h>
      <text:p text:style-name="P56">Вы можете ограничить формат параметров вашего маршрута, используя метод where в экземпляре маршрута. Метод where принимает имя параметра и регулярное выражение, определяющее, как параметр должен быть ограничен:</text:p>
      <text:p text:style-name="P34"><text:span text:style-name="Source_20_Text">Route::get('user/{name}', function ($name) {</text:span></text:p>
      <text:p text:style-name="P44"><text:span text:style-name="Source_20_Text"><text:s text:c="4"/>//</text:span></text:p>
      <text:p text:style-name="P44"><text:span text:style-name="Source_20_Text">})-&gt;where('name', '[A-Za-z]+');</text:span></text:p>
      <text:p text:style-name="P44"/>
      <text:p text:style-name="P44"><text:span text:style-name="Source_20_Text">Route::get('user/{id}', function ($id) {</text:span></text:p>
      <text:p text:style-name="P44"><text:span text:style-name="Source_20_Text"><text:s text:c="4"/>//</text:span></text:p>
      <text:p text:style-name="P44"><text:span text:style-name="Source_20_Text">})-&gt;where('id', '[0-9]+');</text:span></text:p>
      <text:p text:style-name="P44"/>
      <text:p text:style-name="P44"><text:span text:style-name="Source_20_Text">Route::get('user/{id}/{name}', function ($id, $name) {</text:span></text:p>
      <text:p text:style-name="P44"><text:span text:style-name="Source_20_Text"><text:s text:c="4"/>//</text:span></text:p>
      <text:p text:style-name="P49"><text:span text:style-name="Source_20_Text">})-&gt;where(['id' =&gt; '[0-9]+', 'name' =&gt; '[a-z]+']);</text:span></text:p>
      <text:p text:style-name="P49"><text:span text:style-name="Source_20_Text"/></text:p>
      <text:h text:style-name="P32" text:outline-level="4"><text:bookmark text:name="parameters-global-constraints"/><text:span text:style-name="T2">Глобальные ограничения </text:span><text:span text:style-name="T19">(</text:span><text:a xlink:type="simple" xlink:href="https://laravel.com/docs/8.x/routing#parameters-global-constraints" text:style-name="Internet_20_link" text:visited-style-name="Visited_20_Internet_20_Link">Global Constraints</text:a><text:span text:style-name="T121">)</text:span></text:h>
      <text:p text:style-name="P74"><text:span text:style-name="T27">Если вы хотите, чтобы параметр маршрута всегда ограничивался данным регулярным выражением, вы можете использовать метод </text:span><text:span text:style-name="Source_20_Text"><text:span text:style-name="T27">pattern</text:span></text:span><text:span text:style-name="T27">. Вы должны определить эти шаблоны в методе </text:span><text:span text:style-name="Source_20_Text"><text:span text:style-name="T29">boot</text:span></text:span><text:span text:style-name="T27"> <text:s/>вашего RouteServiceProvider:</text:span></text:p>
      <text:p text:style-name="P34"><text:span text:style-name="Source_20_Text">/**</text:span></text:p>
      <text:p text:style-name="P44"><text:span text:style-name="Source_20_Text"><text:s/>* Define your route model bindings, pattern filters, etc.</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ublic function boot()</text:span></text:p>
      <text:p text:style-name="P44"><text:span text:style-name="Source_20_Text">{</text:span></text:p>
      <text:p text:style-name="P44"><text:span text:style-name="Source_20_Text"><text:s text:c="4"/>Route::pattern('id', '[0-9]+');</text:span></text:p>
      <text:p text:style-name="P49"><text:span text:style-name="Source_20_Text">}</text:span></text:p>
      <text:p text:style-name="P56">Как только шаблон определен, он автоматически применяется ко всем маршрутам, использующим это имя параметра:</text:p>
      <text:p text:style-name="P34"><text:span text:style-name="Source_20_Text">Route::get('user/{id}', function ($id) {</text:span></text:p>
      <text:p text:style-name="P44"><text:span text:style-name="Source_20_Text"><text:s text:c="4"/>// Only executed if {id} is numeric...</text:span></text:p>
      <text:p text:style-name="P49"><text:span text:style-name="Source_20_Text">});</text:span></text:p>
      <text:p text:style-name="P49"><text:span text:style-name="Source_20_Text"/></text:p>
      <text:p text:style-name="P49"><text:span text:style-name="Source_20_Text"/></text:p>
      <text:p text:style-name="P49"><text:span text:style-name="Source_20_Text"/></text:p>
      <text:h text:style-name="P11" text:outline-level="2"><text:bookmark text:name="named-routes"/><text:soft-page-break/><text:span text:style-name="T27">Именованные маршруты </text:span><text:span text:style-name="T63">(</text:span><text:a xlink:type="simple" xlink:href="https://laravel.com/docs/8.x/routing#named-routes" text:style-name="Internet_20_link" text:visited-style-name="Visited_20_Internet_20_Link"><text:span text:style-name="T27">Named Routes</text:span></text:a><text:span text:style-name="T63">)</text:span></text:h>
      <text:p text:style-name="P56">Именованные маршруты позволяют удобно создавать URL-адреса или перенаправления для определенных маршрутов. Вы можете указать имя для маршрута, связав метод name с определением маршрута:</text:p>
      <text:p text:style-name="P34"><text:span text:style-name="Source_20_Text">Route::get('user/profile', function () {</text:span></text:p>
      <text:p text:style-name="P44"><text:span text:style-name="Source_20_Text"><text:s text:c="4"/>//</text:span></text:p>
      <text:p text:style-name="P49"><text:span text:style-name="Source_20_Text">})-&gt;name('profile');</text:span></text:p>
      <text:p text:style-name="P56">Вы также можете указать имена маршрутов для действий контроллера:</text:p>
      <text:p text:style-name="P34"><text:span text:style-name="Source_20_Text">Route::get('user/profile', [UserProfileController::class, 'show'])-&gt;name('profile');</text:span></text:p>
      <text:p text:style-name="P56">Имена маршрутов всегда должны быть уникальными.</text:p>
      <text:p text:style-name="P56"/>
      <text:h text:style-name="P26" text:outline-level="4"><text:bookmark text:name="generating-urls-to-named-routes"/>Создание URL-адресов для именованных маршрутов <text:span text:style-name="T122">(</text:span><text:a xlink:type="simple" xlink:href="https://laravel.com/docs/8.x/routing#generating-urls-to-named-routes" text:style-name="Internet_20_link" text:visited-style-name="Visited_20_Internet_20_Link">Generating URLs To Named Routes</text:a><text:span text:style-name="T122">)</text:span></text:h>
      <text:p text:style-name="P75"><text:span text:style-name="T27">После того, как вы присвоили имя данному маршруту, вы можете использовать имя маршрута при создании URL-адресов или перенаправлений с помощью глобально</text:span><text:span text:style-name="T64">й </text:span><text:span text:style-name="T27">функции </text:span><text:span text:style-name="Source_20_Text"><text:span text:style-name="T27">route</text:span></text:span><text:span text:style-name="T27">:</text:span></text:p>
      <text:p text:style-name="P34"><text:span text:style-name="Source_20_Text">// Generating URLs...</text:span></text:p>
      <text:p text:style-name="P44"><text:span text:style-name="Source_20_Text">$url = route('profile');</text:span></text:p>
      <text:p text:style-name="P44"/>
      <text:p text:style-name="P44"><text:span text:style-name="Source_20_Text">// Generating Redirects...</text:span></text:p>
      <text:p text:style-name="P49"><text:span text:style-name="Source_20_Text">return redirect()-&gt;route('profile');</text:span></text:p>
      <text:p text:style-name="P75"><text:span text:style-name="T27">Если именованный маршрут определяет параметры, вы можете передать параметры в качестве второго аргумента функции </text:span><text:span text:style-name="Source_20_Text"><text:span text:style-name="T27">route</text:span></text:span><text:span text:style-name="T27">. Указанные параметры будут автоматически вставлены в URL-адрес в правильных местах:</text:span></text:p>
      <text:p text:style-name="P34"><text:span text:style-name="Source_20_Text">Route::get('user/{id}/profile', function ($id) {</text:span></text:p>
      <text:p text:style-name="P44"><text:span text:style-name="Source_20_Text"><text:s text:c="4"/>//</text:span></text:p>
      <text:p text:style-name="P44"><text:span text:style-name="Source_20_Text">})-&gt;name('profile');</text:span></text:p>
      <text:p text:style-name="P44"/>
      <text:p text:style-name="P49"><text:span text:style-name="Source_20_Text">$url = route('profile', ['id' =&gt; 1]);</text:span></text:p>
      <text:p text:style-name="P56">Если вы передадите дополнительные параметры в массиве, эти пары ключ / значение будут автоматически добавлены в сгенерированную строку запроса URL:</text:p>
      <text:p text:style-name="P34"><text:span text:style-name="Source_20_Text">Route::get('user/{id}/profile', function ($id) {</text:span></text:p>
      <text:p text:style-name="P44"><text:span text:style-name="Source_20_Text"><text:s text:c="4"/>//</text:span></text:p>
      <text:p text:style-name="P44"><text:span text:style-name="Source_20_Text">})-&gt;name('profile');</text:span></text:p>
      <text:p text:style-name="P44"/>
      <text:p text:style-name="P44"><text:soft-page-break/><text:span text:style-name="Source_20_Text">$url = route('profile', ['id' =&gt; 1, 'photos' =&gt; 'yes']);</text:span></text:p>
      <text:p text:style-name="P44"/>
      <text:p text:style-name="P49"><text:span text:style-name="Source_20_Text">// /user/1/profile?photos=yes</text:span></text:p>
      <text:p text:style-name="P56"/>
      <text:h text:style-name="P31" text:outline-level="4"><text:bookmark text:name="inspecting-the-current-route"/><text:a xlink:type="simple" xlink:href="https://laravel.com/docs/8.x/routing#inspecting-the-current-route" text:style-name="Internet_20_link" text:visited-style-name="Visited_20_Internet_20_Link"><text:span text:style-name="T67">Inspecting The Current Route</text:span></text:a><text:span text:style-name="T67"> </text:span><text:span text:style-name="T68">(</text:span>Проверка текущего маршрута<text:span text:style-name="T68">)</text:span></text:h>
      <text:p text:style-name="P76"><text:span text:style-name="T27">Если вы хотите определить, был ли текущий запрос направлен на заданный именованный </text:span><text:span text:style-name="T30"><text:s/></text:span><text:span text:style-name="T27">маршрут, вы можете использовать </text:span><text:span text:style-name="Source_20_Text"><text:span text:style-name="T27">named</text:span></text:span><text:span text:style-name="T30"> </text:span><text:span text:style-name="T27">метод в экземпляре Route. Например, вы можете проверить имя текущего маршрута из промежуточного программного обеспечения маршрута:</text:span></text:p>
      <text:p text:style-name="P34"><text:span text:style-name="Source_20_Text">/**</text:span></text:p>
      <text:p text:style-name="P44"><text:span text:style-name="Source_20_Text"><text:s/>* Handle an incoming request.</text:span></text:p>
      <text:p text:style-name="P44"><text:span text:style-name="Source_20_Text"><text:s/>*</text:span></text:p>
      <text:p text:style-name="P44"><text:span text:style-name="Source_20_Text"><text:s/>* @param <text:s/>\Illuminate\Http\Request <text:s/>$request</text:span></text:p>
      <text:p text:style-name="P44"><text:span text:style-name="Source_20_Text"><text:s/>* @param <text:s/>\Closure <text:s/>$next</text:span></text:p>
      <text:p text:style-name="P44"><text:span text:style-name="Source_20_Text"><text:s/>* @return mixed</text:span></text:p>
      <text:p text:style-name="P44"><text:span text:style-name="Source_20_Text"><text:s/>*/</text:span></text:p>
      <text:p text:style-name="P44"><text:span text:style-name="Source_20_Text">public function handle($request, Closure $next)</text:span></text:p>
      <text:p text:style-name="P44"><text:span text:style-name="Source_20_Text">{</text:span></text:p>
      <text:p text:style-name="P44"><text:span text:style-name="Source_20_Text"><text:s text:c="4"/>if ($request-&gt;route()-&gt;named('profile')) {</text:span></text:p>
      <text:p text:style-name="P44"><text:span text:style-name="Source_20_Text"><text:s text:c="8"/>//</text:span></text:p>
      <text:p text:style-name="P44"><text:span text:style-name="Source_20_Text"><text:s text:c="4"/>}</text:span></text:p>
      <text:p text:style-name="P44"/>
      <text:p text:style-name="P44"><text:span text:style-name="Source_20_Text"><text:s text:c="4"/>return $next($request);</text:span></text:p>
      <text:p text:style-name="P49"><text:span text:style-name="Source_20_Text">}</text:span></text:p>
      <text:p text:style-name="P56"/>
      <text:h text:style-name="P5" text:outline-level="2"><text:bookmark text:name="route-groups"/>Группы маршрутов <text:span text:style-name="T123">(</text:span><text:a xlink:type="simple" xlink:href="https://laravel.com/docs/8.x/routing#route-groups" text:style-name="Internet_20_link" text:visited-style-name="Visited_20_Internet_20_Link">Route Groups</text:a><text:span text:style-name="T123">)</text:span></text:h>
      <text:p text:style-name="P69"><text:span text:style-name="T27">Группы маршрутов позволяют совместно использовать атрибуты маршрута, такие как промежуточное программное обеспечение, по большому количеству маршрутов без необходимости определять эти атрибуты для каждого отдельного маршрута. Общие атрибуты указываются в формате массива в качестве первого параметра метода Route :: group.<text:line-break/><text:line-break/>Вложенные группы пытаются разумно «объединить» атрибуты со своей родительской группой. Промежуточное ПО и </text:span><text:span text:style-name="Source_20_Text">where</text:span><text:span text:style-name="T27"> условия объединяются, а имена и префиксы добавляются. Разделители пространства имен и косая черта в префиксах URI добавляются автоматически, где это необходимо.</text:span></text:p>
      <text:p text:style-name="P56"/>
      <text:h text:style-name="P16" text:outline-level="3"><text:bookmark text:name="route-group-middleware"/><text:soft-page-break/><text:a xlink:type="simple" xlink:href="https://laravel.com/docs/8.x/routing#route-group-middleware" text:style-name="Internet_20_link" text:visited-style-name="Visited_20_Internet_20_Link">Middleware</text:a></text:h>
      <text:p text:style-name="P69"><text:span text:style-name="T27">Чтобы назначить промежуточное программное обеспечение для всех маршрутов в группе, вы можете использовать метод </text:span><text:span text:style-name="Source_20_Text">middleware</text:span><text:span text:style-name="T27"> перед определением группы. Промежуточное ПО выполняется в том порядке, в котором они перечислены в массиве:</text:span></text:p>
      <text:p text:style-name="P56"/>
      <text:p text:style-name="P34"><text:span text:style-name="Source_20_Text">Route::middleware(['first', 'second'])-&gt;group(function () {</text:span></text:p>
      <text:p text:style-name="P44"><text:span text:style-name="Source_20_Text"><text:s text:c="4"/>Route::get('/', function () {</text:span></text:p>
      <text:p text:style-name="P44"><text:span text:style-name="Source_20_Text"><text:s text:c="8"/>// Uses first &amp; second middleware...</text:span></text:p>
      <text:p text:style-name="P44"><text:span text:style-name="Source_20_Text"><text:s text:c="4"/>});</text:span></text:p>
      <text:p text:style-name="P44"/>
      <text:p text:style-name="P44"><text:span text:style-name="Source_20_Text"><text:s text:c="4"/>Route::get('user/profile', function () {</text:span></text:p>
      <text:p text:style-name="P44"><text:span text:style-name="Source_20_Text"><text:s text:c="8"/>// Uses first &amp; second middleware...</text:span></text:p>
      <text:p text:style-name="P44"><text:span text:style-name="Source_20_Text"><text:s text:c="4"/>});</text:span></text:p>
      <text:p text:style-name="P49"><text:span text:style-name="Source_20_Text">});</text:span></text:p>
      <text:p text:style-name="P56"/>
      <text:h text:style-name="P16" text:outline-level="3"><text:bookmark text:name="route-group-subdomain-routing"/>Маршрутизация поддоменов <text:span text:style-name="T124">(</text:span><text:a xlink:type="simple" xlink:href="https://laravel.com/docs/8.x/routing#route-group-subdomain-routing" text:style-name="Internet_20_link" text:visited-style-name="Visited_20_Internet_20_Link">Subdomain Routing</text:a><text:span text:style-name="T124">)</text:span></text:h>
      <text:p text:style-name="P69"><text:span text:style-name="T27">Группы маршрутов также могут использоваться для управления маршрутизацией поддоменов. Поддоменам могут быть назначены параметры маршрута, как и URI маршрута, что позволяет вам захватывать часть поддомена для использования в вашем маршруте или контроллере. Поддомен можно указать, вызвав метод </text:span><text:span text:style-name="Source_20_Text">domain</text:span><text:span text:style-name="T27"> перед определением группы:<text:line-break/><text:line-break/>Route :: domain ('{account} .myapp.com') -&gt; group (function () {<text:line-break/><text:tab/>Route :: get ('user / {id}', function ($ account, $ id) {<text:line-break/><text:tab/><text:tab/>//<text:line-break/><text:tab/>});<text:line-break/>});<text:line-break/><text:line-break/>Чтобы обеспечить доступность маршрутов поддоменов, вы должны зарегистрировать маршруты поддоменов перед регистрацией маршрутов корневого домена. Это предотвратит перезапись маршрутами корневого домена маршрутов поддоменов, имеющих одинаковый путь URI.</text:span></text:p>
      <text:p text:style-name="P56"/>
      <text:p text:style-name="P56"/>
      <text:h text:style-name="P16" text:outline-level="3"><text:bookmark text:name="route-group-prefixes"/><text:soft-page-break/>Префиксы маршрутов <text:span text:style-name="T124">(</text:span><text:a xlink:type="simple" xlink:href="https://laravel.com/docs/8.x/routing#route-group-prefixes" text:style-name="Internet_20_link" text:visited-style-name="Visited_20_Internet_20_Link">Route Prefixes</text:a><text:span text:style-name="T124">)</text:span></text:h>
      <text:p text:style-name="P69"><text:span text:style-name="T27">Метод </text:span><text:span text:style-name="Source_20_Text">prefix</text:span><text:span text:style-name="T27"> может использоваться для префикса каждого маршрута в группе с заданным URI. Например, вы можете добавить к префиксу admin для всех URI маршрутов в группе:</text:span></text:p>
      <text:p text:style-name="P34"><text:span text:style-name="Source_20_Text">Route::prefix('admin')-&gt;group(function () {</text:span></text:p>
      <text:p text:style-name="P44"><text:span text:style-name="Source_20_Text"><text:s text:c="4"/>Route::get('users', function () {</text:span></text:p>
      <text:p text:style-name="P44"><text:span text:style-name="Source_20_Text"><text:s text:c="8"/>// Matches The "/admin/users" URL</text:span></text:p>
      <text:p text:style-name="P44"><text:span text:style-name="Source_20_Text"><text:s text:c="4"/>});</text:span></text:p>
      <text:p text:style-name="P49"><text:span text:style-name="Source_20_Text">});</text:span></text:p>
      <text:p text:style-name="P49"><text:span text:style-name="Source_20_Text"/></text:p>
      <text:h text:style-name="P24" text:outline-level="3"><text:bookmark text:name="route-group-name-prefixes"/><text:span text:style-name="T2">Префиксы имени маршрута </text:span><text:span text:style-name="T20">(</text:span><text:a xlink:type="simple" xlink:href="https://laravel.com/docs/8.x/routing#route-group-name-prefixes" text:style-name="Internet_20_link" text:visited-style-name="Visited_20_Internet_20_Link">Route Name Prefixes</text:a><text:span text:style-name="T125">)</text:span></text:h>
      <text:p text:style-name="P84"><text:span text:style-name="T27">Метод </text:span><text:span text:style-name="Source_20_Text">name</text:span><text:span text:style-name="T27"> может использоваться для добавления к каждому имени маршрута в группе префикса заданной строки. Например, вы можете захотеть поставить перед всеми именами сгруппированных маршрутов префикс admin. Данная строка имеет префикс к имени маршрута точно в том виде, в котором он указан, поэтому мы обязательно предоставим завершение. символ в префиксе:</text:span></text:p>
      <text:p text:style-name="P44"><text:span text:style-name="Source_20_Text">Route::name('admin.')-&gt;group(function () {</text:span></text:p>
      <text:p text:style-name="P44"><text:span text:style-name="Source_20_Text"><text:s text:c="4"/>Route::get('users', function () {</text:span></text:p>
      <text:p text:style-name="P44"><text:span text:style-name="Source_20_Text"><text:s text:c="8"/>// Route assigned name "admin.users"...</text:span></text:p>
      <text:p text:style-name="P44"><text:span text:style-name="Source_20_Text"><text:s text:c="4"/>})-&gt;name('users');</text:span></text:p>
      <text:p text:style-name="P49"><text:span text:style-name="Source_20_Text">});</text:span></text:p>
      <text:p text:style-name="P49"><text:span text:style-name="Source_20_Text"/></text:p>
      <text:h text:style-name="P11" text:outline-level="2"><text:bookmark text:name="route-model-binding"/><text:a xlink:type="simple" xlink:href="https://laravel.com/docs/8.x/routing#route-model-binding" text:style-name="Internet_20_link" text:visited-style-name="Visited_20_Internet_20_Link">Route Model Binding</text:a> <text:span text:style-name="T88">(</text:span><text:span text:style-name="T2">Привязка модели маршрута</text:span><text:span text:style-name="T88">)</text:span></text:h>
      <text:p text:style-name="P56">При введении идентификатора модели в действие маршрута или контроллера вы часто будете запрашивать модель, соответствующую этому идентификатору. Привязка модели маршрута Laravel обеспечивает удобный способ автоматического внедрения экземпляров модели непосредственно в ваши маршруты. Например, вместо того, чтобы вводить идентификатор пользователя, вы можете внедрить весь экземпляр модели User, который соответствует данному идентификатору.</text:p>
      <text:p text:style-name="P56"/>
      <text:h text:style-name="P22" text:outline-level="3"><text:bookmark text:name="implicit-binding"/><text:soft-page-break/><text:a xlink:type="simple" xlink:href="https://laravel.com/docs/8.x/routing#implicit-binding" text:style-name="Internet_20_link" text:visited-style-name="Visited_20_Internet_20_Link"><text:span text:style-name="T67">Implicit Binding</text:span></text:a><text:span text:style-name="T67"> </text:span><text:span text:style-name="T69">(</text:span>Неявная привязка<text:span text:style-name="T69">)</text:span></text:h>
      <text:p text:style-name="P58">Laravel автоматически разрешает Eloquent модел<text:span text:style-name="T126">ям</text:span>, определенные в маршрутах или действиях контроллера, чьи имена переменных с указанием типа соответствуют имени сегмента маршрута. Например:</text:p>
      <text:p text:style-name="P34"><text:span text:style-name="Source_20_Text">Route::get('api/users/{user}', function (App\Models\User $user) {</text:span></text:p>
      <text:p text:style-name="P44"><text:span text:style-name="Source_20_Text"><text:s text:c="4"/>return $user-&gt;email;</text:span></text:p>
      <text:p text:style-name="P49"><text:span text:style-name="Source_20_Text">});</text:span></text:p>
      <text:p text:style-name="P56">Поскольку тип переменной $ user соответствует модели App \ Models \ User Eloquent, а имя переменной соответствует сегменту URI {user}, Laravel автоматически внедрит экземпляр модели, идентификатор которого совпадает с соответствующим значением из URI запроса. Если соответствующий экземпляр модели не найден в базе данных, автоматически будет сгенерирован HTTP-ответ 404.<text:line-break/><text:line-break/>Конечно, неявная привязка также возможна при использовании методов контроллера. Опять же, обратите внимание, что сегмент URI {user} соответствует переменной $ user в контроллере, которая содержит подсказку типа App \ Models \ User:</text:p>
      <text:p text:style-name="P34"><text:span text:style-name="Source_20_Text">use App\Http\Controllers\UserController;</text:span></text:p>
      <text:p text:style-name="P44"><text:span text:style-name="Source_20_Text">use App\Models\User;</text:span></text:p>
      <text:p text:style-name="P44"/>
      <text:p text:style-name="P44"><text:span text:style-name="Source_20_Text">Route::get('users/{user}', [UserController::class, 'show']);</text:span></text:p>
      <text:p text:style-name="P44"/>
      <text:p text:style-name="P44"><text:span text:style-name="Source_20_Text">public function show(User $user)</text:span></text:p>
      <text:p text:style-name="P44"><text:span text:style-name="Source_20_Text">{</text:span></text:p>
      <text:p text:style-name="P44"><text:span text:style-name="Source_20_Text"><text:s text:c="4"/>return view('user.profile', ['user' =&gt; $user]);</text:span></text:p>
      <text:p text:style-name="P49"><text:span text:style-name="Source_20_Text">}</text:span></text:p>
      <text:p text:style-name="P49"><text:span text:style-name="Source_20_Text"><text:span text:style-name="T89">Мое: как это работает? Я писал лишний код? </text:span></text:span><text:span text:style-name="Source_20_Text"><text:span text:style-name="T90">А он по умолчанию ищет по id. Если нашел — то вернет эту запись если нет то вернет 404. </text:span></text:span><text:span text:style-name="Source_20_Text"><text:span text:style-name="T91">Но можно указывать по чему имено искать через двоеточие</text:span></text:span></text:p>
      <text:p text:style-name="P49"><text:span text:style-name="Source_20_Text"/></text:p>
      <text:h text:style-name="P32" text:outline-level="4"><text:bookmark text:name="customizing-the-key"/><text:span text:style-name="T2">Настройка ключа </text:span><text:span text:style-name="T21">(</text:span><text:a xlink:type="simple" xlink:href="https://laravel.com/docs/8.x/routing#customizing-the-key" text:style-name="Internet_20_link" text:visited-style-name="Visited_20_Internet_20_Link">Customizing The Key</text:a><text:span text:style-name="T126">)</text:span></text:h>
      <text:p text:style-name="P69"><text:span text:style-name="T27">Иногда вы можете захотеть разрешить модели Eloquent, используя столбец, отличный от id. Для этого вы можете указать столбец в определении параметра маршрута:<text:line-break/><text:line-break/>Route :: get ('api / posts / {post: slug}', function (App \ Models \ Post $ post) {<text:line-break/></text:span><text:span text:style-name="Source_20_Text"> <text:s/>return $post;</text:span><text:span text:style-name="T27"><text:line-break/>});</text:span></text:p>
      <text:p text:style-name="P56"><text:soft-page-break/></text:p>
      <text:p text:style-name="P56"/>
      <text:p text:style-name="Standard"><text:span text:style-name="T2">Пользовательские ключи и область действия</text:span><text:bookmark text:name="implicit-model-binding-scoping"/><text:span text:style-name="T2"> </text:span><text:span text:style-name="T22">(</text:span><text:a xlink:type="simple" xlink:href="https://laravel.com/docs/8.x/routing#implicit-model-binding-scoping" text:style-name="Internet_20_link" text:visited-style-name="Visited_20_Internet_20_Link"><text:span text:style-name="T27">Custom Keys &amp; Scoping</text:span></text:a><text:span text:style-name="T65">)</text:span></text:p>
      <text:p text:style-name="P68">Иногда при неявном связывании нескольких моделей Eloquent в одном определении маршрута вы можете захотеть охватить вторую модель Eloquent так, чтобы она была дочерней по отношению к первой модели Eloquent. Например, рассмотрим ситуацию, когда сообщение в блоге извлекается по slug для определенного пользователя:</text:p>
      <text:p text:style-name="P34"><text:span text:style-name="Source_20_Text">use App\Models\Post;</text:span></text:p>
      <text:p text:style-name="P44"><text:span text:style-name="Source_20_Text">use App\Models\User;</text:span></text:p>
      <text:p text:style-name="P44"/>
      <text:p text:style-name="P44"><text:span text:style-name="Source_20_Text">Route::get('api/users/{user}/posts/{post:slug}', function (User $user, Post $post) {</text:span></text:p>
      <text:p text:style-name="P44"><text:span text:style-name="Source_20_Text"><text:s text:c="4"/>return $post;</text:span></text:p>
      <text:p text:style-name="P49"><text:span text:style-name="Source_20_Text">});</text:span></text:p>
      <text:p text:style-name="P56">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User имеет отношение с именем posts (множественное число от имени параметра маршрута), которое можно использовать для получения модели Post.</text:p>
      <text:p text:style-name="P69"><text:span text:style-name="T27"><text:tab/><text:line-break/><text:line-break/>Настройка имени ключа по умолчанию </text:span><text:span text:style-name="T31">(</text:span><text:bookmark text:name="customizing-the-default-key-name"/><text:a xlink:type="simple" xlink:href="https://laravel.com/docs/8.x/routing#customizing-the-default-key-name" text:style-name="Internet_20_link" text:visited-style-name="Visited_20_Internet_20_Link">Customizing The Default Key Name</text:a></text:p>
      <text:p text:style-name="P61">)</text:p>
      <text:p text:style-name="P56">Если вы хотите, чтобы привязка модели использовала столбец базы данных по умолчанию, отличный от id, при извлечении данного класса модели, вы можете переопределить метод getRouteKeyName в модели Eloquent:</text:p>
      <text:p text:style-name="P34"><text:span text:style-name="Source_20_Text">/**</text:span></text:p>
      <text:p text:style-name="P44"><text:span text:style-name="Source_20_Text"><text:s/>* Get the route key for the model.</text:span></text:p>
      <text:p text:style-name="P44"><text:span text:style-name="Source_20_Text"><text:s/>*</text:span></text:p>
      <text:p text:style-name="P44"><text:span text:style-name="Source_20_Text"><text:s/>* @return string</text:span></text:p>
      <text:p text:style-name="P44"><text:span text:style-name="Source_20_Text"><text:s/>*/</text:span></text:p>
      <text:p text:style-name="P44"><text:span text:style-name="Source_20_Text">public function getRouteKeyName()</text:span></text:p>
      <text:p text:style-name="P44"><text:span text:style-name="Source_20_Text">{</text:span></text:p>
      <text:p text:style-name="P44"><text:span text:style-name="Source_20_Text"><text:s text:c="4"/>return 'slug';</text:span></text:p>
      <text:p text:style-name="P49"><text:span text:style-name="Source_20_Text">}</text:span></text:p>
      <text:p text:style-name="P49"><text:span text:style-name="Source_20_Text"/></text:p>
      <text:h text:style-name="P25" text:outline-level="3"><text:bookmark text:name="explicit-binding"/><text:a xlink:type="simple" xlink:href="https://laravel.com/docs/8.x/routing#explicit-binding" text:style-name="Internet_20_link" text:visited-style-name="Visited_20_Internet_20_Link">Explicit Binding</text:a> <text:span text:style-name="T127">(</text:span><text:span text:style-name="T2">Явная привязка</text:span><text:span text:style-name="T127">)</text:span></text:h>
      <text:p text:style-name="P77"><text:span text:style-name="T27">Чтобы зарегистрировать явную привязку, используйте метод </text:span><text:span text:style-name="Source_20_Text">model</text:span><text:span text:style-name="T27"> маршрутизатора, чтобы указать класс для данного параметра. Вы </text:span><text:soft-page-break/><text:span text:style-name="T27">должны определить свои явные привязки модели в начале метода </text:span><text:span text:style-name="Source_20_Text"><text:span text:style-name="T32">boot</text:span></text:span><text:span text:style-name="T27"> вашего класса RouteServiceProvider:</text:span></text:p>
      <text:p text:style-name="P42"><text:span text:style-name="Source_20_Text">/**</text:span></text:p>
      <text:p text:style-name="P44"><text:span text:style-name="Source_20_Text"><text:s/>* Define your route model bindings, pattern filters, etc.</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ublic function boot()</text:span></text:p>
      <text:p text:style-name="P44"><text:span text:style-name="Source_20_Text">{</text:span></text:p>
      <text:p text:style-name="P44"><text:span text:style-name="Source_20_Text"><text:s text:c="4"/>Route::model('user', App\Models\User::class);</text:span></text:p>
      <text:p text:style-name="P44"/>
      <text:p text:style-name="P44"><text:span text:style-name="Source_20_Text"><text:s text:c="4"/>// ...</text:span></text:p>
      <text:p text:style-name="P49"><text:span text:style-name="Source_20_Text">}</text:span></text:p>
      <text:p text:style-name="P56">Затем определите маршрут, содержащий параметр {user}:</text:p>
      <text:p text:style-name="P34"><text:span text:style-name="Source_20_Text">Route::get('profile/{user}', function (App\Models\User $user) {</text:span></text:p>
      <text:p text:style-name="P44"><text:span text:style-name="Source_20_Text"><text:s text:c="4"/>//</text:span></text:p>
      <text:p text:style-name="P49"><text:span text:style-name="Source_20_Text">});</text:span></text:p>
      <text:p text:style-name="P69"><text:span text:style-name="T2">Поскольку мы связали все параметры {user} с моделью App \ Models \ User, экземпляр User будет добавлен в маршрут. Так, например, запрос к </text:span><text:span text:style-name="Source_20_Text">profile</text:span><text:span text:style-name="T2">/ 1 будет вводить экземпляр </text:span><text:span text:style-name="Source_20_Text"><text:span text:style-name="T2">User</text:span></text:span><text:span text:style-name="T2"> из базы данных с идентификатором 1.<text:line-break/><text:line-break/>Если соответствующий экземпляр модели не найден в базе данных, автоматически будет сгенерирован ответ HTTP 404.</text:span></text:p>
      <text:p text:style-name="P69"><text:span text:style-name="T2"><text:line-break/><text:line-break/>Настройка логики разрешения </text:span><text:span text:style-name="T4">(</text:span><text:bookmark text:name="customizing-the-resolution-logic"/><text:a xlink:type="simple" xlink:href="https://laravel.com/docs/8.x/routing#customizing-the-resolution-logic" text:style-name="Internet_20_link" text:visited-style-name="Visited_20_Internet_20_Link">Customizing The Resolution Logic</text:a><text:span text:style-name="T4">)</text:span></text:p>
      <text:p text:style-name="P69"><text:span text:style-name="T27">Если вы хотите использовать свою собственную логику разрешения, вы можете использовать метод Route :: bind. Замыкание </text:span><text:span text:style-name="T33">(</text:span><text:span text:style-name="Source_20_Text">Closure</text:span><text:span text:style-name="T33">)</text:span><text:span text:style-name="T27">, которое вы передаете методу </text:span><text:span text:style-name="Source_20_Text"><text:span text:style-name="T27">bind</text:span></text:span><text:span text:style-name="T27">, получит значение сегмента URI и должно вернуть экземпляр класса, который должен быть введен в маршрут:</text:span></text:p>
      <text:p text:style-name="P42"><text:span text:style-name="Source_20_Text">/**</text:span></text:p>
      <text:p text:style-name="P44"><text:span text:style-name="Source_20_Text"><text:s/>* Define your route model bindings, pattern filters, etc.</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ublic function boot()</text:span></text:p>
      <text:p text:style-name="P44"><text:span text:style-name="Source_20_Text">{</text:span></text:p>
      <text:p text:style-name="P44"><text:span text:style-name="Source_20_Text"><text:s text:c="4"/>Route::bind('user', function ($value) {</text:span></text:p>
      <text:p text:style-name="P44"><text:span text:style-name="Source_20_Text"><text:s text:c="8"/>return App\Models\User::where('name', $value)-&gt;firstOrFail();</text:span></text:p>
      <text:p text:style-name="P44"><text:span text:style-name="Source_20_Text"><text:s text:c="4"/>});</text:span></text:p>
      <text:p text:style-name="P44"/>
      <text:p text:style-name="P44"><text:span text:style-name="Source_20_Text"><text:s text:c="4"/>// ...</text:span></text:p>
      <text:p text:style-name="P49"><text:span text:style-name="Source_20_Text">}</text:span></text:p>
      <text:p text:style-name="P56">В качестве альтернативы вы можете переопределить метод resolveRouteBinding в своей модели Eloquent. Этот метод получит <text:soft-page-break/>значение сегмента URI и должен вернуть экземпляр класса, который должен быть введен в маршрут:</text:p>
      <text:p text:style-name="P34"><text:span text:style-name="Source_20_Text">/**</text:span></text:p>
      <text:p text:style-name="P44"><text:span text:style-name="Source_20_Text"><text:s/>* Retrieve the model for a bound value.</text:span></text:p>
      <text:p text:style-name="P44"><text:span text:style-name="Source_20_Text"><text:s/>*</text:span></text:p>
      <text:p text:style-name="P44"><text:span text:style-name="Source_20_Text"><text:s/>* @param <text:s/>mixed <text:s/>$value</text:span></text:p>
      <text:p text:style-name="P44"><text:span text:style-name="Source_20_Text"><text:s/>* @param <text:s/>string|null <text:s/>$field</text:span></text:p>
      <text:p text:style-name="P44"><text:span text:style-name="Source_20_Text"><text:s/>* @return \Illuminate\Database\Eloquent\Model|null</text:span></text:p>
      <text:p text:style-name="P44"><text:span text:style-name="Source_20_Text"><text:s/>*/</text:span></text:p>
      <text:p text:style-name="P44"><text:span text:style-name="Source_20_Text">public function resolveRouteBinding($value, $field = null)</text:span></text:p>
      <text:p text:style-name="P44"><text:span text:style-name="Source_20_Text">{</text:span></text:p>
      <text:p text:style-name="P44"><text:span text:style-name="Source_20_Text"><text:s text:c="4"/>return $this-&gt;where('name', $value)-&gt;firstOrFail();</text:span></text:p>
      <text:p text:style-name="P49"><text:span text:style-name="Source_20_Text">}</text:span></text:p>
      <text:p text:style-name="P56">Если в маршруте используется неявная область действия привязки, для разрешения дочерней привязки родительской модели будет использоваться метод resolveChildRouteBinding:</text:p>
      <text:p text:style-name="P42"><text:span text:style-name="Source_20_Text">/**</text:span></text:p>
      <text:p text:style-name="P44"><text:span text:style-name="Source_20_Text"><text:s/>* Retrieve the child model for a bound value.</text:span></text:p>
      <text:p text:style-name="P44"><text:span text:style-name="Source_20_Text"><text:s/>*</text:span></text:p>
      <text:p text:style-name="P44"><text:span text:style-name="Source_20_Text"><text:s/>* @param <text:s/>string <text:s/>$childType</text:span></text:p>
      <text:p text:style-name="P44"><text:span text:style-name="Source_20_Text"><text:s/>* @param <text:s/>mixed <text:s/>$value</text:span></text:p>
      <text:p text:style-name="P44"><text:span text:style-name="Source_20_Text"><text:s/>* @param <text:s/>string|null <text:s/>$field</text:span></text:p>
      <text:p text:style-name="P44"><text:span text:style-name="Source_20_Text"><text:s/>* @return \Illuminate\Database\Eloquent\Model|null</text:span></text:p>
      <text:p text:style-name="P44"><text:span text:style-name="Source_20_Text"><text:s/>*/</text:span></text:p>
      <text:p text:style-name="P44"><text:span text:style-name="Source_20_Text">public function resolveChildRouteBinding($childType, $value, $field)</text:span></text:p>
      <text:p text:style-name="P44"><text:span text:style-name="Source_20_Text">{</text:span></text:p>
      <text:p text:style-name="P44"><text:span text:style-name="Source_20_Text"><text:s text:c="4"/>return parent::resolveChildRouteBinding($childType, $value, $field);</text:span></text:p>
      <text:p text:style-name="P49"><text:span text:style-name="Source_20_Text">}</text:span></text:p>
      <text:p text:style-name="P54"/>
      <text:h text:style-name="P9" text:outline-level="2"><text:bookmark text:name="fallback-routes"/><text:span text:style-name="T2">Резервные маршруты </text:span><text:span text:style-name="T23">(</text:span><text:a xlink:type="simple" xlink:href="https://laravel.com/docs/8.x/routing#fallback-routes" text:style-name="Internet_20_link" text:visited-style-name="Visited_20_Internet_20_Link">Fallback Routes</text:a><text:span text:style-name="T127">)</text:span></text:h>
      <text:p text:style-name="P69"><text:span text:style-name="T27">Используя метод Route :: fallback, вы можете определить маршрут, который будет выполняться, когда ни один другой маршрут не соответствует входящему запросу. Как правило, необработанные запросы автоматически отображают страницу «404» через обработчик исключений вашего приложения. Однако, поскольку вы можете определить </text:span><text:span text:style-name="Source_20_Text">fallback</text:span><text:span text:style-name="T27"> маршрут в файле routes / web.php, все промежуточное ПО в группе промежуточного программного обеспечения </text:span><text:span text:style-name="Source_20_Text"><text:span text:style-name="T27">web</text:span></text:span><text:span text:style-name="T27"> будет применяться к этому маршруту. При необходимости вы можете добавить дополнительное ПО промежуточного слоя к этому маршруту:<text:line-break/><text:line-break/>Route :: fallback (function () {<text:line-break/>//<text:line-break/>});<text:line-break/><text:line-break/></text:span><text:soft-page-break/><text:span text:style-name="T27">Резервный маршрут всегда должен быть последним маршрутом, зарегистрированным вашим приложением.</text:span></text:p>
      <text:p text:style-name="P54"/>
      <text:h text:style-name="P12" text:outline-level="2"><text:bookmark text:name="rate-limiting"/><text:a xlink:type="simple" xlink:href="https://laravel.com/docs/8.x/routing#rate-limiting" text:style-name="Internet_20_link" text:visited-style-name="Visited_20_Internet_20_Link"><text:span text:style-name="T67">Rate Limiting</text:span></text:a><text:span text:style-name="T67"> </text:span><text:span text:style-name="T78">(</text:span><text:span text:style-name="T2">Ограничение скорости</text:span><text:span text:style-name="T78">)</text:span></text:h>
      <text:h text:style-name="P25" text:outline-level="3"><text:bookmark text:name="defining-rate-limiters"/><text:a xlink:type="simple" xlink:href="https://laravel.com/docs/8.x/routing#defining-rate-limiters" text:style-name="Internet_20_link" text:visited-style-name="Visited_20_Internet_20_Link"><text:span text:style-name="T67">Defining Rate Limiters</text:span></text:a><text:span text:style-name="T67"> </text:span><text:span text:style-name="T78">(</text:span><text:span text:style-name="T2">Определение ограничителей скорости</text:span><text:span text:style-name="T78">)</text:span></text:h>
      <text:p text:style-name="P78"><text:span text:style-name="T27">Laravel включает мощные и настраиваемые службы ограничения скорости, которые вы можете использовать для ограничения объема трафика для данного маршрута или группы маршрутов. Для начала вы должны определить конфигурации ограничителя скорости, которые соответствуют потребностям вашего приложения. Как правило, это можно сделать в RouteServiceProvider вашего приложения.<text:line-break/><text:line-break/>Ограничители скорости определяются с помощью метода for фасада RateLimiter. Метод for принимает имя ограничителя скорости и Closure, которое возвращает конфигурацию ограничения, которая должна применяться к маршрутам, которым назначен этот ограничитель скорости:<text:line-break/></text:span><text:span text:style-name="Source_20_Text"><text:span text:style-name="T27">use Illuminate\Cache\RateLimiting\Limit;</text:span></text:span></text:p>
      <text:p text:style-name="Preformatted_20_Text"><text:span text:style-name="Source_20_Text">use Illuminate\Support\Facades\RateLimiter;</text:span></text:p>
      <text:p text:style-name="Preformatted_20_Text"/>
      <text:p text:style-name="Preformatted_20_Text"><text:span text:style-name="Source_20_Text">RateLimiter::for('global', function (Request $request) {</text:span></text:p>
      <text:p text:style-name="Preformatted_20_Text"><text:span text:style-name="Source_20_Text"><text:s text:c="4"/>return Limit::perMinute(1000);</text:span></text:p>
      <text:p text:style-name="P47"><text:span text:style-name="Source_20_Text">});</text:span></text:p>
      <text:p text:style-name="P78"><text:span text:style-name="T27">Если входящий запрос превышает указанный предел скорости, Laravel автоматически вернет ответ с кодом состояния HTTP 429. Если вы хотите определить свой собственный ответ, который должен возвращать ограничение скорости, вы можете использовать метод </text:span><text:span text:style-name="Source_20_Text"><text:span text:style-name="T27">response</text:span></text:span><text:span text:style-name="T27">:<text:line-break/></text:span><text:span text:style-name="Source_20_Text"><text:span text:style-name="T27">RateLimiter::for('global', function (Request $request) {</text:span></text:span></text:p>
      <text:p text:style-name="Preformatted_20_Text"><text:span text:style-name="Source_20_Text"><text:s text:c="4"/>return Limit::perMinute(1000)-&gt;response(function () {</text:span></text:p>
      <text:p text:style-name="Preformatted_20_Text"><text:span text:style-name="Source_20_Text"><text:s text:c="8"/>return response('Custom response...', 429);</text:span></text:p>
      <text:p text:style-name="Preformatted_20_Text"><text:span text:style-name="Source_20_Text"><text:s text:c="4"/>});</text:span></text:p>
      <text:p text:style-name="P47"><text:span text:style-name="Source_20_Text">});</text:span></text:p>
      <text:p text:style-name="P78"><text:span text:style-name="T27">Поскольку обратные вызовы ограничителя скорости получают экземпляр входящего HTTP-запроса, вы можете динамически создать соответствующее ограничение скорости на основе входящего запроса или аутентифицированного пользователя:<text:line-break/></text:span><text:soft-page-break/><text:span text:style-name="T27"><text:line-break/></text:span><text:span text:style-name="Source_20_Text"><text:span text:style-name="T27">RateLimiter::for('uploads', function (Request $request) {</text:span></text:span></text:p>
      <text:p text:style-name="Preformatted_20_Text"><text:span text:style-name="Source_20_Text"><text:s text:c="4"/>return $request-&gt;user()-&gt;vipCustomer()</text:span></text:p>
      <text:p text:style-name="Preformatted_20_Text"><text:span text:style-name="Source_20_Text"><text:s text:c="16"/>? Limit::none()</text:span></text:p>
      <text:p text:style-name="Preformatted_20_Text"><text:span text:style-name="Source_20_Text"><text:s text:c="16"/>: Limit::perMinute(100);</text:span></text:p>
      <text:p text:style-name="P47"><text:span text:style-name="Source_20_Text">});</text:span></text:p>
      <text:p text:style-name="P78"><text:span text:style-name="T27"><text:line-break/>Пределы скорости сегментации </text:span><text:span text:style-name="T34">(</text:span><text:bookmark text:name="segmenting-rate-limits"/><text:a xlink:type="simple" xlink:href="https://laravel.com/docs/8.x/routing#segmenting-rate-limits" text:style-name="Internet_20_link" text:visited-style-name="Visited_20_Internet_20_Link">Segmenting Rate Limits</text:a><text:span text:style-name="T34">)</text:span></text:p>
      <text:p text:style-name="P56">Иногда вы можете захотеть сегментировать ограничения скорости на какое-то произвольное значение. Например, вы можете разрешить пользователям получать доступ к заданному маршруту 100 раз в минуту на каждый IP-адрес. Для этого вы можете использовать метод by при создании ограничения скорости:</text:p>
      <text:p text:style-name="P42"><text:span text:style-name="Source_20_Text">RateLimiter::for('uploads', function (Request $request) {</text:span></text:p>
      <text:p text:style-name="P44"><text:span text:style-name="Source_20_Text"><text:s text:c="4"/>return $request-&gt;user()-&gt;vipCustomer()</text:span></text:p>
      <text:p text:style-name="P44"><text:span text:style-name="Source_20_Text"><text:s text:c="16"/>? Limit::none()</text:span></text:p>
      <text:p text:style-name="P44"><text:span text:style-name="Source_20_Text"><text:s text:c="16"/>: Limit::perMinute(100)-&gt;by($request-&gt;ip());</text:span></text:p>
      <text:p text:style-name="P49"><text:span text:style-name="Source_20_Text">});</text:span></text:p>
      <text:h text:style-name="P32" text:outline-level="4"><text:a xlink:type="simple" xlink:href="https://laravel.com/docs/8.x/routing#multiple-rate-limits" text:style-name="Internet_20_link" text:visited-style-name="Visited_20_Internet_20_Link"/></text:h>
      <text:h text:style-name="P32" text:outline-level="4"><text:bookmark text:name="multiple-rate-limits"/><text:span text:style-name="T2">Множественные ограничения скорости </text:span><text:span text:style-name="T24">(</text:span><text:a xlink:type="simple" xlink:href="https://laravel.com/docs/8.x/routing#multiple-rate-limits" text:style-name="Internet_20_link" text:visited-style-name="Visited_20_Internet_20_Link">Multiple Rate Limits</text:a><text:span text:style-name="T128">)</text:span></text:h>
      <text:p text:style-name="P85">При необходимости вы можете вернуть массив ограничений скорости для данной конфигурации ограничителя скорости. Каждое ограничение скорости будет оцениваться для маршрута в зависимости от порядка, в котором они размещены в массиве:</text:p>
      <text:p text:style-name="P44"><text:span text:style-name="Source_20_Text">RateLimiter::for('login', function (Request $request) {</text:span></text:p>
      <text:p text:style-name="P44"><text:span text:style-name="Source_20_Text"><text:s text:c="4"/>return [</text:span></text:p>
      <text:p text:style-name="P44"><text:span text:style-name="Source_20_Text"><text:s text:c="8"/>Limit::perMinute(500),</text:span></text:p>
      <text:p text:style-name="P44"><text:span text:style-name="Source_20_Text"><text:s text:c="8"/>Limit::perMinute(3)-&gt;by($request-&gt;input('email')),</text:span></text:p>
      <text:p text:style-name="P44"><text:span text:style-name="Source_20_Text"><text:s text:c="4"/>];</text:span></text:p>
      <text:p text:style-name="P49"><text:span text:style-name="Source_20_Text">});</text:span></text:p>
      <text:p text:style-name="P54"/>
      <text:h text:style-name="P21" text:outline-level="3"><text:bookmark text:name="attaching-rate-limiters-to-routes"/><text:a xlink:type="simple" xlink:href="https://laravel.com/docs/8.x/routing#attaching-rate-limiters-to-routes" text:style-name="Internet_20_link" text:visited-style-name="Visited_20_Internet_20_Link">Attaching Rate Limiters To Routes</text:a></text:h>
      <text:p text:style-name="P79"><text:span text:style-name="T27">Ограничители скорости могут быть присоединены к маршрутам или группам маршрутов с помощью промежуточного программного обеспечения </text:span><text:span text:style-name="Source_20_Text">throttle </text:span><text:span text:style-name="Source_20_Text"><text:span text:style-name="T92">(</text:span></text:span><text:span text:style-name="T27">дросселирования</text:span><text:span text:style-name="T35">)</text:span><text:span text:style-name="T27">. Промежуточное программное обеспечение </text:span><text:span text:style-name="Source_20_Text"><text:span text:style-name="T27">throttle </text:span></text:span><text:span text:style-name="T27">дроссельной заслонки принимает имя ограничителя скорости, которое вы хотите назначить маршруту:<text:line-break/></text:span><text:soft-page-break/><text:span text:style-name="T27"><text:line-break/></text:span><text:span text:style-name="Source_20_Text"><text:span text:style-name="T27">Route::middleware(['throttle:uploads'])-&gt;group(function () {</text:span></text:span></text:p>
      <text:p text:style-name="Preformatted_20_Text"><text:span text:style-name="Source_20_Text"><text:s text:c="4"/>Route::post('/audio', function () {</text:span></text:p>
      <text:p text:style-name="Preformatted_20_Text"><text:span text:style-name="Source_20_Text"><text:s text:c="8"/>//</text:span></text:p>
      <text:p text:style-name="Preformatted_20_Text"><text:span text:style-name="Source_20_Text"><text:s text:c="4"/>});</text:span></text:p>
      <text:p text:style-name="Preformatted_20_Text"/>
      <text:p text:style-name="Preformatted_20_Text"><text:span text:style-name="Source_20_Text"><text:s text:c="4"/>Route::post('/video', function () {</text:span></text:p>
      <text:p text:style-name="Preformatted_20_Text"><text:span text:style-name="Source_20_Text"><text:s text:c="8"/>//</text:span></text:p>
      <text:p text:style-name="Preformatted_20_Text"><text:span text:style-name="Source_20_Text"><text:s text:c="4"/>});</text:span></text:p>
      <text:p text:style-name="P47"><text:span text:style-name="Source_20_Text">});</text:span></text:p>
      <text:p text:style-name="P79"><text:span text:style-name="T27"><text:line-break/><text:line-break/>Регулирование с помощью Redis </text:span><text:span text:style-name="T35">(</text:span><text:bookmark text:name="throttling-with-redis"/><text:a xlink:type="simple" xlink:href="https://laravel.com/docs/8.x/routing#throttling-with-redis" text:style-name="Internet_20_link" text:visited-style-name="Visited_20_Internet_20_Link">Throttling With Redis</text:a><text:span text:style-name="T35">)</text:span></text:p>
      <text:p text:style-name="P79"><text:span text:style-name="T27">Обычно промежуточное программное обеспечение </text:span><text:span text:style-name="Source_20_Text"><text:span text:style-name="T27">throttle </text:span></text:span><text:span text:style-name="T27">дроссельной заслонки сопоставляется с классом Illuminate \ Routing \ Middleware \ ThrottleRequests. Это отображение определяется в HTTP-ядре вашего приложения. Однако, если вы используете Redis в качестве драйвера кеша вашего приложения, вы можете изменить это сопоставление, чтобы использовать класс Illuminate \ Routing \ Middleware \ ThrottleRequestsWithRedis. Этот класс более эффективен при управлении ограничением скорости с помощью Redis:<text:line-break/></text:span><text:span text:style-name="Source_20_Text"><text:span text:style-name="T27">'throttle' =&gt; \Illuminate\Routing\Middleware\ThrottleRequestsWithRedis::class,</text:span></text:span></text:p>
      <text:p text:style-name="P79"><text:span text:style-name="T27"><text:line-break/><text:line-break/>Спуфинг метода формы </text:span><text:span text:style-name="T36">(</text:span><text:bookmark text:name="form-method-spoofing"/><text:a xlink:type="simple" xlink:href="https://laravel.com/docs/8.x/routing#form-method-spoofing" text:style-name="Internet_20_link" text:visited-style-name="Visited_20_Internet_20_Link">Form Method Spoofing</text:a><text:span text:style-name="T36">)</text:span></text:p>
      <text:p text:style-name="P79"><text:span text:style-name="T36">HTML-формы не поддерживают действия PUT, PATCH или DELETE. Итак, при определении маршрутов PUT, PATCH или DELETE, которые вызываются из HTML-формы, вам нужно будет добавить в форму скрытое поле _method. Значение, отправленное с полем _method, будет использоваться в качестве метода HTTP-запроса:<text:line-break/><text:line-break/></text:span><text:span text:style-name="Source_20_Text"><text:span text:style-name="T36">&lt;form action="/foo/bar" method="POST"&gt;</text:span></text:span></text:p>
      <text:p text:style-name="Preformatted_20_Text"><text:span text:style-name="Source_20_Text"><text:s text:c="4"/>&lt;input type="hidden" name="_method" value="PUT"&gt;</text:span></text:p>
      <text:p text:style-name="Preformatted_20_Text"><text:span text:style-name="Source_20_Text"><text:s text:c="4"/>&lt;input type="hidden" name="_token" value="{{ csrf_token() }}"&gt;</text:span></text:p>
      <text:p text:style-name="P47"><text:span text:style-name="Source_20_Text">&lt;/form&gt;</text:span></text:p>
      <text:p text:style-name="P79"><text:span text:style-name="T36"><text:line-break/>Вы можете использовать директиву @method Blade для генерации ввода _method:<text:line-break/><text:line-break/></text:span><text:span text:style-name="Source_20_Text">&lt;form action="/foo/bar" method="POST"&gt;</text:span></text:p>
      <text:p text:style-name="Preformatted_20_Text"><text:soft-page-break/><text:span text:style-name="Source_20_Text"><text:s text:c="4"/>@method('PUT')</text:span></text:p>
      <text:p text:style-name="Preformatted_20_Text"><text:span text:style-name="Source_20_Text"><text:s text:c="4"/>@csrf</text:span></text:p>
      <text:p text:style-name="P47"><text:span text:style-name="Source_20_Text">&lt;/form&gt;</text:span></text:p>
      <text:p text:style-name="P54"/>
      <text:h text:style-name="P13" text:outline-level="2"><text:bookmark text:name="accessing-the-current-route"/><text:a xlink:type="simple" xlink:href="https://laravel.com/docs/8.x/routing#accessing-the-current-route" text:style-name="Internet_20_link" text:visited-style-name="Visited_20_Internet_20_Link"><text:span text:style-name="T67">Accessing The Current Route</text:span></text:a><text:span text:style-name="T67"> </text:span><text:span text:style-name="T79">(</text:span><text:span text:style-name="T2">Доступ к текущему маршруту</text:span><text:span text:style-name="T79">)</text:span></text:h>
      <text:p text:style-name="P69"><text:span text:style-name="T27">Вы можете использовать методы current, currentRouteName и currentRouteAction </text:span><text:span text:style-name="T37">методы </text:span><text:span text:style-name="T38">с</text:span><text:span text:style-name="T27"> Route для доступа к информации о маршруте, обрабатывающем входящий запрос:</text:span></text:p>
      <text:p text:style-name="P42"><text:span text:style-name="Source_20_Text">$route = Route::current();</text:span></text:p>
      <text:p text:style-name="P44"/>
      <text:p text:style-name="P44"><text:span text:style-name="Source_20_Text">$name = Route::currentRouteName();</text:span></text:p>
      <text:p text:style-name="P44"/>
      <text:p text:style-name="P49"><text:span text:style-name="Source_20_Text">$action = Route::currentRouteAction();</text:span></text:p>
      <text:p text:style-name="P54"/>
      <text:p text:style-name="P69"/>
      <text:p text:style-name="P69"><text:span text:style-name="T2">Совместное использование ресурсов между источниками (CORS)<text:line-break/><text:line-break/>Laravel может автоматически отвечать на запросы CORS OPTIONS со значениями, которые вы настраиваете. Все параметры CORS могут быть настроены в вашем файле конфигурации cors, а запросы OPTIONS будут автоматически обрабатываться промежуточным программным обеспечением HandleCors, которое по умолчанию включено в ваш глобальный стек промежуточного программного обеспечения.<text:line-break/><text:line-break/>Для получения дополнительной информации о заголовках CORS и CORS обратитесь к веб-документации MDN по CORS </text:span><text:span text:style-name="T5">(</text:span><text:a xlink:type="simple" xlink:href="https://developer.mozilla.org/en-US/docs/Web/HTTP/CORS#The_HTTP_response_headers" text:style-name="Internet_20_link" text:visited-style-name="Visited_20_Internet_20_Link">MDN web documentation on CORS</text:a>.<text:span text:style-name="T5">)</text:span><text:span text:style-name="T2">.</text:span></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h text:style-name="P4" text:outline-level="1"><text:soft-page-break/>Middleware</text:h>
      <text:list xml:id="list2916304691" text:style-name="L2">
        <text:list-item>
          <text:p text:style-name="P106"><text:a xlink:type="simple" xlink:href="https://laravel.com/docs/8.x/middleware#introduction" text:style-name="Internet_20_link" text:visited-style-name="Visited_20_Internet_20_Link">Introduction</text:a> <text:span text:style-name="T129">(</text:span><text:span text:style-name="T27">Введение</text:span><text:span text:style-name="T129">)</text:span></text:p>
        </text:list-item>
        <text:list-item>
          <text:p text:style-name="P106"><text:a xlink:type="simple" xlink:href="https://laravel.com/docs/8.x/middleware#defining-middleware" text:style-name="Internet_20_link" text:visited-style-name="Visited_20_Internet_20_Link">Defining Middleware</text:a> <text:span text:style-name="T129">(</text:span><text:span text:style-name="T27">Определение промежуточного программного обеспечения</text:span><text:span text:style-name="T129">)</text:span></text:p>
        </text:list-item>
        <text:list-item>
          <text:p text:style-name="P106"><text:a xlink:type="simple" xlink:href="https://laravel.com/docs/8.x/middleware#registering-middleware" text:style-name="Internet_20_link" text:visited-style-name="Visited_20_Internet_20_Link">Registering Middleware</text:a> <text:span text:style-name="T129">(</text:span><text:span text:style-name="T27">Регистрация</text:span><text:span text:style-name="T129">)</text:span></text:p>
          <text:list>
            <text:list-item>
              <text:p text:style-name="P106"><text:a xlink:type="simple" xlink:href="https://laravel.com/docs/8.x/middleware#global-middleware" text:style-name="Internet_20_link" text:visited-style-name="Visited_20_Internet_20_Link">Global Middleware</text:a> <text:span text:style-name="T129">(</text:span><text:span text:style-name="T27">Глобальное</text:span><text:span text:style-name="T129">)</text:span></text:p>
            </text:list-item>
            <text:list-item>
              <text:p text:style-name="P106"><text:a xlink:type="simple" xlink:href="https://laravel.com/docs/8.x/middleware#assigning-middleware-to-routes" text:style-name="Internet_20_link" text:visited-style-name="Visited_20_Internet_20_Link">Assigning Middleware To Routes</text:a> <text:span text:style-name="T129">(</text:span><text:span text:style-name="T27">Назначение промежуточного ПО для маршрутов</text:span><text:span text:style-name="T129">)</text:span></text:p>
            </text:list-item>
            <text:list-item>
              <text:p text:style-name="P107"><text:a xlink:type="simple" xlink:href="https://laravel.com/docs/8.x/middleware#middleware-groups" text:style-name="Internet_20_link" text:visited-style-name="Visited_20_Internet_20_Link">Middleware Groups</text:a> </text:p>
            </text:list-item>
            <text:list-item>
              <text:p text:style-name="P107"><text:a xlink:type="simple" xlink:href="https://laravel.com/docs/8.x/middleware#sorting-middleware" text:style-name="Internet_20_link" text:visited-style-name="Visited_20_Internet_20_Link">Sorting Middleware</text:a> </text:p>
            </text:list-item>
          </text:list>
        </text:list-item>
        <text:list-item>
          <text:p text:style-name="P107"><text:a xlink:type="simple" xlink:href="https://laravel.com/docs/8.x/middleware#middleware-parameters" text:style-name="Internet_20_link" text:visited-style-name="Visited_20_Internet_20_Link">Middleware Parameters</text:a> </text:p>
        </text:list-item>
        <text:list-item>
          <text:p text:style-name="P94"><text:a xlink:type="simple" xlink:href="https://laravel.com/docs/8.x/middleware#terminable-middleware" text:style-name="Internet_20_link" text:visited-style-name="Visited_20_Internet_20_Link">Terminable Middleware</text:a> <text:span text:style-name="T129">(</text:span><text:span text:style-name="T27">Завершаемое промежуточное ПО</text:span><text:span text:style-name="T129">)</text:span></text:p>
        </text:list-item>
      </text:list>
      <text:p text:style-name="P56"/>
      <text:p text:style-name="P55">Вступление</text:p>
      <text:p text:style-name="P67">middleware — промежуточное программное обеспечение (буду называть посредником)</text:p>
      <text:p text:style-name="P60">Лучше всего представить себе промежуточное ПО как серию «слоев» HTTP-запросов, которые должны пройти, прежде чем они попадут в ваше приложение. Каждый уровень может изучить запрос и даже полностью его отклонить.</text:p>
      <text:p text:style-name="P60"/>
      <text:p text:style-name="P62">Промежуточное ПО обеспечивает удобный механизм фильтрации HTTP-запросов, поступающих в ваше приложение. Например, Laravel включает промежуточное ПО, которое проверяет, аутентифицирован ли пользователь вашего приложения. Если пользователь не аутентифицирован, промежуточное ПО перенаправит пользователя на экран входа в систему. Однако, если пользователь аутентифицирован, промежуточное программное обеспечение позволит запросу продолжить работу в приложении.<text:line-break/><text:line-break/>Может быть написано дополнительное промежуточное ПО для выполнения множества задач помимо аутентификации. Промежуточное ПО CORS может отвечать за добавление правильных заголовков ко всем ответам, покидающим ваше приложение. Промежуточное ПО для ведения журнала может регистрировать все входящие запросы к вашему приложению.<text:line-break/><text:line-break/>В структуру Laravel включено несколько промежуточного <text:soft-page-break/>программного обеспечения, включая промежуточное ПО для аутентификации и защиты CSRF. Все это промежуточное ПО находится в каталоге app / Http / Middleware.</text:p>
      <text:p text:style-name="P54"/>
      <text:h text:style-name="P15" text:outline-level="2"><text:bookmark text:name="defining-middleware"/><text:a xlink:type="simple" xlink:href="https://laravel.com/docs/8.x/middleware#defining-middleware" text:style-name="Internet_20_link" text:visited-style-name="Visited_20_Internet_20_Link"><text:span text:style-name="T67">Defining Middleware</text:span></text:a><text:span text:style-name="T67"> </text:span><text:span text:style-name="T80">(</text:span><text:span text:style-name="T2">Определение </text:span><text:span text:style-name="T130">посредника</text:span><text:span text:style-name="T80">)</text:span></text:h>
      <text:p text:style-name="P69"><text:span text:style-name="T27">Чтобы создать </text:span><text:span text:style-name="T66">посредника</text:span><text:span text:style-name="T27">, используйте Artisan-команду make: middleware:</text:span></text:p>
      <text:p text:style-name="P34"><text:span text:style-name="Source_20_Text">php artisan make:middleware CheckAge</text:span></text:p>
      <text:p text:style-name="P56">Эта команда поместит новый класс CheckAge в каталог app / Http / Middleware. В этом промежуточном программном обеспечении мы разрешим доступ к маршруту только в том случае, если предоставленный возраст превышает 200. В противном случае мы перенаправим пользователей обратно на домашний URI:</text:p>
      <text:p text:style-name="P42"><text:span text:style-name="Source_20_Text">&lt;?php</text:span></text:p>
      <text:p text:style-name="P44"/>
      <text:p text:style-name="P44"><text:span text:style-name="Source_20_Text">namespace App\Http\Middleware;</text:span></text:p>
      <text:p text:style-name="P44"/>
      <text:p text:style-name="P44"><text:span text:style-name="Source_20_Text">use Closure;</text:span></text:p>
      <text:p text:style-name="P44"/>
      <text:p text:style-name="P44"><text:span text:style-name="Source_20_Text">class CheckAge</text:span></text:p>
      <text:p text:style-name="P44"><text:span text:style-name="Source_20_Text">{</text:span></text:p>
      <text:p text:style-name="P44"><text:span text:style-name="Source_20_Text"><text:s text:c="4"/>/**</text:span></text:p>
      <text:p text:style-name="P44"><text:span text:style-name="Source_20_Text"><text:s text:c="5"/>* Handle an incoming request.</text:span></text:p>
      <text:p text:style-name="P44"><text:span text:style-name="Source_20_Text"><text:s text:c="5"/>*</text:span></text:p>
      <text:p text:style-name="P44"><text:span text:style-name="Source_20_Text"><text:s text:c="5"/>* @param <text:s/>\Illuminate\Http\Request <text:s/>$request</text:span></text:p>
      <text:p text:style-name="P44"><text:span text:style-name="Source_20_Text"><text:s text:c="5"/>* @param <text:s/>\Closure <text:s/>$next</text:span></text:p>
      <text:p text:style-name="P44"><text:span text:style-name="Source_20_Text"><text:s text:c="5"/>* @return mixed</text:span></text:p>
      <text:p text:style-name="P44"><text:span text:style-name="Source_20_Text"><text:s text:c="5"/>*/</text:span></text:p>
      <text:p text:style-name="P44"><text:span text:style-name="Source_20_Text"><text:s text:c="4"/>public function handle($request, Closure $next)</text:span></text:p>
      <text:p text:style-name="P44"><text:span text:style-name="Source_20_Text"><text:s text:c="4"/>{</text:span></text:p>
      <text:p text:style-name="P44"><text:span text:style-name="Source_20_Text"><text:s text:c="8"/>if ($request-&gt;age &lt;= 200) {</text:span></text:p>
      <text:p text:style-name="P44"><text:span text:style-name="Source_20_Text"><text:s text:c="12"/>return redirect('home');</text:span></text:p>
      <text:p text:style-name="P44"><text:span text:style-name="Source_20_Text"><text:s text:c="8"/>}</text:span></text:p>
      <text:p text:style-name="P44"/>
      <text:p text:style-name="P44"><text:span text:style-name="Source_20_Text"><text:s text:c="8"/>return $next($request);</text:span></text:p>
      <text:p text:style-name="P44"><text:span text:style-name="Source_20_Text"><text:s text:c="4"/>}</text:span></text:p>
      <text:p text:style-name="P49"><text:span text:style-name="Source_20_Text">}</text:span></text:p>
      <text:p text:style-name="P60">Как видите, если заданный возраст меньше или равен 200, промежуточное ПО вернет клиенту HTTP-перенаправление; в противном случае запрос будет передан в приложение. Чтобы передать запрос глубже в приложение (позволяя промежуточному программному обеспечению «пройти»), вызовите обратный вызов $ next с помощью $ request.</text:p>
      <text:p text:style-name="P60"><text:line-break/><text:bookmark text:name="before-after-middleware"/><text:a xlink:type="simple" xlink:href="https://laravel.com/docs/8.x/middleware#before-after-middleware" text:style-name="Internet_20_link" text:visited-style-name="Visited_20_Internet_20_Link">Before &amp; After Middleware</text:a></text:p>
      <text:p text:style-name="P56"><text:soft-page-break/>Будет ли промежуточное ПО запускаться до или после запроса, зависит от самого промежуточного ПО. Например, следующее промежуточное программное обеспечение выполнит некоторую задачу до того, как запрос будет обработан приложением:</text:p>
      <text:p text:style-name="P34"><text:span text:style-name="Source_20_Text">&lt;?php</text:span></text:p>
      <text:p text:style-name="P44"/>
      <text:p text:style-name="P44"><text:span text:style-name="Source_20_Text">namespace App\Http\Middleware;</text:span></text:p>
      <text:p text:style-name="P44"/>
      <text:p text:style-name="P44"><text:span text:style-name="Source_20_Text">use Closure;</text:span></text:p>
      <text:p text:style-name="P44"/>
      <text:p text:style-name="P44"><text:span text:style-name="Source_20_Text">class BeforeMiddleware</text:span></text:p>
      <text:p text:style-name="P44"><text:span text:style-name="Source_20_Text">{</text:span></text:p>
      <text:p text:style-name="P44"><text:span text:style-name="Source_20_Text"><text:s text:c="4"/>public function handle($request, Closure $next)</text:span></text:p>
      <text:p text:style-name="P44"><text:span text:style-name="Source_20_Text"><text:s text:c="4"/>{</text:span></text:p>
      <text:p text:style-name="P44"><text:span text:style-name="Source_20_Text"><text:s text:c="8"/>// Perform action</text:span></text:p>
      <text:p text:style-name="P44"/>
      <text:p text:style-name="P44"><text:span text:style-name="Source_20_Text"><text:s text:c="8"/>return $next($request);</text:span></text:p>
      <text:p text:style-name="P44"><text:span text:style-name="Source_20_Text"><text:s text:c="4"/>}</text:span></text:p>
      <text:p text:style-name="P49"><text:span text:style-name="Source_20_Text">}</text:span></text:p>
      <text:p text:style-name="P56">Однако это промежуточное ПО будет выполнять свою задачу после того, как запрос будет обработан приложением:</text:p>
      <text:p text:style-name="P34"><text:span text:style-name="Source_20_Text">&lt;?php</text:span></text:p>
      <text:p text:style-name="P44"/>
      <text:p text:style-name="P44"><text:span text:style-name="Source_20_Text">namespace App\Http\Middleware;</text:span></text:p>
      <text:p text:style-name="P44"/>
      <text:p text:style-name="P44"><text:span text:style-name="Source_20_Text">use Closure;</text:span></text:p>
      <text:p text:style-name="P44"/>
      <text:p text:style-name="P44"><text:span text:style-name="Source_20_Text">class AfterMiddleware</text:span></text:p>
      <text:p text:style-name="P44"><text:span text:style-name="Source_20_Text">{</text:span></text:p>
      <text:p text:style-name="P44"><text:span text:style-name="Source_20_Text"><text:s text:c="4"/>public function handle($request, Closure $next)</text:span></text:p>
      <text:p text:style-name="P44"><text:span text:style-name="Source_20_Text"><text:s text:c="4"/>{</text:span></text:p>
      <text:p text:style-name="P44"><text:span text:style-name="Source_20_Text"><text:s text:c="8"/>$response = $next($request);</text:span></text:p>
      <text:p text:style-name="P44"/>
      <text:p text:style-name="P44"><text:span text:style-name="Source_20_Text"><text:s text:c="8"/>// Perform action</text:span></text:p>
      <text:p text:style-name="P44"/>
      <text:p text:style-name="P44"><text:span text:style-name="Source_20_Text"><text:s text:c="8"/>return $response;</text:span></text:p>
      <text:p text:style-name="P44"><text:span text:style-name="Source_20_Text"><text:s text:c="4"/>}</text:span></text:p>
      <text:p text:style-name="P49"><text:span text:style-name="Source_20_Text">}</text:span></text:p>
      <text:p text:style-name="P49"><text:span text:style-name="Source_20_Text"/></text:p>
      <text:h text:style-name="P11" text:outline-level="2"><text:bookmark text:name="registering-middleware"/><text:a xlink:type="simple" xlink:href="https://laravel.com/docs/8.x/middleware#registering-middleware" text:style-name="Internet_20_link" text:visited-style-name="Visited_20_Internet_20_Link">Registering Middleware</text:a></text:h>
      <text:h text:style-name="P24" text:outline-level="3"><text:bookmark text:name="global-middleware"/><text:a xlink:type="simple" xlink:href="https://laravel.com/docs/8.x/middleware#global-middleware" text:style-name="Internet_20_link" text:visited-style-name="Visited_20_Internet_20_Link">Global Middleware</text:a></text:h>
      <text:p text:style-name="P56">Если вы хотите, чтобы промежуточное ПО запускалось во время каждого HTTP-запроса к вашему приложению, укажите класс промежуточного ПО в свойстве $middleware вашего класса app / Http / Kernel.php.</text:p>
      <text:p text:style-name="P56"/>
      <text:h text:style-name="P16" text:outline-level="3"><text:bookmark text:name="assigning-middleware-to-routes"/><text:soft-page-break/><text:a xlink:type="simple" xlink:href="https://laravel.com/docs/8.x/middleware#assigning-middleware-to-routes" text:style-name="Internet_20_link" text:visited-style-name="Visited_20_Internet_20_Link">Assigning Middleware To Routes</text:a></text:h>
      <text:p text:style-name="P56">Если вы хотите назначить промежуточное программное обеспечение для определенных маршрутов, вы должны сначала назначить промежуточному программному обеспечению ключ в файле app / Http / Kernel.php. По умолчанию свойство $ routeMiddleware этого класса содержит записи для промежуточного программного обеспечения, включенного в Laravel. Чтобы добавить свой собственный, добавьте его в этот список и назначьте ему ключ по вашему выбору:</text:p>
      <text:p text:style-name="P34"><text:span text:style-name="Source_20_Text">// Within App\Http\Kernel Class...</text:span></text:p>
      <text:p text:style-name="P44"/>
      <text:p text:style-name="P44"><text:span text:style-name="Source_20_Text">protected $routeMiddleware = [</text:span></text:p>
      <text:p text:style-name="P44"><text:span text:style-name="Source_20_Text"><text:s text:c="4"/>'auth' =&gt; \App\Http\Middleware\Authenticate::class,</text:span></text:p>
      <text:p text:style-name="P44"><text:span text:style-name="Source_20_Text"><text:s text:c="4"/>'auth.basic' =&gt; \Illuminate\Auth\Middleware\AuthenticateWithBasicAuth::class,</text:span></text:p>
      <text:p text:style-name="P44"><text:span text:style-name="Source_20_Text"><text:s text:c="4"/>'bindings' =&gt; \Illuminate\Routing\Middleware\SubstituteBindings::class,</text:span></text:p>
      <text:p text:style-name="P44"><text:span text:style-name="Source_20_Text"><text:s text:c="4"/>'cache.headers' =&gt; \Illuminate\Http\Middleware\SetCacheHeaders::class,</text:span></text:p>
      <text:p text:style-name="P44"><text:span text:style-name="Source_20_Text"><text:s text:c="4"/>'can' =&gt; \Illuminate\Auth\Middleware\Authorize::class,</text:span></text:p>
      <text:p text:style-name="P44"><text:span text:style-name="Source_20_Text"><text:s text:c="4"/>'guest' =&gt; \App\Http\Middleware\RedirectIfAuthenticated::class,</text:span></text:p>
      <text:p text:style-name="P44"><text:span text:style-name="Source_20_Text"><text:s text:c="4"/>'signed' =&gt; \Illuminate\Routing\Middleware\ValidateSignature::class,</text:span></text:p>
      <text:p text:style-name="P44"><text:span text:style-name="Source_20_Text"><text:s text:c="4"/>'throttle' =&gt; \Illuminate\Routing\Middleware\ThrottleRequests::class,</text:span></text:p>
      <text:p text:style-name="P44"><text:span text:style-name="Source_20_Text"><text:s text:c="4"/>'verified' =&gt; \Illuminate\Auth\Middleware\EnsureEmailIsVerified::class,</text:span></text:p>
      <text:p text:style-name="P49"><text:span text:style-name="Source_20_Text">];</text:span></text:p>
      <text:p text:style-name="P69"><text:span text:style-name="T27">После определения промежуточного программного обеспечения в ядре HTTP вы можете использовать метод </text:span><text:span text:style-name="Source_20_Text">middleware</text:span><text:span text:style-name="T27"> для назначения промежуточного программного обеспечения для маршрута:<text:line-break/><text:line-break/>Route :: get ('admin / profile', function () {<text:line-break/>//<text:line-break/>}) -&gt; </text:span><text:span text:style-name="Source_20_Text"><text:span text:style-name="T27">middleware</text:span></text:span><text:span text:style-name="T27">('auth');<text:line-break/><text:line-break/>Вы также можете назначить несколько промежуточных программ для маршрута:<text:line-break/><text:line-break/>Route :: get ('/', function () {<text:line-break/>//<text:line-break/>}) -&gt; </text:span><text:span text:style-name="Source_20_Text"><text:span text:style-name="T27">middleware</text:span></text:span><text:span text:style-name="T27">('первое', 'второе');<text:line-break/><text:line-break/>При назначении промежуточного программного обеспечения вы также можете передать полное имя класса:<text:line-break/><text:line-break/></text:span><text:span text:style-name="T39">use</text:span><text:span text:style-name="T27"> App \ Http \ Middleware \ CheckAge;<text:line-break/><text:line-break/>Route :: get ('admin / profile', function () {<text:line-break/></text:span><text:soft-page-break/><text:span text:style-name="T27">//<text:line-break/>}) -&gt; </text:span><text:span text:style-name="Source_20_Text"><text:span text:style-name="T27">middleware</text:span></text:span><text:span text:style-name="T27">(CheckAge :: class);<text:line-break/><text:line-break/>При назначении промежуточного программного обеспечения группе маршрутов иногда может потребоваться запретить применение промежуточного программного обеспечения к отдельному маршруту в группе. Вы можете сделать это с помощью метода withoutMiddleware:<text:line-break/><text:line-break/>используйте App \ Http \ Middleware \ CheckAge;<text:line-break/><text:line-break/>Route :: middleware ([CheckAge :: class]) -&gt; group (function () {<text:line-break/><text:tab/>Route :: get ('/', function () {<text:line-break/><text:tab/><text:tab/>//<text:line-break/><text:tab/>});<text:line-break/><text:line-break/><text:tab/>Route :: get ('admin / profile', function () {<text:line-break/><text:tab/><text:tab/>//<text:line-break/><text:tab/>}) -&gt; withoutMiddleware ([CheckAge :: class]);<text:line-break/>});<text:line-break/><text:line-break/>Метод withoutMiddleware может удалить только промежуточное ПО маршрутизации и не применяется к </text:span><text:span text:style-name="T39">global </text:span><text:span text:style-name="Source_20_Text"><text:span text:style-name="T39">middleware.</text:span></text:span><text:span text:style-name="T27"><text:line-break/><text:line-break/>Группы промежуточного программного обеспечения </text:span><text:span text:style-name="T40">(</text:span><text:bookmark text:name="middleware-groups"/><text:a xlink:type="simple" xlink:href="https://laravel.com/docs/8.x/middleware#middleware-groups" text:style-name="Internet_20_link" text:visited-style-name="Visited_20_Internet_20_Link">Middleware Groups</text:a><text:span text:style-name="T40">)</text:span></text:p>
      <text:p text:style-name="P69"><text:span text:style-name="T27">Иногда вам может потребоваться сгруппировать несколько промежуточных программ под одним ключом, чтобы упростить их назначение маршрутам. Вы можете сделать это, используя свойство $ middlewareGroups вашего ядра HTTP.<text:line-break/><text:line-break/>Изначально Laravel поставляется с группами промежуточного программного обеспечения для </text:span><text:span text:style-name="Source_20_Text">web</text:span><text:span text:style-name="T27"> и api, которые содержат общее промежуточное программное обеспечение, которое вы можете применить к своему веб-интерфейсу и маршрутам API:</text:span></text:p>
      <text:p text:style-name="P42"><text:span text:style-name="Source_20_Text">/**</text:span></text:p>
      <text:p text:style-name="P44"><text:span text:style-name="Source_20_Text"><text:s/>* The application's route middleware groups.</text:span></text:p>
      <text:p text:style-name="P44"><text:span text:style-name="Source_20_Text"><text:s/>*</text:span></text:p>
      <text:p text:style-name="P44"><text:span text:style-name="Source_20_Text"><text:s/>* @var array</text:span></text:p>
      <text:p text:style-name="P44"><text:span text:style-name="Source_20_Text"><text:s/>*/</text:span></text:p>
      <text:p text:style-name="P44"><text:span text:style-name="Source_20_Text">protected $middlewareGroups = [</text:span></text:p>
      <text:p text:style-name="P44"><text:span text:style-name="Source_20_Text"><text:s text:c="4"/>'web' =&gt; [</text:span></text:p>
      <text:p text:style-name="P44"><text:span text:style-name="Source_20_Text"><text:s text:c="8"/>\App\Http\Middleware\EncryptCookies::class,</text:span></text:p>
      <text:p text:style-name="P44"><text:soft-page-break/><text:span text:style-name="Source_20_Text"><text:s text:c="8"/>\Illuminate\Cookie\Middleware\AddQueuedCookiesToResponse::class,</text:span></text:p>
      <text:p text:style-name="P44"><text:span text:style-name="Source_20_Text"><text:s text:c="8"/>\Illuminate\Session\Middleware\StartSession::class,</text:span></text:p>
      <text:p text:style-name="P44"><text:span text:style-name="Source_20_Text"><text:s text:c="8"/>\Illuminate\View\Middleware\ShareErrorsFromSession::class,</text:span></text:p>
      <text:p text:style-name="P44"><text:span text:style-name="Source_20_Text"><text:s text:c="8"/>\App\Http\Middleware\VerifyCsrfToken::class,</text:span></text:p>
      <text:p text:style-name="P44"><text:span text:style-name="Source_20_Text"><text:s text:c="8"/>\Illuminate\Routing\Middleware\SubstituteBindings::class,</text:span></text:p>
      <text:p text:style-name="P44"><text:span text:style-name="Source_20_Text"><text:s text:c="4"/>],</text:span></text:p>
      <text:p text:style-name="P44"/>
      <text:p text:style-name="P44"><text:span text:style-name="Source_20_Text"><text:s text:c="4"/>'api' =&gt; [</text:span></text:p>
      <text:p text:style-name="P44"><text:span text:style-name="Source_20_Text"><text:s text:c="8"/>'throttle:60,1',</text:span></text:p>
      <text:p text:style-name="P44"><text:span text:style-name="Source_20_Text"><text:s text:c="8"/>'auth:api',</text:span></text:p>
      <text:p text:style-name="P44"><text:span text:style-name="Source_20_Text"><text:s text:c="4"/>],</text:span></text:p>
      <text:p text:style-name="P49"><text:span text:style-name="Source_20_Text">];</text:span></text:p>
      <text:p text:style-name="P56">Группы промежуточного программного обеспечения могут быть назначены маршрутам и действиям контроллера с использованием того же синтаксиса, что и индивидуальное промежуточное программное обеспечение. Опять же, группы промежуточного программного обеспечения делают более удобным назначать несколько промежуточных программ для маршрута одновременно:</text:p>
      <text:p text:style-name="P34"><text:span text:style-name="Source_20_Text">Route::get('/', function () {</text:span></text:p>
      <text:p text:style-name="P44"><text:span text:style-name="Source_20_Text"><text:s text:c="4"/>//</text:span></text:p>
      <text:p text:style-name="P44"><text:span text:style-name="Source_20_Text">})-&gt;middleware('web');</text:span></text:p>
      <text:p text:style-name="P44"/>
      <text:p text:style-name="P44"><text:span text:style-name="Source_20_Text">Route::group(['middleware' =&gt; ['web']], function () {</text:span></text:p>
      <text:p text:style-name="P44"><text:span text:style-name="Source_20_Text"><text:s text:c="4"/>//</text:span></text:p>
      <text:p text:style-name="P44"><text:span text:style-name="Source_20_Text">});</text:span></text:p>
      <text:p text:style-name="P44"/>
      <text:p text:style-name="P44"><text:span text:style-name="Source_20_Text">Route::middleware(['web', 'subscribed'])-&gt;group(function () {</text:span></text:p>
      <text:p text:style-name="P44"><text:span text:style-name="Source_20_Text"><text:s text:c="4"/>//</text:span></text:p>
      <text:p text:style-name="P49"><text:span text:style-name="Source_20_Text">});</text:span></text:p>
      <text:p text:style-name="P69"><text:span text:style-name="T27">По умолчанию группа промежуточного программного обеспечения </text:span><text:span text:style-name="Source_20_Text"><text:span text:style-name="T27">web</text:span></text:span><text:span text:style-name="T27"> автоматически применяется к файлу routes / web.php с помощью RouteServiceProvider.</text:span></text:p>
      <text:p text:style-name="P56"/>
      <text:h text:style-name="P24" text:outline-level="3"><text:bookmark text:name="sorting-middleware"/><text:a xlink:type="simple" xlink:href="https://laravel.com/docs/8.x/middleware#sorting-middleware" text:style-name="Internet_20_link" text:visited-style-name="Visited_20_Internet_20_Link"><text:span text:style-name="T27">Sorting Middleware</text:span></text:a></text:h>
      <text:p text:style-name="P56">В редких случаях вам может понадобиться ваше промежуточное программное обеспечение для выполнения в определенном порядке, но вы не сможете контролировать их порядок, когда они назначены для маршрута. В этом случае вы можете указать свой приоритет промежуточного программного обеспечения, используя свойство $ middlewarePriority вашего файла app / Http / Kernel.php:</text:p>
      <text:p text:style-name="P43"><text:span text:style-name="Source_20_Text"><text:span text:style-name="T67">/**</text:span></text:span></text:p>
      <text:p text:style-name="P44"><text:span text:style-name="Source_20_Text"><text:s/>* The priority-sorted list of middleware.</text:span></text:p>
      <text:p text:style-name="P44"><text:span text:style-name="Source_20_Text"><text:s/>*</text:span></text:p>
      <text:p text:style-name="P44"><text:span text:style-name="Source_20_Text"><text:s/>* This forces non-global middleware to always be in the given order.</text:span></text:p>
      <text:p text:style-name="P44"><text:span text:style-name="Source_20_Text"><text:s/>*</text:span></text:p>
      <text:p text:style-name="P44"><text:span text:style-name="Source_20_Text"><text:s/>* @var array</text:span></text:p>
      <text:p text:style-name="P44"><text:span text:style-name="Source_20_Text"><text:s/>*/</text:span></text:p>
      <text:p text:style-name="P44"><text:span text:style-name="Source_20_Text">protected $middlewarePriority = [</text:span></text:p>
      <text:p text:style-name="P44"><text:soft-page-break/><text:span text:style-name="Source_20_Text"><text:s text:c="4"/>\Illuminate\Session\Middleware\StartSession::class,</text:span></text:p>
      <text:p text:style-name="P44"><text:span text:style-name="Source_20_Text"><text:s text:c="4"/>\Illuminate\View\Middleware\ShareErrorsFromSession::class,</text:span></text:p>
      <text:p text:style-name="P44"><text:span text:style-name="Source_20_Text"><text:s text:c="4"/>\Illuminate\Contracts\Auth\Middleware\AuthenticatesRequests::class,</text:span></text:p>
      <text:p text:style-name="P44"><text:span text:style-name="Source_20_Text"><text:s text:c="4"/>\Illuminate\Routing\Middleware\ThrottleRequests::class,</text:span></text:p>
      <text:p text:style-name="P44"><text:span text:style-name="Source_20_Text"><text:s text:c="4"/>\Illuminate\Session\Middleware\AuthenticateSession::class,</text:span></text:p>
      <text:p text:style-name="P44"><text:span text:style-name="Source_20_Text"><text:s text:c="4"/>\Illuminate\Routing\Middleware\SubstituteBindings::class,</text:span></text:p>
      <text:p text:style-name="P44"><text:span text:style-name="Source_20_Text"><text:s text:c="4"/>\Illuminate\Auth\Middleware\Authorize::class,</text:span></text:p>
      <text:p text:style-name="P49"><text:span text:style-name="Source_20_Text">];</text:span></text:p>
      <text:p text:style-name="P56"/>
      <text:h text:style-name="P10" text:outline-level="2"><text:bookmark text:name="middleware-parameters"/><text:a xlink:type="simple" xlink:href="https://laravel.com/docs/8.x/middleware#middleware-parameters" text:style-name="Internet_20_link" text:visited-style-name="Visited_20_Internet_20_Link"><text:span text:style-name="T67">Middleware Parameters</text:span></text:a></text:h>
      <text:p text:style-name="P56">Промежуточное ПО также может получать дополнительные параметры. Например, если вашему приложению необходимо проверить, что аутентифицированный пользователь имеет заданную «роль», прежде чем выполнять заданное действие, вы можете создать промежуточное ПО CheckRole, которое получает имя роли в качестве дополнительного аргумента.<text:line-break/><text:line-break/>Дополнительные параметры промежуточного программного обеспечения будут переданы промежуточному программному обеспечению после аргумента $ next:</text:p>
      <text:p text:style-name="P43"><text:span text:style-name="Source_20_Text"><text:span text:style-name="T67">&lt;?php</text:span></text:span></text:p>
      <text:p text:style-name="P44"/>
      <text:p text:style-name="P44"><text:span text:style-name="Source_20_Text">namespace App\Http\Middleware;</text:span></text:p>
      <text:p text:style-name="P44"/>
      <text:p text:style-name="P44"><text:span text:style-name="Source_20_Text">use Closure;</text:span></text:p>
      <text:p text:style-name="P44"/>
      <text:p text:style-name="P44"><text:span text:style-name="Source_20_Text">class CheckRole</text:span></text:p>
      <text:p text:style-name="P44"><text:span text:style-name="Source_20_Text">{</text:span></text:p>
      <text:p text:style-name="P44"><text:span text:style-name="Source_20_Text"><text:s text:c="4"/>/**</text:span></text:p>
      <text:p text:style-name="P44"><text:span text:style-name="Source_20_Text"><text:s text:c="5"/>* Handle the incoming request.</text:span></text:p>
      <text:p text:style-name="P44"><text:span text:style-name="Source_20_Text"><text:s text:c="5"/>*</text:span></text:p>
      <text:p text:style-name="P44"><text:span text:style-name="Source_20_Text"><text:s text:c="5"/>* @param <text:s/>\Illuminate\Http\Request <text:s/>$request</text:span></text:p>
      <text:p text:style-name="P44"><text:span text:style-name="Source_20_Text"><text:s text:c="5"/>* @param <text:s/>\Closure <text:s/>$next</text:span></text:p>
      <text:p text:style-name="P44"><text:span text:style-name="Source_20_Text"><text:s text:c="5"/>* @param <text:s/>string <text:s/>$role</text:span></text:p>
      <text:p text:style-name="P44"><text:span text:style-name="Source_20_Text"><text:s text:c="5"/>* @return mixed</text:span></text:p>
      <text:p text:style-name="P44"><text:span text:style-name="Source_20_Text"><text:s text:c="5"/>*/</text:span></text:p>
      <text:p text:style-name="P44"><text:span text:style-name="Source_20_Text"><text:s text:c="4"/>public function handle($request, Closure $next, $role)</text:span></text:p>
      <text:p text:style-name="P44"><text:span text:style-name="Source_20_Text"><text:s text:c="4"/>{</text:span></text:p>
      <text:p text:style-name="P44"><text:span text:style-name="Source_20_Text"><text:s text:c="8"/>if (! $request-&gt;user()-&gt;hasRole($role)) {</text:span></text:p>
      <text:p text:style-name="P44"><text:span text:style-name="Source_20_Text"><text:s text:c="12"/>// Redirect...</text:span></text:p>
      <text:p text:style-name="P44"><text:span text:style-name="Source_20_Text"><text:s text:c="8"/>}</text:span></text:p>
      <text:p text:style-name="P44"/>
      <text:p text:style-name="P44"><text:span text:style-name="Source_20_Text"><text:s text:c="8"/>return $next($request);</text:span></text:p>
      <text:p text:style-name="P44"><text:span text:style-name="Source_20_Text"><text:s text:c="4"/>}</text:span></text:p>
      <text:p text:style-name="P44"/>
      <text:p text:style-name="P49"><text:span text:style-name="Source_20_Text">}</text:span></text:p>
      <text:p text:style-name="P80"><text:span text:style-name="T27">Параметры промежуточного программного обеспечения можно указать при определении маршрута, разделив имя промежуточного программного обеспечения и параметры символом:. Несколько </text:span><text:soft-page-break/><text:span text:style-name="T27">параметров следует разделять запятыми:<text:line-break/></text:span><text:span text:style-name="Source_20_Text"><text:span text:style-name="T27">Route::put('post/{id}', function ($id) {</text:span></text:span></text:p>
      <text:p text:style-name="Preformatted_20_Text"><text:span text:style-name="Source_20_Text"><text:s text:c="4"/>//</text:span></text:p>
      <text:p text:style-name="P47"><text:span text:style-name="Source_20_Text">})-&gt;middleware('role:editor');</text:span></text:p>
      <text:p text:style-name="P80"><text:span text:style-name="T27"><text:line-break/>Завершаемое промежуточное ПО </text:span><text:span text:style-name="T41">(</text:span><text:bookmark text:name="terminable-middleware"/><text:a xlink:type="simple" xlink:href="https://laravel.com/docs/8.x/middleware#terminable-middleware" text:style-name="Internet_20_link" text:visited-style-name="Visited_20_Internet_20_Link"><text:span text:style-name="T70">Terminable Middleware</text:span></text:a><text:span text:style-name="T41">)</text:span></text:p>
      <text:p text:style-name="P69"><text:span text:style-name="T27">Иногда промежуточному программному обеспечению может потребоваться выполнить некоторую работу после того, как HTTP-ответ был отправлен в браузер. Если вы определяете метод </text:span><text:span text:style-name="Source_20_Text">terminate</text:span><text:span text:style-name="T27"> в промежуточном программном обеспечении и ваш веб-сервер использует FastCGI, метод завершения будет автоматически вызываться после отправки ответа в браузер:</text:span></text:p>
      <text:p text:style-name="P44"><text:span text:style-name="Source_20_Text">&lt;?php</text:span></text:p>
      <text:p text:style-name="Preformatted_20_Text"/>
      <text:p text:style-name="Preformatted_20_Text"><text:span text:style-name="Source_20_Text">namespace Illuminate\Session\Middleware;</text:span></text:p>
      <text:p text:style-name="Preformatted_20_Text"/>
      <text:p text:style-name="Preformatted_20_Text"><text:span text:style-name="Source_20_Text">use Closure;</text:span></text:p>
      <text:p text:style-name="Preformatted_20_Text"/>
      <text:p text:style-name="Preformatted_20_Text"><text:span text:style-name="Source_20_Text">class StartSession</text:span></text:p>
      <text:p text:style-name="Preformatted_20_Text"><text:span text:style-name="Source_20_Text">{</text:span></text:p>
      <text:p text:style-name="Preformatted_20_Text"><text:span text:style-name="Source_20_Text"><text:s text:c="4"/>public function handle($request, Closure $next)</text:span></text:p>
      <text:p text:style-name="Preformatted_20_Text"><text:span text:style-name="Source_20_Text"><text:s text:c="4"/>{</text:span></text:p>
      <text:p text:style-name="Preformatted_20_Text"><text:span text:style-name="Source_20_Text"><text:s text:c="8"/>return $next($request);</text:span></text:p>
      <text:p text:style-name="Preformatted_20_Text"><text:span text:style-name="Source_20_Text"><text:s text:c="4"/>}</text:span></text:p>
      <text:p text:style-name="Preformatted_20_Text"/>
      <text:p text:style-name="Preformatted_20_Text"><text:span text:style-name="Source_20_Text"><text:s text:c="4"/>public function terminate($request, $response)</text:span></text:p>
      <text:p text:style-name="Preformatted_20_Text"><text:span text:style-name="Source_20_Text"><text:s text:c="4"/>{</text:span></text:p>
      <text:p text:style-name="Preformatted_20_Text"><text:span text:style-name="Source_20_Text"><text:s text:c="8"/>// Store the session data...</text:span></text:p>
      <text:p text:style-name="Preformatted_20_Text"><text:span text:style-name="Source_20_Text"><text:s text:c="4"/>}</text:span></text:p>
      <text:p text:style-name="P47"><text:span text:style-name="Source_20_Text">}</text:span></text:p>
      <text:p text:style-name="P44"><text:span text:style-name="Source_20_Text"/></text:p>
      <text:p text:style-name="P69"><text:span text:style-name="T67">The </text:span><text:span text:style-name="Source_20_Text"><text:span text:style-name="T67">terminate </text:span></text:span><text:span text:style-name="Source_20_Text"><text:span text:style-name="T2">должен получать и запрос, и ответ. После того как вы определили завершаемое промежуточное программное обеспечение, вы должны добавить его в список маршрутов или глобального промежуточного программного обеспечения в файле app / Http / Kernel.php.<text:line-break/><text:line-break/>При вызове метода terminate в вашем промежуточном программном обеспечении Laravel разрешит новый экземпляр промежуточного программного обеспечения из контейнера службы. Если вы хотите использовать один и тот же экземпляр промежуточного программного обеспечения при вызове методов handle и terminate, зарегистрируйте промежуточное программное обеспечение в контейнере с помощью одноэлементного метода контейнера. Обычно это должно быть сделано в методе регистрации вашего AppServiceProvider.php:<text:line-break/>use App\Http\Middleware\TerminableMiddleware;</text:span></text:span></text:p>
      <text:p text:style-name="Preformatted_20_Text"/>
      <text:p text:style-name="Preformatted_20_Text"><text:span text:style-name="Source_20_Text">/**</text:span></text:p>
      <text:p text:style-name="Preformatted_20_Text"><text:span text:style-name="Source_20_Text"><text:s/>* Register any application services.</text:span></text:p>
      <text:p text:style-name="Preformatted_20_Text"><text:span text:style-name="Source_20_Text"><text:s/>*</text:span></text:p>
      <text:p text:style-name="Preformatted_20_Text"><text:span text:style-name="Source_20_Text"><text:s/>* @return void</text:span></text:p>
      <text:p text:style-name="Preformatted_20_Text"><text:soft-page-break/><text:span text:style-name="Source_20_Text"><text:s/>*/</text:span></text:p>
      <text:p text:style-name="Preformatted_20_Text"><text:span text:style-name="Source_20_Text">public function register()</text:span></text:p>
      <text:p text:style-name="Preformatted_20_Text"><text:span text:style-name="Source_20_Text">{</text:span></text:p>
      <text:p text:style-name="Preformatted_20_Text"><text:span text:style-name="Source_20_Text"><text:s text:c="4"/>$this-&gt;app-&gt;singleton(TerminableMiddleware::class);</text:span></text:p>
      <text:p text:style-name="P47"><text:span text:style-name="Source_20_Text">}</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69"><text:span text:style-name="Source_20_Text"><text:span text:style-name="T2"/></text:span></text:p>
      <text:p text:style-name="P54"/>
      <text:p text:style-name="P54"/>
      <text:p text:style-name="P54"/>
      <text:p text:style-name="P54"/>
      <text:p text:style-name="P54"/>
      <text:p text:style-name="P54"/>
      <text:p text:style-name="P54"/>
      <text:p text:style-name="P54"/>
      <text:p text:style-name="P54"/>
      <text:p text:style-name="P54"/>
      <text:p text:style-name="P54"/>
      <text:h text:style-name="P4" text:outline-level="1"><text:soft-page-break/>CSRF Protection</text:h>
      <text:list xml:id="list4127059551" text:style-name="L3">
        <text:list-item>
          <text:p text:style-name="P108"><text:a xlink:type="simple" xlink:href="https://laravel.com/docs/8.x/csrf#csrf-introduction" text:style-name="Internet_20_link" text:visited-style-name="Visited_20_Internet_20_Link">Introduction</text:a> <text:span text:style-name="T131">(</text:span><text:span text:style-name="T25">Введение</text:span><text:span text:style-name="T131">)</text:span></text:p>
        </text:list-item>
        <text:list-item>
          <text:p text:style-name="P108"><text:a xlink:type="simple" xlink:href="https://laravel.com/docs/8.x/csrf#csrf-excluding-uris" text:style-name="Internet_20_link" text:visited-style-name="Visited_20_Internet_20_Link">Excluding URIs</text:a> <text:span text:style-name="T131">(</text:span><text:span text:style-name="T25">Исключение URIs</text:span><text:span text:style-name="T131">) </text:span></text:p>
        </text:list-item>
        <text:list-item>
          <text:p text:style-name="P109"><text:a xlink:type="simple" xlink:href="https://laravel.com/docs/8.x/csrf#csrf-x-csrf-token" text:style-name="Internet_20_link" text:visited-style-name="Visited_20_Internet_20_Link">X-CSRF-Token</text:a> </text:p>
        </text:list-item>
        <text:list-item>
          <text:p text:style-name="P95"><text:a xlink:type="simple" xlink:href="https://laravel.com/docs/8.x/csrf#csrf-x-xsrf-token" text:style-name="Internet_20_link" text:visited-style-name="Visited_20_Internet_20_Link">X-XSRF-Token</text:a> </text:p>
        </text:list-item>
      </text:list>
      <text:h text:style-name="P11" text:outline-level="2"><text:a xlink:type="simple" xlink:href="https://laravel.com/docs/8.x/csrf#csrf-introduction" text:style-name="Internet_20_link" text:visited-style-name="Visited_20_Internet_20_Link"><text:span text:style-name="T2"/></text:a></text:h>
      <text:h text:style-name="P11" text:outline-level="2"><text:bookmark text:name="csrf-introduction"/><text:a xlink:type="simple" xlink:href="https://laravel.com/docs/8.x/csrf#csrf-introduction" text:style-name="Internet_20_link" text:visited-style-name="Visited_20_Internet_20_Link">Introduction</text:a></text:h>
      <text:p text:style-name="P68">Laravel упрощает защиту вашего приложения от атак с подделкой межсайтовых запросов (CSRF). Подделка межсайтовых запросов - это разновидность вредоносного эксплойта, при котором неавторизованные команды выполняются от имени аутентифицированного пользователя.<text:line-break/><text:line-break/>Laravel автоматически генерирует «токен» CSRF для каждой активной пользовательской сессии, управляемой приложением. Этот токен используется для проверки того, что аутентифицированный пользователь действительно делает запросы к приложению.<text:line-break/><text:line-break/>Каждый раз, когда вы определяете HTML-форму в своем приложении, вы должны включать в форму скрытое поле токена CSRF, чтобы промежуточное ПО защиты CSRF могло проверить запрос. Вы можете использовать директиву @csrf Blade для создания поля токена:<text:line-break/><text:line-break/>&lt;form method = "POST" action = "/ profile"&gt;<text:line-break/>@csrf<text:line-break/>...<text:line-break/>&lt;/form&gt;<text:line-break/><text:line-break/>ПО промежуточного слоя VerifyCsrfToken, которое входит в группу промежуточного программного обеспечения веб-сайтов, автоматически проверяет, соответствует ли токен во входных данных запроса токену, хранящемуся в сеансе.</text:p>
      <text:p text:style-name="P69"><text:span text:style-name="T2"><text:line-break/><text:line-break/>Токены CSRF и JavaScript </text:span><text:span text:style-name="T6">(</text:span><text:a xlink:type="simple" xlink:href="https://laravel.com/docs/8.x/csrf#csrf-tokens-javascript" text:style-name="Internet_20_link" text:visited-style-name="Visited_20_Internet_20_Link">CSRF Tokens &amp; JavaScript</text:a><text:span text:style-name="T6">)</text:span></text:p>
      <text:p text:style-name="P56">При создании приложений на основе JavaScript удобно, чтобы ваша HTTP-библиотека JavaScript автоматически прикрепляла токен CSRF к каждому исходящему запросу. По умолчанию HTTP-библиотека Axios, предоставленная в файле resources / js / bootstrap.js, автоматически отправляет заголовок X-XSRF-TOKEN, используя значение зашифрованного файла cookie XSRF-TOKEN. Если вы не используете эту библиотеку, вам нужно будет вручную настроить это поведение для вашего приложения.</text:p>
      <text:p text:style-name="P69"/>
      <text:p text:style-name="P69"/>
      <text:h text:style-name="P27" text:outline-level="4"><text:soft-page-break/>CSRF защита <text:span text:style-name="T115">(</text:span><text:a xlink:type="simple" xlink:href="https://laravel.com/docs/8.x/routing#csrf-protection" text:style-name="Internet_20_link" text:visited-style-name="Visited_20_Internet_20_Link">CSRF Protection</text:a><text:span text:style-name="T115">)</text:span></text:h>
      <text:p text:style-name="P86">Любые формы HTML, указывающие на маршруты POST, PUT, PATCH или DELETE, которые определены в файле веб-маршрутов, должны включать поле токена CSRF. В противном случае запрос будет отклонен. Вы можете прочитать больше о защите CSRF в <text:a xlink:type="simple" xlink:href="https://laravel.com/docs/8.x/csrf" text:style-name="Internet_20_link" text:visited-style-name="Visited_20_Internet_20_Link">CSRF documentation</text:a>:</text:p>
      <text:p text:style-name="P46"><text:span text:style-name="Source_20_Text">&lt;form method="POST" action="/profile"&gt;</text:span></text:p>
      <text:p text:style-name="P46"><text:span text:style-name="Source_20_Text"><text:s text:c="4"/>@csrf</text:span></text:p>
      <text:p text:style-name="P46"><text:span text:style-name="Source_20_Text"><text:s text:c="4"/>...</text:span></text:p>
      <text:p text:style-name="P53"><text:span text:style-name="Source_20_Text">&lt;/form&gt;</text:span></text:p>
      <text:p text:style-name="P53"><text:span text:style-name="Source_20_Text"/></text:p>
      <text:h text:style-name="P11" text:outline-level="2"><text:bookmark text:name="csrf-excluding-uris"/><text:a xlink:type="simple" xlink:href="https://laravel.com/docs/8.x/csrf#csrf-excluding-uris" text:style-name="Internet_20_link" text:visited-style-name="Visited_20_Internet_20_Link">Excluding URIs From CSRF Protection</text:a></text:h>
      <text:p text:style-name="P84"><text:span text:style-name="T2">Иногда вы можете захотеть исключить набор URI из защиты CSRF. Например, если вы используете </text:span><text:a xlink:type="simple" xlink:href="https://stripe.com/" text:style-name="Internet_20_link" text:visited-style-name="Visited_20_Internet_20_Link">Stripe</text:a><text:span text:style-name="T2"> для обработки платежей и используете их систему веб-перехватчиков, вам нужно будет исключить свой маршрут обработчика веб-перехватчиков Stripe из защиты CSRF, поскольку Stripe не будет знать, какой токен CSRF отправлять на ваши маршруты.<text:line-break/><text:line-break/>Как правило, такие маршруты следует размещать за пределами группы промежуточного программного обеспечения веб, которую RouteServiceProvider применяет ко всем маршрутам в файле routes / web.php. Однако вы также можете исключить маршруты, добавив их URI в свойство $ except промежуточного программного обеспечения VerifyCsrfToken:<text:line-break/><text:line-break/></text:span><text:span text:style-name="Source_20_Text">&lt;?php</text:span></text:p>
      <text:p text:style-name="P44"/>
      <text:p text:style-name="P44"><text:span text:style-name="Source_20_Text">namespace App\Http\Middleware;</text:span></text:p>
      <text:p text:style-name="P44"/>
      <text:p text:style-name="P44"><text:span text:style-name="Source_20_Text">use Illuminate\Foundation\Http\Middleware\VerifyCsrfToken as Middleware;</text:span></text:p>
      <text:p text:style-name="P44"/>
      <text:p text:style-name="P44"><text:span text:style-name="Source_20_Text">class VerifyCsrfToken extends Middleware</text:span></text:p>
      <text:p text:style-name="P44"><text:span text:style-name="Source_20_Text">{</text:span></text:p>
      <text:p text:style-name="P44"><text:span text:style-name="Source_20_Text"><text:s text:c="4"/>/**</text:span></text:p>
      <text:p text:style-name="P44"><text:span text:style-name="Source_20_Text"><text:s text:c="5"/>* The URIs that should be excluded from CSRF verification.</text:span></text:p>
      <text:p text:style-name="P44"><text:span text:style-name="Source_20_Text"><text:s text:c="5"/>*</text:span></text:p>
      <text:p text:style-name="P44"><text:span text:style-name="Source_20_Text"><text:s text:c="5"/>* @var array</text:span></text:p>
      <text:p text:style-name="P44"><text:span text:style-name="Source_20_Text"><text:s text:c="5"/>*/</text:span></text:p>
      <text:p text:style-name="P44"><text:span text:style-name="Source_20_Text"><text:s text:c="4"/>protected $except = [</text:span></text:p>
      <text:p text:style-name="P44"><text:span text:style-name="Source_20_Text"><text:s text:c="8"/>'stripe/*',</text:span></text:p>
      <text:p text:style-name="P44"><text:span text:style-name="Source_20_Text"><text:s text:c="8"/>'http://example.com/foo/bar',</text:span></text:p>
      <text:p text:style-name="P44"><text:span text:style-name="Source_20_Text"><text:s text:c="8"/>'http://example.com/foo/*',</text:span></text:p>
      <text:p text:style-name="P44"><text:span text:style-name="Source_20_Text"><text:s text:c="4"/>];</text:span></text:p>
      <text:p text:style-name="P49"><text:span text:style-name="Source_20_Text">}</text:span></text:p>
      <text:p text:style-name="P84">The CSRF middleware is automatically disabled when <text:a xlink:type="simple" xlink:href="https://laravel.com/docs/8.x/testing" text:style-name="Internet_20_link" text:visited-style-name="Visited_20_Internet_20_Link">running tests</text:a>.</text:p>
      <text:p text:style-name="P84"/>
      <text:h text:style-name="P11" text:outline-level="2"><text:bookmark text:name="csrf-x-csrf-token"/><text:soft-page-break/><text:a xlink:type="simple" xlink:href="https://laravel.com/docs/8.x/csrf#csrf-x-csrf-token" text:style-name="Internet_20_link" text:visited-style-name="Visited_20_Internet_20_Link">X-CSRF-TOKEN</text:a></text:h>
      <text:p text:style-name="P84"><text:span text:style-name="T2">Помимо проверки токена CSRF в качестве параметра POST, промежуточное ПО VerifyCsrfToken также проверяет заголовок запроса X-CSRF-TOKEN. Вы можете, например, сохранить токен в метатеге HTML:<text:line-break/><text:line-break/>&lt;meta name = "csrf-token" content = "{{csrf_token ()}}"&gt;<text:line-break/><text:line-break/>Затем, когда вы создали метатег, вы можете указать библиотеке, такой как jQuery, автоматически добавлять токен во все заголовки запроса. Это обеспечивает простую и удобную защиту CSRF для ваших приложений на основе AJAX:<text:line-break/><text:line-break/></text:span><text:span text:style-name="Source_20_Text">$.ajaxSetup({</text:span></text:p>
      <text:p text:style-name="P44"><text:span text:style-name="Source_20_Text"><text:s text:c="4"/>headers: {</text:span></text:p>
      <text:p text:style-name="P44"><text:span text:style-name="Source_20_Text"><text:s text:c="8"/>'X-CSRF-TOKEN': $('meta[name="csrf-token"]').attr('content')</text:span></text:p>
      <text:p text:style-name="P44"><text:span text:style-name="Source_20_Text"><text:s text:c="4"/>}</text:span></text:p>
      <text:p text:style-name="P49"><text:span text:style-name="Source_20_Text">});</text:span></text:p>
      <text:p text:style-name="P54"/>
      <text:h text:style-name="P9" text:outline-level="2"><text:bookmark text:name="csrf-x-xsrf-token"/><text:a xlink:type="simple" xlink:href="https://laravel.com/docs/8.x/csrf#csrf-x-xsrf-token" text:style-name="Internet_20_link" text:visited-style-name="Visited_20_Internet_20_Link">X-XSRF-TOKEN</text:a></text:h>
      <text:p text:style-name="P56">Laravel хранит текущий токен CSRF в зашифрованном файле cookie XSRF-TOKEN, который включается в каждый ответ, сгенерированный платформой. Вы можете использовать значение cookie для установки заголовка запроса X-XSRF-TOKEN.<text:line-break/><text:line-break/>Этот файл cookie в основном отправляется для удобства, поскольку некоторые платформы и библиотеки JavaScript, такие как Angular и Axios, автоматически помещают его значение в заголовок X-XSRF-TOKEN в запросах с одним и тем же источником.<text:line-break/><text:line-break/>По умолчанию файл resources / js / bootstrap.js включает HTTP-библиотеку Axios, которая автоматически отправит это вам.</text:p>
      <text:p text:style-name="P56"/>
      <text:p text:style-name="P56"/>
      <text:p text:style-name="P56"/>
      <text:p text:style-name="P56"/>
      <text:p text:style-name="P56"/>
      <text:p text:style-name="P56"/>
      <text:p text:style-name="P56"/>
      <text:p text:style-name="P56"/>
      <text:h text:style-name="P1" text:outline-level="1"><text:soft-page-break/>Controllers</text:h>
      <text:list xml:id="list3428050581" text:style-name="L4">
        <text:list-item>
          <text:p text:style-name="P110"><text:a xlink:type="simple" xlink:href="https://laravel.com/docs/8.x/controllers#introduction" text:style-name="Internet_20_link" text:visited-style-name="Visited_20_Internet_20_Link">Introduction</text:a> </text:p>
        </text:list-item>
        <text:list-item>
          <text:p text:style-name="P110"><text:a xlink:type="simple" xlink:href="https://laravel.com/docs/8.x/controllers#basic-controllers" text:style-name="Internet_20_link" text:visited-style-name="Visited_20_Internet_20_Link">Basic Controllers</text:a> </text:p>
          <text:list>
            <text:list-item>
              <text:p text:style-name="P110"><text:span text:style-name="T2">Определение контроллеров </text:span><text:span text:style-name="T7">(</text:span><text:a xlink:type="simple" xlink:href="https://laravel.com/docs/8.x/controllers#defining-controllers" text:style-name="Internet_20_link" text:visited-style-name="Visited_20_Internet_20_Link">Defining Controllers</text:a><text:span text:style-name="T93">)</text:span></text:p>
            </text:list-item>
            <text:list-item>
              <text:p text:style-name="P110"><text:span text:style-name="T2">Контроллеры простого действия </text:span><text:span text:style-name="T7">(</text:span><text:a xlink:type="simple" xlink:href="https://laravel.com/docs/8.x/controllers#single-action-controllers" text:style-name="Internet_20_link" text:visited-style-name="Visited_20_Internet_20_Link">Single Action Controllers</text:a><text:span text:style-name="T93">)</text:span></text:p>
            </text:list-item>
          </text:list>
        </text:list-item>
        <text:list-item>
          <text:p text:style-name="P110"><text:a xlink:type="simple" xlink:href="https://laravel.com/docs/8.x/controllers#controller-middleware" text:style-name="Internet_20_link" text:visited-style-name="Visited_20_Internet_20_Link">Controller Middleware</text:a> </text:p>
        </text:list-item>
        <text:list-item>
          <text:p text:style-name="P110"><text:a xlink:type="simple" xlink:href="https://laravel.com/docs/8.x/controllers#resource-controllers" text:style-name="Internet_20_link" text:visited-style-name="Visited_20_Internet_20_Link">Resource Controllers</text:a> </text:p>
          <text:list>
            <text:list-item>
              <text:p text:style-name="P110"><text:span text:style-name="T2">Частичные маршруты ресурсов </text:span><text:span text:style-name="T93">(</text:span><text:a xlink:type="simple" xlink:href="https://laravel.com/docs/8.x/controllers#restful-partial-resource-routes" text:style-name="Internet_20_link" text:visited-style-name="Visited_20_Internet_20_Link">Partial Resource Routes</text:a><text:span text:style-name="T93">)</text:span> </text:p>
            </text:list-item>
            <text:list-item>
              <text:p text:style-name="P110"><text:span text:style-name="T2">Вложенные ресурсы </text:span><text:span text:style-name="T8">(</text:span><text:a xlink:type="simple" xlink:href="https://laravel.com/docs/8.x/controllers#restful-nested-resources" text:style-name="Internet_20_link" text:visited-style-name="Visited_20_Internet_20_Link">Nested Resources</text:a><text:span text:style-name="T94">)</text:span></text:p>
            </text:list-item>
            <text:list-item>
              <text:p text:style-name="P110"><text:a xlink:type="simple" xlink:href="https://laravel.com/docs/8.x/controllers#restful-naming-resource-routes" text:style-name="Internet_20_link" text:visited-style-name="Visited_20_Internet_20_Link">Naming Resource Routes</text:a> </text:p>
            </text:list-item>
            <text:list-item>
              <text:p text:style-name="P110"><text:span text:style-name="T94">(</text:span><text:span text:style-name="T2">Именование параметров маршрута ресурса</text:span><text:span text:style-name="T94">) </text:span><text:a xlink:type="simple" xlink:href="https://laravel.com/docs/8.x/controllers#restful-naming-resource-route-parameters" text:style-name="Internet_20_link" text:visited-style-name="Visited_20_Internet_20_Link">Naming Resource Route Parameters</text:a> </text:p>
            </text:list-item>
            <text:list-item>
              <text:p text:style-name="P110"><text:span text:style-name="T94">(</text:span><text:span text:style-name="T2">Обзор маршрутов ресурсов</text:span><text:span text:style-name="T94">) </text:span><text:a xlink:type="simple" xlink:href="https://laravel.com/docs/8.x/controllers#restful-scoping-resource-routes" text:style-name="Internet_20_link" text:visited-style-name="Visited_20_Internet_20_Link">Scoping Resource Routes</text:a> </text:p>
            </text:list-item>
            <text:list-item>
              <text:p text:style-name="P110"><text:span text:style-name="T94">(</text:span><text:span text:style-name="T2">Локализация URI ресурсов</text:span><text:span text:style-name="T94">) </text:span><text:a xlink:type="simple" xlink:href="https://laravel.com/docs/8.x/controllers#restful-localizing-resource-uris" text:style-name="Internet_20_link" text:visited-style-name="Visited_20_Internet_20_Link">Localizing Resource URIs</text:a> </text:p>
            </text:list-item>
            <text:list-item>
              <text:p text:style-name="P110"><text:span text:style-name="T94">(</text:span><text:span text:style-name="T2">Дополнительные контроллеры ресурсов</text:span><text:span text:style-name="T94">) </text:span><text:a xlink:type="simple" xlink:href="https://laravel.com/docs/8.x/controllers#restful-supplementing-resource-controllers" text:style-name="Internet_20_link" text:visited-style-name="Visited_20_Internet_20_Link">Supplementing Resource Controllers</text:a> </text:p>
            </text:list-item>
          </text:list>
        </text:list-item>
        <text:list-item>
          <text:p text:style-name="P110"><text:span text:style-name="T95">(</text:span><text:span text:style-name="T2">Внедрение зависимостей и контроллеры</text:span><text:span text:style-name="T95">) </text:span><text:a xlink:type="simple" xlink:href="https://laravel.com/docs/8.x/controllers#dependency-injection-and-controllers" text:style-name="Internet_20_link" text:visited-style-name="Visited_20_Internet_20_Link">Dependency Injection &amp; Controllers</text:a> </text:p>
        </text:list-item>
        <text:list-item>
          <text:p text:style-name="P96"><text:span text:style-name="T95">(</text:span><text:span text:style-name="T2">Кэширование маршрута</text:span><text:span text:style-name="T95">) </text:span><text:a xlink:type="simple" xlink:href="https://laravel.com/docs/8.x/controllers#route-caching" text:style-name="Internet_20_link" text:visited-style-name="Visited_20_Internet_20_Link">Route Caching</text:a> </text:p>
        </text:list-item>
      </text:list>
      <text:h text:style-name="P11" text:outline-level="2"><text:bookmark text:name="introduction2"/><text:bookmark text:name="introduction1"/><text:a xlink:type="simple" xlink:href="https://laravel.com/docs/8.x/controllers#introduction" text:style-name="Internet_20_link" text:visited-style-name="Visited_20_Internet_20_Link">Introduction</text:a></text:h>
      <text:p text:style-name="P54"><text:span text:style-name="T2">Вместо того, чтобы определять всю логику обработки запросов как замыкания </text:span><text:span text:style-name="T9">(</text:span><text:span text:style-name="T2">Closures</text:span><text:span text:style-name="T9">)</text:span><text:span text:style-name="T2"> в файлах маршрутов, вы можете захотеть организовать это поведение с помощью классов контроллеров. Контроллеры могут сгруппировать связанную логику обработки запросов в один класс. Контроллеры хранятся в каталоге app / Http / Controllers.</text:span></text:p>
      <text:p text:style-name="P56"/>
      <text:h text:style-name="P9" text:outline-level="2"><text:bookmark text:name="basic-controllers"/><text:a xlink:type="simple" xlink:href="https://laravel.com/docs/8.x/controllers#basic-controllers" text:style-name="Internet_20_link" text:visited-style-name="Visited_20_Internet_20_Link">Basic Controllers</text:a></text:h>
      <text:h text:style-name="P24" text:outline-level="3"><text:bookmark text:name="defining-controllers"/><text:a xlink:type="simple" xlink:href="https://laravel.com/docs/8.x/controllers#defining-controllers" text:style-name="Internet_20_link" text:visited-style-name="Visited_20_Internet_20_Link">Defining Controllers</text:a></text:h>
      <text:p text:style-name="P84"><text:span text:style-name="T27">Ниже приведен пример базового класса контроллера. Обратите внимание, что контроллер расширяет базовый класс контроллера, включенный в Laravel. Базовый класс предоставляет несколько удобных методов, таких как метод </text:span><text:span text:style-name="Source_20_Text">middleware</text:span><text:span text:style-name="T27">, который можно использовать для присоединения промежуточного программного обеспечения к действиям контроллера:<text:line-break/><text:line-break/></text:span><text:span text:style-name="Source_20_Text"><text:span text:style-name="T27">&lt;?php</text:span></text:span></text:p>
      <text:p text:style-name="P44"/>
      <text:p text:style-name="P44"><text:span text:style-name="Source_20_Text">namespace App\Http\Controllers;</text:span></text:p>
      <text:p text:style-name="P44"/>
      <text:p text:style-name="P44"><text:span text:style-name="Source_20_Text">use App\Http\Controllers\Controller;</text:span></text:p>
      <text:p text:style-name="P44"><text:soft-page-break/><text:span text:style-name="Source_20_Text">use App\Models\User;</text:span></text:p>
      <text:p text:style-name="P44"/>
      <text:p text:style-name="P44"><text:span text:style-name="Source_20_Text">class UserController extends Controller</text:span></text:p>
      <text:p text:style-name="P44"><text:span text:style-name="Source_20_Text">{</text:span></text:p>
      <text:p text:style-name="P44"><text:span text:style-name="Source_20_Text"><text:s text:c="4"/>/**</text:span></text:p>
      <text:p text:style-name="P44"><text:span text:style-name="Source_20_Text"><text:s text:c="5"/>* Show the profile for the given user.</text:span></text:p>
      <text:p text:style-name="P44"><text:span text:style-name="Source_20_Text"><text:s text:c="5"/>*</text:span></text:p>
      <text:p text:style-name="P44"><text:span text:style-name="Source_20_Text"><text:s text:c="5"/>* @param <text:s/>int <text:s/>$id</text:span></text:p>
      <text:p text:style-name="P44"><text:span text:style-name="Source_20_Text"><text:s text:c="5"/>* @return \Illuminate\View\View</text:span></text:p>
      <text:p text:style-name="P44"><text:span text:style-name="Source_20_Text"><text:s text:c="5"/>*/</text:span></text:p>
      <text:p text:style-name="P44"><text:span text:style-name="Source_20_Text"><text:s text:c="4"/>public function show($id)</text:span></text:p>
      <text:p text:style-name="P44"><text:span text:style-name="Source_20_Text"><text:s text:c="4"/>{</text:span></text:p>
      <text:p text:style-name="P44"><text:span text:style-name="Source_20_Text"><text:s text:c="8"/>return view('user.profile', ['user' =&gt; User::findOrFail($id)]);</text:span></text:p>
      <text:p text:style-name="P44"><text:span text:style-name="Source_20_Text"><text:s text:c="4"/>}</text:span></text:p>
      <text:p text:style-name="P85"><text:span text:style-name="Source_20_Text">}</text:span><text:line-break/>Вы можете определить маршрут к этому действию контроллера следующим образом:<text:line-break/><text:line-break/><text:span text:style-name="Source_20_Text">use App\Http\Controllers\UserController;</text:span></text:p>
      <text:p text:style-name="P44"/>
      <text:p text:style-name="P85"><text:span text:style-name="Source_20_Text">Route::get('user/{id}', [UserController::class, 'show']);</text:span></text:p>
      <text:p text:style-name="P92"><text:span text:style-name="T27"><text:line-break/>Теперь, когда запрос соответствует указанному URI маршрута, будет выполнен метод show в классе UserController. Параметры маршрута также будут переданы в метод.<text:line-break/><text:line-break/>Контроллеры не обязаны расширять базовый класс. Однако у вас не будет доступа к таким удобным функциям, как </text:span><text:span text:style-name="Source_20_Text">middleware</text:span><text:span text:style-name="T27">, методы </text:span><text:span text:style-name="Source_20_Text"><text:span text:style-name="T27">validate</text:span></text:span><text:span text:style-name="T27"> и </text:span><text:span text:style-name="Source_20_Text"><text:span text:style-name="T27">dispatch</text:span></text:span><text:span text:style-name="T27">.</text:span></text:p>
      <text:p text:style-name="P85"/>
      <text:h text:style-name="P24" text:outline-level="3"><text:bookmark text:name="single-action-controllers"/><text:a xlink:type="simple" xlink:href="https://laravel.com/docs/8.x/controllers#single-action-controllers" text:style-name="Internet_20_link" text:visited-style-name="Visited_20_Internet_20_Link">Single Action Controllers</text:a></text:h>
      <text:p text:style-name="P56">Если вы хотите определить контроллер, который обрабатывает только одно действие, вы можете разместить на контроллере единственный метод __invoke:</text:p>
      <text:p text:style-name="P56"/>
      <text:p text:style-name="P42"><text:span text:style-name="Source_20_Text">&lt;?php</text:span></text:p>
      <text:p text:style-name="P44"/>
      <text:p text:style-name="P44"><text:span text:style-name="Source_20_Text">namespace App\Http\Controllers;</text:span></text:p>
      <text:p text:style-name="P44"/>
      <text:p text:style-name="P44"><text:span text:style-name="Source_20_Text">use App\Http\Controllers\Controller;</text:span></text:p>
      <text:p text:style-name="P44"><text:span text:style-name="Source_20_Text">use App\Models\User;</text:span></text:p>
      <text:p text:style-name="P44"/>
      <text:p text:style-name="P44"><text:soft-page-break/><text:span text:style-name="Source_20_Text">class ShowProfile extends Controller</text:span></text:p>
      <text:p text:style-name="P44"><text:span text:style-name="Source_20_Text">{</text:span></text:p>
      <text:p text:style-name="P44"><text:span text:style-name="Source_20_Text"><text:s text:c="4"/>/**</text:span></text:p>
      <text:p text:style-name="P44"><text:span text:style-name="Source_20_Text"><text:s text:c="5"/>* Show the profile for the given user.</text:span></text:p>
      <text:p text:style-name="P44"><text:span text:style-name="Source_20_Text"><text:s text:c="5"/>*</text:span></text:p>
      <text:p text:style-name="P44"><text:span text:style-name="Source_20_Text"><text:s text:c="5"/>* @param <text:s/>int <text:s/>$id</text:span></text:p>
      <text:p text:style-name="P44"><text:span text:style-name="Source_20_Text"><text:s text:c="5"/>* @return \Illuminate\View\View</text:span></text:p>
      <text:p text:style-name="P44"><text:span text:style-name="Source_20_Text"><text:s text:c="5"/>*/</text:span></text:p>
      <text:p text:style-name="P44"><text:span text:style-name="Source_20_Text"><text:s text:c="4"/>public function __invoke($id)</text:span></text:p>
      <text:p text:style-name="P44"><text:span text:style-name="Source_20_Text"><text:s text:c="4"/>{</text:span></text:p>
      <text:p text:style-name="P44"><text:span text:style-name="Source_20_Text"><text:s text:c="8"/>return view('user.profile', ['user' =&gt; User::findOrFail($id)]);</text:span></text:p>
      <text:p text:style-name="P44"><text:span text:style-name="Source_20_Text"><text:s text:c="4"/>}</text:span></text:p>
      <text:p text:style-name="P49"><text:span text:style-name="Source_20_Text">}</text:span></text:p>
      <text:p text:style-name="P56">При регистрации маршрутов для контроллеров одиночного действия вам не нужно указывать метод:</text:p>
      <text:p text:style-name="P34"><text:span text:style-name="Source_20_Text">use App\Http\Controllers\ShowProfile;</text:span></text:p>
      <text:p text:style-name="P44"/>
      <text:p text:style-name="P49"><text:span text:style-name="Source_20_Text">Route::get('user/{id}', ShowProfile::class);</text:span></text:p>
      <text:p text:style-name="P56">Вы можете сгенерировать вызываемый контроллер, используя параметр --invokable Artisan-команды make: controller:<text:line-break/><text:line-break/>php artisan make: controller ShowProfile --invokable<text:line-break/></text:p>
      <text:p text:style-name="P63"/>
      <text:h text:style-name="P11" text:outline-level="2"><text:bookmark text:name="controller-middleware"/><text:a xlink:type="simple" xlink:href="https://laravel.com/docs/8.x/controllers#controller-middleware" text:style-name="Internet_20_link" text:visited-style-name="Visited_20_Internet_20_Link"><text:span text:style-name="T42">Controller Middleware</text:span></text:a></text:h>
      <text:p text:style-name="P63">Промежуточное ПО может быть назначено маршрутам контроллера в ваших файлах маршрутов:</text:p>
      <text:p text:style-name="P43"><text:span text:style-name="Source_20_Text"><text:span text:style-name="T71">Route::get('profile', [UserController::class, 'show'])-&gt;middleware('auth');</text:span></text:span></text:p>
      <text:p text:style-name="P69"><text:span text:style-name="T42">Однако более удобно указать промежуточное программное обеспечение в конструкторе вашего контроллера. Используя метод </text:span><text:span text:style-name="Source_20_Text"><text:span text:style-name="T71">middleware</text:span></text:span><text:span text:style-name="T42"> из конструктора вашего контроллера, вы можете легко назначить промежуточное ПО для действия контроллера. Вы даже можете ограничить промежуточное ПО только определенными методами в классе контроллера:</text:span></text:p>
      <text:p text:style-name="P42"><text:span text:style-name="Source_20_Text">class UserController extends Controller</text:span></text:p>
      <text:p text:style-name="P44"><text:span text:style-name="Source_20_Text">{</text:span></text:p>
      <text:p text:style-name="P44"><text:span text:style-name="Source_20_Text"><text:s text:c="4"/>/**</text:span></text:p>
      <text:p text:style-name="P44"><text:span text:style-name="Source_20_Text"><text:s text:c="5"/>* Instantiate a new controller instance.</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__construct()</text:span></text:p>
      <text:p text:style-name="P44"><text:span text:style-name="Source_20_Text"><text:s text:c="4"/>{</text:span></text:p>
      <text:p text:style-name="P44"><text:span text:style-name="Source_20_Text"><text:s text:c="8"/>$this-&gt;middleware('auth');</text:span></text:p>
      <text:p text:style-name="P44"/>
      <text:p text:style-name="P44"><text:span text:style-name="Source_20_Text"><text:s text:c="8"/>$this-&gt;middleware('log')-&gt;only('index');</text:span></text:p>
      <text:p text:style-name="P44"><text:soft-page-break/></text:p>
      <text:p text:style-name="P44"><text:span text:style-name="Source_20_Text"><text:s text:c="8"/>$this-&gt;middleware('subscribed')-&gt;except('store');</text:span></text:p>
      <text:p text:style-name="P44"><text:span text:style-name="Source_20_Text"><text:s text:c="4"/>}</text:span></text:p>
      <text:p text:style-name="P49"><text:span text:style-name="Source_20_Text">}</text:span></text:p>
      <text:p text:style-name="P56">Контроллеры также позволяют регистрировать промежуточное ПО с помощью Closure. Это обеспечивает удобный способ определения промежуточного программного обеспечения для одного контроллера без определения всего промежуточного программного обеспечения:</text:p>
      <text:p text:style-name="P34"><text:span text:style-name="Source_20_Text">$this-&gt;middleware(function ($request, $next) {</text:span></text:p>
      <text:p text:style-name="P44"><text:span text:style-name="Source_20_Text"><text:s text:c="4"/>// ...</text:span></text:p>
      <text:p text:style-name="P44"/>
      <text:p text:style-name="P44"><text:span text:style-name="Source_20_Text"><text:s text:c="4"/>return $next($request);</text:span></text:p>
      <text:p text:style-name="P49"><text:span text:style-name="Source_20_Text">});</text:span></text:p>
      <text:p text:style-name="P56">Вы можете назначить промежуточное ПО для подмножества действий контроллера; однако это может означать, что ваш контроллер становится слишком большим. Вместо этого рассмотрите возможность разбиения вашего контроллера на несколько контроллеров меньшего размера.</text:p>
      <text:p text:style-name="P56"/>
      <text:h text:style-name="P5" text:outline-level="2"><text:bookmark text:name="resource-controllers"/><text:a xlink:type="simple" xlink:href="https://laravel.com/docs/8.x/controllers#resource-controllers" text:style-name="Internet_20_link" text:visited-style-name="Visited_20_Internet_20_Link">Resource Controllers</text:a></text:h>
      <text:p text:style-name="P56">Маршрутизация ресурсов Laravel назначает типичные маршруты «CRUD» контроллеру с помощью одной строки кода. Например, вы можете создать контроллер, который будет обрабатывать все HTTP-запросы для «фотографий», хранящихся в вашем приложении. Используя Artisan-команду make: controller, мы можем быстро создать такой контроллер:</text:p>
      <text:p text:style-name="P34"><text:span text:style-name="Source_20_Text">php artisan make:controller PhotoController --resource</text:span></text:p>
      <text:p text:style-name="P56"/>
      <text:p text:style-name="P56">Эта команда сгенерирует контроллер в app / Http / Controllers / PhotoController.php. Контроллер будет содержать метод для каждой из доступных операций с ресурсами.<text:line-break/><text:line-break/>Затем вы можете зарегистрировать эффективный маршрут к контроллеру:</text:p>
      <text:p text:style-name="P34"><text:span text:style-name="Source_20_Text">Route::resource('photos', PhotoController::class);</text:span></text:p>
      <text:p text:style-name="P56"/>
      <text:p text:style-name="P56">Это объявление единого маршрута создает несколько маршрутов для обработки множества действий с ресурсом. Сгенерированный контроллер уже будет иметь методы, заглушенные для каждого из <text:soft-page-break/>этих действий, включая примечания, информирующие вас о HTTP-командах и URI, которые они обрабатывают.<text:line-break/><text:line-break/>Вы можете зарегистрировать сразу несколько контроллеров ресурсов, передав массив методу <text:span text:style-name="Source_20_Text">resources</text:span>:</text:p>
      <text:p text:style-name="P34"><text:span text:style-name="Source_20_Text">Route::resources([</text:span></text:p>
      <text:p text:style-name="P44"><text:span text:style-name="Source_20_Text"><text:s text:c="4"/>'photos' =&gt; PhotoController::class,</text:span></text:p>
      <text:p text:style-name="P44"><text:span text:style-name="Source_20_Text"><text:s text:c="4"/>'posts' =&gt; PostController::class,</text:span></text:p>
      <text:p text:style-name="P49"><text:span text:style-name="Source_20_Text">]);</text:span></text:p>
      <text:h text:style-name="P32" text:outline-level="4"><text:bookmark text:name="actions-handled-by-resource-controller"/><text:a xlink:type="simple" xlink:href="https://laravel.com/docs/8.x/controllers#actions-handled-by-resource-controller" text:style-name="Internet_20_link" text:visited-style-name="Visited_20_Internet_20_Link">Actions Handled By Resource Controller</text:a></text:h>
      <table:table table:name="Таблица3" table:style-name="Таблица3">
        <table:table-column table:style-name="Таблица3.A"/>
        <table:table-column table:style-name="Таблица3.B"/>
        <table:table-column table:style-name="Таблица3.C"/>
        <table:table-column table:style-name="Таблица3.D"/>
        <table:table-header-rows>
          <table:table-row>
            <table:table-cell table:style-name="Таблица3.A1" office:value-type="string">
              <text:p text:style-name="P83">Verb</text:p>
            </table:table-cell>
            <table:table-cell table:style-name="Таблица3.A1" office:value-type="string">
              <text:p text:style-name="P83">URI</text:p>
            </table:table-cell>
            <table:table-cell table:style-name="Таблица3.A1" office:value-type="string">
              <text:p text:style-name="P83">Action</text:p>
            </table:table-cell>
            <table:table-cell table:style-name="Таблица3.A1" office:value-type="string">
              <text:p text:style-name="P83">Route Name</text:p>
            </table:table-cell>
          </table:table-row>
        </table:table-header-rows>
        <table:table-row>
          <table:table-cell table:style-name="Таблица3.A1" office:value-type="string">
            <text:p text:style-name="P82">GET</text:p>
          </table:table-cell>
          <table:table-cell table:style-name="Таблица3.A1" office:value-type="string">
            <text:p text:style-name="P82"><text:span text:style-name="Source_20_Text">/photos</text:span></text:p>
          </table:table-cell>
          <table:table-cell table:style-name="Таблица3.A1" office:value-type="string">
            <text:p text:style-name="P82">index</text:p>
          </table:table-cell>
          <table:table-cell table:style-name="Таблица3.A1" office:value-type="string">
            <text:p text:style-name="P82">photos.index</text:p>
          </table:table-cell>
        </table:table-row>
        <table:table-row>
          <table:table-cell table:style-name="Таблица3.A1" office:value-type="string">
            <text:p text:style-name="P82">GET</text:p>
          </table:table-cell>
          <table:table-cell table:style-name="Таблица3.A1" office:value-type="string">
            <text:p text:style-name="P82"><text:span text:style-name="Source_20_Text">/photos/create</text:span></text:p>
          </table:table-cell>
          <table:table-cell table:style-name="Таблица3.A1" office:value-type="string">
            <text:p text:style-name="P82">create</text:p>
          </table:table-cell>
          <table:table-cell table:style-name="Таблица3.A1" office:value-type="string">
            <text:p text:style-name="P82">photos.create</text:p>
          </table:table-cell>
        </table:table-row>
        <table:table-row>
          <table:table-cell table:style-name="Таблица3.A1" office:value-type="string">
            <text:p text:style-name="P82">POST</text:p>
          </table:table-cell>
          <table:table-cell table:style-name="Таблица3.A1" office:value-type="string">
            <text:p text:style-name="P82"><text:span text:style-name="Source_20_Text">/photos</text:span></text:p>
          </table:table-cell>
          <table:table-cell table:style-name="Таблица3.A1" office:value-type="string">
            <text:p text:style-name="P82">store</text:p>
          </table:table-cell>
          <table:table-cell table:style-name="Таблица3.A1" office:value-type="string">
            <text:p text:style-name="P82">photos.store</text:p>
          </table:table-cell>
        </table:table-row>
        <table:table-row>
          <table:table-cell table:style-name="Таблица3.A1" office:value-type="string">
            <text:p text:style-name="P82">GET</text:p>
          </table:table-cell>
          <table:table-cell table:style-name="Таблица3.A1" office:value-type="string">
            <text:p text:style-name="P82"><text:span text:style-name="Source_20_Text">/photos/{photo}</text:span></text:p>
          </table:table-cell>
          <table:table-cell table:style-name="Таблица3.A1" office:value-type="string">
            <text:p text:style-name="P82">show</text:p>
          </table:table-cell>
          <table:table-cell table:style-name="Таблица3.A1" office:value-type="string">
            <text:p text:style-name="P82">photos.show</text:p>
          </table:table-cell>
        </table:table-row>
        <table:table-row>
          <table:table-cell table:style-name="Таблица3.A1" office:value-type="string">
            <text:p text:style-name="P82">GET</text:p>
          </table:table-cell>
          <table:table-cell table:style-name="Таблица3.A1" office:value-type="string">
            <text:p text:style-name="P82"><text:span text:style-name="Source_20_Text">/photos/{photo}/edit</text:span></text:p>
          </table:table-cell>
          <table:table-cell table:style-name="Таблица3.A1" office:value-type="string">
            <text:p text:style-name="P82">edit</text:p>
          </table:table-cell>
          <table:table-cell table:style-name="Таблица3.A1" office:value-type="string">
            <text:p text:style-name="P82">photos.edit</text:p>
          </table:table-cell>
        </table:table-row>
        <table:table-row>
          <table:table-cell table:style-name="Таблица3.A1" office:value-type="string">
            <text:p text:style-name="P82">PUT/PATCH</text:p>
          </table:table-cell>
          <table:table-cell table:style-name="Таблица3.A1" office:value-type="string">
            <text:p text:style-name="P82"><text:span text:style-name="Source_20_Text">/photos/{photo}</text:span></text:p>
          </table:table-cell>
          <table:table-cell table:style-name="Таблица3.A1" office:value-type="string">
            <text:p text:style-name="P82">update</text:p>
          </table:table-cell>
          <table:table-cell table:style-name="Таблица3.A1" office:value-type="string">
            <text:p text:style-name="P82">photos.update</text:p>
          </table:table-cell>
        </table:table-row>
        <table:table-row>
          <table:table-cell table:style-name="Таблица3.A1" office:value-type="string">
            <text:p text:style-name="P82">DELETE</text:p>
          </table:table-cell>
          <table:table-cell table:style-name="Таблица3.A1" office:value-type="string">
            <text:p text:style-name="P82"><text:span text:style-name="Source_20_Text">/photos/{photo}</text:span></text:p>
          </table:table-cell>
          <table:table-cell table:style-name="Таблица3.A1" office:value-type="string">
            <text:p text:style-name="P82">destroy</text:p>
          </table:table-cell>
          <table:table-cell table:style-name="Таблица3.A1" office:value-type="string">
            <text:p text:style-name="P82">photos.destroy</text:p>
          </table:table-cell>
        </table:table-row>
      </table:table>
      <text:p text:style-name="P84"/>
      <text:p text:style-name="P91"/>
      <text:p text:style-name="P84"><text:span text:style-name="T2">Определение модели ресурсов </text:span><text:bookmark text:name="specifying-the-resource-model"/><text:span text:style-name="T10">(</text:span><text:a xlink:type="simple" xlink:href="https://laravel.com/docs/8.x/controllers#specifying-the-resource-model" text:style-name="Internet_20_link" text:visited-style-name="Visited_20_Internet_20_Link">Specifying The Resource Model</text:a><text:span text:style-name="T96">)</text:span></text:p>
      <text:p text:style-name="P91">Если вы используете привязку модели маршрута и хотите, чтобы методы контроллера ресурсов указывали тип экземпляра модели, вы можете использовать параметр --model при создании контроллера:</text:p>
      <text:p text:style-name="P34"><text:span text:style-name="Source_20_Text">php artisan make:controller PhotoController --resource --model=Photo</text:span></text:p>
      <text:p text:style-name="P56"/>
      <text:h text:style-name="P22" text:outline-level="3"><text:bookmark text:name="restful-partial-resource-routes"/><text:a xlink:type="simple" xlink:href="https://laravel.com/docs/8.x/controllers#restful-partial-resource-routes" text:style-name="Internet_20_link" text:visited-style-name="Visited_20_Internet_20_Link"><text:span text:style-name="T67">Partial Resource Routes</text:span></text:a><text:span text:style-name="T67"> </text:span><text:span text:style-name="T72">(</text:span>Частичные маршруты ресурсов<text:span text:style-name="T72">)</text:span></text:h>
      <text:p text:style-name="P56">При объявлении маршрута ресурса вы можете указать подмножество действий, которые должен обрабатывать контроллер, вместо полного набора действий по умолчанию:</text:p>
      <text:p text:style-name="P34"><text:span text:style-name="Source_20_Text">Route::resource('photos', PhotoController::class)-&gt;only([</text:span></text:p>
      <text:p text:style-name="P44"><text:span text:style-name="Source_20_Text"><text:s text:c="4"/>'index', 'show'</text:span></text:p>
      <text:p text:style-name="P44"><text:span text:style-name="Source_20_Text">]);</text:span></text:p>
      <text:p text:style-name="P44"/>
      <text:p text:style-name="P44"><text:span text:style-name="Source_20_Text">Route::resource('photos', PhotoController::class)-&gt;except([</text:span></text:p>
      <text:p text:style-name="P44"><text:span text:style-name="Source_20_Text"><text:s text:c="4"/>'create', 'store', 'update', 'destroy'</text:span></text:p>
      <text:p text:style-name="P49"><text:span text:style-name="Source_20_Text">]);</text:span></text:p>
      <text:h text:style-name="P26" text:outline-level="4"><text:bookmark text:name="api-resource-routes"/><text:soft-page-break/><text:a xlink:type="simple" xlink:href="https://laravel.com/docs/8.x/controllers#api-resource-routes" text:style-name="Internet_20_link" text:visited-style-name="Visited_20_Internet_20_Link">API Resource Routes</text:a></text:h>
      <text:p text:style-name="P69"><text:span text:style-name="T27">При объявлении маршрутов ресурсов, которые будут использоваться API, вы обычно хотите исключить маршруты, которые представляют шаблоны HTML, такие как </text:span><text:span text:style-name="Source_20_Text">create</text:span><text:span text:style-name="T27"> и </text:span><text:span text:style-name="Source_20_Text"><text:span text:style-name="T27">edit</text:span></text:span><text:span text:style-name="T27">. Для удобства вы можете использовать метод apiResource для автоматического исключения этих двух маршрутов:</text:span></text:p>
      <text:p text:style-name="P34"><text:span text:style-name="Source_20_Text">Route::apiResource('photos', PhotoController::class);</text:span></text:p>
      <text:p text:style-name="P56">Вы можете зарегистрировать сразу несколько контроллеров ресурсов API, передав массив методу apiResources:</text:p>
      <text:p text:style-name="P34"><text:span text:style-name="Source_20_Text">Route::apiResources([</text:span></text:p>
      <text:p text:style-name="P44"><text:span text:style-name="Source_20_Text"><text:s text:c="4"/>'photos' =&gt; PhotoController::class,</text:span></text:p>
      <text:p text:style-name="P44"><text:span text:style-name="Source_20_Text"><text:s text:c="4"/>'posts' =&gt; PostController::class,</text:span></text:p>
      <text:p text:style-name="P49"><text:span text:style-name="Source_20_Text">]);</text:span></text:p>
      <text:p text:style-name="P69"><text:span text:style-name="T27">Чтобы быстро сгенерировать контроллер ресурсов API, который не включает методы </text:span><text:span text:style-name="Source_20_Text">create</text:span><text:span text:style-name="T27"> или </text:span><text:span text:style-name="Source_20_Text"><text:span text:style-name="T27">edit</text:span></text:span><text:span text:style-name="T27">, используйте переключатель --api при выполнении команды make: controller:</text:span></text:p>
      <text:p text:style-name="P34"><text:span text:style-name="Source_20_Text">php artisan make:controller API/PhotoController --api</text:span></text:p>
      <text:p text:style-name="P56"/>
      <text:h text:style-name="P16" text:outline-level="3"><text:bookmark text:name="restful-nested-resources"/>Вложенные ресурсы <text:span text:style-name="T97">(</text:span><text:a xlink:type="simple" xlink:href="https://laravel.com/docs/8.x/controllers#restful-nested-resources" text:style-name="Internet_20_link" text:visited-style-name="Visited_20_Internet_20_Link">Nested Resources</text:a><text:span text:style-name="T97">)</text:span></text:h>
      <text:p text:style-name="P56">Иногда вам может потребоваться определить маршруты к вложенному ресурсу. Например, фоторесурс может иметь несколько комментариев, которые могут быть прикреплены к фотографии. Чтобы вложить контроллеры ресурсов, используйте нотацию с точкой в объявлении маршрута:</text:p>
      <text:p text:style-name="P34"><text:span text:style-name="Source_20_Text">Route::resource('photos.comments', PhotoCommentController::class);</text:span></text:p>
      <text:p text:style-name="P56">Этот маршрут зарегистрирует вложенный ресурс, к которому можно получить доступ с помощью URI, подобных следующим:</text:p>
      <text:p text:style-name="P34"><text:span text:style-name="Source_20_Text">/photos/{photo}/comments/{comment}</text:span></text:p>
      <text:p text:style-name="P56"/>
      <text:h text:style-name="P26" text:outline-level="4"><text:bookmark text:name="scoping-nested-resources"/><text:a xlink:type="simple" xlink:href="https://laravel.com/docs/8.x/controllers#scoping-nested-resources" text:style-name="Internet_20_link" text:visited-style-name="Visited_20_Internet_20_Link">Scoping Nested Resources</text:a></text:h>
      <text:p text:style-name="P56">Функция неявной привязки модели Laravel может автоматически определять вложенные привязки, так что разрешенная дочерняя модель подтверждается принадлежностью к родительской модели. Используя метод scoped при определении вложенного ресурса, вы <text:soft-page-break/>можете включить автоматическое определение области, а также указать Laravel, в каком поле дочерний ресурс должен быть получен:</text:p>
      <text:p text:style-name="P34"><text:span text:style-name="Source_20_Text">Route::resource('photos.comments', PhotoCommentController::class)-&gt;scoped([</text:span></text:p>
      <text:p text:style-name="P44"><text:span text:style-name="Source_20_Text"><text:s text:c="4"/>'comment' =&gt; 'slug',</text:span></text:p>
      <text:p text:style-name="P49"><text:span text:style-name="Source_20_Text">]);</text:span></text:p>
      <text:p text:style-name="P56">Этот маршрут зарегистрирует вложенный ресурс с ограниченной областью действия, к которому можно получить доступ с помощью таких URI, как следующие:</text:p>
      <text:p text:style-name="P34"><text:span text:style-name="Source_20_Text">/photos/{photo}/comments/{comment:slug}</text:span></text:p>
      <text:p text:style-name="P56"/>
      <text:h text:style-name="P26" text:outline-level="4"><text:bookmark text:name="shallow-nesting"/>Неглубокое гнездование <text:span text:style-name="T98">(</text:span><text:a xlink:type="simple" xlink:href="https://laravel.com/docs/8.x/controllers#shallow-nesting" text:style-name="Internet_20_link" text:visited-style-name="Visited_20_Internet_20_Link">Shallow Nesting</text:a><text:span text:style-name="T98">)</text:span></text:h>
      <text:p text:style-name="P56">Часто нет необходимости иметь в URI и родительский, и дочерний идентификаторы, поскольку дочерний идентификатор уже является уникальным идентификатором. При использовании уникальных идентификаторов, таких как автоматически увеличивающиеся первичные ключи, для идентификации ваших моделей в сегментах URI, вы можете выбрать «неглубокую вложенность»:</text:p>
      <text:p text:style-name="P34"><text:span text:style-name="Source_20_Text">Route::resource('photos.comments', CommentController::class)-&gt;shallow();</text:span></text:p>
      <text:p text:style-name="P56">Приведенное выше определение маршрута будет определять следующие маршруты:</text:p>
      <text:p text:style-name="P56"/>
      <table:table table:name="Таблица4" table:style-name="Таблица4">
        <table:table-column table:style-name="Таблица4.A"/>
        <table:table-column table:style-name="Таблица4.B"/>
        <table:table-column table:style-name="Таблица4.C"/>
        <table:table-column table:style-name="Таблица4.D"/>
        <table:table-header-rows>
          <table:table-row>
            <table:table-cell table:style-name="Таблица4.A1" office:value-type="string">
              <text:p text:style-name="P83">Verb</text:p>
            </table:table-cell>
            <table:table-cell table:style-name="Таблица4.A1" office:value-type="string">
              <text:p text:style-name="P83">URI</text:p>
            </table:table-cell>
            <table:table-cell table:style-name="Таблица4.A1" office:value-type="string">
              <text:p text:style-name="P83">Action</text:p>
            </table:table-cell>
            <table:table-cell table:style-name="Таблица4.A1" office:value-type="string">
              <text:p text:style-name="P83">Route Name</text:p>
            </table:table-cell>
          </table:table-row>
        </table:table-header-rows>
        <table:table-row>
          <table:table-cell table:style-name="Таблица4.A1" office:value-type="string">
            <text:p text:style-name="P82">GET</text:p>
          </table:table-cell>
          <table:table-cell table:style-name="Таблица4.A1" office:value-type="string">
            <text:p text:style-name="P82"><text:span text:style-name="Source_20_Text">/photos/{photo}/comments</text:span></text:p>
          </table:table-cell>
          <table:table-cell table:style-name="Таблица4.A1" office:value-type="string">
            <text:p text:style-name="P82">index</text:p>
          </table:table-cell>
          <table:table-cell table:style-name="Таблица4.A1" office:value-type="string">
            <text:p text:style-name="P82">photos.comments.index</text:p>
          </table:table-cell>
        </table:table-row>
        <table:table-row>
          <table:table-cell table:style-name="Таблица4.A1" office:value-type="string">
            <text:p text:style-name="P82">GET</text:p>
          </table:table-cell>
          <table:table-cell table:style-name="Таблица4.A1" office:value-type="string">
            <text:p text:style-name="P82"><text:span text:style-name="Source_20_Text">/photos/{photo}/comments/create</text:span></text:p>
          </table:table-cell>
          <table:table-cell table:style-name="Таблица4.A1" office:value-type="string">
            <text:p text:style-name="P82">create</text:p>
          </table:table-cell>
          <table:table-cell table:style-name="Таблица4.A1" office:value-type="string">
            <text:p text:style-name="P82">photos.comments.create</text:p>
          </table:table-cell>
        </table:table-row>
        <table:table-row>
          <table:table-cell table:style-name="Таблица4.A1" office:value-type="string">
            <text:p text:style-name="P82">POST</text:p>
          </table:table-cell>
          <table:table-cell table:style-name="Таблица4.A1" office:value-type="string">
            <text:p text:style-name="P82"><text:span text:style-name="Source_20_Text">/photos/{photo}/comments</text:span></text:p>
          </table:table-cell>
          <table:table-cell table:style-name="Таблица4.A1" office:value-type="string">
            <text:p text:style-name="P82">store</text:p>
          </table:table-cell>
          <table:table-cell table:style-name="Таблица4.A1" office:value-type="string">
            <text:p text:style-name="P82">photos.comments.store</text:p>
          </table:table-cell>
        </table:table-row>
        <table:table-row>
          <table:table-cell table:style-name="Таблица4.A1" office:value-type="string">
            <text:p text:style-name="P82">GET</text:p>
          </table:table-cell>
          <table:table-cell table:style-name="Таблица4.A1" office:value-type="string">
            <text:p text:style-name="P82"><text:span text:style-name="Source_20_Text">/comments/{comment}</text:span></text:p>
          </table:table-cell>
          <table:table-cell table:style-name="Таблица4.A1" office:value-type="string">
            <text:p text:style-name="P82">show</text:p>
          </table:table-cell>
          <table:table-cell table:style-name="Таблица4.A1" office:value-type="string">
            <text:p text:style-name="P82">comments.show</text:p>
          </table:table-cell>
        </table:table-row>
        <table:table-row>
          <table:table-cell table:style-name="Таблица4.A1" office:value-type="string">
            <text:p text:style-name="P82">GET</text:p>
          </table:table-cell>
          <table:table-cell table:style-name="Таблица4.A1" office:value-type="string">
            <text:p text:style-name="P82"><text:span text:style-name="Source_20_Text">/comments/{comment}/edit</text:span></text:p>
          </table:table-cell>
          <table:table-cell table:style-name="Таблица4.A1" office:value-type="string">
            <text:p text:style-name="P82">edit</text:p>
          </table:table-cell>
          <table:table-cell table:style-name="Таблица4.A1" office:value-type="string">
            <text:p text:style-name="P82">comments.edit</text:p>
          </table:table-cell>
        </table:table-row>
        <table:table-row>
          <table:table-cell table:style-name="Таблица4.A1" office:value-type="string">
            <text:p text:style-name="P82">PUT/PATCH</text:p>
          </table:table-cell>
          <table:table-cell table:style-name="Таблица4.A1" office:value-type="string">
            <text:p text:style-name="P82"><text:span text:style-name="Source_20_Text">/comments/{comment}</text:span></text:p>
          </table:table-cell>
          <table:table-cell table:style-name="Таблица4.A1" office:value-type="string">
            <text:p text:style-name="P82">update</text:p>
          </table:table-cell>
          <table:table-cell table:style-name="Таблица4.A1" office:value-type="string">
            <text:p text:style-name="P82">comments.update</text:p>
          </table:table-cell>
        </table:table-row>
        <table:table-row>
          <table:table-cell table:style-name="Таблица4.A1" office:value-type="string">
            <text:p text:style-name="P82">DELETE</text:p>
          </table:table-cell>
          <table:table-cell table:style-name="Таблица4.A1" office:value-type="string">
            <text:p text:style-name="P82"><text:span text:style-name="Source_20_Text">/comments/{comment}</text:span></text:p>
          </table:table-cell>
          <table:table-cell table:style-name="Таблица4.A1" office:value-type="string">
            <text:p text:style-name="P82">destroy</text:p>
          </table:table-cell>
          <table:table-cell table:style-name="Таблица4.A1" office:value-type="string">
            <text:p text:style-name="P82">comments.destroy</text:p>
          </table:table-cell>
        </table:table-row>
      </table:table>
      <text:p text:style-name="P56"/>
      <text:h text:style-name="P16" text:outline-level="3"><text:bookmark text:name="restful-naming-resource-routes"/><text:a xlink:type="simple" xlink:href="https://laravel.com/docs/8.x/controllers#restful-naming-resource-routes" text:style-name="Internet_20_link" text:visited-style-name="Visited_20_Internet_20_Link">Naming Resource Routes</text:a></text:h>
      <text:p text:style-name="P56">По умолчанию все действия контроллера ресурсов имеют имя маршрута; однако вы можете переопределить эти имена, передав массив имен с вашими параметрами:</text:p>
      <text:p text:style-name="P34"><text:span text:style-name="Source_20_Text">Route::resource('photos', PhotoController::class)-&gt;names([</text:span></text:p>
      <text:p text:style-name="P44"><text:span text:style-name="Source_20_Text"><text:s text:c="4"/>'create' =&gt; 'photos.build'</text:span></text:p>
      <text:p text:style-name="P49"><text:soft-page-break/><text:span text:style-name="Source_20_Text">]);</text:span></text:p>
      <text:h text:style-name="P16" text:outline-level="3"><text:bookmark text:name="restful-naming-resource-route-parameters"/><text:a xlink:type="simple" xlink:href="https://laravel.com/docs/8.x/controllers#restful-naming-resource-route-parameters" text:style-name="Internet_20_link" text:visited-style-name="Visited_20_Internet_20_Link">Naming Resource Route Parameters</text:a></text:h>
      <text:p text:style-name="P69"><text:span text:style-name="T27">По умолчанию Route :: resource будет создавать параметры маршрута для ваших маршрутов ресурсов на основе «сингулярной» версии имени ресурса. Вы можете легко переопределить это для каждого ресурса, используя метод </text:span><text:span text:style-name="Source_20_Text">parameters</text:span><text:span text:style-name="T27">. Массив, переданный в метод </text:span><text:span text:style-name="Source_20_Text"><text:span text:style-name="T27">parameters</text:span></text:span><text:span text:style-name="T27">, должен быть ассоциативным массивом имен ресурсов и имен параметров:</text:span></text:p>
      <text:p text:style-name="P34"><text:span text:style-name="Source_20_Text">Route::resource('users', AdminUserController::class)-&gt;parameters([</text:span></text:p>
      <text:p text:style-name="P44"><text:span text:style-name="Source_20_Text"><text:s text:c="4"/>'users' =&gt; 'admin_user'</text:span></text:p>
      <text:p text:style-name="P49"><text:span text:style-name="Source_20_Text">]);</text:span></text:p>
      <text:p text:style-name="P69"><text:span text:style-name="T27">В приведенном выше примере генерируются следующие URI для маршрута </text:span><text:span text:style-name="Source_20_Text">show</text:span><text:span text:style-name="T27"> ресурса:</text:span></text:p>
      <text:p text:style-name="P34"><text:span text:style-name="Source_20_Text">/users/{admin_user}</text:span></text:p>
      <text:p text:style-name="P56"/>
      <text:h text:style-name="P16" text:outline-level="3"><text:bookmark text:name="restful-scoping-resource-routes"/><text:a xlink:type="simple" xlink:href="https://laravel.com/docs/8.x/controllers#restful-scoping-resource-routes" text:style-name="Internet_20_link" text:visited-style-name="Visited_20_Internet_20_Link">Scoping Resource Routes</text:a></text:h>
      <text:p text:style-name="P56">Иногда при неявной привязке нескольких моделей Eloquent в определениях маршрутов ресурсов вы можете захотеть ограничить вторую модель Eloquent таким образом, чтобы она была дочерней по отношению к первой модели Eloquent. Например, рассмотрим ситуацию, когда сообщение в блоге извлекается по слагу для определенного пользователя:</text:p>
      <text:p text:style-name="P34"><text:span text:style-name="Source_20_Text">use App\Http\Controllers\PostsController;</text:span></text:p>
      <text:p text:style-name="P44"/>
      <text:p text:style-name="P49"><text:span text:style-name="Source_20_Text">Route::resource('users.posts', PostsController::class)-&gt;scoped();</text:span></text:p>
      <text:p text:style-name="P69"><text:span text:style-name="T27">Вы можете переопределить ключи маршрута модели по умолчанию, передав массив </text:span><text:span text:style-name="Source_20_Text">scoped </text:span><text:span text:style-name="T27">методу</text:span></text:p>
      <text:p text:style-name="P34"><text:span text:style-name="Source_20_Text">use App\Http\Controllers\PostsController;</text:span></text:p>
      <text:p text:style-name="P44"/>
      <text:p text:style-name="P44"><text:span text:style-name="Source_20_Text">Route::resource('users.posts', PostsController::class)-&gt;scoped([</text:span></text:p>
      <text:p text:style-name="P44"><text:span text:style-name="Source_20_Text"><text:s text:c="4"/>'post' =&gt; 'slug',</text:span></text:p>
      <text:p text:style-name="P49"><text:span text:style-name="Source_20_Text">]);</text:span></text:p>
      <text:p text:style-name="P56">При использовании настраиваемой неявной привязки с ключом в качестве параметра вложенного маршрута Laravel автоматически задает область запроса для получения вложенной модели своим родителем, используя соглашения, чтобы угадать имя отношения на родительском элементе. В этом случае предполагается, что модель <text:soft-page-break/>User имеет отношение с именем posts (множественное число от имени параметра маршрута), которое можно использовать для получения модели Post.</text:p>
      <text:p text:style-name="P56"/>
      <text:h text:style-name="P16" text:outline-level="3"><text:bookmark text:name="restful-localizing-resource-uris"/><text:a xlink:type="simple" xlink:href="https://laravel.com/docs/8.x/controllers#restful-localizing-resource-uris" text:style-name="Internet_20_link" text:visited-style-name="Visited_20_Internet_20_Link">Localizing Resource URIs</text:a></text:h>
      <text:p text:style-name="P56">По умолчанию Route :: resource создает URI ресурсов с использованием английских глаголов. Если вам нужно локализовать команды действия create и edit, вы можете использовать метод Route :: resourceVerbs. Это можно сделать с помощью метода загрузки вашего AppServiceProvider:</text:p>
      <text:p text:style-name="P34"><text:span text:style-name="Source_20_Text">use Illuminate\Support\Facades\Route;</text:span></text:p>
      <text:p text:style-name="Preformatted_20_Text"/>
      <text:p text:style-name="Preformatted_20_Text"><text:span text:style-name="Source_20_Text">/**</text:span></text:p>
      <text:p text:style-name="Preformatted_20_Text"><text:span text:style-name="Source_20_Text"><text:s/>* Bootstrap any application services.</text:span></text:p>
      <text:p text:style-name="Preformatted_20_Text"><text:span text:style-name="Source_20_Text"><text:s/>*</text:span></text:p>
      <text:p text:style-name="Preformatted_20_Text"><text:span text:style-name="Source_20_Text"><text:s/>* @return void</text:span></text:p>
      <text:p text:style-name="Preformatted_20_Text"><text:span text:style-name="Source_20_Text"><text:s/>*/</text:span></text:p>
      <text:p text:style-name="Preformatted_20_Text"><text:span text:style-name="Source_20_Text">public function boot()</text:span></text:p>
      <text:p text:style-name="Preformatted_20_Text"><text:span text:style-name="Source_20_Text">{</text:span></text:p>
      <text:p text:style-name="Preformatted_20_Text"><text:span text:style-name="Source_20_Text"><text:s text:c="4"/>Route::resourceVerbs([</text:span></text:p>
      <text:p text:style-name="Preformatted_20_Text"><text:span text:style-name="Source_20_Text"><text:s text:c="8"/>'create' =&gt; 'crear',</text:span></text:p>
      <text:p text:style-name="Preformatted_20_Text"><text:span text:style-name="Source_20_Text"><text:s text:c="8"/>'edit' =&gt; 'editar',</text:span></text:p>
      <text:p text:style-name="Preformatted_20_Text"><text:span text:style-name="Source_20_Text"><text:s text:c="4"/>]);</text:span></text:p>
      <text:p text:style-name="P47"><text:span text:style-name="Source_20_Text">}</text:span></text:p>
      <text:p text:style-name="P56">После настройки глаголов регистрация маршрута ресурса, такая как Route :: resource ('fotos', 'PhotoController'), создаст следующие URI:</text:p>
      <text:p text:style-name="P34"><text:span text:style-name="Source_20_Text">/fotos/crear</text:span></text:p>
      <text:p text:style-name="Preformatted_20_Text"/>
      <text:p text:style-name="P47"><text:span text:style-name="Source_20_Text">/fotos/{foto}/editar</text:span></text:p>
      <text:p text:style-name="P56"/>
      <text:h text:style-name="P23" text:outline-level="3"><text:bookmark text:name="restful-supplementing-resource-controllers"/><text:a xlink:type="simple" xlink:href="https://laravel.com/docs/8.x/controllers#restful-supplementing-resource-controllers" text:style-name="Internet_20_link" text:visited-style-name="Visited_20_Internet_20_Link"><text:span text:style-name="T67">Supplementing Resource Controllers</text:span></text:a><text:span text:style-name="T67"> </text:span><text:span text:style-name="T81">(</text:span>Дополнительные контроллеры ресурсов<text:span text:style-name="T81">)</text:span></text:h>
      <text:p text:style-name="P81"><text:span text:style-name="T27">Если вам нужно добавить дополнительные маршруты к контроллеру ресурсов помимо набора маршрутов ресурсов по умолчанию, вы должны определить эти маршруты перед вызовом Route :: resource; в противном случае маршруты, определенные методом </text:span><text:span text:style-name="Source_20_Text">resource</text:span><text:span text:style-name="T27">, могут непреднамеренно иметь приоритет над дополнительными маршрутами:</text:span></text:p>
      <text:p text:style-name="P34"><text:span text:style-name="Source_20_Text">Route::get('photos/popular', [PhotoController::class, 'popular']);</text:span></text:p>
      <text:p text:style-name="Preformatted_20_Text"/>
      <text:p text:style-name="P47"><text:span text:style-name="Source_20_Text">Route::resource('photos', PhotoController::class);</text:span></text:p>
      <text:p text:style-name="P56"><text:soft-page-break/>Не забудьте сосредоточить внимание ваших контроллеров. Если вам постоянно требуются методы, выходящие за рамки типичного набора действий с ресурсами, рассмотрите возможность разделения вашего контроллера на два меньших контроллера.</text:p>
      <text:p text:style-name="P56"/>
      <text:h text:style-name="P6" text:outline-level="2"><text:bookmark text:name="dependency-injection-and-controllers"/><text:a xlink:type="simple" xlink:href="https://laravel.com/docs/8.x/controllers#dependency-injection-and-controllers" text:style-name="Internet_20_link" text:visited-style-name="Visited_20_Internet_20_Link">Dependency Injection &amp; Controllers</text:a> <text:span text:style-name="T132">(</text:span>Внедрение зависимостей и контроллеры<text:span text:style-name="T132">)</text:span></text:h>
      <text:h text:style-name="P33" text:outline-level="4"><text:bookmark text:name="constructor-injection"/><text:a xlink:type="simple" xlink:href="https://laravel.com/docs/8.x/controllers#constructor-injection" text:style-name="Internet_20_link" text:visited-style-name="Visited_20_Internet_20_Link">Constructor Injection</text:a> <text:span text:style-name="T132">(</text:span><text:span text:style-name="T27">Внедрение конструктора</text:span><text:span text:style-name="T132">)</text:span></text:h>
      <text:p text:style-name="P56">Сервисный контейнер Laravel используется для разрешения всех контроллеров Laravel. В результате вы можете указать любые зависимости, которые могут понадобиться вашему контроллеру в его конструкторе. Объявленные зависимости будут автоматически разрешены и введены в экземпляр контроллера:</text:p>
      <text:p text:style-name="P34"><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App\Repositories\UserRepository;</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The user repository instance.</text:span></text:p>
      <text:p text:style-name="Preformatted_20_Text"><text:span text:style-name="Source_20_Text"><text:s text:c="5"/>*/</text:span></text:p>
      <text:p text:style-name="Preformatted_20_Text"><text:span text:style-name="Source_20_Text"><text:s text:c="4"/>protected $users;</text:span></text:p>
      <text:p text:style-name="Preformatted_20_Text"/>
      <text:p text:style-name="Preformatted_20_Text"><text:span text:style-name="Source_20_Text"><text:s text:c="4"/>/**</text:span></text:p>
      <text:p text:style-name="Preformatted_20_Text"><text:span text:style-name="Source_20_Text"><text:s text:c="5"/>* Create a new controller instance.</text:span></text:p>
      <text:p text:style-name="Preformatted_20_Text"><text:span text:style-name="Source_20_Text"><text:s text:c="5"/>*</text:span></text:p>
      <text:p text:style-name="Preformatted_20_Text"><text:span text:style-name="Source_20_Text"><text:s text:c="5"/>* @param <text:s/>UserRepository <text:s/>$users</text:span></text:p>
      <text:p text:style-name="Preformatted_20_Text"><text:span text:style-name="Source_20_Text"><text:s text:c="5"/>* @return void</text:span></text:p>
      <text:p text:style-name="Preformatted_20_Text"><text:span text:style-name="Source_20_Text"><text:s text:c="5"/>*/</text:span></text:p>
      <text:p text:style-name="Preformatted_20_Text"><text:span text:style-name="Source_20_Text"><text:s text:c="4"/>public function __construct(UserRepository $users)</text:span></text:p>
      <text:p text:style-name="Preformatted_20_Text"><text:span text:style-name="Source_20_Text"><text:s text:c="4"/>{</text:span></text:p>
      <text:p text:style-name="Preformatted_20_Text"><text:span text:style-name="Source_20_Text"><text:s text:c="8"/>$this-&gt;users = $users;</text:span></text:p>
      <text:p text:style-name="Preformatted_20_Text"><text:span text:style-name="Source_20_Text"><text:s text:c="4"/>}</text:span></text:p>
      <text:p text:style-name="P47"><text:span text:style-name="Source_20_Text">}</text:span></text:p>
      <text:p text:style-name="P56">Вы также можете напечатать любой контракт Laravel. Если контейнер может разрешить это, вы можете ввести его. В зависимости от вашего приложения внедрение ваших зависимостей в контроллер может обеспечить лучшую тестируемость.</text:p>
      <text:p text:style-name="P56"/>
      <text:h text:style-name="P26" text:outline-level="4"><text:bookmark text:name="method-injection"/><text:a xlink:type="simple" xlink:href="https://laravel.com/docs/8.x/controllers#method-injection" text:style-name="Internet_20_link" text:visited-style-name="Visited_20_Internet_20_Link">Method Injection</text:a></text:h>
      <text:p text:style-name="P56">Помимо внедрения конструктора, вы также можете указать зависимости типа от методов вашего контроллера. Распространенный <text:soft-page-break/>вариант использования внедрения метода - это внедрение экземпляра Illuminate \ Http \ Request в методы вашего контроллера:</text:p>
      <text:p text:style-name="P34"><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Store a new user.</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store(Request $request)</text:span></text:p>
      <text:p text:style-name="Preformatted_20_Text"><text:span text:style-name="Source_20_Text"><text:s text:c="4"/>{</text:span></text:p>
      <text:p text:style-name="Preformatted_20_Text"><text:span text:style-name="Source_20_Text"><text:s text:c="8"/>$name = $request-&gt;name;</text:span></text:p>
      <text:p text:style-name="Preformatted_20_Text"/>
      <text:p text:style-name="Preformatted_20_Text"><text:span text:style-name="Source_20_Text"><text:s text:c="8"/>//</text:span></text:p>
      <text:p text:style-name="Preformatted_20_Text"><text:span text:style-name="Source_20_Text"><text:s text:c="4"/>}</text:span></text:p>
      <text:p text:style-name="P47"><text:span text:style-name="Source_20_Text">}</text:span></text:p>
      <text:p text:style-name="P56">Если ваш метод контроллера также ожидает ввода от параметра маршрута, укажите аргументы маршрута после других зависимостей. Например, если ваш маршрут определен так:</text:p>
      <text:p text:style-name="P34"><text:span text:style-name="Source_20_Text">Route::put('user/{id}', [UserController::class, 'update']);</text:span></text:p>
      <text:p text:style-name="P56">Вы по-прежнему можете указать Illuminate \ Http \ Request и получить доступ к своему параметру id, определив метод вашего контроллера следующим образом:</text:p>
      <text:p text:style-name="P34"><text:span text:style-name="Source_20_Text">&lt;?php</text:span></text:p>
      <text:p text:style-name="Preformatted_20_Text"/>
      <text:p text:style-name="Preformatted_20_Text"><text:span text:style-name="Source_20_Text">namespace App\Http\Controllers;</text:span></text:p>
      <text:p text:style-name="Preformatted_20_Text"/>
      <text:p text:style-name="Preformatted_20_Text"><text:span text:style-name="Source_20_Text">use Illuminate\Http\Request;</text:span></text:p>
      <text:p text:style-name="Preformatted_20_Text"/>
      <text:p text:style-name="Preformatted_20_Text"><text:span text:style-name="Source_20_Text">class UserController extends Controller</text:span></text:p>
      <text:p text:style-name="Preformatted_20_Text"><text:span text:style-name="Source_20_Text">{</text:span></text:p>
      <text:p text:style-name="Preformatted_20_Text"><text:span text:style-name="Source_20_Text"><text:s text:c="4"/>/**</text:span></text:p>
      <text:p text:style-name="Preformatted_20_Text"><text:span text:style-name="Source_20_Text"><text:s text:c="5"/>* Update the given user.</text:span></text:p>
      <text:p text:style-name="Preformatted_20_Text"><text:span text:style-name="Source_20_Text"><text:s text:c="5"/>*</text:span></text:p>
      <text:p text:style-name="Preformatted_20_Text"><text:span text:style-name="Source_20_Text"><text:s text:c="5"/>* @param <text:s/>Request <text:s/>$request</text:span></text:p>
      <text:p text:style-name="Preformatted_20_Text"><text:span text:style-name="Source_20_Text"><text:s text:c="5"/>* @param <text:s/>string <text:s/>$id</text:span></text:p>
      <text:p text:style-name="Preformatted_20_Text"><text:span text:style-name="Source_20_Text"><text:s text:c="5"/>* @return Response</text:span></text:p>
      <text:p text:style-name="Preformatted_20_Text"><text:span text:style-name="Source_20_Text"><text:s text:c="5"/>*/</text:span></text:p>
      <text:p text:style-name="Preformatted_20_Text"><text:span text:style-name="Source_20_Text"><text:s text:c="4"/>public function update(Request $request, $id)</text:span></text:p>
      <text:p text:style-name="Preformatted_20_Text"><text:span text:style-name="Source_20_Text"><text:s text:c="4"/>{</text:span></text:p>
      <text:p text:style-name="Preformatted_20_Text"><text:span text:style-name="Source_20_Text"><text:s text:c="8"/>//</text:span></text:p>
      <text:p text:style-name="Preformatted_20_Text"><text:span text:style-name="Source_20_Text"><text:s text:c="4"/>}</text:span></text:p>
      <text:p text:style-name="P47"><text:span text:style-name="Source_20_Text">}</text:span></text:p>
      <text:p text:style-name="P56"/>
      <text:h text:style-name="P5" text:outline-level="2"><text:bookmark text:name="route-caching"/><text:soft-page-break/><text:a xlink:type="simple" xlink:href="https://laravel.com/docs/8.x/controllers#route-caching" text:style-name="Internet_20_link" text:visited-style-name="Visited_20_Internet_20_Link">Route Caching</text:a></text:h>
      <text:p text:style-name="P56">Если ваше приложение использует маршруты исключительно на основе контроллера, вам следует воспользоваться кешем маршрутов Laravel. Использование кеша маршрутов значительно сократит время, необходимое для регистрации всех маршрутов вашего приложения. В некоторых случаях регистрация маршрута может быть даже в 100 раз быстрее. Чтобы сгенерировать кеш маршрута, просто выполните Artisan-команду route: cache:</text:p>
      <text:p text:style-name="P34"><text:span text:style-name="Source_20_Text">php artisan route:cache</text:span></text:p>
      <text:p text:style-name="P56">После выполнения этой команды ваш кешированный файл маршрутов будет загружаться при каждом запросе. Помните, что если вы добавляете какие-либо новые маршруты, вам нужно будет сгенерировать новый кеш маршрутов. По этой причине вы должны запускать команду route: cache только во время развертывания проекта.<text:line-break/><text:line-break/>Вы можете использовать команду route: clear для очистки кеша маршрута:</text:p>
      <text:p text:style-name="P34"><text:span text:style-name="Source_20_Text">php artisan route:clear</text:span></text:p>
      <text:p text:style-name="P56"/>
      <text:p text:style-name="P56"/>
      <text:p text:style-name="P56"/>
      <text:p text:style-name="P56"/>
      <text:p text:style-name="P56"/>
      <text:p text:style-name="P56"/>
      <text:p text:style-name="P56"><text:line-break/><text:line-break/></text:p>
      <text:p text:style-name="P56"/>
      <text:p text:style-name="P56"/>
      <text:p text:style-name="P56"/>
      <text:p text:style-name="P56"/>
      <text:p text:style-name="P56"/>
      <text:p text:style-name="P56"/>
      <text:p text:style-name="P56"/>
      <text:p text:style-name="P56"/>
      <text:p text:style-name="P56"/>
      <text:p text:style-name="P56"/>
      <text:p text:style-name="P56"/>
      <text:h text:style-name="Heading_20_1" text:outline-level="1"><text:soft-page-break/>HTTP Requests</text:h>
      <text:p text:style-name="Standard"/>
      <text:p text:style-name="Standard"><text:s text:c="4"/>Accessing The Request (Доступ к запросу)</text:p>
      <text:p text:style-name="Standard"><text:s text:c="8"/>Request Path &amp; Method (Путь и метод запроса)</text:p>
      <text:p text:style-name="Standard"><text:s text:c="8"/>PSR-7 Requests (Запросы PSR-7)</text:p>
      <text:p text:style-name="Standard"><text:s text:c="4"/>Input Trimming &amp; Normalization (Обрезка и нормализация ввода)</text:p>
      <text:p text:style-name="Standard"><text:s text:c="4"/>Retrieving Input (Получение ввода)</text:p>
      <text:p text:style-name="Standard"><text:s text:c="8"/>Old Input (Старый ввод)</text:p>
      <text:p text:style-name="Standard"><text:s text:c="8"/>Cookies (Куки)</text:p>
      <text:p text:style-name="Standard"><text:s text:c="4"/>Files (Файлы)</text:p>
      <text:p text:style-name="Standard"><text:s text:c="8"/>Retrieving Uploaded Files (Получение загруженных файлов)</text:p>
      <text:p text:style-name="Standard"><text:s text:c="8"/>Storing Uploaded Files (Хранение загруженных файлов)</text:p>
      <text:p text:style-name="Standard"><text:s text:c="4"/>Configuring Trusted Proxies (Настройка доверенных прокси)</text:p>
      <text:p text:style-name="Standard"/>
      <text:h text:style-name="Heading_20_2" text:outline-level="2"><text:bookmark text:name="accessing-the-request"/><text:span text:style-name="T2">Доступ к запросу (</text:span><text:a xlink:type="simple" xlink:href="https://laravel.com/docs/8.x/requests#accessing-the-request" text:style-name="Internet_20_link" text:visited-style-name="Visited_20_Internet_20_Link">Accessing The Request</text:a>)</text:h>
      <text:p text:style-name="P84"><text:span text:style-name="T2">Чтобы получить экземпляр текущего HTTP-запроса через внедрение </text:span><text:span text:style-name="T27">зависимостей, вы должны ввести класс Illuminate \ Http \ Request в методе вашего контроллера. Экземпляр входящего запроса будет автоматически внедрен контейнером службы:</text:span></text:p>
      <text:p text:style-name="P42"><text:span text:style-name="Source_20_Text">&lt;?php</text:span></text:p>
      <text:p text:style-name="P44"/>
      <text:p text:style-name="P44"><text:span text:style-name="Source_20_Text">namespace App\Http\Controllers;</text:span></text:p>
      <text:p text:style-name="P44"/>
      <text:p text:style-name="P44"><text:span text:style-name="Source_20_Text">use Illuminate\Http\Request;</text:span></text:p>
      <text:p text:style-name="P44"/>
      <text:p text:style-name="P44"><text:span text:style-name="Source_20_Text">class UserController extends Controller</text:span></text:p>
      <text:p text:style-name="P44"><text:span text:style-name="Source_20_Text">{</text:span></text:p>
      <text:p text:style-name="P44"><text:span text:style-name="Source_20_Text"><text:s text:c="4"/>/**</text:span></text:p>
      <text:p text:style-name="P44"><text:span text:style-name="Source_20_Text"><text:s text:c="5"/>* Store a new user.</text:span></text:p>
      <text:p text:style-name="P44"><text:span text:style-name="Source_20_Text"><text:s text:c="5"/>*</text:span></text:p>
      <text:p text:style-name="P44"><text:span text:style-name="Source_20_Text"><text:s text:c="5"/>* @param <text:s/>Request <text:s/>$request</text:span></text:p>
      <text:p text:style-name="P44"><text:span text:style-name="Source_20_Text"><text:s text:c="5"/>* @return Response</text:span></text:p>
      <text:p text:style-name="P44"><text:span text:style-name="Source_20_Text"><text:s text:c="5"/>*/</text:span></text:p>
      <text:p text:style-name="P44"><text:span text:style-name="Source_20_Text"><text:s text:c="4"/>public function store(Request $request)</text:span></text:p>
      <text:p text:style-name="P44"><text:span text:style-name="Source_20_Text"><text:s text:c="4"/>{</text:span></text:p>
      <text:p text:style-name="P44"><text:span text:style-name="Source_20_Text"><text:s text:c="8"/>$name = $request-&gt;input('name');</text:span></text:p>
      <text:p text:style-name="P44"/>
      <text:p text:style-name="P44"><text:span text:style-name="Source_20_Text"><text:s text:c="8"/>//</text:span></text:p>
      <text:p text:style-name="P44"><text:span text:style-name="Source_20_Text"><text:s text:c="4"/>}</text:span></text:p>
      <text:p text:style-name="P49"><text:span text:style-name="Source_20_Text">}</text:span></text:p>
      <text:p text:style-name="P54"/>
      <text:h text:style-name="P30" text:outline-level="4"><text:bookmark text:name="dependency-injection-route-parameters"/><text:span text:style-name="T2">Внедрение зависимостей и параметры маршрута </text:span><text:span text:style-name="T11">(</text:span><text:a xlink:type="simple" xlink:href="https://laravel.com/docs/8.x/requests#dependency-injection-route-parameters" text:style-name="Internet_20_link" text:visited-style-name="Visited_20_Internet_20_Link">Dependency Injection &amp; Route Parameters</text:a><text:span text:style-name="T99">)</text:span></text:h>
      <text:p text:style-name="P56">Если ваш метод контроллера также ожидает ввода от параметра маршрута, вы должны указать параметры маршрута после других зависимостей. Например, если ваш маршрут определен так:</text:p>
      <text:p text:style-name="P42"><text:soft-page-break/><text:span text:style-name="Source_20_Text">use App\Http\Controllers\UserController;</text:span></text:p>
      <text:p text:style-name="P44"/>
      <text:p text:style-name="P49"><text:span text:style-name="Source_20_Text">Route::put('user/{id}', [UserController::class, 'update']);</text:span></text:p>
      <text:p text:style-name="P69"><text:span text:style-name="T27">Вы по-прежнему можете ввести Illuminate \ Http \ Request и получить доступ к своему </text:span><text:span text:style-name="Source_20_Text">id</text:span><text:span text:style-name="T27"> параметра маршрута, определив свой метод контроллера следующим образом:</text:span></text:p>
      <text:p text:style-name="P42"><text:span text:style-name="Source_20_Text">&lt;?php</text:span></text:p>
      <text:p text:style-name="P44"/>
      <text:p text:style-name="P44"><text:span text:style-name="Source_20_Text">namespace App\Http\Controllers;</text:span></text:p>
      <text:p text:style-name="P44"/>
      <text:p text:style-name="P44"><text:span text:style-name="Source_20_Text">use Illuminate\Http\Request;</text:span></text:p>
      <text:p text:style-name="P44"/>
      <text:p text:style-name="P44"><text:span text:style-name="Source_20_Text">class UserController extends Controller</text:span></text:p>
      <text:p text:style-name="P44"><text:span text:style-name="Source_20_Text">{</text:span></text:p>
      <text:p text:style-name="P44"><text:span text:style-name="Source_20_Text"><text:s text:c="4"/>/**</text:span></text:p>
      <text:p text:style-name="P44"><text:span text:style-name="Source_20_Text"><text:s text:c="5"/>* Update the specified user.</text:span></text:p>
      <text:p text:style-name="P44"><text:span text:style-name="Source_20_Text"><text:s text:c="5"/>*</text:span></text:p>
      <text:p text:style-name="P44"><text:span text:style-name="Source_20_Text"><text:s text:c="5"/>* @param <text:s/>Request <text:s/>$request</text:span></text:p>
      <text:p text:style-name="P44"><text:span text:style-name="Source_20_Text"><text:s text:c="5"/>* @param <text:s/>string <text:s/>$id</text:span></text:p>
      <text:p text:style-name="P44"><text:span text:style-name="Source_20_Text"><text:s text:c="5"/>* @return Response</text:span></text:p>
      <text:p text:style-name="P44"><text:span text:style-name="Source_20_Text"><text:s text:c="5"/>*/</text:span></text:p>
      <text:p text:style-name="P44"><text:span text:style-name="Source_20_Text"><text:s text:c="4"/>public function update(Request $request, $id)</text:span></text:p>
      <text:p text:style-name="P44"><text:span text:style-name="Source_20_Text"><text:s text:c="4"/>{</text:span></text:p>
      <text:p text:style-name="P44"><text:span text:style-name="Source_20_Text"><text:s text:c="8"/>//</text:span></text:p>
      <text:p text:style-name="P44"><text:span text:style-name="Source_20_Text"><text:s text:c="4"/>}</text:span></text:p>
      <text:p text:style-name="P49"><text:span text:style-name="Source_20_Text">}</text:span></text:p>
      <text:h text:style-name="P30" text:outline-level="4"><text:bookmark text:name="accessing-the-request-via-route-closures"/><text:span text:style-name="T2">Доступ к запросу через закрытие маршрута </text:span><text:span text:style-name="T12">(</text:span><text:a xlink:type="simple" xlink:href="https://laravel.com/docs/8.x/requests#accessing-the-request-via-route-closures" text:style-name="Internet_20_link" text:visited-style-name="Visited_20_Internet_20_Link">Accessing The Request Via Route Closures</text:a><text:span text:style-name="T100">)</text:span></text:h>
      <text:p text:style-name="P56">Вы также можете указать класс Illuminate \ Http \ Request на закрытии маршрута. Сервисный контейнер автоматически вводит входящий запрос в Closure при его выполнении:</text:p>
      <text:p text:style-name="P34"><text:span text:style-name="Source_20_Text">use Illuminate\Http\Request;</text:span></text:p>
      <text:p text:style-name="P44"/>
      <text:p text:style-name="P44"><text:span text:style-name="Source_20_Text">Route::get('/', function (Request $request) {</text:span></text:p>
      <text:p text:style-name="P44"><text:span text:style-name="Source_20_Text"><text:s text:c="4"/>//</text:span></text:p>
      <text:p text:style-name="P49"><text:span text:style-name="Source_20_Text">});</text:span></text:p>
      <text:p text:style-name="P56"/>
      <text:h text:style-name="P16" text:outline-level="3"><text:bookmark text:name="request-path-and-method"/>Путь и метод запроса <text:span text:style-name="T101">(</text:span><text:a xlink:type="simple" xlink:href="https://laravel.com/docs/8.x/requests#request-path-and-method" text:style-name="Internet_20_link" text:visited-style-name="Visited_20_Internet_20_Link">Request Path &amp; Method</text:a><text:span text:style-name="T101">)</text:span></text:h>
      <text:p text:style-name="P56">Экземпляр Illuminate \ Http \ Request предоставляет множество методов для проверки HTTP-запроса для вашего приложения и расширяет класс Symfony \ Component \ HttpFoundation \ Request. Ниже мы обсудим несколько наиболее важных методов.</text:p>
      <text:p text:style-name="P56"/>
      <text:p text:style-name="P69"><text:span text:style-name="T27">Получение пути запроса </text:span><text:span text:style-name="T43">(</text:span><text:bookmark text:name="retrieving-the-request-path"/><text:a xlink:type="simple" xlink:href="https://laravel.com/docs/8.x/requests#retrieving-the-request-path" text:style-name="Internet_20_link" text:visited-style-name="Visited_20_Internet_20_Link">Retrieving The Request Path</text:a><text:span text:style-name="T43">)</text:span></text:p>
      <text:p text:style-name="P69"><text:soft-page-break/><text:span text:style-name="T27">Метод </text:span><text:span text:style-name="Source_20_Text">path</text:span><text:span text:style-name="T27"> возвращает информацию о пути запроса. Итак, если входящий запрос нацелен на http://domain.com/foo/bar, метод </text:span><text:span text:style-name="Source_20_Text"><text:span text:style-name="T27">path</text:span></text:span><text:span text:style-name="T27"> вернет foo / bar:</text:span></text:p>
      <text:p text:style-name="P42"><text:span text:style-name="Source_20_Text">$uri = $request-&gt;path();</text:span></text:p>
      <text:p text:style-name="P56">Метод is позволяет проверить, соответствует ли путь входящего запроса заданному шаблону. При использовании этого метода вы можете использовать символ * как подстановочный знак:</text:p>
      <text:p text:style-name="P42"><text:span text:style-name="Source_20_Text">if ($request-&gt;is('admin/*')) {</text:span></text:p>
      <text:p text:style-name="P44"><text:span text:style-name="Source_20_Text"><text:s text:c="4"/>//</text:span></text:p>
      <text:p text:style-name="P49"><text:span text:style-name="Source_20_Text">}</text:span></text:p>
      <text:p text:style-name="P54"/>
      <text:h text:style-name="P30" text:outline-level="4"><text:bookmark text:name="retrieving-the-request-url"/><text:span text:style-name="T2">Получение URL-адреса запроса </text:span><text:span text:style-name="T13">(</text:span><text:a xlink:type="simple" xlink:href="https://laravel.com/docs/8.x/requests#retrieving-the-request-url" text:style-name="Internet_20_link" text:visited-style-name="Visited_20_Internet_20_Link">Retrieving The Request URL</text:a><text:span text:style-name="T102">)</text:span></text:h>
      <text:p text:style-name="P56">Чтобы получить полный URL-адрес входящего запроса, вы можете использовать методы url или fullUrl. Метод url вернет URL без строки запроса, а метод fullUrl включает строку запроса:</text:p>
      <text:p text:style-name="P42"><text:span text:style-name="Source_20_Text">// Without Query String...</text:span></text:p>
      <text:p text:style-name="P49"><text:span text:style-name="Source_20_Text">$url = $request-&gt;url();</text:span></text:p>
      <text:p text:style-name="P42"><text:span text:style-name="Source_20_Text">// With Query String...</text:span></text:p>
      <text:p text:style-name="P49"><text:span text:style-name="Source_20_Text">$url = $request-&gt;fullUrl();</text:span></text:p>
      <text:p text:style-name="P54"/>
      <text:h text:style-name="P30" text:outline-level="4"><text:bookmark text:name="retrieving-the-request-method"/><text:a xlink:type="simple" xlink:href="https://laravel.com/docs/8.x/requests#retrieving-the-request-method" text:style-name="Internet_20_link" text:visited-style-name="Visited_20_Internet_20_Link">Retrieving The Request Method</text:a></text:h>
      <text:p text:style-name="P54">The <text:span text:style-name="Source_20_Text">method</text:span> method will return the HTTP verb for the request. You may use the <text:span text:style-name="Source_20_Text">isMethod</text:span> method to verify that the HTTP verb matches a given string:</text:p>
      <text:p text:style-name="P42"><text:span text:style-name="Source_20_Text">$method = $request-&gt;method();</text:span></text:p>
      <text:p text:style-name="P44"/>
      <text:p text:style-name="P44"><text:span text:style-name="Source_20_Text">if ($request-&gt;isMethod('post')) {</text:span></text:p>
      <text:p text:style-name="P44"><text:span text:style-name="Source_20_Text"><text:s text:c="4"/>//</text:span></text:p>
      <text:p text:style-name="P49"><text:span text:style-name="Source_20_Text">}</text:span></text:p>
      <text:h text:style-name="P21" text:outline-level="3"><text:bookmark text:name="psr7-requests"/><text:a xlink:type="simple" xlink:href="https://laravel.com/docs/8.x/requests#psr7-requests" text:style-name="Internet_20_link" text:visited-style-name="Visited_20_Internet_20_Link">PSR-7 Requests</text:a></text:h>
      <text:p text:style-name="P54"><text:a xlink:type="simple" xlink:href="https://laravel.com/docs/8.x/requests" text:style-name="Internet_20_link" text:visited-style-name="Visited_20_Internet_20_Link">https://laravel.com/docs/8.x/requests</text:a></text:p>
      <text:p text:style-name="P54"/>
      <text:p text:style-name="P54"/>
      <text:h text:style-name="P9" text:outline-level="2"><text:bookmark text:name="input-trimming-and-normalization"/><text:span text:style-name="T2">Обрезка и нормализация ввода </text:span><text:span text:style-name="T14">(</text:span><text:a xlink:type="simple" xlink:href="https://laravel.com/docs/8.x/requests#input-trimming-and-normalization" text:style-name="Internet_20_link" text:visited-style-name="Visited_20_Internet_20_Link">Input Trimming &amp; Normalization</text:a><text:span text:style-name="T103">)</text:span></text:h>
      <text:p text:style-name="P85">По умолчанию Laravel включает промежуточное ПО TrimStrings и ConvertEmptyStringsToNull в глобальный стек промежуточного <text:soft-page-break/>программного обеспечения вашего приложения. Эти промежуточные программы перечислены в стеке по классу App \ Http \ Kernel. Это промежуточное ПО автоматически обрезает все входящие строковые поля в запросе, а также преобразует любые пустые строковые поля в null. Это позволяет вам не беспокоиться об этих проблемах нормализации в ваших маршрутах и контроллерах.<text:line-break/><text:line-break/>Если вы хотите отключить это поведение, вы можете удалить два промежуточных программного обеспечения из стека промежуточного программного обеспечения вашего приложения, удалив их из свойства $ middleware вашего класса App \ Http \ Kernel.</text:p>
      <text:p text:style-name="P54"/>
      <text:h text:style-name="P9" text:outline-level="2"><text:bookmark text:name="retrieving-input"/><text:a xlink:type="simple" xlink:href="https://laravel.com/docs/8.x/requests#retrieving-input" text:style-name="Internet_20_link" text:visited-style-name="Visited_20_Internet_20_Link">Retrieving Input</text:a></text:h>
      <text:h text:style-name="P30" text:outline-level="4"><text:bookmark text:name="retrieving-all-input-data"/><text:a xlink:type="simple" xlink:href="https://laravel.com/docs/8.x/requests#retrieving-all-input-data" text:style-name="Internet_20_link" text:visited-style-name="Visited_20_Internet_20_Link">Retrieving All Input Data</text:a></text:h>
      <text:p text:style-name="P56">Вы также можете получить все входные данные в виде массива, используя метод all:</text:p>
      <text:p text:style-name="P42"><text:span text:style-name="Source_20_Text">$input = $request-&gt;all();</text:span></text:p>
      <text:h text:style-name="P30" text:outline-level="4"><text:bookmark text:name="retrieving-an-input-value"/><text:a xlink:type="simple" xlink:href="https://laravel.com/docs/8.x/requests#retrieving-an-input-value" text:style-name="Internet_20_link" text:visited-style-name="Visited_20_Internet_20_Link">Retrieving An Input Value</text:a></text:h>
      <text:p text:style-name="P69"><text:span text:style-name="T27">Используя несколько простых методов, вы можете получить доступ ко всему пользовательскому вводу из вашего экземпляра Illuminate \ Http \ Request, не беспокоясь о том, какой HTTP-глагол использовался для запроса. Независимо от HTTP-глагола, для получения пользовательского ввода может использоваться метод </text:span><text:span text:style-name="Source_20_Text">input</text:span><text:span text:style-name="T27">:</text:span></text:p>
      <text:p text:style-name="P42"><text:span text:style-name="Source_20_Text">$name = $request-&gt;input('name');</text:span></text:p>
      <text:p text:style-name="P69"><text:span text:style-name="T27">Вы можете передать значение по умолчанию в качестве второго аргумента метода </text:span><text:span text:style-name="Source_20_Text">input</text:span><text:span text:style-name="T27">. Это значение будет возвращено, если запрошенное входное значение отсутствует в запросе:</text:span></text:p>
      <text:p text:style-name="P42"><text:span text:style-name="Source_20_Text">$name = $request-&gt;input('name', 'Sally');</text:span></text:p>
      <text:p text:style-name="P56">При работе с формами, которые содержат входные данные массива, используйте "точечную" нотацию для доступа к массивам:</text:p>
      <text:p text:style-name="P34"><text:span text:style-name="Source_20_Text">$name = $request-&gt;input('products.0.name');</text:span></text:p>
      <text:p text:style-name="P44"/>
      <text:p text:style-name="P49"><text:span text:style-name="Source_20_Text">$names = $request-&gt;input('products.*.name');</text:span></text:p>
      <text:p text:style-name="P69"><text:span text:style-name="T27">Вы можете вызвать метод </text:span><text:span text:style-name="Source_20_Text">input</text:span><text:span text:style-name="T27"> без каких-либо аргументов, чтобы получить все входные значения в виде ассоциативного массива:</text:span></text:p>
      <text:p text:style-name="P34"><text:soft-page-break/><text:span text:style-name="Source_20_Text">$input = $request-&gt;input();</text:span></text:p>
      <text:p text:style-name="P56"/>
      <text:h text:style-name="P26" text:outline-level="4"><text:bookmark text:name="retrieving-input-from-the-query-string"/>Получение ввода из строки запроса <text:span text:style-name="T104">(</text:span><text:a xlink:type="simple" xlink:href="https://laravel.com/docs/8.x/requests#retrieving-input-from-the-query-string" text:style-name="Internet_20_link" text:visited-style-name="Visited_20_Internet_20_Link">Retrieving Input From The Query String</text:a><text:span text:style-name="T104">)</text:span></text:h>
      <text:p text:style-name="P69"><text:span text:style-name="T27">В то время как метод </text:span><text:span text:style-name="Source_20_Text">input</text:span><text:span text:style-name="T27"> извлекает значения из всей полезной нагрузки запроса (включая строку запроса), метод </text:span><text:span text:style-name="Source_20_Text"><text:span text:style-name="T27">query</text:span></text:span><text:span text:style-name="T27"> будет извлекать значения только из строки запроса:<text:line-break/></text:span><text:span text:style-name="Source_20_Text"><text:span text:style-name="T27">$name = $request-&gt;query('name');</text:span></text:span></text:p>
      <text:p text:style-name="P56">Если данные значения запрошенной строки запроса отсутствуют, будет возвращен второй аргумент этого метода:</text:p>
      <text:p text:style-name="P43"><text:span text:style-name="Source_20_Text"><text:span text:style-name="T67">$name = $request-&gt;query('name', 'Helen');</text:span></text:span></text:p>
      <text:p text:style-name="P69"><text:span text:style-name="T27">Вы можете вызвать метод </text:span><text:span text:style-name="Source_20_Text"><text:span text:style-name="T67">query</text:span></text:span><text:span text:style-name="T27"> без каких-либо аргументов, чтобы получить все значения строки запроса в виде ассоциативного массива:</text:span></text:p>
      <text:p text:style-name="P43"><text:span text:style-name="Source_20_Text"><text:span text:style-name="T67">$query = $request-&gt;query();</text:span></text:span></text:p>
      <text:p text:style-name="P56"/>
      <text:h text:style-name="P31" text:outline-level="4"><text:bookmark text:name="retrieving-input-via-dynamic-properties"/><text:a xlink:type="simple" xlink:href="https://laravel.com/docs/8.x/requests#retrieving-input-via-dynamic-properties" text:style-name="Internet_20_link" text:visited-style-name="Visited_20_Internet_20_Link"><text:span text:style-name="T67">Retrieving Input Via Dynamic Properties</text:span></text:a></text:h>
      <text:p text:style-name="P69"><text:span text:style-name="T27">Вы также можете получить доступ к вводу пользователя, используя динамические свойства экземпляра Illuminate \ Http \ Request. Например, если одна из форм вашего приложения содержит поле </text:span><text:span text:style-name="Source_20_Text"><text:span text:style-name="T67">name</text:span></text:span><text:span text:style-name="T27">, вы можете получить доступ к значению поля следующим образом:</text:span></text:p>
      <text:p text:style-name="P43"><text:span text:style-name="Source_20_Text"><text:span text:style-name="T67">$name = $request-&gt;name;</text:span></text:span></text:p>
      <text:p text:style-name="P56">При использовании динамических свойств Laravel сначала будет искать значение параметра в полезной нагрузке запроса. Если его нет, Laravel будет искать поле в параметрах маршрута.</text:p>
      <text:p text:style-name="P56"/>
      <text:h text:style-name="P31" text:outline-level="4"><text:bookmark text:name="retrieving-json-input-values"/><text:a xlink:type="simple" xlink:href="https://laravel.com/docs/8.x/requests#retrieving-json-input-values" text:style-name="Internet_20_link" text:visited-style-name="Visited_20_Internet_20_Link"><text:span text:style-name="T67">Retrieving JSON Input Values</text:span></text:a></text:h>
      <text:p text:style-name="P69"><text:span text:style-name="T27">При отправке запросов JSON в ваше приложение вы можете получить доступ к данным JSON через метод </text:span><text:span text:style-name="Source_20_Text"><text:span text:style-name="T67">input</text:span></text:span><text:span text:style-name="T27">, если заголовок Content-Type запроса правильно установлен на application / json. Вы даже можете использовать синтаксис с точками, чтобы копаться в массивах JSON:</text:span></text:p>
      <text:p text:style-name="P43"><text:span text:style-name="Source_20_Text"><text:span text:style-name="T67">$name = $request-&gt;input('user.name');</text:span></text:span></text:p>
      <text:p text:style-name="P56"/>
      <text:h text:style-name="P31" text:outline-level="4"><text:bookmark text:name="retrieving-boolean-input-values"/><text:soft-page-break/><text:a xlink:type="simple" xlink:href="https://laravel.com/docs/8.x/requests#retrieving-boolean-input-values" text:style-name="Internet_20_link" text:visited-style-name="Visited_20_Internet_20_Link"><text:span text:style-name="T67">Retrieving Boolean Input Values</text:span></text:a></text:h>
      <text:p text:style-name="P56">При работе с элементами HTML, такими как флажки, ваше приложение может получать «правдивые» значения, которые на самом деле являются строками. Например, «верно» или «включено». Для удобства вы можете использовать логический метод для получения этих значений как логических. Логический метод возвращает true для 1, «1», true, «true», «on» и «yes». Все остальные значения вернут false:</text:p>
      <text:p text:style-name="P43"><text:span text:style-name="Source_20_Text"><text:span text:style-name="T67">$archived = $request-&gt;boolean('archived');</text:span></text:span></text:p>
      <text:p text:style-name="P56"/>
      <text:h text:style-name="P31" text:outline-level="4"><text:bookmark text:name="retrieving-a-portion-of-the-input-data"/><text:a xlink:type="simple" xlink:href="https://laravel.com/docs/8.x/requests#retrieving-a-portion-of-the-input-data" text:style-name="Internet_20_link" text:visited-style-name="Visited_20_Internet_20_Link"><text:span text:style-name="T67">Retrieving A Portion Of The Input Data</text:span></text:a></text:h>
      <text:p text:style-name="P56">Если вам нужно получить подмножество входных данных, вы можете использовать методы only и except. Оба эти метода принимают один массив или динамический список аргументов:</text:p>
      <text:p text:style-name="P43"><text:span text:style-name="Source_20_Text"><text:span text:style-name="T67">$input = $request-&gt;only(['username', 'password']);</text:span></text:span></text:p>
      <text:p text:style-name="P44"/>
      <text:p text:style-name="P44"><text:span text:style-name="Source_20_Text">$input = $request-&gt;only('username', 'password');</text:span></text:p>
      <text:p text:style-name="P44"/>
      <text:p text:style-name="P44"><text:span text:style-name="Source_20_Text">$input = $request-&gt;except(['credit_card']);</text:span></text:p>
      <text:p text:style-name="P44"/>
      <text:p text:style-name="P49"><text:span text:style-name="Source_20_Text">$input = $request-&gt;except('credit_card');</text:span></text:p>
      <text:p text:style-name="P68"><text:span text:style-name="Source_20_Text"><text:span text:style-name="T67">only</text:span></text:span><text:span text:style-name="T67"> метод возвращает все запрошенные пары ключ / значение; однако он не вернет пары ключ / значение, которых нет в запросе.</text:span></text:p>
      <text:p text:style-name="P56"/>
      <text:h text:style-name="P31" text:outline-level="4"><text:bookmark text:name="determining-if-an-input-value-is-present"/><text:a xlink:type="simple" xlink:href="https://laravel.com/docs/8.x/requests#determining-if-an-input-value-is-present" text:style-name="Internet_20_link" text:visited-style-name="Visited_20_Internet_20_Link"><text:span text:style-name="T67">Determining If An Input Value Is Present</text:span></text:a></text:h>
      <text:p text:style-name="P56">Вы должны использовать метод has, чтобы определить, присутствует ли значение в запросе. Метод has возвращает true, если значение присутствует в запросе:</text:p>
      <text:p text:style-name="P44"><text:span text:style-name="Source_20_Text"><text:span text:style-name="T27">if ($request-&gt;has('name')) {</text:span></text:span></text:p>
      <text:p text:style-name="P44"><text:span text:style-name="Source_20_Text"><text:s text:c="4"/>//</text:span></text:p>
      <text:p text:style-name="P49"><text:span text:style-name="Source_20_Text">}</text:span></text:p>
      <text:p text:style-name="P56">При задании массива метод has определит, присутствуют ли все указанные значения:</text:p>
      <text:p text:style-name="P44"><text:span text:style-name="Source_20_Text"><text:span text:style-name="T27">if ($request-&gt;has(['name', 'email'])) {</text:span></text:span></text:p>
      <text:p text:style-name="P44"><text:span text:style-name="Source_20_Text"><text:s text:c="4"/>//</text:span></text:p>
      <text:p text:style-name="P49"><text:span text:style-name="Source_20_Text">}</text:span></text:p>
      <text:p text:style-name="P56">Метод whenHas выполнит данный обратный вызов, если в запросе присутствует значение:</text:p>
      <text:p text:style-name="P43"><text:span text:style-name="Source_20_Text"><text:span text:style-name="T67">$request-&gt;whenHas('name', function ($input) {</text:span></text:span></text:p>
      <text:p text:style-name="P44"><text:soft-page-break/><text:span text:style-name="Source_20_Text"><text:s text:c="4"/>//</text:span></text:p>
      <text:p text:style-name="P49"><text:span text:style-name="Source_20_Text">});</text:span></text:p>
      <text:p text:style-name="P56">Метод hasAny возвращает true, если присутствует любое из указанных значений:</text:p>
      <text:p text:style-name="P43"><text:span text:style-name="Source_20_Text"><text:span text:style-name="T67">if ($request-&gt;hasAny(['name', 'email'])) {</text:span></text:span></text:p>
      <text:p text:style-name="P44"><text:span text:style-name="Source_20_Text"><text:s text:c="4"/>//</text:span></text:p>
      <text:p text:style-name="P49"><text:span text:style-name="Source_20_Text">}</text:span></text:p>
      <text:p text:style-name="P69"><text:span text:style-name="T27">Если вы хотите определить, присутствует ли значение в запросе и не является ли оно пустым, вы можете использовать метод </text:span><text:span text:style-name="Source_20_Text"><text:span text:style-name="T67">filled</text:span></text:span><text:span text:style-name="T27">:</text:span></text:p>
      <text:p text:style-name="P43"><text:span text:style-name="Source_20_Text"><text:span text:style-name="T67">if ($request-&gt;filled('name')) {</text:span></text:span></text:p>
      <text:p text:style-name="P44"><text:span text:style-name="Source_20_Text"><text:s text:c="4"/>//</text:span></text:p>
      <text:p text:style-name="P49"><text:span text:style-name="Source_20_Text">}</text:span></text:p>
      <text:p text:style-name="P56">Метод whenFilled выполнит заданный обратный вызов, если значение присутствует в запросе и не является пустым:</text:p>
      <text:p text:style-name="P44"><text:span text:style-name="Source_20_Text"><text:span text:style-name="T27">$request-&gt;whenFilled('name', function ($input) {</text:span></text:span></text:p>
      <text:p text:style-name="P44"><text:span text:style-name="Source_20_Text"><text:s text:c="4"/>//</text:span></text:p>
      <text:p text:style-name="P49"><text:span text:style-name="Source_20_Text">});</text:span></text:p>
      <text:p text:style-name="P56">Чтобы определить, отсутствует ли данный ключ в запросе, вы можете использовать метод missing:</text:p>
      <text:p text:style-name="P43"><text:span text:style-name="Source_20_Text"><text:span text:style-name="T67">if ($request-&gt;missing('name')) {</text:span></text:span></text:p>
      <text:p text:style-name="P44"><text:span text:style-name="Source_20_Text"><text:s text:c="4"/>//</text:span></text:p>
      <text:p text:style-name="P49"><text:span text:style-name="Source_20_Text">}</text:span></text:p>
      <text:p text:style-name="P56"/>
      <text:h text:style-name="P22" text:outline-level="3"><text:bookmark text:name="old-input"/><text:a xlink:type="simple" xlink:href="https://laravel.com/docs/8.x/requests#old-input" text:style-name="Internet_20_link" text:visited-style-name="Visited_20_Internet_20_Link"><text:span text:style-name="T67">Old Input</text:span></text:a></text:h>
      <text:p text:style-name="P56">Laravel позволяет вам сохранить ввод из одного запроса во время следующего запроса. Эта функция особенно полезна для повторного заполнения форм после обнаружения ошибок проверки. Однако, если вы используете встроенные функции проверки Laravel, маловероятно, что вам нужно будет использовать эти методы вручную, поскольку некоторые из встроенных средств проверки Laravel будут вызывать их автоматически.</text:p>
      <text:p text:style-name="P56"/>
      <text:h text:style-name="P31" text:outline-level="4"><text:bookmark text:name="flashing-input-to-the-session"/><text:a xlink:type="simple" xlink:href="https://laravel.com/docs/8.x/requests#flashing-input-to-the-session" text:style-name="Internet_20_link" text:visited-style-name="Visited_20_Internet_20_Link"><text:span text:style-name="T67">Flashing Input To The Session</text:span></text:a></text:h>
      <text:p text:style-name="P56">Метод flash в классе Illuminate \ Http \ Request будет мигать текущим вводом в сеанс, чтобы он был доступен во время следующего запроса пользователя к приложению:</text:p>
      <text:p text:style-name="P43"><text:span text:style-name="Source_20_Text"><text:span text:style-name="T67">$request-&gt;flash();</text:span></text:span></text:p>
      <text:p text:style-name="P56"><text:soft-page-break/>Вы также можете использовать методы flashOnly и flashExcept для передачи подмножества данных запроса в сеанс. Эти методы полезны для хранения конфиденциальной информации, такой как пароли, вне сеанса:</text:p>
      <text:p text:style-name="P43"><text:span text:style-name="Source_20_Text"><text:span text:style-name="T67">$request-&gt;flashOnly(['username', 'email']);</text:span></text:span></text:p>
      <text:p text:style-name="P44"/>
      <text:p text:style-name="P49"><text:span text:style-name="Source_20_Text">$request-&gt;flashExcept('password');</text:span></text:p>
      <text:p text:style-name="P56"/>
      <text:h text:style-name="P31" text:outline-level="4"><text:bookmark text:name="flashing-input-then-redirecting"/><text:a xlink:type="simple" xlink:href="https://laravel.com/docs/8.x/requests#flashing-input-then-redirecting" text:style-name="Internet_20_link" text:visited-style-name="Visited_20_Internet_20_Link"><text:span text:style-name="T67">Flashing Input Then Redirecting</text:span></text:a></text:h>
      <text:p text:style-name="P56">Поскольку вам часто требуется выполнить мигание ввода в сеанс, а затем перенаправить на предыдущую страницу, вы можете легко связать мигание ввода с перенаправлением, используя метод withInput:</text:p>
      <text:p text:style-name="P43"><text:span text:style-name="Source_20_Text"><text:span text:style-name="T67">return redirect('form')-&gt;withInput();</text:span></text:span></text:p>
      <text:p text:style-name="P44"/>
      <text:p text:style-name="P44"><text:span text:style-name="Source_20_Text">return redirect('form')-&gt;withInput(</text:span></text:p>
      <text:p text:style-name="P44"><text:span text:style-name="Source_20_Text"><text:s text:c="4"/>$request-&gt;except('password')</text:span></text:p>
      <text:p text:style-name="P49"><text:span text:style-name="Source_20_Text">);</text:span></text:p>
      <text:h text:style-name="P31" text:outline-level="4"><text:bookmark text:name="retrieving-old-input"/><text:span text:style-name="T67">Получение старого ввода </text:span><text:span text:style-name="T73">(</text:span><text:a xlink:type="simple" xlink:href="https://laravel.com/docs/8.x/requests#retrieving-old-input" text:style-name="Internet_20_link" text:visited-style-name="Visited_20_Internet_20_Link"><text:span text:style-name="T67">Retrieving Old Input</text:span></text:a><text:span text:style-name="T73">)</text:span></text:h>
      <text:p text:style-name="P84"><text:span text:style-name="T44">Чтобы получить флэш-ввод из предыдущего запроса, используйте </text:span><text:span text:style-name="Source_20_Text"><text:span text:style-name="T73">old</text:span></text:span><text:span text:style-name="T44"> метод в экземпляре Request. </text:span><text:span text:style-name="Source_20_Text"><text:span text:style-name="T44">old</text:span></text:span><text:span text:style-name="T44"> метод будет извлекать ранее записанные входные данные из сеанса:</text:span></text:p>
      <text:p text:style-name="P43"><text:span text:style-name="Source_20_Text"><text:span text:style-name="T67">$username = $request-&gt;old('username');</text:span></text:span></text:p>
      <text:p text:style-name="P69"><text:span text:style-name="T27">Laravel также предоставляет </text:span><text:span text:style-name="Source_20_Text"><text:span text:style-name="T67">old</text:span></text:span><text:span text:style-name="T27"> глобальный помощник. Если вы показываете старый ввод в шаблоне Blade, удобнее использовать </text:span><text:span text:style-name="Source_20_Text"><text:span text:style-name="T27">old</text:span></text:span><text:span text:style-name="T27"> помощник. Если для данного поля нет старого ввода, будет возвращено null:</text:span></text:p>
      <text:p text:style-name="P43"><text:span text:style-name="Source_20_Text"><text:span text:style-name="T67">&lt;input type="text" name="username" value="{{ old('username') }}"&gt;</text:span></text:span></text:p>
      <text:p text:style-name="P56"/>
      <text:h text:style-name="P22" text:outline-level="3"><text:bookmark text:name="cookies"/><text:soft-page-break/><text:a xlink:type="simple" xlink:href="https://laravel.com/docs/8.x/requests#cookies" text:style-name="Internet_20_link" text:visited-style-name="Visited_20_Internet_20_Link"><text:span text:style-name="T67">Cookies</text:span></text:a></text:h>
      <text:h text:style-name="P31" text:outline-level="4"><text:bookmark text:name="retrieving-cookies-from-requests"/><text:a xlink:type="simple" xlink:href="https://laravel.com/docs/8.x/requests#retrieving-cookies-from-requests" text:style-name="Internet_20_link" text:visited-style-name="Visited_20_Internet_20_Link"><text:span text:style-name="T67">Retrieving Cookies From Requests</text:span></text:a></text:h>
      <text:p text:style-name="P56">Все файлы cookie, созданные фреймворком Laravel, зашифрованы и подписаны кодом аутентификации, что означает, что они будут считаться недействительными, если они были изменены клиентом. Чтобы получить значение cookie из запроса, используйте метод cookie в экземпляре Illuminate \ Http \ Request:</text:p>
      <text:p text:style-name="P43"><text:span text:style-name="Source_20_Text"><text:span text:style-name="T67">$value = $request-&gt;cookie('name');</text:span></text:span></text:p>
      <text:p text:style-name="P56">В качестве альтернативы вы можете использовать фасад Cookie для доступа к значениям cookie:</text:p>
      <text:p text:style-name="P43"><text:span text:style-name="Source_20_Text"><text:span text:style-name="T67">use Illuminate\Support\Facades\Cookie;</text:span></text:span></text:p>
      <text:p text:style-name="P44"/>
      <text:p text:style-name="P49"><text:span text:style-name="Source_20_Text">$value = Cookie::get('name');</text:span></text:p>
      <text:p text:style-name="P56"/>
      <text:h text:style-name="P31" text:outline-level="4"><text:bookmark text:name="attaching-cookies-to-responses"/><text:span text:style-name="T67">Прикрепление файлов cookie к ответам </text:span><text:span text:style-name="T74">(</text:span><text:a xlink:type="simple" xlink:href="https://laravel.com/docs/8.x/requests#attaching-cookies-to-responses" text:style-name="Internet_20_link" text:visited-style-name="Visited_20_Internet_20_Link"><text:span text:style-name="T67">Attaching Cookies To Responses</text:span></text:a><text:span text:style-name="T74">)</text:span></text:h>
      <text:p text:style-name="P87">Вы можете прикрепить файл cookie к исходящему экземпляру Illuminate \ Http \ Response, используя метод cookie. Вы должны передать этому методу имя, значение и количество минут, в течение которых файл cookie должен считаться действительным:</text:p>
      <text:p text:style-name="P43"><text:span text:style-name="Source_20_Text"><text:span text:style-name="T67">return response('Hello World')-&gt;cookie(</text:span></text:span></text:p>
      <text:p text:style-name="P44"><text:span text:style-name="Source_20_Text"><text:s text:c="4"/>'name', 'value', $minutes</text:span></text:p>
      <text:p text:style-name="P49"><text:span text:style-name="Source_20_Text">);</text:span></text:p>
      <text:p text:style-name="P56">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43"><text:span text:style-name="Source_20_Text"><text:span text:style-name="T67">return response('Hello World')-&gt;cookie(</text:span></text:span></text:p>
      <text:p text:style-name="P44"><text:span text:style-name="Source_20_Text"><text:s text:c="4"/>'name', 'value', $minutes, $path, $domain, $secure, $httpOnly</text:span></text:p>
      <text:p text:style-name="P49"><text:span text:style-name="Source_20_Text">);</text:span></text:p>
      <text:p text:style-name="P69"><text:span text:style-name="T27">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67">queue</text:span></text:span><text:span text:style-name="T27"> принимает 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43"><text:soft-page-break/><text:span text:style-name="Source_20_Text"><text:span text:style-name="T67">Cookie::queue(Cookie::make('name', 'value', $minutes));</text:span></text:span></text:p>
      <text:p text:style-name="P44"/>
      <text:p text:style-name="P49"><text:span text:style-name="Source_20_Text">Cookie::queue('name', 'value', $minutes);</text:span></text:p>
      <text:p text:style-name="P56"/>
      <text:h text:style-name="P31" text:outline-level="4"><text:bookmark text:name="generating-cookie-instances"/><text:a xlink:type="simple" xlink:href="https://laravel.com/docs/8.x/requests#generating-cookie-instances" text:style-name="Internet_20_link" text:visited-style-name="Visited_20_Internet_20_Link"><text:span text:style-name="T67">Generating Cookie Instances</text:span></text:a></text:h>
      <text:p text:style-name="P56">Если вы хотите создать экземпляр Symfony \ Component \ HttpFoundation \ Cookie, который может быть передан экземпляру ответа позже, вы можете использовать глобальный помощник cookie. Этот файл cookie не будет отправлен обратно клиенту, если он не прикреплен к экземпляру ответа:</text:p>
      <text:p text:style-name="P43"><text:span text:style-name="Source_20_Text"><text:span text:style-name="T67">$cookie = cookie('name', 'value', $minutes);</text:span></text:span></text:p>
      <text:p text:style-name="P44"/>
      <text:p text:style-name="P49"><text:span text:style-name="Source_20_Text">return response('Hello World')-&gt;cookie($cookie);</text:span></text:p>
      <text:p text:style-name="P56"/>
      <text:h text:style-name="P31" text:outline-level="4"><text:bookmark text:name="expiring-cookies-early"/><text:a xlink:type="simple" xlink:href="https://laravel.com/docs/8.x/requests#expiring-cookies-early" text:style-name="Internet_20_link" text:visited-style-name="Visited_20_Internet_20_Link"><text:span text:style-name="T67">Expiring Cookies Early</text:span></text:a></text:h>
      <text:p text:style-name="P69"><text:span text:style-name="T27">Вы можете удалить файл cookie, истек его срок действия с помощью метода </text:span><text:span text:style-name="Source_20_Text"><text:span text:style-name="T67">forget</text:span></text:span><text:span text:style-name="T27"> фасада Cookie:</text:span></text:p>
      <text:p text:style-name="P43"><text:span text:style-name="Source_20_Text"><text:span text:style-name="T67">Cookie::queue(Cookie::forget('name'));</text:span></text:span></text:p>
      <text:p text:style-name="P56">В качестве альтернативы вы можете прикрепить просроченный файл cookie к экземпляру ответа:</text:p>
      <text:p text:style-name="P43"><text:span text:style-name="Source_20_Text"><text:span text:style-name="T67">$cookie = Cookie::forget('name');</text:span></text:span></text:p>
      <text:p text:style-name="P44"/>
      <text:p text:style-name="P49"><text:span text:style-name="Source_20_Text">return response('Hello World')-&gt;withCookie($cookie);</text:span></text:p>
      <text:p text:style-name="P56"/>
      <text:h text:style-name="P10" text:outline-level="2"><text:bookmark text:name="files"/><text:a xlink:type="simple" xlink:href="https://laravel.com/docs/8.x/requests#files" text:style-name="Internet_20_link" text:visited-style-name="Visited_20_Internet_20_Link"><text:span text:style-name="T67">Files</text:span></text:a></text:h>
      <text:h text:style-name="P22" text:outline-level="3"><text:bookmark text:name="files1"/><text:bookmark text:name="retrieving-uploaded-files"/><text:a xlink:type="simple" xlink:href="https://laravel.com/docs/8.x/requests#retrieving-uploaded-files" text:style-name="Internet_20_link" text:visited-style-name="Visited_20_Internet_20_Link"><text:span text:style-name="T67">Retrieving Uploaded Files</text:span></text:a></text:h>
      <text:p text:style-name="P69"><text:span text:style-name="T27">Вы можете получить доступ к загруженным файлам из экземпляра Illuminate \ Http \ Request, используя </text:span><text:span text:style-name="Source_20_Text"><text:span text:style-name="T67">file</text:span></text:span><text:span text:style-name="T27"> метод или используя динамические свойства. Метод </text:span><text:span text:style-name="Source_20_Text"><text:span text:style-name="T27">file</text:span></text:span><text:span text:style-name="T27"> возвращает экземпляр класса Illuminate \ Http \ UploadedFile, который расширяет класс PHP SplFileInfo и предоставляет различные методы для взаимодействия с файлом:</text:span></text:p>
      <text:p text:style-name="P43"><text:span text:style-name="Source_20_Text"><text:span text:style-name="T67">$file = $request-&gt;file('photo');</text:span></text:span></text:p>
      <text:p text:style-name="P44"/>
      <text:p text:style-name="P49"><text:span text:style-name="Source_20_Text">$file = $request-&gt;photo;</text:span></text:p>
      <text:p text:style-name="P56"><text:soft-page-break/>Вы можете определить, присутствует ли файл в запросе, используя метод hasFile:</text:p>
      <text:p text:style-name="P43"><text:span text:style-name="Source_20_Text"><text:span text:style-name="T67">if ($request-&gt;hasFile('photo')) {</text:span></text:span></text:p>
      <text:p text:style-name="P44"><text:span text:style-name="Source_20_Text"><text:s text:c="4"/>//</text:span></text:p>
      <text:p text:style-name="P49"><text:span text:style-name="Source_20_Text">}</text:span></text:p>
      <text:p text:style-name="P56"/>
      <text:h text:style-name="P31" text:outline-level="4"><text:bookmark text:name="validating-successful-uploads"/><text:a xlink:type="simple" xlink:href="https://laravel.com/docs/8.x/requests#validating-successful-uploads" text:style-name="Internet_20_link" text:visited-style-name="Visited_20_Internet_20_Link"><text:span text:style-name="T67">Validating Successful Uploads</text:span></text:a></text:h>
      <text:p text:style-name="P56">Помимо проверки наличия файла, вы можете убедиться, что не было проблем с загрузкой файла с помощью метода isValid:</text:p>
      <text:p text:style-name="P43"><text:span text:style-name="Source_20_Text"><text:span text:style-name="T67">if ($request-&gt;file('photo')-&gt;isValid()) {</text:span></text:span></text:p>
      <text:p text:style-name="P44"><text:span text:style-name="Source_20_Text"><text:s text:c="4"/>//</text:span></text:p>
      <text:p text:style-name="P49"><text:span text:style-name="Source_20_Text">}</text:span></text:p>
      <text:p text:style-name="P56"/>
      <text:h text:style-name="P31" text:outline-level="4"><text:bookmark text:name="file-paths-extensions"/><text:a xlink:type="simple" xlink:href="https://laravel.com/docs/8.x/requests#file-paths-extensions" text:style-name="Internet_20_link" text:visited-style-name="Visited_20_Internet_20_Link"><text:span text:style-name="T67">File Paths &amp; Extensions</text:span></text:a></text:h>
      <text:p text:style-name="P69"><text:span text:style-name="T27">Класс UploadedFile также содержит методы для доступа к полному пути к файлу и его расширению. Метод </text:span><text:span text:style-name="Source_20_Text"><text:span text:style-name="T67">extension</text:span></text:span><text:span text:style-name="T27"> попытается угадать расширение файла на основе его содержимого. Это расширение может отличаться от расширения, предоставленного клиентом:</text:span></text:p>
      <text:p text:style-name="P43"><text:span text:style-name="Source_20_Text"><text:span text:style-name="T67">$path = $request-&gt;photo-&gt;path();</text:span></text:span></text:p>
      <text:p text:style-name="P44"/>
      <text:p text:style-name="P49"><text:span text:style-name="Source_20_Text">$extension = $request-&gt;photo-&gt;extension();</text:span></text:p>
      <text:p text:style-name="P56"/>
      <text:h text:style-name="P31" text:outline-level="4"><text:bookmark text:name="other-file-methods"/><text:a xlink:type="simple" xlink:href="https://laravel.com/docs/8.x/requests#other-file-methods" text:style-name="Internet_20_link" text:visited-style-name="Visited_20_Internet_20_Link"><text:span text:style-name="T67">Other File Methods</text:span></text:a></text:h>
      <text:p text:style-name="P84">There are a variety of other methods available on <text:span text:style-name="Source_20_Text">UploadedFile</text:span> instances. Check out the <text:a xlink:type="simple" xlink:href="https://api.symfony.com/master/Symfony/Component/HttpFoundation/File/UploadedFile.html" text:style-name="Internet_20_link" text:visited-style-name="Visited_20_Internet_20_Link">API documentation for the class</text:a> for more information regarding these methods.</text:p>
      <text:p text:style-name="P56"/>
      <text:h text:style-name="P22" text:outline-level="3"><text:bookmark text:name="storing-uploaded-files"/><text:a xlink:type="simple" xlink:href="https://laravel.com/docs/8.x/requests#storing-uploaded-files" text:style-name="Internet_20_link" text:visited-style-name="Visited_20_Internet_20_Link"><text:span text:style-name="T67">Storing Uploaded Files</text:span></text:a></text:h>
      <text:p text:style-name="P56">Для хранения загруженного файла обычно используется одна из настроенных файловых систем. У класса UploadedFile есть метод store, который перемещает загруженный файл на один из ваших дисков, который может быть местом в вашей локальной файловой системе или даже в облачном хранилище, например Amazon S3.<text:line-break/><text:line-break/>Метод store принимает путь, по которому файл должен храниться относительно настроенного корневого каталога файловой системы. <text:soft-page-break/>Этот путь не должен содержать имя файла, так как уникальный идентификатор будет автоматически сгенерирован в качестве имени файла.<text:line-break/><text:line-break/>Метод store также принимает необязательный второй аргумент для имени диска, который следует использовать для хранения файла. Метод вернет путь к файлу относительно корня диска:</text:p>
      <text:p text:style-name="P43"><text:span text:style-name="Source_20_Text"><text:span text:style-name="T67">$path = $request-&gt;photo-&gt;store('images');</text:span></text:span></text:p>
      <text:p text:style-name="P44"/>
      <text:p text:style-name="P49"><text:span text:style-name="Source_20_Text">$path = $request-&gt;photo-&gt;store('images', 's3');</text:span></text:p>
      <text:p text:style-name="P56">Если вы не хотите, чтобы имя файла создавалось автоматически, вы можете использовать метод storeAs, который принимает в качестве аргументов путь, имя файла и имя диска:</text:p>
      <text:p text:style-name="P43"><text:span text:style-name="Source_20_Text"><text:span text:style-name="T67">$path = $request-&gt;photo-&gt;storeAs('images', 'filename.jpg');</text:span></text:span></text:p>
      <text:p text:style-name="P44"/>
      <text:p text:style-name="P49"><text:span text:style-name="Source_20_Text">$path = $request-&gt;photo-&gt;storeAs('images', 'filename.jpg', 's3');</text:span></text:p>
      <text:p text:style-name="P56"/>
      <text:h text:style-name="P10" text:outline-level="2"><text:bookmark text:name="configuring-trusted-proxies"/><text:span text:style-name="T67">Настройка доверенных прокси </text:span><text:span text:style-name="T75">(</text:span><text:a xlink:type="simple" xlink:href="https://laravel.com/docs/8.x/requests#configuring-trusted-proxies" text:style-name="Internet_20_link" text:visited-style-name="Visited_20_Internet_20_Link"><text:span text:style-name="T67">Configuring Trusted Proxies</text:span></text:a><text:span text:style-name="T75">)</text:span></text:h>
      <text:p text:style-name="P91"><text:a xlink:type="simple" xlink:href="https://laravel.com/docs/8.x/requests" text:style-name="Internet_20_link" text:visited-style-name="Visited_20_Internet_20_Link"><text:span text:style-name="T75">https://laravel.com/docs/8.x/requests</text:span></text:a></text:p>
      <text:p text:style-name="P88"/>
      <text:p text:style-name="P88"/>
      <text:p text:style-name="P88"/>
      <text:p text:style-name="P88"/>
      <text:p text:style-name="P88"/>
      <text:p text:style-name="P88"/>
      <text:p text:style-name="P88"/>
      <text:p text:style-name="P88"/>
      <text:p text:style-name="P88"/>
      <text:p text:style-name="P88"/>
      <text:h text:style-name="P2" text:outline-level="1"><text:soft-page-break/>HTTP Responses</text:h>
      <text:p text:style-name="P91"><text:a xlink:type="simple" xlink:href="https://laravel.com/docs/8.x/responses#creating-responses" text:style-name="Internet_20_link" text:visited-style-name="Visited_20_Internet_20_Link"><text:span text:style-name="T75">Creating Responses</text:span></text:a><text:span text:style-name="T75"> </text:span></text:p>
      <text:list xml:id="list546805193" text:style-name="L5">
        <text:list-item>
          <text:list>
            <text:list-item>
              <text:p text:style-name="P111"><text:a xlink:type="simple" xlink:href="https://laravel.com/docs/8.x/responses#attaching-headers-to-responses" text:style-name="Internet_20_link" text:visited-style-name="Visited_20_Internet_20_Link">Attaching Headers To Responses</text:a> <text:span text:style-name="T105">(</text:span><text:span text:style-name="T45">Прикрепление заголовков к ответам</text:span><text:span text:style-name="T105">)</text:span></text:p>
            </text:list-item>
            <text:list-item>
              <text:p text:style-name="P111"><text:a xlink:type="simple" xlink:href="https://laravel.com/docs/8.x/responses#attaching-cookies-to-responses" text:style-name="Internet_20_link" text:visited-style-name="Visited_20_Internet_20_Link">Attaching Cookies To Responses</text:a> </text:p>
            </text:list-item>
            <text:list-item>
              <text:p text:style-name="P111"><text:a xlink:type="simple" xlink:href="https://laravel.com/docs/8.x/responses#cookies-and-encryption" text:style-name="Internet_20_link" text:visited-style-name="Visited_20_Internet_20_Link">Cookies &amp; Encryption</text:a> </text:p>
            </text:list-item>
          </text:list>
        </text:list-item>
        <text:list-item>
          <text:p text:style-name="P111"><text:a xlink:type="simple" xlink:href="https://laravel.com/docs/8.x/responses#redirects" text:style-name="Internet_20_link" text:visited-style-name="Visited_20_Internet_20_Link">Redirects</text:a> </text:p>
          <text:list>
            <text:list-item>
              <text:p text:style-name="P111"><text:a xlink:type="simple" xlink:href="https://laravel.com/docs/8.x/responses#redirecting-named-routes" text:style-name="Internet_20_link" text:visited-style-name="Visited_20_Internet_20_Link">Redirecting To Named Routes</text:a> </text:p>
            </text:list-item>
            <text:list-item>
              <text:p text:style-name="P111"><text:a xlink:type="simple" xlink:href="https://laravel.com/docs/8.x/responses#redirecting-controller-actions" text:style-name="Internet_20_link" text:visited-style-name="Visited_20_Internet_20_Link">Redirecting To Controller Actions</text:a> </text:p>
            </text:list-item>
            <text:list-item>
              <text:p text:style-name="P111"><text:a xlink:type="simple" xlink:href="https://laravel.com/docs/8.x/responses#redirecting-external-domains" text:style-name="Internet_20_link" text:visited-style-name="Visited_20_Internet_20_Link">Redirecting To External Domains</text:a> <text:span text:style-name="T105">(</text:span><text:span text:style-name="T45">Перенаправление на внешние домены</text:span><text:span text:style-name="T105">)</text:span></text:p>
            </text:list-item>
            <text:list-item>
              <text:p text:style-name="P111"><text:a xlink:type="simple" xlink:href="https://laravel.com/docs/8.x/responses#redirecting-with-flashed-session-data" text:style-name="Internet_20_link" text:visited-style-name="Visited_20_Internet_20_Link">Redirecting With Flashed Session Data</text:a> </text:p>
            </text:list-item>
          </text:list>
        </text:list-item>
        <text:list-item>
          <text:p text:style-name="P111"><text:a xlink:type="simple" xlink:href="https://laravel.com/docs/8.x/responses#other-response-types" text:style-name="Internet_20_link" text:visited-style-name="Visited_20_Internet_20_Link">Other Response Types</text:a> </text:p>
          <text:list>
            <text:list-item>
              <text:p text:style-name="P111"><text:a xlink:type="simple" xlink:href="https://laravel.com/docs/8.x/responses#view-responses" text:style-name="Internet_20_link" text:visited-style-name="Visited_20_Internet_20_Link">View Responses</text:a> </text:p>
            </text:list-item>
            <text:list-item>
              <text:p text:style-name="P111"><text:a xlink:type="simple" xlink:href="https://laravel.com/docs/8.x/responses#json-responses" text:style-name="Internet_20_link" text:visited-style-name="Visited_20_Internet_20_Link">JSON Responses</text:a> </text:p>
            </text:list-item>
            <text:list-item>
              <text:p text:style-name="P111"><text:a xlink:type="simple" xlink:href="https://laravel.com/docs/8.x/responses#file-downloads" text:style-name="Internet_20_link" text:visited-style-name="Visited_20_Internet_20_Link">File Downloads</text:a> </text:p>
            </text:list-item>
            <text:list-item>
              <text:p text:style-name="P111"><text:a xlink:type="simple" xlink:href="https://laravel.com/docs/8.x/responses#file-responses" text:style-name="Internet_20_link" text:visited-style-name="Visited_20_Internet_20_Link">File Responses</text:a> </text:p>
            </text:list-item>
          </text:list>
        </text:list-item>
        <text:list-item>
          <text:p text:style-name="P97"><text:a xlink:type="simple" xlink:href="https://laravel.com/docs/8.x/responses#response-macros" text:style-name="Internet_20_link" text:visited-style-name="Visited_20_Internet_20_Link">Response Macros</text:a> <text:span text:style-name="T105">(</text:span><text:span text:style-name="T45">Макросы ответа</text:span><text:span text:style-name="T105">)</text:span></text:p>
        </text:list-item>
      </text:list>
      <text:p text:style-name="P88"/>
      <text:h text:style-name="P10" text:outline-level="2"><text:bookmark text:name="creating-responses"/><text:a xlink:type="simple" xlink:href="https://laravel.com/docs/8.x/responses#creating-responses" text:style-name="Internet_20_link" text:visited-style-name="Visited_20_Internet_20_Link"><text:span text:style-name="T75">Creating Responses</text:span></text:a></text:h>
      <text:h text:style-name="P31" text:outline-level="4"><text:bookmark text:name="strings-arrays"/><text:a xlink:type="simple" xlink:href="https://laravel.com/docs/8.x/responses#strings-arrays" text:style-name="Internet_20_link" text:visited-style-name="Visited_20_Internet_20_Link"><text:span text:style-name="T75">Strings &amp; Arrays</text:span></text:a></text:h>
      <text:p text:style-name="P88">Все маршруты и контроллеры должны возвращать ответ, который будет отправлен обратно в браузер пользователя. Laravel предоставляет несколько разных способов вернуть ответы. Самый простой ответ - это возврат строки от маршрута или контроллера. Фреймворк автоматически преобразует строку в полный HTTP-ответ:</text:p>
      <text:p text:style-name="P43"><text:span text:style-name="Source_20_Text"><text:span text:style-name="T75">Route::get('/', function () {</text:span></text:span></text:p>
      <text:p text:style-name="P44"><text:span text:style-name="Source_20_Text"><text:s text:c="4"/>return 'Hello World';</text:span></text:p>
      <text:p text:style-name="P49"><text:span text:style-name="Source_20_Text">});</text:span></text:p>
      <text:p text:style-name="P88">Помимо возврата строк из ваших маршрутов и контроллеров, вы также можете возвращать массивы. Фреймворк автоматически преобразует массив в ответ JSON:</text:p>
      <text:p text:style-name="P43"><text:span text:style-name="Source_20_Text"><text:span text:style-name="T75">Route::get('/', function () {</text:span></text:span></text:p>
      <text:p text:style-name="P44"><text:span text:style-name="Source_20_Text"><text:s text:c="4"/>return [1, 2, 3];</text:span></text:p>
      <text:p text:style-name="P49"><text:span text:style-name="Source_20_Text">});</text:span></text:p>
      <text:p text:style-name="P49"><text:soft-page-break/><text:span text:style-name="Source_20_Text"/></text:p>
      <text:h text:style-name="P31" text:outline-level="4"><text:bookmark text:name="response-objects"/><text:span text:style-name="T75">Объекты ответа </text:span><text:span text:style-name="T82">(</text:span><text:a xlink:type="simple" xlink:href="https://laravel.com/docs/8.x/responses#response-objects" text:style-name="Internet_20_link" text:visited-style-name="Visited_20_Internet_20_Link"><text:span text:style-name="T75">Response Objects</text:span></text:a><text:span text:style-name="T82">)</text:span><text:span text:style-name="T75"> </text:span></text:h>
      <text:p text:style-name="P88">Как правило, вы не будете просто возвращать простые строки или массивы из действий маршрута. Вместо этого вы вернете полные экземпляры Illuminate \ Http \ Response или представления.<text:line-break/><text:line-break/>Возврат полного экземпляра Response позволяет вам настроить код состояния HTTP и заголовки ответа. Экземпляр Response наследуется от класса Symfony \ Component \ HttpFoundation \ Response, который предоставляет множество методов для создания HTTP-ответов:</text:p>
      <text:p text:style-name="P43"><text:span text:style-name="Source_20_Text"><text:span text:style-name="T75">Route::get('home', function () {</text:span></text:span></text:p>
      <text:p text:style-name="P44"><text:span text:style-name="Source_20_Text"><text:s text:c="4"/>return response('Hello World', 200)</text:span></text:p>
      <text:p text:style-name="P44"><text:span text:style-name="Source_20_Text"><text:s text:c="18"/>-&gt;header('Content-Type', 'text/plain');</text:span></text:p>
      <text:p text:style-name="P49"><text:span text:style-name="Source_20_Text">});</text:span></text:p>
      <text:p text:style-name="P88"/>
      <text:h text:style-name="P31" text:outline-level="4"><text:bookmark text:name="attaching-headers-to-responses"/><text:span text:style-name="T75">Присоединение заголовков к ответам </text:span><text:span text:style-name="T83">(</text:span><text:a xlink:type="simple" xlink:href="https://laravel.com/docs/8.x/responses#attaching-headers-to-responses" text:style-name="Internet_20_link" text:visited-style-name="Visited_20_Internet_20_Link"><text:span text:style-name="T75">Attaching Headers To Responses</text:span></text:a><text:span text:style-name="T83">)</text:span></text:h>
      <text:p text:style-name="P84"><text:span text:style-name="T45">Имейте в виду, что большинство методов ответа объединяются в цепочку, что позволяет плавно создавать экземпляры ответа. Например, вы можете использовать метод </text:span><text:span text:style-name="Source_20_Text"><text:span text:style-name="T75">header</text:span></text:span><text:span text:style-name="T45">, чтобы добавить серию заголовков к ответу перед отправкой его обратно пользователю:</text:span></text:p>
      <text:p text:style-name="P43"><text:span text:style-name="Source_20_Text"><text:span text:style-name="T75">return response($content)</text:span></text:span></text:p>
      <text:p text:style-name="P44"><text:span text:style-name="Source_20_Text"><text:s text:c="12"/>-&gt;header('Content-Type', $type)</text:span></text:p>
      <text:p text:style-name="P44"><text:span text:style-name="Source_20_Text"><text:s text:c="12"/>-&gt;header('X-Header-One', 'Header Value')</text:span></text:p>
      <text:p text:style-name="P49"><text:span text:style-name="Source_20_Text"><text:s text:c="12"/>-&gt;header('X-Header-Two', 'Header Value');</text:span></text:p>
      <text:p text:style-name="P88">Или вы можете использовать метод withHeaders, чтобы указать массив заголовков, которые нужно добавить в ответ:</text:p>
      <text:p text:style-name="P43"><text:span text:style-name="Source_20_Text"><text:span text:style-name="T75">return response($content)</text:span></text:span></text:p>
      <text:p text:style-name="P44"><text:span text:style-name="Source_20_Text"><text:s text:c="12"/>-&gt;withHeaders([</text:span></text:p>
      <text:p text:style-name="P44"><text:span text:style-name="Source_20_Text"><text:s text:c="16"/>'Content-Type' =&gt; $type,</text:span></text:p>
      <text:p text:style-name="P44"><text:span text:style-name="Source_20_Text"><text:s text:c="16"/>'X-Header-One' =&gt; 'Header Value',</text:span></text:p>
      <text:p text:style-name="P44"><text:span text:style-name="Source_20_Text"><text:s text:c="16"/>'X-Header-Two' =&gt; 'Header Value',</text:span></text:p>
      <text:p text:style-name="P49"><text:span text:style-name="Source_20_Text"><text:s text:c="12"/>]);</text:span></text:p>
      <text:p text:style-name="P88"/>
      <text:h text:style-name="P31" text:outline-level="4"><text:bookmark text:name="cache-control-middleware"/><text:soft-page-break/><text:span text:style-name="T75">ПО промежуточного слоя управления кешем </text:span><text:span text:style-name="T84">(</text:span><text:a xlink:type="simple" xlink:href="https://laravel.com/docs/8.x/responses#cache-control-middleware" text:style-name="Internet_20_link" text:visited-style-name="Visited_20_Internet_20_Link"><text:span text:style-name="T75">Cache Control Middleware</text:span></text:a><text:span text:style-name="T84">)</text:span></text:h>
      <text:p text:style-name="P88">Laravel включает промежуточное ПО cache.headers, которое можно использовать для быстрой установки заголовка Cache-Control для группы маршрутов. Если в списке директив указан etag, в качестве идентификатора ETag автоматически будет установлен хеш MD5 содержимого ответа:</text:p>
      <text:p text:style-name="P43"><text:span text:style-name="Source_20_Text"><text:span text:style-name="T75">Route::middleware('cache.headers:public;max_age=2628000;etag')-&gt;group(function () {</text:span></text:span></text:p>
      <text:p text:style-name="P44"><text:span text:style-name="Source_20_Text"><text:s text:c="4"/>Route::get('privacy', function () {</text:span></text:p>
      <text:p text:style-name="P44"><text:span text:style-name="Source_20_Text"><text:s text:c="8"/>// ...</text:span></text:p>
      <text:p text:style-name="P44"><text:span text:style-name="Source_20_Text"><text:s text:c="4"/>});</text:span></text:p>
      <text:p text:style-name="P44"/>
      <text:p text:style-name="P44"><text:span text:style-name="Source_20_Text"><text:s text:c="4"/>Route::get('terms', function () {</text:span></text:p>
      <text:p text:style-name="P44"><text:span text:style-name="Source_20_Text"><text:s text:c="8"/>// ...</text:span></text:p>
      <text:p text:style-name="P44"><text:span text:style-name="Source_20_Text"><text:s text:c="4"/>});</text:span></text:p>
      <text:p text:style-name="P49"><text:span text:style-name="Source_20_Text">});</text:span></text:p>
      <text:p text:style-name="P88"/>
      <text:h text:style-name="P31" text:outline-level="4"><text:bookmark text:name="attaching-cookies-to-responses1"/><text:span text:style-name="T75">Прикрепление файлов cookie к ответам </text:span><text:span text:style-name="T85">(</text:span><text:a xlink:type="simple" xlink:href="https://laravel.com/docs/8.x/responses#attaching-cookies-to-responses" text:style-name="Internet_20_link" text:visited-style-name="Visited_20_Internet_20_Link"><text:span text:style-name="T75">Attaching Cookies To Responses</text:span></text:a><text:span text:style-name="T85">)</text:span></text:h>
      <text:p text:style-name="P88">Метод cookie в экземплярах ответа позволяет легко прикреплять файлы cookie к ответу. Например, вы можете использовать метод cookie, чтобы сгенерировать cookie и легко прикрепить его к экземпляру ответа следующим образом:</text:p>
      <text:p text:style-name="P43"><text:span text:style-name="Source_20_Text"><text:span text:style-name="T75">return response($content)</text:span></text:span></text:p>
      <text:p text:style-name="P44"><text:span text:style-name="Source_20_Text"><text:s text:c="16"/>-&gt;header('Content-Type', $type)</text:span></text:p>
      <text:p text:style-name="P49"><text:span text:style-name="Source_20_Text"><text:s text:c="16"/>-&gt;cookie('name', 'value', $minutes);</text:span></text:p>
      <text:p text:style-name="P88">Метод cookie также принимает еще несколько аргументов, которые используются реже. Как правило, эти аргументы имеют то же назначение и значение, что и аргументы, передаваемые встроенному в PHP методу setcookie:</text:p>
      <text:p text:style-name="P43"><text:span text:style-name="Source_20_Text"><text:span text:style-name="T75">-&gt;cookie($name, $value, $minutes, $path, $domain, $secure, $httpOnly)</text:span></text:span></text:p>
      <text:p text:style-name="P84"><text:span text:style-name="T45">В качестве альтернативы вы можете использовать фасад Cookie, чтобы «поставить в очередь» файлы cookie для вложения в исходящий ответ от вашего приложения. Метод </text:span><text:span text:style-name="Source_20_Text"><text:span text:style-name="T75">queue</text:span></text:span><text:span text:style-name="T45"> принимает </text:span><text:soft-page-break/><text:span text:style-name="T45">экземпляр Cookie или аргументы, необходимые для создания экземпляра Cookie. Эти файлы cookie будут прикреплены к исходящему ответу перед его отправкой в браузер:</text:span></text:p>
      <text:p text:style-name="P43"><text:span text:style-name="Source_20_Text"><text:span text:style-name="T75">Cookie::queue(Cookie::make('name', 'value', $minutes));</text:span></text:span></text:p>
      <text:p text:style-name="P44"/>
      <text:p text:style-name="P49"><text:span text:style-name="Source_20_Text">Cookie::queue('name', 'value', $minutes);</text:span></text:p>
      <text:p text:style-name="P88"/>
      <text:h text:style-name="P31" text:outline-level="4"><text:bookmark text:name="cookies-and-encryption"/><text:a xlink:type="simple" xlink:href="https://laravel.com/docs/8.x/responses#cookies-and-encryption" text:style-name="Internet_20_link" text:visited-style-name="Visited_20_Internet_20_Link"><text:span text:style-name="T75">Cookies &amp; Encryption</text:span></text:a></text:h>
      <text:p text:style-name="P88">По умолчанию все файлы cookie, генерируемые Laravel, зашифрованы и подписаны, поэтому клиент не может их изменить или прочитать. Если вы хотите отключить шифрование для подмножества файлов cookie, создаваемых вашим приложением, вы можете использовать свойство $ except промежуточного программного обеспечения App \ Http \ Middleware \ EncryptCookies, которое находится в каталоге app / Http / Middleware:</text:p>
      <text:p text:style-name="P43"><text:span text:style-name="Source_20_Text"><text:span text:style-name="T75">/**</text:span></text:span></text:p>
      <text:p text:style-name="P44"><text:span text:style-name="Source_20_Text"><text:s/>* The names of the cookies that should not be encrypted.</text:span></text:p>
      <text:p text:style-name="P44"><text:span text:style-name="Source_20_Text"><text:s/>*</text:span></text:p>
      <text:p text:style-name="P44"><text:span text:style-name="Source_20_Text"><text:s/>* @var array</text:span></text:p>
      <text:p text:style-name="P44"><text:span text:style-name="Source_20_Text"><text:s/>*/</text:span></text:p>
      <text:p text:style-name="P44"><text:span text:style-name="Source_20_Text">protected $except = [</text:span></text:p>
      <text:p text:style-name="P44"><text:span text:style-name="Source_20_Text"><text:s text:c="4"/>'cookie_name',</text:span></text:p>
      <text:p text:style-name="P49"><text:span text:style-name="Source_20_Text">];</text:span></text:p>
      <text:p text:style-name="P88"/>
      <text:h text:style-name="P10" text:outline-level="2"><text:bookmark text:name="redirects"/><text:a xlink:type="simple" xlink:href="https://laravel.com/docs/8.x/responses#redirects" text:style-name="Internet_20_link" text:visited-style-name="Visited_20_Internet_20_Link"><text:span text:style-name="T75">Redirects</text:span></text:a></text:h>
      <text:p text:style-name="P84"><text:span text:style-name="T45">Ответы на перенаправление являются экземплярами класса Illuminate \ Http \ RedirectResponse и содержат правильные заголовки, необходимые для перенаправления пользователя на другой URL-адрес. Есть несколько способов создать экземпляр RedirectResponse. Самый простой способ - использовать глобальн</text:span><text:span text:style-name="T46">ый </text:span><text:span text:style-name="T45">помощник </text:span><text:span text:style-name="Source_20_Text"><text:span text:style-name="T75">redirect</text:span></text:span><text:span text:style-name="T45">:</text:span></text:p>
      <text:p text:style-name="P43"><text:span text:style-name="Source_20_Text"><text:span text:style-name="T75">Route::get('dashboard', function () {</text:span></text:span></text:p>
      <text:p text:style-name="P44"><text:span text:style-name="Source_20_Text"><text:s text:c="4"/>return redirect('home/dashboard');</text:span></text:p>
      <text:p text:style-name="P49"><text:span text:style-name="Source_20_Text">});</text:span></text:p>
      <text:p text:style-name="P84"><text:soft-page-break/><text:span text:style-name="T45">Иногда вы можете захотеть перенаправить пользователя в его предыдущее местоположение, например, когда отправленная форма недействительна. Вы можете сделать это с помощью глобальной </text:span><text:span text:style-name="Source_20_Text"><text:span text:style-name="T75">back </text:span></text:span><text:span text:style-name="T45">вспомогательной функции. Поскольку эта функция использует сеанс, убедитесь, что маршрут, вызывающий </text:span><text:span text:style-name="Source_20_Text"><text:span text:style-name="T45">back</text:span></text:span><text:span text:style-name="T45"> функцию, использует группу промежуточного программного обеспечения </text:span><text:span text:style-name="Source_20_Text"><text:span text:style-name="T45">web</text:span></text:span><text:span text:style-name="T45"> или применяет все промежуточное программное обеспечение сеанса:</text:span></text:p>
      <text:p text:style-name="P43"><text:span text:style-name="Source_20_Text"><text:span text:style-name="T75">Route::post('user/profile', function () {</text:span></text:span></text:p>
      <text:p text:style-name="P44"><text:span text:style-name="Source_20_Text"><text:s text:c="4"/>// Validate the request...</text:span></text:p>
      <text:p text:style-name="P44"/>
      <text:p text:style-name="P44"><text:span text:style-name="Source_20_Text"><text:s text:c="4"/>return back()-&gt;withInput();</text:span></text:p>
      <text:p text:style-name="P49"><text:span text:style-name="Source_20_Text">});</text:span></text:p>
      <text:p text:style-name="P88"/>
      <text:h text:style-name="P22" text:outline-level="3"><text:bookmark text:name="redirecting-named-routes"/><text:a xlink:type="simple" xlink:href="https://laravel.com/docs/8.x/responses#redirecting-named-routes" text:style-name="Internet_20_link" text:visited-style-name="Visited_20_Internet_20_Link"><text:span text:style-name="T75">Redirecting To Named Routes</text:span></text:a></text:h>
      <text:p text:style-name="P84"><text:span text:style-name="T45">Когда вы вызываете помощник </text:span><text:span text:style-name="Source_20_Text"><text:span text:style-name="T75">redirect</text:span></text:span><text:span text:style-name="T45"> без параметров, возвращается экземпляр Illuminate \ Routing \ Redirector, позволяющий вызывать любой метод в экземпляре Redirector. Например, чтобы сгенерировать RedirectResponse на именованный маршрут, вы можете использовать метод маршрута:</text:span></text:p>
      <text:p text:style-name="P43"><text:span text:style-name="Source_20_Text"><text:span text:style-name="T75">return redirect()-&gt;route('login');</text:span></text:span></text:p>
      <text:p text:style-name="P84"><text:span text:style-name="T45">Если ваш маршрут имеет параметры, вы можете передать их в качестве второго аргумента метода </text:span><text:span text:style-name="Source_20_Text"><text:span text:style-name="T75">route</text:span></text:span><text:span text:style-name="T45">:</text:span></text:p>
      <text:p text:style-name="P43"><text:span text:style-name="Source_20_Text"><text:span text:style-name="T75">// For a route with the following URI: profile/{id}</text:span></text:span></text:p>
      <text:p text:style-name="P44"/>
      <text:p text:style-name="P49"><text:span text:style-name="Source_20_Text">return redirect()-&gt;route('profile', ['id' =&gt; 1]);</text:span></text:p>
      <text:p text:style-name="P88"/>
      <text:h text:style-name="P31" text:outline-level="4"><text:bookmark text:name="populating-parameters-via-eloquent-models"/><text:span text:style-name="T75">Заполнение параметров с помощью красноречивых моделей </text:span><text:span text:style-name="T86">(</text:span><text:a xlink:type="simple" xlink:href="https://laravel.com/docs/8.x/responses#populating-parameters-via-eloquent-models" text:style-name="Internet_20_link" text:visited-style-name="Visited_20_Internet_20_Link"><text:span text:style-name="T75">Populating Parameters Via Eloquent Models</text:span></text:a><text:span text:style-name="T86">)</text:span></text:h>
      <text:p text:style-name="P88">Если вы перенаправляете на маршрут с параметром «ID», который заполняется из модели Eloquent, вы можете передать саму модель. ID будет извлечен автоматически:</text:p>
      <text:p text:style-name="P43"><text:soft-page-break/><text:span text:style-name="Source_20_Text"><text:span text:style-name="T75">// For a route with the following URI: profile/{id}</text:span></text:span></text:p>
      <text:p text:style-name="P44"/>
      <text:p text:style-name="P49"><text:span text:style-name="Source_20_Text">return redirect()-&gt;route('profile', [$user]);</text:span></text:p>
      <text:p text:style-name="P88">Если вы хотите настроить значение, которое помещается в параметр маршрута, вы можете указать столбец в определении параметра маршрута (profile / {id: slug}) или переопределить метод getRouteKey в своей модели Eloquent:</text:p>
      <text:p text:style-name="P43"><text:span text:style-name="Source_20_Text"><text:span text:style-name="T75">/**</text:span></text:span></text:p>
      <text:p text:style-name="P44"><text:span text:style-name="Source_20_Text"><text:s/>* Get the value of the model's route key.</text:span></text:p>
      <text:p text:style-name="P44"><text:span text:style-name="Source_20_Text"><text:s/>*</text:span></text:p>
      <text:p text:style-name="P44"><text:span text:style-name="Source_20_Text"><text:s/>* @return mixed</text:span></text:p>
      <text:p text:style-name="P44"><text:span text:style-name="Source_20_Text"><text:s/>*/</text:span></text:p>
      <text:p text:style-name="P44"><text:span text:style-name="Source_20_Text">public function getRouteKey()</text:span></text:p>
      <text:p text:style-name="P44"><text:span text:style-name="Source_20_Text">{</text:span></text:p>
      <text:p text:style-name="P44"><text:span text:style-name="Source_20_Text"><text:s text:c="4"/>return $this-&gt;slug;</text:span></text:p>
      <text:p text:style-name="P49"><text:span text:style-name="Source_20_Text">}</text:span></text:p>
      <text:p text:style-name="P91"><text:span text:style-name="Source_20_Text"><text:span text:style-name="T75"/></text:span></text:p>
      <text:h text:style-name="P22" text:outline-level="3"><text:span text:style-name="Source_20_Text"><text:span text:style-name="T75">Перенаправление к действиям контроллера </text:span></text:span><text:span text:style-name="Source_20_Text"><text:span text:style-name="T87">(</text:span></text:span><text:a xlink:type="simple" xlink:href="https://laravel.com/docs/8.x/responses#redirecting-controller-actions" text:style-name="Internet_20_link" text:visited-style-name="Visited_20_Internet_20_Link"><text:span text:style-name="Source_20_Text"><text:span text:style-name="T75">Redirecting To Controller Actions</text:span></text:span></text:a><text:span text:style-name="Source_20_Text"><text:span text:style-name="T87">)</text:span></text:span></text:h>
      <text:p text:style-name="P91"><text:span text:style-name="Source_20_Text"><text:span text:style-name="T75">Вы также можете создавать перенаправления на действия контроллера. Для этого передайте контроллер и имя действия методу действия:</text:span></text:span></text:p>
      <text:p text:style-name="P43"><text:span text:style-name="Source_20_Text"><text:span text:style-name="T75">use App\Http\Controllers\HomeController;</text:span></text:span></text:p>
      <text:p text:style-name="P44"/>
      <text:p text:style-name="P49"><text:span text:style-name="Source_20_Text">return redirect()-&gt;action([HomeController::class, 'index']);</text:span></text:p>
      <text:p text:style-name="P84"><text:span text:style-name="T2">Если ваш маршрут контроллера требует параметров, вы можете передать их в качестве второго аргумента методу </text:span><text:span text:style-name="Source_20_Text">action</text:span><text:span text:style-name="T2">:</text:span></text:p>
      <text:p text:style-name="P43"><text:span text:style-name="Source_20_Text">return redirect()-&gt;action(</text:span></text:p>
      <text:p text:style-name="P44"><text:span text:style-name="Source_20_Text"><text:s text:c="4"/>[UserController::class, 'profile'], ['id' =&gt; 1]</text:span></text:p>
      <text:p text:style-name="P49"><text:span text:style-name="Source_20_Text">);</text:span></text:p>
      <text:p text:style-name="P91"/>
      <text:h text:style-name="P22" text:outline-level="3"><text:bookmark text:name="redirecting-external-domains"/>Перенаправление на внешние домены <text:span text:style-name="T133">(</text:span><text:a xlink:type="simple" xlink:href="https://laravel.com/docs/8.x/responses#redirecting-external-domains" text:style-name="Internet_20_link" text:visited-style-name="Visited_20_Internet_20_Link">Redirecting To External Domains</text:a><text:span text:style-name="T133">)</text:span></text:h>
      <text:p text:style-name="P91">Иногда может потребоваться перенаправление на домен за пределами вашего приложения. Вы можете сделать это, вызвав метод away, который создает RedirectResponse без какой-либо дополнительной кодировки URL, проверки или проверки:</text:p>
      <text:p text:style-name="P43"><text:span text:style-name="Source_20_Text">return redirect()-&gt;away('https://www.google.com');</text:span></text:p>
      <text:p text:style-name="P91"/>
      <text:h text:style-name="P22" text:outline-level="3"><text:bookmark text:name="redirecting-with-flashed-session-data"/><text:soft-page-break/><text:a xlink:type="simple" xlink:href="https://laravel.com/docs/8.x/responses#redirecting-with-flashed-session-data" text:style-name="Internet_20_link" text:visited-style-name="Visited_20_Internet_20_Link">Redirecting With Flashed Session Data</text:a></text:h>
      <text:p text:style-name="P91">Перенаправление на новый URL-адрес и перенос данных в сеанс обычно выполняются одновременно. Обычно это делается после успешного выполнения действия, когда вы отправляете сообщение об успешном завершении сеанса. Для удобства вы можете создать экземпляр RedirectResponse и передать данные сеанса в единую цепочку свободных методов:</text:p>
      <text:p text:style-name="P43"><text:span text:style-name="Source_20_Text">Route::post('user/profile', function () {</text:span></text:p>
      <text:p text:style-name="P44"><text:span text:style-name="Source_20_Text"><text:s text:c="4"/>// Update the user's profile...</text:span></text:p>
      <text:p text:style-name="P44"/>
      <text:p text:style-name="P44"><text:span text:style-name="Source_20_Text"><text:s text:c="4"/>return redirect('dashboard')-&gt;with('status', 'Profile updated!');</text:span></text:p>
      <text:p text:style-name="P49"><text:span text:style-name="Source_20_Text">});</text:span></text:p>
      <text:p text:style-name="P91">После перенаправления пользователя вы можете отобразить мигающее сообщение из сеанса. Например, используя синтаксис Blade:</text:p>
      <text:p text:style-name="P43"><text:span text:style-name="Source_20_Text">@if (session('status'))</text:span></text:p>
      <text:p text:style-name="P44"><text:span text:style-name="Source_20_Text"><text:s text:c="4"/>&lt;div class="alert alert-success"&gt;</text:span></text:p>
      <text:p text:style-name="P44"><text:span text:style-name="Source_20_Text"><text:s text:c="8"/>{{ session('status') }}</text:span></text:p>
      <text:p text:style-name="P44"><text:span text:style-name="Source_20_Text"><text:s text:c="4"/>&lt;/div&gt;</text:span></text:p>
      <text:p text:style-name="P49"><text:span text:style-name="Source_20_Text">@endif</text:span></text:p>
      <text:p text:style-name="P91"/>
      <text:h text:style-name="P10" text:outline-level="2"><text:bookmark text:name="other-response-types"/><text:a xlink:type="simple" xlink:href="https://laravel.com/docs/8.x/responses#other-response-types" text:style-name="Internet_20_link" text:visited-style-name="Visited_20_Internet_20_Link">Other Response Types</text:a></text:h>
      <text:p text:style-name="P84"><text:span text:style-name="T2">Помощник </text:span><text:span text:style-name="Source_20_Text">response</text:span><text:span text:style-name="T2"> может использоваться для генерации других типов экземпляров ответа. Когда помощник </text:span><text:span text:style-name="Source_20_Text"><text:span text:style-name="T2">response</text:span></text:span><text:span text:style-name="T2"> вызывается без аргументов, возвращается реализация контракта Illuminate \ Contracts \ Routing \ ResponseFactory. Этот контракт предоставляет несколько полезных методов для генерации ответов.</text:span></text:p>
      <text:p text:style-name="P91"/>
      <text:h text:style-name="P22" text:outline-level="3"><text:bookmark text:name="view-responses"/><text:a xlink:type="simple" xlink:href="https://laravel.com/docs/8.x/responses#view-responses" text:style-name="Internet_20_link" text:visited-style-name="Visited_20_Internet_20_Link">View Responses</text:a></text:h>
      <text:p text:style-name="P84"><text:span text:style-name="T2">Если вам нужен контроль над статусом и заголовками ответа, но также необходимо вернуть представление в качестве содержимого ответа, вы должны использовать метод </text:span><text:span text:style-name="Source_20_Text">view</text:span><text:span text:style-name="T2">:</text:span></text:p>
      <text:p text:style-name="P43"><text:span text:style-name="Source_20_Text">return response()</text:span></text:p>
      <text:p text:style-name="P44"><text:span text:style-name="Source_20_Text"><text:s text:c="12"/>-&gt;view('hello', $data, 200)</text:span></text:p>
      <text:p text:style-name="P49"><text:span text:style-name="Source_20_Text"><text:s text:c="12"/>-&gt;header('Content-Type', $type);</text:span></text:p>
      <text:p text:style-name="P84"><text:span text:style-name="T2">Конечно, если вам не нужно передавать настраиваемый код состояния HTTP или настраиваемые заголовки, следует использовать вспомогательную функцию глобального </text:span><text:span text:style-name="Source_20_Text">view</text:span><text:span text:style-name="T2">.</text:span></text:p>
      <text:p text:style-name="P88"/>
      <text:h text:style-name="P22" text:outline-level="3"><text:bookmark text:name="json-responses"/><text:a xlink:type="simple" xlink:href="https://laravel.com/docs/8.x/responses#json-responses" text:style-name="Internet_20_link" text:visited-style-name="Visited_20_Internet_20_Link"><text:span text:style-name="T75">JSON Responses</text:span></text:a></text:h>
      <text:p text:style-name="P88">Метод json автоматически установит заголовок Content-Type в application / json, а также преобразует данный массив в JSON с помощью PHP-функции json_encode:</text:p>
      <text:p text:style-name="P43"><text:soft-page-break/><text:span text:style-name="Source_20_Text"><text:span text:style-name="T75">return response()-&gt;json([</text:span></text:span></text:p>
      <text:p text:style-name="P44"><text:span text:style-name="Source_20_Text"><text:s text:c="4"/>'name' =&gt; 'Abigail',</text:span></text:p>
      <text:p text:style-name="P44"><text:span text:style-name="Source_20_Text"><text:s text:c="4"/>'state' =&gt; 'CA',</text:span></text:p>
      <text:p text:style-name="P49"><text:span text:style-name="Source_20_Text">]);</text:span></text:p>
      <text:p text:style-name="P88">Если вы хотите создать ответ JSONP, вы можете использовать метод json в сочетании с методом withCallback:</text:p>
      <text:p text:style-name="P43"><text:span text:style-name="Source_20_Text"><text:span text:style-name="T75">return response()</text:span></text:span></text:p>
      <text:p text:style-name="P44"><text:span text:style-name="Source_20_Text"><text:s text:c="12"/>-&gt;json(['name' =&gt; 'Abigail', 'state' =&gt; 'CA'])</text:span></text:p>
      <text:p text:style-name="P49"><text:span text:style-name="Source_20_Text"><text:s text:c="12"/>-&gt;withCallback($request-&gt;input('callback'));</text:span></text:p>
      <text:p text:style-name="P88"/>
      <text:h text:style-name="P22" text:outline-level="3"><text:bookmark text:name="file-downloads"/><text:a xlink:type="simple" xlink:href="https://laravel.com/docs/8.x/responses#file-downloads" text:style-name="Internet_20_link" text:visited-style-name="Visited_20_Internet_20_Link"><text:span text:style-name="T75">File Downloads</text:span></text:a></text:h>
      <text:p text:style-name="P84"><text:span text:style-name="T45">Метод </text:span><text:span text:style-name="Source_20_Text"><text:span text:style-name="T75">download</text:span></text:span><text:span text:style-name="T45"> может использоваться для генерации ответа, который заставляет браузер пользователя загружать файл по заданному пути. Метод </text:span><text:span text:style-name="Source_20_Text"><text:span text:style-name="T45">download</text:span></text:span><text:span text:style-name="T45"> принимает имя файла в качестве второго аргумента метода, который будет определять имя файла, которое видит пользователь, загружающий файл. Наконец, вы можете передать массив заголовков HTTP в качестве третьего аргумента метода:</text:span></text:p>
      <text:p text:style-name="P37"><text:span text:style-name="Source_20_Text">return response()-&gt;download($pathToFile);</text:span></text:p>
      <text:p text:style-name="P44"/>
      <text:p text:style-name="P44"><text:span text:style-name="Source_20_Text">return response()-&gt;download($pathToFile, $name, $headers);</text:span></text:p>
      <text:p text:style-name="P44"/>
      <text:p text:style-name="P49"><text:span text:style-name="Source_20_Text">return response()-&gt;download($pathToFile)-&gt;deleteFileAfterSend();</text:span></text:p>
      <text:p text:style-name="P88">Symfony HttpFoundation, which manages file downloads, requires the file being downloaded to have an ASCII file name.</text:p>
      <text:p text:style-name="P88"/>
      <text:h text:style-name="P28" text:outline-level="4"><text:bookmark text:name="streamed-downloads"/><text:a xlink:type="simple" xlink:href="https://laravel.com/docs/8.x/responses#streamed-downloads" text:style-name="Internet_20_link" text:visited-style-name="Visited_20_Internet_20_Link">Streamed Downloads</text:a></text:h>
      <text:p text:style-name="P88">Иногда вы можете захотеть превратить строковый ответ данной операции в загружаемый ответ без необходимости записывать содержимое операции на диск. В этом сценарии вы можете использовать метод streamDownload. Этот метод принимает в качестве аргументов обратный вызов, имя файла и необязательный массив заголовков:</text:p>
      <text:p text:style-name="P37"><text:span text:style-name="Source_20_Text">return response()-&gt;streamDownload(function () {</text:span></text:p>
      <text:p text:style-name="P44"><text:soft-page-break/><text:span text:style-name="Source_20_Text"><text:s text:c="4"/>echo GitHub::api('repo')</text:span></text:p>
      <text:p text:style-name="P44"><text:span text:style-name="Source_20_Text"><text:s text:c="16"/>-&gt;contents()</text:span></text:p>
      <text:p text:style-name="P44"><text:span text:style-name="Source_20_Text"><text:s text:c="16"/>-&gt;readme('laravel', 'laravel')['contents'];</text:span></text:p>
      <text:p text:style-name="P49"><text:span text:style-name="Source_20_Text">}, 'laravel-readme.md');</text:span></text:p>
      <text:p text:style-name="P88"/>
      <text:h text:style-name="P17" text:outline-level="3"><text:bookmark text:name="file-responses"/><text:a xlink:type="simple" xlink:href="https://laravel.com/docs/8.x/responses#file-responses" text:style-name="Internet_20_link" text:visited-style-name="Visited_20_Internet_20_Link">File Responses</text:a></text:h>
      <text:p text:style-name="P88"><text:span text:style-name="Source_20_Text">file</text:span> метод может использоваться для отображения файла, такого как изображение или PDF-файл, непосредственно в браузере пользователя вместо инициации загрузки. Этот метод принимает путь к файлу в качестве первого аргумента и массив заголовков в качестве второго аргумента:</text:p>
      <text:p text:style-name="P37"><text:span text:style-name="Source_20_Text">return response()-&gt;file($pathToFile);</text:span></text:p>
      <text:p text:style-name="P44"/>
      <text:p text:style-name="P49"><text:span text:style-name="Source_20_Text">return response()-&gt;file($pathToFile, $headers);</text:span></text:p>
      <text:h text:style-name="P7" text:outline-level="2"><text:bookmark text:name="response-macros"/><text:a xlink:type="simple" xlink:href="https://laravel.com/docs/8.x/responses#response-macros" text:style-name="Internet_20_link" text:visited-style-name="Visited_20_Internet_20_Link">Response Macros</text:a></text:h>
      <text:p text:style-name="P84"><text:span text:style-name="T45">Если вы хотите определить собственный ответ, который можно повторно использовать в различных маршрутах и контроллерах, вы можете использовать метод </text:span><text:span text:style-name="Source_20_Text">macro</text:span><text:span text:style-name="T45"> на фасаде Response. Например, из метода загрузки поставщика услуг </text:span><text:span text:style-name="T47">(</text:span><text:a xlink:type="simple" xlink:href="https://laravel.com/docs/8.x/providers" text:style-name="Internet_20_link" text:visited-style-name="Visited_20_Internet_20_Link">service provider's</text:a><text:span text:style-name="T47"> </text:span><text:span text:style-name="Source_20_Text"><text:span text:style-name="T47">boot</text:span></text:span><text:span text:style-name="T47">)</text:span><text:span text:style-name="T45">:</text:span></text:p>
      <text:p text:style-name="P37"><text:span text:style-name="Source_20_Text">&lt;?php</text:span></text:p>
      <text:p text:style-name="P44"/>
      <text:p text:style-name="P44"><text:span text:style-name="Source_20_Text">namespace App\Providers;</text:span></text:p>
      <text:p text:style-name="P44"/>
      <text:p text:style-name="P44"><text:span text:style-name="Source_20_Text">use Illuminate\Support\Facades\Response;</text:span></text:p>
      <text:p text:style-name="P44"><text:span text:style-name="Source_20_Text">use Illuminate\Support\ServiceProvider;</text:span></text:p>
      <text:p text:style-name="P44"/>
      <text:p text:style-name="P44"><text:span text:style-name="Source_20_Text">class ResponseMacroServiceProvider extends ServiceProvider</text:span></text:p>
      <text:p text:style-name="P44"><text:span text:style-name="Source_20_Text">{</text:span></text:p>
      <text:p text:style-name="P44"><text:span text:style-name="Source_20_Text"><text:s text:c="4"/>/**</text:span></text:p>
      <text:p text:style-name="P44"><text:span text:style-name="Source_20_Text"><text:s text:c="5"/>* Register the application's response macro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boot()</text:span></text:p>
      <text:p text:style-name="P44"><text:span text:style-name="Source_20_Text"><text:s text:c="4"/>{</text:span></text:p>
      <text:p text:style-name="P44"><text:span text:style-name="Source_20_Text"><text:s text:c="8"/>Response::macro('caps', function ($value) {</text:span></text:p>
      <text:p text:style-name="P44"><text:span text:style-name="Source_20_Text"><text:s text:c="12"/>return Response::make(strtoupper($value));</text:span></text:p>
      <text:p text:style-name="P44"><text:span text:style-name="Source_20_Text"><text:s text:c="8"/>});</text:span></text:p>
      <text:p text:style-name="P44"><text:span text:style-name="Source_20_Text"><text:s text:c="4"/>}</text:span></text:p>
      <text:p text:style-name="P49"><text:span text:style-name="Source_20_Text">}</text:span></text:p>
      <text:p text:style-name="P84"><text:span text:style-name="Source_20_Text"><text:span text:style-name="T45">macro </text:span></text:span><text:span text:style-name="T45">функция принимает имя в качестве первого аргумента, а </text:span>Closure<text:span text:style-name="T45"> - в качестве второго. Замыкание макроса будет выполнено при </text:span><text:soft-page-break/><text:span text:style-name="T45">вызове имени макроса из реализации ResponseFactory или помощника </text:span><text:span text:style-name="Source_20_Text"><text:span text:style-name="T45">response</text:span></text:span><text:span text:style-name="T45">:</text:span></text:p>
      <text:p text:style-name="P37"><text:span text:style-name="Source_20_Text">return response()-&gt;caps('foo');</text:span></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2" text:outline-level="1"><text:soft-page-break/>Views</text:h>
      <text:list xml:id="list3268263738" text:style-name="L6">
        <text:list-item>
          <text:p text:style-name="P112"><text:a xlink:type="simple" xlink:href="https://laravel.com/docs/8.x/views#creating-views" text:style-name="Internet_20_link" text:visited-style-name="Visited_20_Internet_20_Link">Creating Views</text:a> </text:p>
        </text:list-item>
        <text:list-item>
          <text:p text:style-name="P112"><text:a xlink:type="simple" xlink:href="https://laravel.com/docs/8.x/views#passing-data-to-views" text:style-name="Internet_20_link" text:visited-style-name="Visited_20_Internet_20_Link">Passing Data To Views</text:a> </text:p>
          <text:list>
            <text:list-item>
              <text:p text:style-name="P112"><text:a xlink:type="simple" xlink:href="https://laravel.com/docs/8.x/views#sharing-data-with-all-views" text:style-name="Internet_20_link" text:visited-style-name="Visited_20_Internet_20_Link">Sharing Data With All Views</text:a> </text:p>
            </text:list-item>
          </text:list>
        </text:list-item>
        <text:list-item>
          <text:p text:style-name="P113"><text:a xlink:type="simple" xlink:href="https://laravel.com/docs/8.x/views#view-composers" text:style-name="Internet_20_link" text:visited-style-name="Visited_20_Internet_20_Link">View Composers</text:a> <text:span text:style-name="T134">(</text:span><text:span text:style-name="T2">Посмотреть композиторов</text:span><text:span text:style-name="T134">)</text:span></text:p>
        </text:list-item>
        <text:list-item>
          <text:p text:style-name="P98"><text:a xlink:type="simple" xlink:href="https://laravel.com/docs/8.x/views#optimizing-views" text:style-name="Internet_20_link" text:visited-style-name="Visited_20_Internet_20_Link">Optimizing Views</text:a> </text:p>
        </text:list-item>
      </text:list>
      <text:h text:style-name="P11" text:outline-level="2"><text:a xlink:type="simple" xlink:href="https://laravel.com/docs/8.x/views#creating-views" text:style-name="Internet_20_link" text:visited-style-name="Visited_20_Internet_20_Link"/></text:h>
      <text:h text:style-name="P11" text:outline-level="2"><text:bookmark text:name="creating-views"/><text:a xlink:type="simple" xlink:href="https://laravel.com/docs/8.x/views#creating-views" text:style-name="Internet_20_link" text:visited-style-name="Visited_20_Internet_20_Link">Creating Views</text:a></text:h>
      <text:p text:style-name="P88">Представления содержат HTML-код, обслуживаемый вашим приложением, и отделяют логику контроллера / приложения от логики представления. Представления хранятся в каталоге resources/views.</text:p>
      <text:p text:style-name="P84"><text:span text:style-name="T45">Поскольку это представление сохранено </text:span><text:span text:style-name="T48">в </text:span><text:span text:style-name="Source_20_Text"><text:span text:style-name="T45">resources/views/greeting.blade.php</text:span></text:span><text:span text:style-name="T45">, мы можем вернуть его, используя помощник глобального </text:span><text:span text:style-name="Source_20_Text">view</text:span></text:p>
      <text:p text:style-name="P37"><text:span text:style-name="Source_20_Text">Route::get('/', function () {</text:span></text:p>
      <text:p text:style-name="P44"><text:span text:style-name="Source_20_Text"><text:s text:c="4"/>return view('greeting', ['name' =&gt; 'James']);</text:span></text:p>
      <text:p text:style-name="P49"><text:span text:style-name="Source_20_Text">});</text:span></text:p>
      <text:p text:style-name="P84"><text:span text:style-name="T45">Как видите, первый аргумент, переданный помощнику представления, соответствует имени файла представления в каталоге </text:span><text:span text:style-name="Source_20_Text">resources/views</text:span><text:span text:style-name="T45">.</text:span></text:p>
      <text:p text:style-name="P88">Второй аргумент - это массив данных, которые должны быть доступны для представления. В этом случае мы передаем переменную имени, которая отображается в представлении.</text:p>
      <text:p text:style-name="P84"><text:span text:style-name="T45">Представления также могут быть вложены в подкаталоги каталога </text:span><text:span text:style-name="Source_20_Text">resources/views.</text:span><text:span text:style-name="T45"> Обозначение «точка» может использоваться для ссылки на вложенные представления. Например, если ваше представление хранится в resources / views / admin / profile.blade.php, вы можете ссылаться на него следующим образом:</text:span></text:p>
      <text:p text:style-name="P37"><text:span text:style-name="Source_20_Text">return view('admin.profile', $data);</text:span></text:p>
      <text:p text:style-name="P88">Имена каталогов просмотра не должны содержать «.» <text:span text:style-name="T106">знак</text:span>.</text:p>
      <text:p text:style-name="P88"/>
      <text:h text:style-name="P28" text:outline-level="4"><text:bookmark text:name="determining-if-a-view-exists"/><text:soft-page-break/><text:a xlink:type="simple" xlink:href="https://laravel.com/docs/8.x/views#determining-if-a-view-exists" text:style-name="Internet_20_link" text:visited-style-name="Visited_20_Internet_20_Link">Determining If A View Exists</text:a></text:h>
      <text:p text:style-name="P84"><text:span text:style-name="T45">Если вам нужно определить, существует ли представление, вы можете использовать фасад View. </text:span><text:span text:style-name="Source_20_Text">exists</text:span><text:span text:style-name="T45"> метод вернет истину, если представление существует:</text:span></text:p>
      <text:p text:style-name="P37"><text:span text:style-name="Source_20_Text">use Illuminate\Support\Facades\View;</text:span></text:p>
      <text:p text:style-name="P44"/>
      <text:p text:style-name="P44"><text:span text:style-name="Source_20_Text">if (View::exists('emails.customer')) {</text:span></text:p>
      <text:p text:style-name="P44"><text:span text:style-name="Source_20_Text"><text:s text:c="4"/>//</text:span></text:p>
      <text:p text:style-name="P49"><text:span text:style-name="Source_20_Text">}</text:span></text:p>
      <text:p text:style-name="P88"/>
      <text:h text:style-name="P28" text:outline-level="4"><text:bookmark text:name="creating-the-first-available-view"/><text:a xlink:type="simple" xlink:href="https://laravel.com/docs/8.x/views#creating-the-first-available-view" text:style-name="Internet_20_link" text:visited-style-name="Visited_20_Internet_20_Link">Creating The First Available View</text:a></text:h>
      <text:p text:style-name="P84"><text:span text:style-name="T45">Используя </text:span><text:span text:style-name="Source_20_Text">first</text:span><text:span text:style-name="T45"> метод, вы можете создать первое представление, которое существует в данном массиве представлений. Это полезно, если ваше приложение или пакет позволяет настраивать или перезаписывать представления:<text:line-break/></text:span><text:span text:style-name="Source_20_Text"><text:span text:style-name="T45">return view()-&gt;first(['custom.admin', 'admin'], $data);</text:span></text:span></text:p>
      <text:p text:style-name="P84"><text:span text:style-name="T45">Вы также можете вызвать этот метод через фасад View:<text:line-break/></text:span><text:span text:style-name="Source_20_Text"><text:span text:style-name="T45">use Illuminate\Support\Facades\View;</text:span></text:span></text:p>
      <text:p text:style-name="P49"><text:span text:style-name="Source_20_Text">return View::first(['custom.admin', 'admin'], $data);</text:span></text:p>
      <text:p text:style-name="P88"/>
      <text:h text:style-name="P11" text:outline-level="2"><text:bookmark text:name="passing-data-to-views"/><text:a xlink:type="simple" xlink:href="https://laravel.com/docs/8.x/views#passing-data-to-views" text:style-name="Internet_20_link" text:visited-style-name="Visited_20_Internet_20_Link"><text:span text:style-name="T45">Passing Data To Views</text:span></text:a></text:h>
      <text:p text:style-name="P88">вы можете передать в представления массив данных:</text:p>
      <text:p text:style-name="P43"><text:span text:style-name="Source_20_Text"><text:span text:style-name="T75">return view('greetings', ['name' =&gt; 'Victoria']);</text:span></text:span></text:p>
      <text:p text:style-name="P84"><text:span text:style-name="T45">При передаче информации таким образом данные должны быть массивом с парами ключ / значение. Затем внутри вашего представления вы можете получить доступ к каждому значению, используя соответствующий ему ключ, например &lt;? Php echo $ key; ?&gt;. В качестве альтернативы передаче полного массива данных вспомогательной функции </text:span><text:span text:style-name="Source_20_Text"><text:span text:style-name="T75">view</text:span></text:span><text:span text:style-name="T45"> вы можете использовать метод with для добавления отдельных фрагментов данных в представление:</text:span></text:p>
      <text:p text:style-name="P43"><text:span text:style-name="Source_20_Text"><text:span text:style-name="T75">return view('greeting')-&gt;with('name', 'Victoria');</text:span></text:span></text:p>
      <text:p text:style-name="P88"><text:soft-page-break/></text:p>
      <text:h text:style-name="P31" text:outline-level="4"><text:bookmark text:name="sharing-data-with-all-views"/><text:a xlink:type="simple" xlink:href="https://laravel.com/docs/8.x/views#sharing-data-with-all-views" text:style-name="Internet_20_link" text:visited-style-name="Visited_20_Internet_20_Link"><text:span text:style-name="T75">Sharing Data With All Views</text:span></text:a></text:h>
      <text:p text:style-name="P84"><text:span text:style-name="T45">Иногда вам может потребоваться поделиться частью данных со всеми представлениями, отображаемыми вашим приложением. Вы можете сделать это, используя метод share фасада представления. Как правило, вы должны размещать вызовы для </text:span><text:span text:style-name="Source_20_Text"><text:span text:style-name="T75">share</text:span></text:span><text:span text:style-name="T45"> использования в методе </text:span><text:span text:style-name="Source_20_Text"><text:span text:style-name="T45">boot</text:span></text:span><text:span text:style-name="T45"> поставщика услуг. Вы можете добавить их в AppServiceProvider или создать отдельного поставщика услуг для их размещения:</text:span></text:p>
      <text:p text:style-name="P37"><text:span text:style-name="Source_20_Text">&lt;?php</text:span></text:p>
      <text:p text:style-name="P44"/>
      <text:p text:style-name="P44"><text:span text:style-name="Source_20_Text">namespace App\Providers;</text:span></text:p>
      <text:p text:style-name="P44"/>
      <text:p text:style-name="P44"><text:span text:style-name="Source_20_Text">use Illuminate\Support\Facades\View;</text:span></text:p>
      <text:p text:style-name="P44"/>
      <text:p text:style-name="P44"><text:span text:style-name="Source_20_Text">class AppServiceProvider extends ServiceProvider</text:span></text:p>
      <text:p text:style-name="P44"><text:span text:style-name="Source_20_Text">{</text:span></text:p>
      <text:p text:style-name="P44"><text:span text:style-name="Source_20_Text"><text:s text:c="4"/>/**</text:span></text:p>
      <text:p text:style-name="P44"><text:span text:style-name="Source_20_Text"><text:s text:c="5"/>* Register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register()</text:span></text:p>
      <text:p text:style-name="P44"><text:span text:style-name="Source_20_Text"><text:s text:c="4"/>{</text:span></text:p>
      <text:p text:style-name="P44"><text:span text:style-name="Source_20_Text"><text:s text:c="8"/>//</text:span></text:p>
      <text:p text:style-name="P44"><text:span text:style-name="Source_20_Text"><text:s text:c="4"/>}</text:span></text:p>
      <text:p text:style-name="P44"/>
      <text:p text:style-name="P44"><text:span text:style-name="Source_20_Text"><text:s text:c="4"/>/**</text:span></text:p>
      <text:p text:style-name="P44"><text:span text:style-name="Source_20_Text"><text:s text:c="5"/>* Bootstrap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boot()</text:span></text:p>
      <text:p text:style-name="P44"><text:span text:style-name="Source_20_Text"><text:s text:c="4"/>{</text:span></text:p>
      <text:p text:style-name="P44"><text:span text:style-name="Source_20_Text"><text:s text:c="8"/>View::share('key', 'value');</text:span></text:p>
      <text:p text:style-name="P44"><text:span text:style-name="Source_20_Text"><text:s text:c="4"/>}</text:span></text:p>
      <text:p text:style-name="P49"><text:span text:style-name="Source_20_Text">}</text:span></text:p>
      <text:p text:style-name="P88"/>
      <text:h text:style-name="P7" text:outline-level="2"><text:bookmark text:name="view-composers"/><text:a xlink:type="simple" xlink:href="https://laravel.com/docs/8.x/views#view-composers" text:style-name="Internet_20_link" text:visited-style-name="Visited_20_Internet_20_Link">View Composers</text:a></text:h>
      <text:p text:style-name="P88">Компоновщики представления - это обратные вызовы или методы класса, которые вызываются при визуализации представления. Если у вас есть данные, которые вы хотите привязать к представлению каждый раз, когда это представление визуализируется, составитель представления может помочь вам организовать эту логику в одном <text:soft-page-break/>месте.<text:line-break/><text:line-break/>В этом примере давайте зарегистрируем составителей представлений у поставщика услуг. Мы будем использовать фасад View для доступа к базовой реализации контракта Illuminate \ Contracts \ View \ Factory. Помните, что Laravel не включает каталог по умолчанию для составителей представлений. Вы можете организовать их как хотите. Например, вы можете создать каталог app / Http / View / Composers:</text:p>
      <text:p text:style-name="P37"><text:span text:style-name="Source_20_Text">&lt;?php</text:span></text:p>
      <text:p text:style-name="P44"/>
      <text:p text:style-name="P44"><text:span text:style-name="Source_20_Text">namespace App\Providers;</text:span></text:p>
      <text:p text:style-name="P44"/>
      <text:p text:style-name="P44"><text:span text:style-name="Source_20_Text">use Illuminate\Support\Facades\View;</text:span></text:p>
      <text:p text:style-name="P44"><text:span text:style-name="Source_20_Text">use Illuminate\Support\ServiceProvider;</text:span></text:p>
      <text:p text:style-name="P44"/>
      <text:p text:style-name="P44"><text:span text:style-name="Source_20_Text">class ViewServiceProvider extends ServiceProvider</text:span></text:p>
      <text:p text:style-name="P44"><text:span text:style-name="Source_20_Text">{</text:span></text:p>
      <text:p text:style-name="P44"><text:span text:style-name="Source_20_Text"><text:s text:c="4"/>/**</text:span></text:p>
      <text:p text:style-name="P44"><text:span text:style-name="Source_20_Text"><text:s text:c="5"/>* Register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register()</text:span></text:p>
      <text:p text:style-name="P44"><text:span text:style-name="Source_20_Text"><text:s text:c="4"/>{</text:span></text:p>
      <text:p text:style-name="P44"><text:span text:style-name="Source_20_Text"><text:s text:c="8"/>//</text:span></text:p>
      <text:p text:style-name="P44"><text:span text:style-name="Source_20_Text"><text:s text:c="4"/>}</text:span></text:p>
      <text:p text:style-name="P44"/>
      <text:p text:style-name="P44"><text:span text:style-name="Source_20_Text"><text:s text:c="4"/>/**</text:span></text:p>
      <text:p text:style-name="P44"><text:span text:style-name="Source_20_Text"><text:s text:c="5"/>* Bootstrap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boot()</text:span></text:p>
      <text:p text:style-name="P44"><text:span text:style-name="Source_20_Text"><text:s text:c="4"/>{</text:span></text:p>
      <text:p text:style-name="P44"><text:span text:style-name="Source_20_Text"><text:s text:c="8"/>// Using class based composers...</text:span></text:p>
      <text:p text:style-name="P44"><text:span text:style-name="Source_20_Text"><text:s text:c="8"/>View::composer(</text:span></text:p>
      <text:p text:style-name="P44"><text:span text:style-name="Source_20_Text"><text:s text:c="12"/>'profile', 'App\Http\View\Composers\ProfileComposer'</text:span></text:p>
      <text:p text:style-name="P44"><text:span text:style-name="Source_20_Text"><text:s text:c="8"/>);</text:span></text:p>
      <text:p text:style-name="P44"/>
      <text:p text:style-name="P44"><text:span text:style-name="Source_20_Text"><text:s text:c="8"/>// Using Closure based composers...</text:span></text:p>
      <text:p text:style-name="P44"><text:span text:style-name="Source_20_Text"><text:s text:c="8"/>View::composer('dashboard', function ($view) {</text:span></text:p>
      <text:p text:style-name="P44"><text:span text:style-name="Source_20_Text"><text:s text:c="12"/>//</text:span></text:p>
      <text:p text:style-name="P44"><text:span text:style-name="Source_20_Text"><text:s text:c="8"/>});</text:span></text:p>
      <text:p text:style-name="P44"><text:span text:style-name="Source_20_Text"><text:s text:c="4"/>}</text:span></text:p>
      <text:p text:style-name="P49"><text:span text:style-name="Source_20_Text">}</text:span></text:p>
      <text:p text:style-name="P69"><text:span text:style-name="T45">Помните, что если вы создаете нового поставщика услуг, который будет содержать ваши регистрации композитора представления, вам необходимо будет добавить поставщика услуг в массив </text:span><text:span text:style-name="Source_20_Text">providers</text:span><text:span text:style-name="T45"> в файле конфигурации config / app.php.</text:span></text:p>
      <text:p text:style-name="P84"><text:soft-page-break/><text:span text:style-name="T45">Теперь, когда мы зарегистрировали композитор, метод ProfileComposer @ compose будет выполняться каждый раз при визуализации представления </text:span><text:span text:style-name="Source_20_Text">profile</text:span><text:span text:style-name="T45">. Итак, давайте определим класс композитора:</text:span></text:p>
      <text:p text:style-name="P37"><text:span text:style-name="Source_20_Text">&lt;?php</text:span></text:p>
      <text:p text:style-name="P44"/>
      <text:p text:style-name="P44"><text:span text:style-name="Source_20_Text">namespace App\Http\View\Composers;</text:span></text:p>
      <text:p text:style-name="P44"/>
      <text:p text:style-name="P44"><text:span text:style-name="Source_20_Text">use App\Repositories\UserRepository;</text:span></text:p>
      <text:p text:style-name="P44"><text:span text:style-name="Source_20_Text">use Illuminate\View\View;</text:span></text:p>
      <text:p text:style-name="P44"/>
      <text:p text:style-name="P44"><text:span text:style-name="Source_20_Text">class ProfileComposer</text:span></text:p>
      <text:p text:style-name="P44"><text:span text:style-name="Source_20_Text">{</text:span></text:p>
      <text:p text:style-name="P44"><text:span text:style-name="Source_20_Text"><text:s text:c="4"/>/**</text:span></text:p>
      <text:p text:style-name="P44"><text:span text:style-name="Source_20_Text"><text:s text:c="5"/>* The user repository implementation.</text:span></text:p>
      <text:p text:style-name="P44"><text:span text:style-name="Source_20_Text"><text:s text:c="5"/>*</text:span></text:p>
      <text:p text:style-name="P44"><text:span text:style-name="Source_20_Text"><text:s text:c="5"/>* @var UserRepository</text:span></text:p>
      <text:p text:style-name="P44"><text:span text:style-name="Source_20_Text"><text:s text:c="5"/>*/</text:span></text:p>
      <text:p text:style-name="P44"><text:span text:style-name="Source_20_Text"><text:s text:c="4"/>protected $users;</text:span></text:p>
      <text:p text:style-name="P44"/>
      <text:p text:style-name="P44"><text:span text:style-name="Source_20_Text"><text:s text:c="4"/>/**</text:span></text:p>
      <text:p text:style-name="P44"><text:span text:style-name="Source_20_Text"><text:s text:c="5"/>* Create a new profile composer.</text:span></text:p>
      <text:p text:style-name="P44"><text:span text:style-name="Source_20_Text"><text:s text:c="5"/>*</text:span></text:p>
      <text:p text:style-name="P44"><text:span text:style-name="Source_20_Text"><text:s text:c="5"/>* @param <text:s/>UserRepository <text:s/>$users</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__construct(UserRepository $users)</text:span></text:p>
      <text:p text:style-name="P44"><text:span text:style-name="Source_20_Text"><text:s text:c="4"/>{</text:span></text:p>
      <text:p text:style-name="P44"><text:span text:style-name="Source_20_Text"><text:s text:c="8"/>// Dependencies automatically resolved by service container...</text:span></text:p>
      <text:p text:style-name="P44"><text:span text:style-name="Source_20_Text"><text:s text:c="8"/>$this-&gt;users = $users;</text:span></text:p>
      <text:p text:style-name="P44"><text:span text:style-name="Source_20_Text"><text:s text:c="4"/>}</text:span></text:p>
      <text:p text:style-name="P44"/>
      <text:p text:style-name="P44"><text:span text:style-name="Source_20_Text"><text:s text:c="4"/>/**</text:span></text:p>
      <text:p text:style-name="P44"><text:span text:style-name="Source_20_Text"><text:s text:c="5"/>* Bind data to the view.</text:span></text:p>
      <text:p text:style-name="P44"><text:span text:style-name="Source_20_Text"><text:s text:c="5"/>*</text:span></text:p>
      <text:p text:style-name="P44"><text:span text:style-name="Source_20_Text"><text:s text:c="5"/>* @param <text:s/>View <text:s/>$view</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compose(View $view)</text:span></text:p>
      <text:p text:style-name="P44"><text:span text:style-name="Source_20_Text"><text:s text:c="4"/>{</text:span></text:p>
      <text:p text:style-name="P44"><text:span text:style-name="Source_20_Text"><text:s text:c="8"/>$view-&gt;with('count', $this-&gt;users-&gt;count());</text:span></text:p>
      <text:p text:style-name="P44"><text:span text:style-name="Source_20_Text"><text:s text:c="4"/>}</text:span></text:p>
      <text:p text:style-name="P49"><text:span text:style-name="Source_20_Text">}</text:span></text:p>
      <text:p text:style-name="P88">Непосредственно перед визуализацией представления вызывается метод compose композитора с экземпляром Illuminate \ View \ View. Вы можете использовать метод with для привязки данных к представлению.</text:p>
      <text:p text:style-name="P88">All view composers are resolved via the <text:a xlink:type="simple" xlink:href="https://laravel.com/docs/8.x/container" text:style-name="Internet_20_link" text:visited-style-name="Visited_20_Internet_20_Link">service container</text:a>, so you may type-hint any dependencies you need within a composer's constructor.</text:p>
      <text:p text:style-name="P88"/>
      <text:h text:style-name="P28" text:outline-level="4"><text:bookmark text:name="attaching-a-composer-to-multiple-views"/><text:soft-page-break/><text:a xlink:type="simple" xlink:href="https://laravel.com/docs/8.x/views#attaching-a-composer-to-multiple-views" text:style-name="Internet_20_link" text:visited-style-name="Visited_20_Internet_20_Link">Attaching A Composer To Multiple Views</text:a></text:h>
      <text:p text:style-name="P84"><text:span text:style-name="T45">Вы можете прикрепить композитор представлений к нескольким представлениям одновременно, передав массив представлений в качестве первого аргумента методу </text:span><text:span text:style-name="Source_20_Text">composer</text:span><text:span text:style-name="T45">:</text:span></text:p>
      <text:p text:style-name="P44"><text:span text:style-name="Source_20_Text"><text:span text:style-name="T45">View::composer(</text:span></text:span></text:p>
      <text:p text:style-name="P44"><text:span text:style-name="Source_20_Text"><text:s text:c="4"/>['profile', 'dashboard'],</text:span></text:p>
      <text:p text:style-name="P44"><text:span text:style-name="Source_20_Text"><text:s text:c="4"/>'App\Http\View\Composers\MyViewComposer'</text:span></text:p>
      <text:p text:style-name="P49"><text:span text:style-name="Source_20_Text">);</text:span></text:p>
      <text:p text:style-name="P88">Метод composer также принимает символ * в качестве подстановочного знака, позволяя вам прикрепить композитор ко всем представлениям:</text:p>
      <text:p text:style-name="P37"><text:span text:style-name="Source_20_Text">View::composer('*', function ($view) {</text:span></text:p>
      <text:p text:style-name="P44"><text:span text:style-name="Source_20_Text"><text:s text:c="4"/>//</text:span></text:p>
      <text:p text:style-name="P49"><text:span text:style-name="Source_20_Text">});</text:span></text:p>
      <text:p text:style-name="P88"/>
      <text:h text:style-name="P28" text:outline-level="4"><text:bookmark text:name="view-creators"/><text:a xlink:type="simple" xlink:href="https://laravel.com/docs/8.x/views#view-creators" text:style-name="Internet_20_link" text:visited-style-name="Visited_20_Internet_20_Link">View Creators</text:a></text:h>
      <text:p text:style-name="P84"><text:span text:style-name="T45">Создатели представлений очень похожи на композиторов представлений; однако они выполняются сразу после создания экземпляра представления, вместо того, чтобы ждать, пока представление будет отображено. Чтобы зарегистрировать создателя представления, используйте метод </text:span><text:span text:style-name="Source_20_Text">creator</text:span><text:span text:style-name="T45">:</text:span></text:p>
      <text:p text:style-name="P37"><text:span text:style-name="Source_20_Text">View::creator('profile', 'App\Http\View\Creators\ProfileCreator');</text:span></text:p>
      <text:p text:style-name="P88"/>
      <text:h text:style-name="P8" text:outline-level="2"><text:bookmark text:name="optimizing-views"/><text:a xlink:type="simple" xlink:href="https://laravel.com/docs/8.x/views#optimizing-views" text:style-name="Internet_20_link" text:visited-style-name="Visited_20_Internet_20_Link">Optimizing Views</text:a></text:h>
      <text:p text:style-name="P84"><text:span text:style-name="T49">По умолчанию представления компилируются по запросу. Когда выполняется запрос, который отображает представление, Laravel определяет, существует ли скомпилированная версия представления. Если файл существует, Laravel затем определит, было ли некомпилированное представление изменено позже, чем скомпилированное представление. Если скомпилированное представление либо не существует, либо некомпилированное представление было изменено, Laravel перекомпилирует </text:span><text:soft-page-break/><text:span text:style-name="T49">представление.<text:line-break/><text:line-break/>Компиляция представлений во время запроса отрицательно влияет на производительность, поэтому Laravel предоставляет Artisan-команду view: cache для предварительной компиляции всех представлений, используемых вашим приложением. Для повышения производительности вы можете выполнить эту команду как часть процесса развертывания:<text:line-break/><text:line-break/></text:span><text:span text:style-name="Source_20_Text"><text:span text:style-name="T49">php artisan view:cache</text:span></text:span></text:p>
      <text:p text:style-name="P84"><text:span text:style-name="T49">Вы можете использовать команду view: clear для очистки кеша просмотра:<text:line-break/></text:span><text:span text:style-name="Source_20_Text">php artisan view:clear</text:span></text:p>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p text:style-name="P89"/>
      <text:h text:style-name="P3" text:outline-level="1"><text:soft-page-break/>URL Generation</text:h>
      <text:list xml:id="list1868568515" text:style-name="L7">
        <text:list-item>
          <text:p text:style-name="P114"><text:a xlink:type="simple" xlink:href="https://laravel.com/docs/8.x/urls#introduction" text:style-name="Internet_20_link" text:visited-style-name="Visited_20_Internet_20_Link">Introduction</text:a> </text:p>
        </text:list-item>
        <text:list-item>
          <text:p text:style-name="P114"><text:a xlink:type="simple" xlink:href="https://laravel.com/docs/8.x/urls#the-basics" text:style-name="Internet_20_link" text:visited-style-name="Visited_20_Internet_20_Link">The Basics</text:a> </text:p>
          <text:list>
            <text:list-item>
              <text:p text:style-name="P114"><text:a xlink:type="simple" xlink:href="https://laravel.com/docs/8.x/urls#generating-basic-urls" text:style-name="Internet_20_link" text:visited-style-name="Visited_20_Internet_20_Link">Generating Basic URLs</text:a> </text:p>
            </text:list-item>
            <text:list-item>
              <text:p text:style-name="P114"><text:a xlink:type="simple" xlink:href="https://laravel.com/docs/8.x/urls#accessing-the-current-url" text:style-name="Internet_20_link" text:visited-style-name="Visited_20_Internet_20_Link">Accessing The Current URL</text:a> </text:p>
            </text:list-item>
          </text:list>
        </text:list-item>
        <text:list-item>
          <text:p text:style-name="P114"><text:a xlink:type="simple" xlink:href="https://laravel.com/docs/8.x/urls#urls-for-named-routes" text:style-name="Internet_20_link" text:visited-style-name="Visited_20_Internet_20_Link">URLs For Named Routes</text:a> </text:p>
          <text:list>
            <text:list-item>
              <text:p text:style-name="P114"><text:a xlink:type="simple" xlink:href="https://laravel.com/docs/8.x/urls#signed-urls" text:style-name="Internet_20_link" text:visited-style-name="Visited_20_Internet_20_Link">Signed URLs</text:a> </text:p>
            </text:list-item>
          </text:list>
        </text:list-item>
        <text:list-item>
          <text:p text:style-name="P114"><text:a xlink:type="simple" xlink:href="https://laravel.com/docs/8.x/urls#urls-for-controller-actions" text:style-name="Internet_20_link" text:visited-style-name="Visited_20_Internet_20_Link">URLs For Controller Actions</text:a> </text:p>
        </text:list-item>
        <text:list-item>
          <text:p text:style-name="P99"><text:a xlink:type="simple" xlink:href="https://laravel.com/docs/8.x/urls#default-values" text:style-name="Internet_20_link" text:visited-style-name="Visited_20_Internet_20_Link">Default Values</text:a> </text:p>
        </text:list-item>
      </text:list>
      <text:h text:style-name="P11" text:outline-level="2"><text:bookmark text:name="introduction3"/><text:bookmark text:name="introduction4"/><text:a xlink:type="simple" xlink:href="https://laravel.com/docs/8.x/urls#introduction" text:style-name="Internet_20_link" text:visited-style-name="Visited_20_Internet_20_Link">Introduction</text:a></text:h>
      <text:p text:style-name="P89">Laravel предоставляет несколько помощников, которые помогут вам в создании URL-адресов для вашего приложения. В основном они полезны при построении ссылок в ваших шаблонах и ответах API или при создании ответов перенаправления в другую часть вашего приложения.</text:p>
      <text:p text:style-name="P89"/>
      <text:h text:style-name="P8" text:outline-level="2"><text:bookmark text:name="the-basics"/><text:a xlink:type="simple" xlink:href="https://laravel.com/docs/8.x/urls#the-basics" text:style-name="Internet_20_link" text:visited-style-name="Visited_20_Internet_20_Link">The Basics</text:a></text:h>
      <text:h text:style-name="P24" text:outline-level="3"><text:bookmark text:name="generating-basic-urls"/><text:a xlink:type="simple" xlink:href="https://laravel.com/docs/8.x/urls#generating-basic-urls" text:style-name="Internet_20_link" text:visited-style-name="Visited_20_Internet_20_Link">Generating Basic URLs</text:a></text:h>
      <text:p text:style-name="P89">Помощник url может использоваться для генерации произвольных URL-адресов для вашего приложения. Сгенерированный URL-адрес будет автоматически использовать схему (HTTP или HTTPS) и хост из текущего запроса:</text:p>
      <text:p text:style-name="P38"><text:span text:style-name="Source_20_Text">$post = App\Models\Post::find(1);</text:span></text:p>
      <text:p text:style-name="P44"/>
      <text:p text:style-name="P44"><text:span text:style-name="Source_20_Text">echo url("/posts/{$post-&gt;id}");</text:span></text:p>
      <text:p text:style-name="P44"/>
      <text:p text:style-name="P49"><text:span text:style-name="Source_20_Text">// http://example.com/posts/1</text:span></text:p>
      <text:p text:style-name="P89"/>
      <text:h text:style-name="P18" text:outline-level="3"><text:bookmark text:name="accessing-the-current-url"/><text:a xlink:type="simple" xlink:href="https://laravel.com/docs/8.x/urls#accessing-the-current-url" text:style-name="Internet_20_link" text:visited-style-name="Visited_20_Internet_20_Link">Accessing The Current URL</text:a></text:h>
      <text:p text:style-name="P84"><text:span text:style-name="T49">Если путь к </text:span><text:span text:style-name="Source_20_Text">url </text:span><text:span text:style-name="Source_20_Text"><text:span text:style-name="T107">помошнику не указан</text:span></text:span><text:span text:style-name="T49">, возвращается экземпляр Illuminate \ Routing \ UrlGenerator, позволяющий получить доступ к информации о текущем URL-адресе:</text:span></text:p>
      <text:p text:style-name="P37"><text:span text:style-name="Source_20_Text">// Get the current URL without the query string...</text:span></text:p>
      <text:p text:style-name="P44"><text:span text:style-name="Source_20_Text">echo url()-&gt;current();</text:span></text:p>
      <text:p text:style-name="P44"><text:soft-page-break/></text:p>
      <text:p text:style-name="P44"><text:span text:style-name="Source_20_Text">// Get the current URL including the query string...</text:span></text:p>
      <text:p text:style-name="P44"><text:span text:style-name="Source_20_Text">echo url()-&gt;full();</text:span></text:p>
      <text:p text:style-name="P44"/>
      <text:p text:style-name="P44"><text:span text:style-name="Source_20_Text">// Get the full URL for the previous request...</text:span></text:p>
      <text:p text:style-name="P49"><text:span text:style-name="Source_20_Text">echo url()-&gt;previous();</text:span></text:p>
      <text:p text:style-name="P84">Each of these methods may also be accessed via the <text:span text:style-name="Source_20_Text">URL</text:span> <text:a xlink:type="simple" xlink:href="https://laravel.com/docs/8.x/facades" text:style-name="Internet_20_link" text:visited-style-name="Visited_20_Internet_20_Link">facade</text:a>:</text:p>
      <text:p text:style-name="P44"><text:span text:style-name="Source_20_Text">use Illuminate\Support\Facades\URL;</text:span></text:p>
      <text:p text:style-name="P44"/>
      <text:p text:style-name="P49"><text:span text:style-name="Source_20_Text">echo URL::current();</text:span></text:p>
      <text:p text:style-name="P88"/>
      <text:h text:style-name="P7" text:outline-level="2"><text:bookmark text:name="urls-for-named-routes"/><text:a xlink:type="simple" xlink:href="https://laravel.com/docs/8.x/urls#urls-for-named-routes" text:style-name="Internet_20_link" text:visited-style-name="Visited_20_Internet_20_Link">URLs For Named Routes</text:a></text:h>
      <text:p text:style-name="P84"><text:span text:style-name="T45">Помощник </text:span><text:span text:style-name="Source_20_Text">route</text:span><text:span text:style-name="T45"> может использоваться для генерации URL-адресов именованных маршрутов. Именованные маршруты позволяют создавать URL-адреса без привязки к фактическому URL-адресу, определенному в маршруте. Следовательно, если URL-адрес маршрута изменяется, никаких изменений в вызовах функций маршрута вносить не требуется. Например, представьте, что ваше приложение содержит маршрут, определенный следующим образом:</text:span></text:p>
      <text:p text:style-name="P39"><text:span text:style-name="Source_20_Text">Route::get('/post/{post}', function () {</text:span></text:p>
      <text:p text:style-name="P44"><text:span text:style-name="Source_20_Text"><text:s text:c="4"/>//</text:span></text:p>
      <text:p text:style-name="P49"><text:span text:style-name="Source_20_Text">})-&gt;name('post.show');</text:span></text:p>
      <text:p text:style-name="P84"><text:span text:style-name="T50">Чтобы сгенерировать URL-адрес этого маршрута, вы можете использовать </text:span><text:span text:style-name="Source_20_Text">route </text:span><text:span text:style-name="T50">помощник:</text:span></text:p>
      <text:p text:style-name="P37"><text:span text:style-name="Source_20_Text">echo route('post.show', ['post' =&gt; 1]);</text:span></text:p>
      <text:p text:style-name="P44"/>
      <text:p text:style-name="P49"><text:span text:style-name="Source_20_Text">// http://example.com/post/1</text:span></text:p>
      <text:p text:style-name="P88">Любые дополнительные параметры массива, не соответствующие параметрам определения маршрута, будут добавлены в строку запроса URL:</text:p>
      <text:p text:style-name="P37"><text:span text:style-name="Source_20_Text">echo route('post.show', ['post' =&gt; 1, 'search' =&gt; 'rocket']);</text:span></text:p>
      <text:p text:style-name="P44"/>
      <text:p text:style-name="P49"><text:span text:style-name="Source_20_Text">// http://example.com/post/1?search=rocket</text:span></text:p>
      <text:p text:style-name="P84"><text:span text:style-name="T45">Вы часто будете генерировать URL-адреса, используя первичный ключ моделей Eloquent. По этой причине вы можете передавать </text:span><text:soft-page-break/><text:span text:style-name="T45">модели Eloquent в качестве значений параметров. Помощник </text:span><text:span text:style-name="Source_20_Text">route</text:span><text:span text:style-name="T45"> автоматически извлечет первичный ключ модели:</text:span></text:p>
      <text:p text:style-name="P37"><text:span text:style-name="Source_20_Text">echo route('post.show', ['post' =&gt; $post]);</text:span></text:p>
      <text:p text:style-name="P84"><text:span text:style-name="T45">Помощник </text:span><text:span text:style-name="Source_20_Text">route</text:span><text:span text:style-name="T45"> также может использоваться для генерации URL-адресов для маршрутов с несколькими параметрами:</text:span></text:p>
      <text:p text:style-name="P37"><text:span text:style-name="Source_20_Text">Route::get('/post/{post}/comment/{comment}', function () {</text:span></text:p>
      <text:p text:style-name="P44"><text:span text:style-name="Source_20_Text"><text:s text:c="4"/>//</text:span></text:p>
      <text:p text:style-name="P44"><text:span text:style-name="Source_20_Text">})-&gt;name('comment.show');</text:span></text:p>
      <text:p text:style-name="P44"/>
      <text:p text:style-name="P44"><text:span text:style-name="Source_20_Text">echo route('comment.show', ['post' =&gt; 1, 'comment' =&gt; 3]);</text:span></text:p>
      <text:p text:style-name="P44"/>
      <text:p text:style-name="P49"><text:span text:style-name="Source_20_Text">// http://example.com/post/1/comment/3</text:span></text:p>
      <text:p text:style-name="P88"/>
      <text:h text:style-name="P17" text:outline-level="3"><text:bookmark text:name="signed-urls"/>Подписанные URL <text:span text:style-name="T108">(</text:span><text:a xlink:type="simple" xlink:href="https://laravel.com/docs/8.x/urls#signed-urls" text:style-name="Internet_20_link" text:visited-style-name="Visited_20_Internet_20_Link">Signed URLs</text:a><text:span text:style-name="T108">)</text:span></text:h>
      <text:p text:style-name="P88">Laravel позволяет вам легко создавать «подписанные» URL-адреса для именованных маршрутов. Эти URL-адреса имеют хэш «подписи», добавленный к строке запроса, который позволяет Laravel проверять, что URL-адрес не был изменен с момента его создания. Подписанные URL-адреса особенно полезны для маршрутов, которые являются общедоступными, но нуждаются в защите от манипуляций с URL-адресами.<text:line-break/><text:line-break/>Например, вы можете использовать подписанные URL-адреса для реализации общедоступной ссылки «отказаться от подписки», которая отправляется вашим клиентам по электронной почте. Чтобы создать подписанный URL-адрес для именованного маршрута, используйте метод signedRoute фасада URL-адреса:</text:p>
      <text:p text:style-name="P37"><text:span text:style-name="Source_20_Text">use Illuminate\Support\Facades\URL;</text:span></text:p>
      <text:p text:style-name="P44"/>
      <text:p text:style-name="P49"><text:span text:style-name="Source_20_Text">return URL::signedRoute('unsubscribe', ['user' =&gt; 1]);</text:span></text:p>
      <text:p text:style-name="P88">Если вы хотите сгенерировать временный подписанный URL-адрес маршрута, срок действия которого истекает, вы можете использовать метод partialSignedRoute:</text:p>
      <text:p text:style-name="P37"><text:span text:style-name="Source_20_Text">use Illuminate\Support\Facades\URL;</text:span></text:p>
      <text:p text:style-name="P44"><text:soft-page-break/></text:p>
      <text:p text:style-name="P44"><text:span text:style-name="Source_20_Text">return URL::temporarySignedRoute(</text:span></text:p>
      <text:p text:style-name="P44"><text:span text:style-name="Source_20_Text"><text:s text:c="4"/>'unsubscribe', now()-&gt;addMinutes(30), ['user' =&gt; 1]</text:span></text:p>
      <text:p text:style-name="P49"><text:span text:style-name="Source_20_Text">);</text:span></text:p>
      <text:p text:style-name="P88"/>
      <text:h text:style-name="P28" text:outline-level="4"><text:bookmark text:name="validating-signed-route-requests"/><text:a xlink:type="simple" xlink:href="https://laravel.com/docs/8.x/urls#validating-signed-route-requests" text:style-name="Internet_20_link" text:visited-style-name="Visited_20_Internet_20_Link">Validating Signed Route Requests</text:a></text:h>
      <text:p text:style-name="P88">Чтобы убедиться, что входящий запрос имеет действительную подпись, вы должны вызвать метод hasValidSignature для входящего запроса:</text:p>
      <text:p text:style-name="P37"><text:span text:style-name="Source_20_Text">use Illuminate\Http\Request;</text:span></text:p>
      <text:p text:style-name="P44"/>
      <text:p text:style-name="P44"><text:span text:style-name="Source_20_Text">Route::get('/unsubscribe/{user}', function (Request $request) {</text:span></text:p>
      <text:p text:style-name="P44"><text:span text:style-name="Source_20_Text"><text:s text:c="4"/>if (! $request-&gt;hasValidSignature()) {</text:span></text:p>
      <text:p text:style-name="P44"><text:span text:style-name="Source_20_Text"><text:s text:c="8"/>abort(401);</text:span></text:p>
      <text:p text:style-name="P44"><text:span text:style-name="Source_20_Text"><text:s text:c="4"/>}</text:span></text:p>
      <text:p text:style-name="P44"/>
      <text:p text:style-name="P44"><text:span text:style-name="Source_20_Text"><text:s text:c="4"/>// ...</text:span></text:p>
      <text:p text:style-name="P49"><text:span text:style-name="Source_20_Text">})-&gt;name('unsubscribe');</text:span></text:p>
      <text:p text:style-name="P88">В качестве альтернативы вы можете назначить для маршрута промежуточное программное обеспечение Illuminate \ Routing \ Middleware \ ValidateSignature. Если его еще нет, вы должны назначить этому промежуточному программному обеспечению ключ в массиве routeMiddleware вашего ядра HTTP:</text:p>
      <text:p text:style-name="P37"><text:span text:style-name="Source_20_Text">/**</text:span></text:p>
      <text:p text:style-name="P44"><text:span text:style-name="Source_20_Text"><text:s/>* The application's route middleware.</text:span></text:p>
      <text:p text:style-name="P44"><text:span text:style-name="Source_20_Text"><text:s/>*</text:span></text:p>
      <text:p text:style-name="P44"><text:span text:style-name="Source_20_Text"><text:s/>* These middleware may be assigned to groups or used individually.</text:span></text:p>
      <text:p text:style-name="P44"><text:span text:style-name="Source_20_Text"><text:s/>*</text:span></text:p>
      <text:p text:style-name="P44"><text:span text:style-name="Source_20_Text"><text:s/>* @var array</text:span></text:p>
      <text:p text:style-name="P44"><text:span text:style-name="Source_20_Text"><text:s/>*/</text:span></text:p>
      <text:p text:style-name="P44"><text:span text:style-name="Source_20_Text">protected $routeMiddleware = [</text:span></text:p>
      <text:p text:style-name="P44"><text:span text:style-name="Source_20_Text"><text:s text:c="4"/>'signed' =&gt; \Illuminate\Routing\Middleware\ValidateSignature::class,</text:span></text:p>
      <text:p text:style-name="P49"><text:span text:style-name="Source_20_Text">];</text:span></text:p>
      <text:p text:style-name="P88">После того, как вы зарегистрировали промежуточное ПО в своем ядре, вы можете присоединить его к маршруту. Если входящий запрос не имеет действительной подписи, промежуточное ПО автоматически вернет ответ об ошибке 403:</text:p>
      <text:p text:style-name="P37"><text:span text:style-name="Source_20_Text">Route::post('/unsubscribe/{user}', function (Request $request) {</text:span></text:p>
      <text:p text:style-name="P44"><text:span text:style-name="Source_20_Text"><text:s text:c="4"/>// ...</text:span></text:p>
      <text:p text:style-name="P49"><text:span text:style-name="Source_20_Text">})-&gt;name('unsubscribe')-&gt;middleware('signed');</text:span></text:p>
      <text:p text:style-name="P88"><text:soft-page-break/></text:p>
      <text:h text:style-name="P7" text:outline-level="2"><text:bookmark text:name="urls-for-controller-actions"/><text:a xlink:type="simple" xlink:href="https://laravel.com/docs/8.x/urls#urls-for-controller-actions" text:style-name="Internet_20_link" text:visited-style-name="Visited_20_Internet_20_Link">URLs For Controller Actions</text:a></text:h>
      <text:p text:style-name="P84"><text:span text:style-name="T45">Функция </text:span><text:span text:style-name="Source_20_Text">action</text:span><text:span text:style-name="T45"> генерирует URL-адрес для данного действия контроллера:</text:span></text:p>
      <text:p text:style-name="P37"><text:span text:style-name="Source_20_Text">use App\Http\Controllers\HomeController;</text:span></text:p>
      <text:p text:style-name="P44"/>
      <text:p text:style-name="P49"><text:span text:style-name="Source_20_Text">$url = action([HomeController::class, 'index']);</text:span></text:p>
      <text:p text:style-name="P88">Если метод контроллера принимает параметры маршрута, вы можете передать их в качестве второго аргумента функции:</text:p>
      <text:p text:style-name="P37"><text:span text:style-name="Source_20_Text">$url = action([UserController::class, 'profile'], ['id' =&gt; 1]);</text:span></text:p>
      <text:p text:style-name="P88"/>
      <text:h text:style-name="P7" text:outline-level="2"><text:bookmark text:name="default-values"/><text:a xlink:type="simple" xlink:href="https://laravel.com/docs/8.x/urls#default-values" text:style-name="Internet_20_link" text:visited-style-name="Visited_20_Internet_20_Link">Default Values</text:a></text:h>
      <text:p text:style-name="P88">Для некоторых приложений вы можете указать значения по умолчанию для определенных параметров URL-адреса. Например, представьте, что многие из ваших маршрутов определяют параметр {locale}:</text:p>
      <text:p text:style-name="P37"><text:span text:style-name="Source_20_Text">Route::get('/{locale}/posts', function () {</text:span></text:p>
      <text:p text:style-name="P44"><text:span text:style-name="Source_20_Text"><text:s text:c="4"/>//</text:span></text:p>
      <text:p text:style-name="P49"><text:span text:style-name="Source_20_Text">})-&gt;name('post.index');</text:span></text:p>
      <text:p text:style-name="P84"><text:span text:style-name="T45">Обременительно всегда передавать </text:span><text:span text:style-name="Source_20_Text">locale</text:span><text:span text:style-name="T45"> каждый раз при вызове помощника </text:span><text:span text:style-name="Source_20_Text"><text:span text:style-name="T45">route</text:span></text:span><text:span text:style-name="T45">. Таким образом, вы можете использовать метод URL :: defaults, чтобы определить значение по умолчанию для этого параметра, которое всегда будет применяться во время текущего запроса. Вы можете вызвать этот метод из промежуточного программного обеспечения маршрута, чтобы иметь доступ к текущему запросу:</text:span></text:p>
      <text:p text:style-name="P37"><text:span text:style-name="Source_20_Text">&lt;?php</text:span></text:p>
      <text:p text:style-name="P44"/>
      <text:p text:style-name="P44"><text:span text:style-name="Source_20_Text">namespace App\Http\Middleware;</text:span></text:p>
      <text:p text:style-name="P44"/>
      <text:p text:style-name="P44"><text:span text:style-name="Source_20_Text">use Closure;</text:span></text:p>
      <text:p text:style-name="P44"><text:span text:style-name="Source_20_Text">use Illuminate\Support\Facades\URL;</text:span></text:p>
      <text:p text:style-name="P44"/>
      <text:p text:style-name="P44"><text:span text:style-name="Source_20_Text">class SetDefaultLocaleForUrls</text:span></text:p>
      <text:p text:style-name="P44"><text:span text:style-name="Source_20_Text">{</text:span></text:p>
      <text:p text:style-name="P44"><text:soft-page-break/><text:span text:style-name="Source_20_Text"><text:s text:c="4"/>public function handle($request, Closure $next)</text:span></text:p>
      <text:p text:style-name="P44"><text:span text:style-name="Source_20_Text"><text:s text:c="4"/>{</text:span></text:p>
      <text:p text:style-name="P44"><text:span text:style-name="Source_20_Text"><text:s text:c="8"/>URL::defaults(['locale' =&gt; $request-&gt;user()-&gt;locale]);</text:span></text:p>
      <text:p text:style-name="P44"/>
      <text:p text:style-name="P44"><text:span text:style-name="Source_20_Text"><text:s text:c="8"/>return $next($request);</text:span></text:p>
      <text:p text:style-name="P44"><text:span text:style-name="Source_20_Text"><text:s text:c="4"/>}</text:span></text:p>
      <text:p text:style-name="P49"><text:span text:style-name="Source_20_Text">}</text:span></text:p>
      <text:p text:style-name="P84"><text:span text:style-name="T45">После установки значения по умолчанию для параметра locale вам больше не требуется передавать его значение при генерации URL-адресов с помощью помощника </text:span><text:span text:style-name="Source_20_Text">route</text:span><text:span text:style-name="T45">.</text:span></text:p>
      <text:p text:style-name="P88"/>
      <text:h text:style-name="P28" text:outline-level="4"><text:bookmark text:name="url-defaults-middleware-priority"/><text:a xlink:type="simple" xlink:href="https://laravel.com/docs/8.x/urls#url-defaults-middleware-priority" text:style-name="Internet_20_link" text:visited-style-name="Visited_20_Internet_20_Link">URL Defaults &amp; Middleware Priority</text:a></text:h>
      <text:p text:style-name="P88">Установка значений URL по умолчанию может мешать Laravel обрабатывать неявные привязки модели. Следовательно, вы должны отдавать приоритет своему промежуточному программному обеспечению, которое устанавливает значения URL по умолчанию для выполнения, перед собственным промежуточным программным обеспечением Laravel SubstituteBindings. Вы можете добиться этого, убедившись, что ваше промежуточное ПО находится перед промежуточным ПО SubstituteBindings в свойстве $ middlewarePriority HTTP-ядра вашего приложения.<text:line-break/><text:line-break/>Свойство $ middlewarePriority определено в базовом классе Illuminate \ Foundation \ Http \ Kernel. Вы можете скопировать его определение из этого класса и перезаписать его в ядре HTTP вашего приложения, чтобы изменить его:</text:p>
      <text:p text:style-name="P37"><text:span text:style-name="Source_20_Text">/**</text:span></text:p>
      <text:p text:style-name="P44"><text:span text:style-name="Source_20_Text"><text:s/>* The priority-sorted list of middleware.</text:span></text:p>
      <text:p text:style-name="P44"><text:span text:style-name="Source_20_Text"><text:s/>*</text:span></text:p>
      <text:p text:style-name="P44"><text:span text:style-name="Source_20_Text"><text:s/>* This forces non-global middleware to always be in the given order.</text:span></text:p>
      <text:p text:style-name="P44"><text:span text:style-name="Source_20_Text"><text:s/>*</text:span></text:p>
      <text:p text:style-name="P44"><text:span text:style-name="Source_20_Text"><text:s/>* @var array</text:span></text:p>
      <text:p text:style-name="P44"><text:span text:style-name="Source_20_Text"><text:s/>*/</text:span></text:p>
      <text:p text:style-name="P44"><text:span text:style-name="Source_20_Text">protected $middlewarePriority = [</text:span></text:p>
      <text:p text:style-name="P44"><text:span text:style-name="Source_20_Text"><text:s text:c="4"/>// ...</text:span></text:p>
      <text:p text:style-name="P44"><text:span text:style-name="Source_20_Text"><text:s text:c="5"/>\App\Http\Middleware\SetDefaultLocaleForUrls::class,</text:span></text:p>
      <text:p text:style-name="P44"><text:span text:style-name="Source_20_Text"><text:s text:c="5"/>\Illuminate\Routing\Middleware\SubstituteBindings::class,</text:span></text:p>
      <text:p text:style-name="P44"><text:span text:style-name="Source_20_Text"><text:s text:c="5"/>// ...</text:span></text:p>
      <text:p text:style-name="P49"><text:span text:style-name="Source_20_Text">];</text:span></text:p>
      <text:p text:style-name="P88"/>
      <text:h text:style-name="P2" text:outline-level="1"><text:soft-page-break/>HTTP Session</text:h>
      <text:p text:style-name="P88"><text:a xlink:type="simple" xlink:href="https://laravel.com/docs/8.x/session#introduction" text:style-name="Internet_20_link" text:visited-style-name="Visited_20_Internet_20_Link">Introduction</text:a> </text:p>
      <text:list xml:id="list3759066978" text:style-name="L8">
        <text:list-item>
          <text:list>
            <text:list-item>
              <text:p text:style-name="P115"><text:a xlink:type="simple" xlink:href="https://laravel.com/docs/8.x/session#configuration" text:style-name="Internet_20_link" text:visited-style-name="Visited_20_Internet_20_Link">Configuration</text:a> </text:p>
            </text:list-item>
            <text:list-item>
              <text:p text:style-name="P115"><text:a xlink:type="simple" xlink:href="https://laravel.com/docs/8.x/session#driver-prerequisites" text:style-name="Internet_20_link" text:visited-style-name="Visited_20_Internet_20_Link">Driver Prerequisites</text:a> </text:p>
            </text:list-item>
          </text:list>
        </text:list-item>
        <text:list-item>
          <text:p text:style-name="P115"><text:a xlink:type="simple" xlink:href="https://laravel.com/docs/8.x/session#using-the-session" text:style-name="Internet_20_link" text:visited-style-name="Visited_20_Internet_20_Link">Using The Session</text:a> </text:p>
          <text:list>
            <text:list-item>
              <text:p text:style-name="P115"><text:a xlink:type="simple" xlink:href="https://laravel.com/docs/8.x/session#retrieving-data" text:style-name="Internet_20_link" text:visited-style-name="Visited_20_Internet_20_Link">Retrieving Data</text:a> </text:p>
            </text:list-item>
            <text:list-item>
              <text:p text:style-name="P115"><text:a xlink:type="simple" xlink:href="https://laravel.com/docs/8.x/session#storing-data" text:style-name="Internet_20_link" text:visited-style-name="Visited_20_Internet_20_Link">Storing Data</text:a> </text:p>
            </text:list-item>
            <text:list-item>
              <text:p text:style-name="P115"><text:a xlink:type="simple" xlink:href="https://laravel.com/docs/8.x/session#flash-data" text:style-name="Internet_20_link" text:visited-style-name="Visited_20_Internet_20_Link">Flash Data</text:a> </text:p>
            </text:list-item>
            <text:list-item>
              <text:p text:style-name="P115"><text:a xlink:type="simple" xlink:href="https://laravel.com/docs/8.x/session#deleting-data" text:style-name="Internet_20_link" text:visited-style-name="Visited_20_Internet_20_Link">Deleting Data</text:a> </text:p>
            </text:list-item>
            <text:list-item>
              <text:p text:style-name="P115"><text:a xlink:type="simple" xlink:href="https://laravel.com/docs/8.x/session#regenerating-the-session-id" text:style-name="Internet_20_link" text:visited-style-name="Visited_20_Internet_20_Link">Regenerating The Session ID</text:a> </text:p>
            </text:list-item>
          </text:list>
        </text:list-item>
        <text:list-item>
          <text:p text:style-name="P115"><text:a xlink:type="simple" xlink:href="https://laravel.com/docs/8.x/session#session-blocking" text:style-name="Internet_20_link" text:visited-style-name="Visited_20_Internet_20_Link">Session Blocking</text:a> </text:p>
        </text:list-item>
        <text:list-item>
          <text:p text:style-name="P115"><text:a xlink:type="simple" xlink:href="https://laravel.com/docs/8.x/session#adding-custom-session-drivers" text:style-name="Internet_20_link" text:visited-style-name="Visited_20_Internet_20_Link">Adding Custom Session Drivers</text:a> </text:p>
          <text:list>
            <text:list-item>
              <text:p text:style-name="P115"><text:a xlink:type="simple" xlink:href="https://laravel.com/docs/8.x/session#implementing-the-driver" text:style-name="Internet_20_link" text:visited-style-name="Visited_20_Internet_20_Link">Implementing The Driver</text:a> </text:p>
            </text:list-item>
            <text:list-item>
              <text:p text:style-name="P100"><text:a xlink:type="simple" xlink:href="https://laravel.com/docs/8.x/session#registering-the-driver" text:style-name="Internet_20_link" text:visited-style-name="Visited_20_Internet_20_Link">Registering The Driver</text:a> </text:p>
            </text:list-item>
          </text:list>
        </text:list-item>
      </text:list>
      <text:h text:style-name="P7" text:outline-level="2"><text:bookmark text:name="introduction5"/><text:a xlink:type="simple" xlink:href="https://laravel.com/docs/8.x/session#introduction" text:style-name="Internet_20_link" text:visited-style-name="Visited_20_Internet_20_Link">Introduction</text:a></text:h>
      <text:p text:style-name="P84"><text:span text:style-name="T45">Поскольку приложения, управляемые HTTP, не имеют состояния, сеансы предоставляют способ хранения информации о пользователе в нескольких запросах. Laravel поставляется с множеством бэкэндов сеансов, доступ к которым осуществляется через выразительный унифицированный API. Поддержка популярных бэкендов, таких как </text:span><text:a xlink:type="simple" xlink:href="https://memcached.org/" text:style-name="Internet_20_link" text:visited-style-name="Visited_20_Internet_20_Link">Memcached</text:a>, <text:a xlink:type="simple" xlink:href="https://redis.io/" text:style-name="Internet_20_link" text:visited-style-name="Visited_20_Internet_20_Link">Redis</text:a><text:span text:style-name="T45"> и баз данных, включена прямо из коробки.</text:span></text:p>
      <text:p text:style-name="P88"/>
      <text:h text:style-name="P17" text:outline-level="3"><text:bookmark text:name="configuration1"/><text:a xlink:type="simple" xlink:href="https://laravel.com/docs/8.x/session#configuration" text:style-name="Internet_20_link" text:visited-style-name="Visited_20_Internet_20_Link">Configuration</text:a></text:h>
      <text:p text:style-name="P84"><text:span text:style-name="T45">Файл конфигурации сеанса хранится в config / session.php. Обязательно просмотрите варианты, доступные вам в этом файле. По умолчанию Laravel настроен на использование </text:span><text:span text:style-name="Source_20_Text"><text:span text:style-name="T45">file </text:span></text:span><text:span text:style-name="T45">драйвера сеанса, который хорошо работает для многих приложений.<text:line-break/><text:line-break/>Параметр конфигурации </text:span><text:span text:style-name="Source_20_Text"><text:span text:style-name="T45">driver</text:span></text:span><text:span text:style-name="T45"> сеанса определяет, где будут храниться данные сеанса для каждого запроса. Laravel поставляется с несколькими отличными драйверами из коробки:<text:line-break/><text:line-break/>file - сеансы хранятся в </text:span><text:span text:style-name="Source_20_Text"><text:span text:style-name="T45">storage</text:span></text:span><text:span text:style-name="T45">/framework/sessions.<text:line-break/>cookie - сеансы хранятся в безопасных зашифрованных файлах </text:span><text:soft-page-break/><text:span text:style-name="T45">cookie.<text:line-break/></text:span><text:span text:style-name="Source_20_Text"><text:span text:style-name="T45">database</text:span></text:span><text:span text:style-name="T45"> - сеансы хранятся в реляционной базе данных.<text:line-break/>memcached / redis - сеансы хранятся в одном из этих быстрых хранилищ на основе кеша.<text:line-break/>array - сеансы хранятся в массиве PHP и не будут сохраняться.<text:line-break/><text:line-break/>Драйвер массива используется во время тестирования и предотвращает сохранение данных, хранящихся в сеансе.</text:span></text:p>
      <text:p text:style-name="P88"/>
      <text:h text:style-name="P17" text:outline-level="3"><text:bookmark text:name="driver-prerequisites"/><text:a xlink:type="simple" xlink:href="https://laravel.com/docs/8.x/session#driver-prerequisites" text:style-name="Internet_20_link" text:visited-style-name="Visited_20_Internet_20_Link">Driver Prerequisites</text:a> <text:span text:style-name="T109">(</text:span>Требования к драйверам<text:span text:style-name="T109">)</text:span></text:h>
      <text:h text:style-name="P32" text:outline-level="4"><text:bookmark text:name="database"/><text:a xlink:type="simple" xlink:href="https://laravel.com/docs/8.x/session#database" text:style-name="Internet_20_link" text:visited-style-name="Visited_20_Internet_20_Link">Database</text:a> </text:h>
      <text:p text:style-name="P84"><text:span text:style-name="T45">При использовании драйвера сеанса </text:span><text:span text:style-name="Source_20_Text">database</text:span><text:span text:style-name="T45"> вам нужно будет создать таблицу, содержащую элементы сеанса. Ниже приведен пример объявления </text:span><text:span text:style-name="Source_20_Text"><text:span text:style-name="T45">Schema</text:span></text:span><text:span text:style-name="T45"> для таблицы:</text:span></text:p>
      <text:p text:style-name="P37"><text:span text:style-name="Source_20_Text">Schema::create('sessions', function ($table) {</text:span></text:p>
      <text:p text:style-name="P44"><text:span text:style-name="Source_20_Text"><text:s text:c="4"/>$table-&gt;string('id')-&gt;unique();</text:span></text:p>
      <text:p text:style-name="P44"><text:span text:style-name="Source_20_Text"><text:s text:c="4"/>$table-&gt;foreignId('user_id')-&gt;nullable();</text:span></text:p>
      <text:p text:style-name="P44"><text:span text:style-name="Source_20_Text"><text:s text:c="4"/>$table-&gt;string('ip_address', 45)-&gt;nullable();</text:span></text:p>
      <text:p text:style-name="P44"><text:span text:style-name="Source_20_Text"><text:s text:c="4"/>$table-&gt;text('user_agent')-&gt;nullable();</text:span></text:p>
      <text:p text:style-name="P44"><text:span text:style-name="Source_20_Text"><text:s text:c="4"/>$table-&gt;text('payload');</text:span></text:p>
      <text:p text:style-name="P44"><text:span text:style-name="Source_20_Text"><text:s text:c="4"/>$table-&gt;integer('last_activity');</text:span></text:p>
      <text:p text:style-name="P49"><text:span text:style-name="Source_20_Text">});</text:span></text:p>
      <text:p text:style-name="P88">Вы можете использовать Artisan-команду session: table для генерации этой миграции:</text:p>
      <text:p text:style-name="P37"><text:span text:style-name="Source_20_Text">php artisan session:table</text:span></text:p>
      <text:p text:style-name="P44"/>
      <text:p text:style-name="P49"><text:span text:style-name="Source_20_Text">php artisan migrate</text:span></text:p>
      <text:p text:style-name="P88"/>
      <text:h text:style-name="P28" text:outline-level="4"><text:bookmark text:name="redis"/><text:a xlink:type="simple" xlink:href="https://laravel.com/docs/8.x/session#redis" text:style-name="Internet_20_link" text:visited-style-name="Visited_20_Internet_20_Link">Redis</text:a></text:h>
      <text:p text:style-name="P84"><text:span text:style-name="T45">Перед использованием сеансов Redis с Laravel вам нужно будет либо установить расширение PHP PhpRedis через PECL, либо установить пакет predis / predis (~ 1.0) через Composer. <text:line-break/><text:line-break/>В </text:span><text:span text:style-name="Source_20_Text"><text:span text:style-name="T45">session</text:span></text:span><text:span text:style-name="T45"> - файле конфигурации параметр подключения может </text:span><text:soft-page-break/><text:span text:style-name="T45">использоваться, чтобы указать, какое соединение Redis используется сеансом.</text:span></text:p>
      <text:p text:style-name="P88"/>
      <text:h text:style-name="P7" text:outline-level="2"><text:bookmark text:name="using-the-session"/><text:a xlink:type="simple" xlink:href="https://laravel.com/docs/8.x/session#using-the-session" text:style-name="Internet_20_link" text:visited-style-name="Visited_20_Internet_20_Link">Using The Session</text:a></text:h>
      <text:h text:style-name="P24" text:outline-level="3"><text:bookmark text:name="retrieving-data"/><text:a xlink:type="simple" xlink:href="https://laravel.com/docs/8.x/session#retrieving-data" text:style-name="Internet_20_link" text:visited-style-name="Visited_20_Internet_20_Link">Retrieving Data</text:a></text:h>
      <text:p text:style-name="P84"><text:span text:style-name="T45">В Laravel есть два основных способа работы с данными сеанса: глобальный помощник </text:span><text:span text:style-name="Source_20_Text">session</text:span><text:span text:style-name="T45"> и через экземпляр </text:span><text:span text:style-name="Source_20_Text"><text:span text:style-name="T45">Request</text:span></text:span><text:span text:style-name="T45">. Во-первых, давайте посмотрим на доступ к сеансу через экземпляр Request, который можно указать с помощью метода контроллера. Помните, что зависимости методов контроллера автоматически вводятся через сервисный контейнер Laravel:</text:span></text:p>
      <text:p text:style-name="P37"><text:span text:style-name="Source_20_Text">&lt;?php</text:span></text:p>
      <text:p text:style-name="P44"/>
      <text:p text:style-name="P44"><text:span text:style-name="Source_20_Text">namespace App\Http\Controllers;</text:span></text:p>
      <text:p text:style-name="P44"/>
      <text:p text:style-name="P44"><text:span text:style-name="Source_20_Text">use App\Http\Controllers\Controller;</text:span></text:p>
      <text:p text:style-name="P44"><text:span text:style-name="Source_20_Text">use Illuminate\Http\Request;</text:span></text:p>
      <text:p text:style-name="P44"/>
      <text:p text:style-name="P44"><text:span text:style-name="Source_20_Text">class UserController extends Controller</text:span></text:p>
      <text:p text:style-name="P44"><text:span text:style-name="Source_20_Text">{</text:span></text:p>
      <text:p text:style-name="P44"><text:span text:style-name="Source_20_Text"><text:s text:c="4"/>/**</text:span></text:p>
      <text:p text:style-name="P44"><text:span text:style-name="Source_20_Text"><text:s text:c="5"/>* Show the profile for the given user.</text:span></text:p>
      <text:p text:style-name="P44"><text:span text:style-name="Source_20_Text"><text:s text:c="5"/>*</text:span></text:p>
      <text:p text:style-name="P44"><text:span text:style-name="Source_20_Text"><text:s text:c="5"/>* @param <text:s/>Request <text:s/>$request</text:span></text:p>
      <text:p text:style-name="P44"><text:span text:style-name="Source_20_Text"><text:s text:c="5"/>* @param <text:s/>int <text:s/>$id</text:span></text:p>
      <text:p text:style-name="P44"><text:span text:style-name="Source_20_Text"><text:s text:c="5"/>* @return Response</text:span></text:p>
      <text:p text:style-name="P44"><text:span text:style-name="Source_20_Text"><text:s text:c="5"/>*/</text:span></text:p>
      <text:p text:style-name="P44"><text:span text:style-name="Source_20_Text"><text:s text:c="4"/>public function show(Request $request, $id)</text:span></text:p>
      <text:p text:style-name="P44"><text:span text:style-name="Source_20_Text"><text:s text:c="4"/>{</text:span></text:p>
      <text:p text:style-name="P44"><text:span text:style-name="Source_20_Text"><text:s text:c="8"/>$value = $request-&gt;session()-&gt;get('key');</text:span></text:p>
      <text:p text:style-name="P44"/>
      <text:p text:style-name="P44"><text:span text:style-name="Source_20_Text"><text:s text:c="8"/>//</text:span></text:p>
      <text:p text:style-name="P44"><text:span text:style-name="Source_20_Text"><text:s text:c="4"/>}</text:span></text:p>
      <text:p text:style-name="P49"><text:span text:style-name="Source_20_Text">}</text:span></text:p>
      <text:p text:style-name="P88">Когда вы извлекаете элемент из сеанса, вы также можете передать значение по умолчанию в качестве второго аргумента метода get. Это значение по умолчанию будет возвращено, если указанный ключ не существует в сеансе. Если вы передаете Closure в качестве значения по умолчанию методу get, а запрошенный ключ не существует, Closure будет выполнено и его результат будет возвращен:</text:p>
      <text:p text:style-name="P37"><text:soft-page-break/><text:span text:style-name="Source_20_Text">$value = $request-&gt;session()-&gt;get('key', 'default');</text:span></text:p>
      <text:p text:style-name="P44"/>
      <text:p text:style-name="P44"><text:span text:style-name="Source_20_Text">$value = $request-&gt;session()-&gt;get('key', function () {</text:span></text:p>
      <text:p text:style-name="P44"><text:span text:style-name="Source_20_Text"><text:s text:c="4"/>return 'default';</text:span></text:p>
      <text:p text:style-name="P49"><text:span text:style-name="Source_20_Text">});</text:span></text:p>
      <text:p text:style-name="P88"/>
      <text:h text:style-name="P28" text:outline-level="4"><text:bookmark text:name="the-global-session-helper"/><text:a xlink:type="simple" xlink:href="https://laravel.com/docs/8.x/session#the-global-session-helper" text:style-name="Internet_20_link" text:visited-style-name="Visited_20_Internet_20_Link">The Global Session Helper</text:a></text:h>
      <text:p text:style-name="P84"><text:span text:style-name="T45">Вы также можете использовать глобальн</text:span><text:span text:style-name="T51">ую <text:s/></text:span><text:span text:style-name="T45">функцию PHP </text:span><text:span text:style-name="Source_20_Text">session</text:span><text:span text:style-name="T45"> для извлечения и хранения данных в сеансе. Когда помощник </text:span><text:span text:style-name="Source_20_Text"><text:span text:style-name="T45">session</text:span></text:span><text:span text:style-name="T45"> вызывается с одним строковым аргументом, он возвращает значение этого сеансового ключа. Когда помощник вызывается с массивом пар ключ / значение, эти значения будут сохранены в сеансе:</text:span></text:p>
      <text:p text:style-name="P37"><text:span text:style-name="Source_20_Text">Route::get('home', function () {</text:span></text:p>
      <text:p text:style-name="P44"><text:span text:style-name="Source_20_Text"><text:s text:c="4"/>// Retrieve a piece of data from the session...</text:span></text:p>
      <text:p text:style-name="P44"><text:span text:style-name="Source_20_Text"><text:s text:c="4"/>$value = session('key');</text:span></text:p>
      <text:p text:style-name="P44"/>
      <text:p text:style-name="P44"><text:span text:style-name="Source_20_Text"><text:s text:c="4"/>// Specifying a default value...</text:span></text:p>
      <text:p text:style-name="P44"><text:span text:style-name="Source_20_Text"><text:s text:c="4"/>$value = session('key', 'default');</text:span></text:p>
      <text:p text:style-name="P44"/>
      <text:p text:style-name="P44"><text:span text:style-name="Source_20_Text"><text:s text:c="4"/>// Store a piece of data in the session...</text:span></text:p>
      <text:p text:style-name="P44"><text:span text:style-name="Source_20_Text"><text:s text:c="4"/>session(['key' =&gt; 'value']);</text:span></text:p>
      <text:p text:style-name="P49"><text:span text:style-name="Source_20_Text">});</text:span></text:p>
      <text:p text:style-name="P84"><text:span text:style-name="T45">Существует небольшая практическая разница между использованием сеанса через экземпляр HTTP-запроса и использованием глобального помощника </text:span><text:span text:style-name="Source_20_Text">session</text:span><text:span text:style-name="T45">. Оба метода можно протестировать с помощью метода assertSessionHas, который доступен во всех ваших тестовых примерах.</text:span></text:p>
      <text:p text:style-name="P88"/>
      <text:h text:style-name="P28" text:outline-level="4"><text:bookmark text:name="retrieving-all-session-data"/><text:a xlink:type="simple" xlink:href="https://laravel.com/docs/8.x/session#retrieving-all-session-data" text:style-name="Internet_20_link" text:visited-style-name="Visited_20_Internet_20_Link">Retrieving All Session Data</text:a></text:h>
      <text:p text:style-name="P88">Если вы хотите получить все данные в сеансе, вы можете использовать метод all:</text:p>
      <text:p text:style-name="P37"><text:span text:style-name="Source_20_Text">$data = $request-&gt;session()-&gt;all();</text:span></text:p>
      <text:p text:style-name="P88"/>
      <text:h text:style-name="P28" text:outline-level="4"><text:bookmark text:name="determining-if-an-item-exists-in-the-session"/><text:soft-page-break/><text:a xlink:type="simple" xlink:href="https://laravel.com/docs/8.x/session#determining-if-an-item-exists-in-the-session" text:style-name="Internet_20_link" text:visited-style-name="Visited_20_Internet_20_Link">Determining If An Item Exists In The Session</text:a></text:h>
      <text:p text:style-name="P84"><text:span text:style-name="T45">Чтобы определить, присутствует ли элемент в сеансе, вы можете использовать метод has. Метод has возвращает true, если элемент присутствует и не равен </text:span><text:span text:style-name="Source_20_Text">null</text:span><text:span text:style-name="T45">:</text:span></text:p>
      <text:p text:style-name="P37"><text:span text:style-name="Source_20_Text">if ($request-&gt;session()-&gt;has('users')) {</text:span></text:p>
      <text:p text:style-name="P44"><text:span text:style-name="Source_20_Text"><text:s text:c="4"/>//</text:span></text:p>
      <text:p text:style-name="P49"><text:span text:style-name="Source_20_Text">}</text:span></text:p>
      <text:p text:style-name="P88">Чтобы определить, присутствует ли элемент в сеансе, даже если его значение равно null, вы можете использовать метод exists. Метод exists возвращает true, если элемент присутствует:</text:p>
      <text:p text:style-name="P37"><text:span text:style-name="Source_20_Text">if ($request-&gt;session()-&gt;exists('users')) {</text:span></text:p>
      <text:p text:style-name="P44"><text:span text:style-name="Source_20_Text"><text:s text:c="4"/>//</text:span></text:p>
      <text:p text:style-name="P49"><text:span text:style-name="Source_20_Text">}</text:span></text:p>
      <text:p text:style-name="P88"/>
      <text:h text:style-name="P17" text:outline-level="3"><text:bookmark text:name="storing-data"/><text:a xlink:type="simple" xlink:href="https://laravel.com/docs/8.x/session#storing-data" text:style-name="Internet_20_link" text:visited-style-name="Visited_20_Internet_20_Link">Storing Data</text:a></text:h>
      <text:p text:style-name="P84"><text:span text:style-name="T45">Чтобы сохранить данные в сеансе, вы обычно будете использовать метод put или помощник </text:span><text:span text:style-name="Source_20_Text">session</text:span><text:span text:style-name="T45">:</text:span></text:p>
      <text:p text:style-name="P37"><text:span text:style-name="Source_20_Text">// Via a request instance...</text:span></text:p>
      <text:p text:style-name="P44"><text:span text:style-name="Source_20_Text">$request-&gt;session()-&gt;put('key', 'value');</text:span></text:p>
      <text:p text:style-name="P44"/>
      <text:p text:style-name="P44"><text:span text:style-name="Source_20_Text">// Via the global helper...</text:span></text:p>
      <text:p text:style-name="P49"><text:span text:style-name="Source_20_Text">session(['key' =&gt; 'value']);</text:span></text:p>
      <text:p text:style-name="P88"/>
      <text:h text:style-name="P28" text:outline-level="4"><text:bookmark text:name="pushing-to-array-session-values"/><text:a xlink:type="simple" xlink:href="https://laravel.com/docs/8.x/session#pushing-to-array-session-values" text:style-name="Internet_20_link" text:visited-style-name="Visited_20_Internet_20_Link">Pushing To Array Session Values</text:a></text:h>
      <text:p text:style-name="P84"><text:span text:style-name="T45">Метод push может использоваться для вставки нового значения в значение сеанса, которое является массивом. Например, если ключ user.teams содержит массив названий команд, вы можете поместить новое значение в массив следующим образом:<text:line-break/></text:span><text:span text:style-name="Source_20_Text">$request-&gt;session()-&gt;push('user.teams', 'developers');</text:span></text:p>
      <text:p text:style-name="P88"/>
      <text:h text:style-name="P28" text:outline-level="4"><text:bookmark text:name="retrieving-deleting-an-item"/><text:a xlink:type="simple" xlink:href="https://laravel.com/docs/8.x/session#retrieving-deleting-an-item" text:style-name="Internet_20_link" text:visited-style-name="Visited_20_Internet_20_Link">Retrieving &amp; Deleting An Item</text:a></text:h>
      <text:p text:style-name="P88">Метод pull будет извлекать и удалять элемент из сеанса одним оператором:</text:p>
      <text:p text:style-name="P37"><text:soft-page-break/><text:span text:style-name="Source_20_Text">$value = $request-&gt;session()-&gt;pull('key', 'default');</text:span></text:p>
      <text:p text:style-name="P88"/>
      <text:h text:style-name="P17" text:outline-level="3"><text:bookmark text:name="flash-data"/><text:a xlink:type="simple" xlink:href="https://laravel.com/docs/8.x/session#flash-data" text:style-name="Internet_20_link" text:visited-style-name="Visited_20_Internet_20_Link">Flash Data</text:a></text:h>
      <text:p text:style-name="P84"><text:span text:style-name="T45">Иногда вы можете захотеть сохранить элементы в сеансе только для следующего запроса. Вы можете сделать это с помощью метода </text:span><text:span text:style-name="Source_20_Text">flash</text:span><text:span text:style-name="T45">. Данные, хранящиеся в сеансе с использованием этого метода, будут доступны сразу и во время последующего HTTP-запроса. После последующего HTTP-запроса данные будут удалены. Flash-данные в первую очередь полезны для краткосрочных статусных сообщений:<text:line-break/></text:span><text:span text:style-name="Source_20_Text"><text:span text:style-name="T45">$request-&gt;session()-&gt;flash('status', 'Task was successful!');</text:span></text:span></text:p>
      <text:p text:style-name="P84"><text:span text:style-name="T45">Если вам нужно сохранить свои флэш-данные для нескольких запросов, вы можете использовать метод </text:span><text:span text:style-name="Source_20_Text"><text:span text:style-name="T45">reflash</text:span></text:span><text:span text:style-name="T45">, который сохранит все флэш-данные для дополнительного запроса. Если вам нужно сохранить только определенные флэш-данные, вы можете использовать метод keep:<text:line-break/></text:span><text:span text:style-name="Source_20_Text"><text:span text:style-name="T45">$request-&gt;session()-&gt;reflash();</text:span></text:span></text:p>
      <text:p text:style-name="P44"/>
      <text:p text:style-name="P49"><text:span text:style-name="Source_20_Text">$request-&gt;session()-&gt;keep(['username', 'email']);</text:span></text:p>
      <text:p text:style-name="P88"/>
      <text:h text:style-name="P17" text:outline-level="3"><text:bookmark text:name="deleting-data"/><text:a xlink:type="simple" xlink:href="https://laravel.com/docs/8.x/session#deleting-data" text:style-name="Internet_20_link" text:visited-style-name="Visited_20_Internet_20_Link">Deleting Data</text:a></text:h>
      <text:p text:style-name="P88">Метод Forgot удалит часть данных из сеанса. Если вы хотите удалить все данные из сеанса, вы можете использовать метод flush:</text:p>
      <text:p text:style-name="P37"><text:span text:style-name="Source_20_Text">// Forget a single key...</text:span></text:p>
      <text:p text:style-name="P44"><text:span text:style-name="Source_20_Text">$request-&gt;session()-&gt;forget('key');</text:span></text:p>
      <text:p text:style-name="P44"/>
      <text:p text:style-name="P44"><text:span text:style-name="Source_20_Text">// Forget multiple keys...</text:span></text:p>
      <text:p text:style-name="P44"><text:span text:style-name="Source_20_Text">$request-&gt;session()-&gt;forget(['key1', 'key2']);</text:span></text:p>
      <text:p text:style-name="P44"/>
      <text:p text:style-name="P49"><text:span text:style-name="Source_20_Text">$request-&gt;session()-&gt;flush();</text:span></text:p>
      <text:p text:style-name="P88"/>
      <text:h text:style-name="P17" text:outline-level="3"><text:bookmark text:name="regenerating-the-session-id"/><text:soft-page-break/><text:a xlink:type="simple" xlink:href="https://laravel.com/docs/8.x/session#regenerating-the-session-id" text:style-name="Internet_20_link" text:visited-style-name="Visited_20_Internet_20_Link">Regenerating The Session ID</text:a></text:h>
      <text:p text:style-name="P88">Регенерация идентификатора сеанса часто выполняется для предотвращения использования злоумышленниками атаки фиксации сеанса на ваше приложение. <text:span text:style-name="T110">(https://owasp.org/www-community/attacks/Session_fixation)</text:span></text:p>
      <text:p text:style-name="P84"><text:span text:style-name="T45">Laravel автоматически восстанавливает идентификатор сеанса во время аутентификации, если вы используете Laravel Jetstream; однако, если вам нужно вручную восстановить идентификатор сеанса, вы можете использовать метод </text:span><text:span text:style-name="Source_20_Text">regenerate</text:span><text:span text:style-name="T45">.<text:line-break/></text:span><text:span text:style-name="Source_20_Text"><text:span text:style-name="T45">$request-&gt;session()-&gt;regenerate();</text:span></text:span></text:p>
      <text:p text:style-name="P88"/>
      <text:h text:style-name="P11" text:outline-level="2"><text:bookmark text:name="session-blocking"/><text:a xlink:type="simple" xlink:href="https://laravel.com/docs/8.x/session#session-blocking" text:style-name="Internet_20_link" text:visited-style-name="Visited_20_Internet_20_Link"><text:span text:style-name="T45">Session Blocking</text:span></text:a></text:h>
      <text:p text:style-name="P84"><text:span text:style-name="T45">Чтобы использовать блокировку сеанса, ваше приложение должно использовать драйвер кеша, поддерживающий атомарные блокировки. В настоящее время эти драйверы кеширования включают в себя драйверы memcached, Dynamodb, redis и </text:span><text:span text:style-name="Source_20_Text"><text:span text:style-name="T45">database </text:span></text:span><text:span text:style-name="Source_20_Text"><text:span text:style-name="T52">драйвера</text:span></text:span><text:span text:style-name="T45">. Кроме того, вы не можете использовать драйвер сеанса cookie.<text:line-break/></text:span></text:p>
      <text:p text:style-name="P69"><text:span text:style-name="T27">По умолчанию Laravel позволяет запросам, использующим один и тот же сеанс, выполняться одновременно. Так, например, если вы используете HTTP-библиотеку JavaScript для выполнения двух HTTP-запросов к вашему приложению, они оба будут выполняться одновременно. Для многих приложений это не проблема; однако потеря данных сеанса может произойти в небольшом подмножестве приложений, которые выполняют одновременные запросы к двум разным конечным точкам приложений, которые записывают данные в сеанс.<text:line-break/>Чтобы смягчить это, Laravel предоставляет функциональность, которая позволяет ограничивать количество одновременных запросов для данного сеанса. Для начала вы можете просто привязать метод </text:span><text:span text:style-name="Source_20_Text">block</text:span><text:span text:style-name="T27"> к определению маршрута. В этом примере входящий запрос к конечной точке / profile получит блокировку сеанса. Пока эта блокировка удерживается, любые входящие запросы к конечным точкам / profile или / order с одним и тем же идентификатором сеанса </text:span><text:soft-page-break/><text:span text:style-name="T27">будут ждать завершения выполнения первого запроса, прежде чем продолжить свое выполнение:</text:span></text:p>
      <text:p text:style-name="P34"><text:span text:style-name="Source_20_Text">Route::post('/profile', function () {</text:span></text:p>
      <text:p text:style-name="P44"><text:span text:style-name="Source_20_Text"><text:s text:c="4"/>//</text:span></text:p>
      <text:p text:style-name="P44"><text:span text:style-name="Source_20_Text">})-&gt;block($lockSeconds = 10, $waitSeconds = 10)</text:span></text:p>
      <text:p text:style-name="P44"/>
      <text:p text:style-name="P44"><text:span text:style-name="Source_20_Text">Route::post('/order', function () {</text:span></text:p>
      <text:p text:style-name="P44"><text:span text:style-name="Source_20_Text"><text:s text:c="4"/>//</text:span></text:p>
      <text:p text:style-name="P49"><text:span text:style-name="Source_20_Text">})-&gt;block($lockSeconds = 10, $waitSeconds = 10)</text:span></text:p>
      <text:p text:style-name="P69"><text:span text:style-name="T27">Метод </text:span><text:span text:style-name="Source_20_Text">block</text:span><text:span text:style-name="T27"> принимает два необязательных аргумента. Первый аргумент, принимаемый блочным методом, - это максимальное количество секунд, в течение которых блокировка сеанса должна удерживаться, прежде чем она будет снята. Конечно, если выполнение запроса завершится до этого времени, блокировка будет снята раньше.<text:line-break/><text:line-break/>Второй аргумент, принимаемый </text:span><text:span text:style-name="Source_20_Text"><text:span text:style-name="T27">block</text:span></text:span><text:span text:style-name="T27"> методом, - это количество секунд, в течение которых запрос должен ждать при попытке получить блокировку сеанса. Будет выброшено исключение Illuminate \ Contracts \ Cache \ LockTimeoutException, если запрос не сможет получить блокировку сеанса в течение заданного количества секунд.<text:line-break/>Если ни один из этих аргументов не передан, блокировка будет получена максимум на 10 секунд, а запросы будут ждать максимум 10 секунд при попытке получить блокировку:</text:span></text:p>
      <text:p text:style-name="P34"><text:span text:style-name="Source_20_Text">Route::post('/profile', function () {</text:span></text:p>
      <text:p text:style-name="P44"><text:span text:style-name="Source_20_Text"><text:s text:c="4"/>//</text:span></text:p>
      <text:p text:style-name="P49"><text:span text:style-name="Source_20_Text">})-&gt;block()</text:span></text:p>
      <text:p text:style-name="P56"/>
      <text:h text:style-name="P5" text:outline-level="2"><text:bookmark text:name="adding-custom-session-drivers"/><text:a xlink:type="simple" xlink:href="https://laravel.com/docs/8.x/session#adding-custom-session-drivers" text:style-name="Internet_20_link" text:visited-style-name="Visited_20_Internet_20_Link">Adding Custom Session Drivers</text:a></text:h>
      <text:h text:style-name="P32" text:outline-level="4"><text:bookmark text:name="implementing-the-driver"/><text:a xlink:type="simple" xlink:href="https://laravel.com/docs/8.x/session#implementing-the-driver" text:style-name="Internet_20_link" text:visited-style-name="Visited_20_Internet_20_Link">Implementing The Driver</text:a></text:h>
      <text:p text:style-name="P56">Ваш настраиваемый драйвер сеанса должен реализовывать SessionHandlerInterface. Этот интерфейс содержит всего несколько простых методов, которые нам нужно реализовать. Заглушенная реализация MongoDB выглядит примерно так:</text:p>
      <text:p text:style-name="P34"><text:span text:style-name="Source_20_Text">&lt;?php</text:span></text:p>
      <text:p text:style-name="P44"/>
      <text:p text:style-name="P44"><text:span text:style-name="Source_20_Text">namespace App\Extensions;</text:span></text:p>
      <text:p text:style-name="P44"/>
      <text:p text:style-name="P44"><text:span text:style-name="Source_20_Text">class MongoSessionHandler implements \SessionHandlerInterface</text:span></text:p>
      <text:p text:style-name="P44"><text:span text:style-name="Source_20_Text">{</text:span></text:p>
      <text:p text:style-name="P44"><text:span text:style-name="Source_20_Text"><text:s text:c="4"/>public function open($savePath, $sessionName) {}</text:span></text:p>
      <text:p text:style-name="P44"><text:span text:style-name="Source_20_Text"><text:s text:c="4"/>public function close() {}</text:span></text:p>
      <text:p text:style-name="P44"><text:soft-page-break/><text:span text:style-name="Source_20_Text"><text:s text:c="4"/>public function read($sessionId) {}</text:span></text:p>
      <text:p text:style-name="P44"><text:span text:style-name="Source_20_Text"><text:s text:c="4"/>public function write($sessionId, $data) {}</text:span></text:p>
      <text:p text:style-name="P44"><text:span text:style-name="Source_20_Text"><text:s text:c="4"/>public function destroy($sessionId) {}</text:span></text:p>
      <text:p text:style-name="P44"><text:span text:style-name="Source_20_Text"><text:s text:c="4"/>public function gc($lifetime) {}</text:span></text:p>
      <text:p text:style-name="P49"><text:span text:style-name="Source_20_Text">}</text:span></text:p>
      <text:p text:style-name="P56">Laravel не поставляется с каталогом для хранения ваших расширений. Вы можете разместить их где угодно. В этом примере мы создали каталог Extensions для размещения MongoSessionHandler.<text:line-break/><text:line-break/>Поскольку цель этих методов не совсем понятна, давайте быстро рассмотрим, что делает каждый из методов:</text:p>
      <text:p text:style-name="P56">- The <text:span text:style-name="Source_20_Text">open</text:span> method would typically be used in file based session store systems. Since Laravel ships with a <text:span text:style-name="Source_20_Text">file</text:span> session driver, you will almost never need to put anything in this method. You can leave it as an empty stub. It is a fact of poor interface design (which we'll discuss later) that PHP requires us to implement this method. </text:p>
      <text:list xml:id="list591740210" text:style-name="L9">
        <text:list-item>
          <text:p text:style-name="P116">The <text:span text:style-name="Source_20_Text">close</text:span> method, like the <text:span text:style-name="Source_20_Text">open</text:span> method, can also usually be disregarded. For most drivers, it is not needed. </text:p>
        </text:list-item>
        <text:list-item>
          <text:p text:style-name="P116">The <text:span text:style-name="Source_20_Text">read</text:span> method should return the string version of the session data associated with the given <text:span text:style-name="Source_20_Text">$sessionId</text:span>. There is no need to do any serialization or other encoding when retrieving or storing session data in your driver, as Laravel will perform the serialization for you. </text:p>
        </text:list-item>
        <text:list-item>
          <text:p text:style-name="P116">The <text:span text:style-name="Source_20_Text">write</text:span> method should write the given <text:span text:style-name="Source_20_Text">$data</text:span> string associated with the <text:span text:style-name="Source_20_Text">$sessionId</text:span> to some persistent storage system, such as MongoDB, Dynamo, etc. Again, you should not perform any serialization - Laravel will have already handled that for you. </text:p>
        </text:list-item>
        <text:list-item>
          <text:p text:style-name="P116">The <text:span text:style-name="Source_20_Text">destroy</text:span> method should remove the data associated with the <text:span text:style-name="Source_20_Text">$sessionId</text:span> from persistent storage. </text:p>
        </text:list-item>
        <text:list-item>
          <text:p text:style-name="P101">The <text:span text:style-name="Source_20_Text">gc</text:span> method should destroy all session data that is older than the given <text:span text:style-name="Source_20_Text">$lifetime</text:span>, which is a UNIX timestamp. For self-expiring systems like Memcached and Redis, this method may be left empty. </text:p>
        </text:list-item>
      </text:list>
      <text:p text:style-name="P56"/>
      <text:h text:style-name="P26" text:outline-level="4"><text:bookmark text:name="registering-the-driver"/><text:a xlink:type="simple" xlink:href="https://laravel.com/docs/8.x/session#registering-the-driver" text:style-name="Internet_20_link" text:visited-style-name="Visited_20_Internet_20_Link">Registering The Driver</text:a></text:h>
      <text:p text:style-name="P85">Once your driver has been implemented, you are ready to register it with the framework. To add additional drivers to Laravel's session backend, you may use the <text:span text:style-name="Source_20_Text">extend</text:span> method on the <text:span text:style-name="Source_20_Text">Session</text:span> <text:a xlink:type="simple" xlink:href="https://laravel.com/docs/8.x/facades" text:style-name="Internet_20_link" text:visited-style-name="Visited_20_Internet_20_Link">facade</text:a>. You should call the <text:span text:style-name="Source_20_Text">extend</text:span> method from the <text:span text:style-name="Source_20_Text">boot</text:span> method of a <text:a xlink:type="simple" xlink:href="https://laravel.com/docs/8.x/providers" text:style-name="Internet_20_link" text:visited-style-name="Visited_20_Internet_20_Link">service provider</text:a>. You may do this from the existing <text:span text:style-name="Source_20_Text">AppServiceProvider</text:span> or create an entirely new provider:</text:p>
      <text:p text:style-name="P44"><text:span text:style-name="Source_20_Text">&lt;?php</text:span></text:p>
      <text:p text:style-name="P44"/>
      <text:p text:style-name="P44"><text:soft-page-break/><text:span text:style-name="Source_20_Text">namespace App\Providers;</text:span></text:p>
      <text:p text:style-name="P44"/>
      <text:p text:style-name="P44"><text:span text:style-name="Source_20_Text">use App\Extensions\MongoSessionHandler;</text:span></text:p>
      <text:p text:style-name="P44"><text:span text:style-name="Source_20_Text">use Illuminate\Support\Facades\Session;</text:span></text:p>
      <text:p text:style-name="P44"><text:span text:style-name="Source_20_Text">use Illuminate\Support\ServiceProvider;</text:span></text:p>
      <text:p text:style-name="P44"/>
      <text:p text:style-name="P44"><text:span text:style-name="Source_20_Text">class SessionServiceProvider extends ServiceProvider</text:span></text:p>
      <text:p text:style-name="P44"><text:span text:style-name="Source_20_Text">{</text:span></text:p>
      <text:p text:style-name="P44"><text:span text:style-name="Source_20_Text"><text:s text:c="4"/>/**</text:span></text:p>
      <text:p text:style-name="P44"><text:span text:style-name="Source_20_Text"><text:s text:c="5"/>* Register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register()</text:span></text:p>
      <text:p text:style-name="P44"><text:span text:style-name="Source_20_Text"><text:s text:c="4"/>{</text:span></text:p>
      <text:p text:style-name="P44"><text:span text:style-name="Source_20_Text"><text:s text:c="8"/>//</text:span></text:p>
      <text:p text:style-name="P44"><text:span text:style-name="Source_20_Text"><text:s text:c="4"/>}</text:span></text:p>
      <text:p text:style-name="P44"/>
      <text:p text:style-name="P44"><text:span text:style-name="Source_20_Text"><text:s text:c="4"/>/**</text:span></text:p>
      <text:p text:style-name="P44"><text:span text:style-name="Source_20_Text"><text:s text:c="5"/>* Bootstrap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boot()</text:span></text:p>
      <text:p text:style-name="P44"><text:span text:style-name="Source_20_Text"><text:s text:c="4"/>{</text:span></text:p>
      <text:p text:style-name="P44"><text:span text:style-name="Source_20_Text"><text:s text:c="8"/>Session::extend('mongo', function ($app) {</text:span></text:p>
      <text:p text:style-name="P44"><text:span text:style-name="Source_20_Text"><text:s text:c="12"/>// Return implementation of SessionHandlerInterface...</text:span></text:p>
      <text:p text:style-name="P44"><text:span text:style-name="Source_20_Text"><text:s text:c="12"/>return new MongoSessionHandler;</text:span></text:p>
      <text:p text:style-name="P44"><text:span text:style-name="Source_20_Text"><text:s text:c="8"/>});</text:span></text:p>
      <text:p text:style-name="P44"><text:span text:style-name="Source_20_Text"><text:s text:c="4"/>}</text:span></text:p>
      <text:p text:style-name="P49"><text:span text:style-name="Source_20_Text">}</text:span></text:p>
      <text:p text:style-name="P84">Once the session driver has been registered, you may use the <text:span text:style-name="Source_20_Text">mongo</text:span> driver in your <text:span text:style-name="Source_20_Text">config/session.php</text:span> configuration fil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 text:outline-level="1"><text:soft-page-break/>Validation</text:h>
      <text:list xml:id="list692417669" text:style-name="L10">
        <text:list-item>
          <text:p text:style-name="P117"><text:a xlink:type="simple" xlink:href="https://laravel.com/docs/8.x/validation#introduction" text:style-name="Internet_20_link" text:visited-style-name="Visited_20_Internet_20_Link">Introduction</text:a> </text:p>
        </text:list-item>
        <text:list-item>
          <text:p text:style-name="P117"><text:a xlink:type="simple" xlink:href="https://laravel.com/docs/8.x/validation#validation-quickstart" text:style-name="Internet_20_link" text:visited-style-name="Visited_20_Internet_20_Link">Validation Quickstart</text:a> </text:p>
          <text:list>
            <text:list-item>
              <text:p text:style-name="P117"><text:a xlink:type="simple" xlink:href="https://laravel.com/docs/8.x/validation#quick-defining-the-routes" text:style-name="Internet_20_link" text:visited-style-name="Visited_20_Internet_20_Link">Defining The Routes</text:a> </text:p>
            </text:list-item>
            <text:list-item>
              <text:p text:style-name="P117"><text:a xlink:type="simple" xlink:href="https://laravel.com/docs/8.x/validation#quick-creating-the-controller" text:style-name="Internet_20_link" text:visited-style-name="Visited_20_Internet_20_Link">Creating The Controller</text:a> </text:p>
            </text:list-item>
            <text:list-item>
              <text:p text:style-name="P117"><text:a xlink:type="simple" xlink:href="https://laravel.com/docs/8.x/validation#quick-writing-the-validation-logic" text:style-name="Internet_20_link" text:visited-style-name="Visited_20_Internet_20_Link">Writing The Validation Logic</text:a> </text:p>
            </text:list-item>
            <text:list-item>
              <text:p text:style-name="P117"><text:a xlink:type="simple" xlink:href="https://laravel.com/docs/8.x/validation#quick-displaying-the-validation-errors" text:style-name="Internet_20_link" text:visited-style-name="Visited_20_Internet_20_Link">Displaying The Validation Errors</text:a> </text:p>
            </text:list-item>
            <text:list-item>
              <text:p text:style-name="P117"><text:a xlink:type="simple" xlink:href="https://laravel.com/docs/8.x/validation#a-note-on-optional-fields" text:style-name="Internet_20_link" text:visited-style-name="Visited_20_Internet_20_Link">A Note On Optional Fields</text:a> </text:p>
            </text:list-item>
          </text:list>
        </text:list-item>
        <text:list-item>
          <text:p text:style-name="P117"><text:a xlink:type="simple" xlink:href="https://laravel.com/docs/8.x/validation#form-request-validation" text:style-name="Internet_20_link" text:visited-style-name="Visited_20_Internet_20_Link">Form Request Validation</text:a> </text:p>
          <text:list>
            <text:list-item>
              <text:p text:style-name="P117"><text:a xlink:type="simple" xlink:href="https://laravel.com/docs/8.x/validation#creating-form-requests" text:style-name="Internet_20_link" text:visited-style-name="Visited_20_Internet_20_Link">Creating Form Requests</text:a> </text:p>
            </text:list-item>
            <text:list-item>
              <text:p text:style-name="P117"><text:a xlink:type="simple" xlink:href="https://laravel.com/docs/8.x/validation#authorizing-form-requests" text:style-name="Internet_20_link" text:visited-style-name="Visited_20_Internet_20_Link">Authorizing Form Requests</text:a> </text:p>
            </text:list-item>
            <text:list-item>
              <text:p text:style-name="P117"><text:a xlink:type="simple" xlink:href="https://laravel.com/docs/8.x/validation#customizing-the-error-messages" text:style-name="Internet_20_link" text:visited-style-name="Visited_20_Internet_20_Link">Customizing The Error Messages</text:a> </text:p>
            </text:list-item>
            <text:list-item>
              <text:p text:style-name="P117"><text:a xlink:type="simple" xlink:href="https://laravel.com/docs/8.x/validation#customizing-the-validation-attributes" text:style-name="Internet_20_link" text:visited-style-name="Visited_20_Internet_20_Link">Customizing The Validation Attributes</text:a> </text:p>
            </text:list-item>
            <text:list-item>
              <text:p text:style-name="P117"><text:a xlink:type="simple" xlink:href="https://laravel.com/docs/8.x/validation#prepare-input-for-validation" text:style-name="Internet_20_link" text:visited-style-name="Visited_20_Internet_20_Link">Prepare Input For Validation</text:a> </text:p>
            </text:list-item>
          </text:list>
        </text:list-item>
        <text:list-item>
          <text:p text:style-name="P117"><text:a xlink:type="simple" xlink:href="https://laravel.com/docs/8.x/validation#manually-creating-validators" text:style-name="Internet_20_link" text:visited-style-name="Visited_20_Internet_20_Link">Manually Creating Validators</text:a> </text:p>
          <text:list>
            <text:list-item>
              <text:p text:style-name="P117"><text:a xlink:type="simple" xlink:href="https://laravel.com/docs/8.x/validation#automatic-redirection" text:style-name="Internet_20_link" text:visited-style-name="Visited_20_Internet_20_Link">Automatic Redirection</text:a> </text:p>
            </text:list-item>
            <text:list-item>
              <text:p text:style-name="P117"><text:a xlink:type="simple" xlink:href="https://laravel.com/docs/8.x/validation#named-error-bags" text:style-name="Internet_20_link" text:visited-style-name="Visited_20_Internet_20_Link">Named Error Bags</text:a> </text:p>
            </text:list-item>
            <text:list-item>
              <text:p text:style-name="P117"><text:a xlink:type="simple" xlink:href="https://laravel.com/docs/8.x/validation#after-validation-hook" text:style-name="Internet_20_link" text:visited-style-name="Visited_20_Internet_20_Link">After Validation Hook</text:a> </text:p>
            </text:list-item>
          </text:list>
        </text:list-item>
        <text:list-item>
          <text:p text:style-name="P117"><text:a xlink:type="simple" xlink:href="https://laravel.com/docs/8.x/validation#working-with-error-messages" text:style-name="Internet_20_link" text:visited-style-name="Visited_20_Internet_20_Link">Working With Error Messages</text:a> </text:p>
          <text:list>
            <text:list-item>
              <text:p text:style-name="P117"><text:a xlink:type="simple" xlink:href="https://laravel.com/docs/8.x/validation#custom-error-messages" text:style-name="Internet_20_link" text:visited-style-name="Visited_20_Internet_20_Link">Custom Error Messages</text:a> </text:p>
            </text:list-item>
          </text:list>
        </text:list-item>
        <text:list-item>
          <text:p text:style-name="P117"><text:a xlink:type="simple" xlink:href="https://laravel.com/docs/8.x/validation#available-validation-rules" text:style-name="Internet_20_link" text:visited-style-name="Visited_20_Internet_20_Link">Available Validation Rules</text:a> </text:p>
        </text:list-item>
        <text:list-item>
          <text:p text:style-name="P117"><text:a xlink:type="simple" xlink:href="https://laravel.com/docs/8.x/validation#conditionally-adding-rules" text:style-name="Internet_20_link" text:visited-style-name="Visited_20_Internet_20_Link">Conditionally Adding Rules</text:a> </text:p>
        </text:list-item>
        <text:list-item>
          <text:p text:style-name="P117"><text:a xlink:type="simple" xlink:href="https://laravel.com/docs/8.x/validation#validating-arrays" text:style-name="Internet_20_link" text:visited-style-name="Visited_20_Internet_20_Link">Validating Arrays</text:a> </text:p>
        </text:list-item>
        <text:list-item>
          <text:p text:style-name="P117"><text:a xlink:type="simple" xlink:href="https://laravel.com/docs/8.x/validation#custom-validation-rules" text:style-name="Internet_20_link" text:visited-style-name="Visited_20_Internet_20_Link">Custom Validation Rules</text:a> </text:p>
          <text:list>
            <text:list-item>
              <text:p text:style-name="P117"><text:a xlink:type="simple" xlink:href="https://laravel.com/docs/8.x/validation#using-rule-objects" text:style-name="Internet_20_link" text:visited-style-name="Visited_20_Internet_20_Link">Using Rule Objects</text:a> </text:p>
            </text:list-item>
            <text:list-item>
              <text:p text:style-name="P117"><text:a xlink:type="simple" xlink:href="https://laravel.com/docs/8.x/validation#using-closures" text:style-name="Internet_20_link" text:visited-style-name="Visited_20_Internet_20_Link">Using Closures</text:a> </text:p>
            </text:list-item>
            <text:list-item>
              <text:p text:style-name="P117"><text:a xlink:type="simple" xlink:href="https://laravel.com/docs/8.x/validation#using-extensions" text:style-name="Internet_20_link" text:visited-style-name="Visited_20_Internet_20_Link">Using Extensions</text:a> </text:p>
            </text:list-item>
            <text:list-item>
              <text:p text:style-name="P102"><text:a xlink:type="simple" xlink:href="https://laravel.com/docs/8.x/validation#implicit-extensions" text:style-name="Internet_20_link" text:visited-style-name="Visited_20_Internet_20_Link">Implicit Extensions</text:a> </text:p>
            </text:list-item>
          </text:list>
        </text:list-item>
      </text:list>
      <text:h text:style-name="P11" text:outline-level="2"><text:bookmark text:name="introduction7"/><text:bookmark text:name="introduction6"/><text:a xlink:type="simple" xlink:href="https://laravel.com/docs/8.x/validation#introduction" text:style-name="Internet_20_link" text:visited-style-name="Visited_20_Internet_20_Link">Introduction</text:a></text:h>
      <text:p text:style-name="P56">Laravel предоставляет несколько разных подходов для проверки входящих данных вашего приложения. По умолчанию базовый класс контроллера Laravel использует типаж ValidatesRequests, который предоставляет удобный метод для проверки входящих HTTP-запросов с помощью множества эффективных правил проверки.</text:p>
      <text:p text:style-name="P56"/>
      <text:h text:style-name="P5" text:outline-level="2"><text:bookmark text:name="validation-quickstart"/><text:a xlink:type="simple" xlink:href="https://laravel.com/docs/8.x/validation#validation-quickstart" text:style-name="Internet_20_link" text:visited-style-name="Visited_20_Internet_20_Link">Validation Quickstart</text:a></text:h>
      <text:p text:style-name="P56">Чтобы узнать о мощных функциях проверки Laravel, давайте рассмотрим полный пример проверки формы и отображения сообщений об ошибках обратно пользователю.</text:p>
      <text:p text:style-name="P56"/>
      <text:p text:style-name="P56"><text:soft-page-break/><text:span text:style-name="Source_20_Text">routes/web.php</text:span> file:</text:p>
      <text:p text:style-name="P34"><text:span text:style-name="Source_20_Text">use App\Http\Controllers\PostController;</text:span></text:p>
      <text:p text:style-name="P44"/>
      <text:p text:style-name="P44"><text:span text:style-name="Source_20_Text">Route::get('post/create', [PostController::class, 'create']);</text:span></text:p>
      <text:p text:style-name="P44"/>
      <text:p text:style-name="P49"><text:span text:style-name="Source_20_Text">Route::post('post', [PostController::class, 'store']);</text:span></text:p>
      <text:p text:style-name="P90">controller file:</text:p>
      <text:p text:style-name="P40"><text:span text:style-name="Source_20_Text">&lt;?php</text:span></text:p>
      <text:p text:style-name="P44"/>
      <text:p text:style-name="P44"><text:span text:style-name="Source_20_Text">namespace App\Http\Controllers;</text:span></text:p>
      <text:p text:style-name="P44"/>
      <text:p text:style-name="P44"><text:span text:style-name="Source_20_Text">use App\Http\Controllers\Controller;</text:span></text:p>
      <text:p text:style-name="P44"><text:span text:style-name="Source_20_Text">use Illuminate\Http\Request;</text:span></text:p>
      <text:p text:style-name="P44"/>
      <text:p text:style-name="P44"><text:span text:style-name="Source_20_Text">class PostController extends Controller</text:span></text:p>
      <text:p text:style-name="P44"><text:span text:style-name="Source_20_Text">{</text:span></text:p>
      <text:p text:style-name="P44"><text:span text:style-name="Source_20_Text"><text:s text:c="4"/>/**</text:span></text:p>
      <text:p text:style-name="P44"><text:span text:style-name="Source_20_Text"><text:s text:c="5"/>* Show the form to create a new blog post.</text:span></text:p>
      <text:p text:style-name="P44"><text:span text:style-name="Source_20_Text"><text:s text:c="5"/>*</text:span></text:p>
      <text:p text:style-name="P44"><text:span text:style-name="Source_20_Text"><text:s text:c="5"/>* @return Response</text:span></text:p>
      <text:p text:style-name="P44"><text:span text:style-name="Source_20_Text"><text:s text:c="5"/>*/</text:span></text:p>
      <text:p text:style-name="P44"><text:span text:style-name="Source_20_Text"><text:s text:c="4"/>public function create()</text:span></text:p>
      <text:p text:style-name="P44"><text:span text:style-name="Source_20_Text"><text:s text:c="4"/>{</text:span></text:p>
      <text:p text:style-name="P44"><text:span text:style-name="Source_20_Text"><text:s text:c="8"/>return view('post.create');</text:span></text:p>
      <text:p text:style-name="P44"><text:span text:style-name="Source_20_Text"><text:s text:c="4"/>}</text:span></text:p>
      <text:p text:style-name="P44"/>
      <text:p text:style-name="P44"><text:span text:style-name="Source_20_Text"><text:s text:c="4"/>/**</text:span></text:p>
      <text:p text:style-name="P44"><text:span text:style-name="Source_20_Text"><text:s text:c="5"/>* Store a new blog post.</text:span></text:p>
      <text:p text:style-name="P44"><text:span text:style-name="Source_20_Text"><text:s text:c="5"/>*</text:span></text:p>
      <text:p text:style-name="P44"><text:span text:style-name="Source_20_Text"><text:s text:c="5"/>* @param <text:s/>Request <text:s/>$request</text:span></text:p>
      <text:p text:style-name="P44"><text:span text:style-name="Source_20_Text"><text:s text:c="5"/>* @return Response</text:span></text:p>
      <text:p text:style-name="P44"><text:span text:style-name="Source_20_Text"><text:s text:c="5"/>*/</text:span></text:p>
      <text:p text:style-name="P44"><text:span text:style-name="Source_20_Text"><text:s text:c="4"/>public function store(Request $request)</text:span></text:p>
      <text:p text:style-name="P44"><text:span text:style-name="Source_20_Text"><text:s text:c="4"/>{</text:span></text:p>
      <text:p text:style-name="P44"><text:span text:style-name="Source_20_Text"><text:s text:c="8"/>// Validate and store the blog post...</text:span></text:p>
      <text:p text:style-name="P44"><text:span text:style-name="Source_20_Text"><text:s text:c="4"/>}</text:span></text:p>
      <text:p text:style-name="P49"><text:span text:style-name="Source_20_Text">}</text:span></text:p>
      <text:h text:style-name="P19" text:outline-level="3"><text:bookmark text:name="quick-writing-the-validation-logic"/><text:a xlink:type="simple" xlink:href="https://laravel.com/docs/8.x/validation#quick-writing-the-validation-logic" text:style-name="Internet_20_link" text:visited-style-name="Visited_20_Internet_20_Link">Writing The Validation Logic</text:a></text:h>
      <text:p text:style-name="P84"><text:span text:style-name="T53">Теперь мы готовы заполнить наш метод </text:span><text:span text:style-name="Source_20_Text">store</text:span><text:span text:style-name="T53"> логикой для проверки нового сообщения в блоге. Для этого мы будем использовать метод </text:span><text:span text:style-name="Source_20_Text"><text:span text:style-name="T53">validate</text:span></text:span><text:span text:style-name="T53">, предоставляемый объектом Illuminate \ Http \ Request. Если правила проверки пройдут, ваш код продолжит нормально выполняться; однако, если проверка завершится неудачно, будет сгенерировано исключение, и правильный ответ об ошибке будет автоматически отправлен обратно пользователю. В случае традиционного HTTP-запроса будет сгенерирован ответ перенаправления, а для запросов AJAX будет отправлен ответ JSON.<text:line-break/></text:span><text:soft-page-break/><text:span text:style-name="T53"><text:line-break/>Чтобы лучше понять метод </text:span><text:span text:style-name="Source_20_Text"><text:span text:style-name="T53">validate</text:span></text:span><text:span text:style-name="T53">, вернемся к методу store:</text:span></text:p>
      <text:p text:style-name="P34"><text:span text:style-name="Source_20_Text">/**</text:span></text:p>
      <text:p text:style-name="P44"><text:span text:style-name="Source_20_Text"><text:s/>* Store a new blog post.</text:span></text:p>
      <text:p text:style-name="P44"><text:span text:style-name="Source_20_Text"><text:s/>*</text:span></text:p>
      <text:p text:style-name="P44"><text:span text:style-name="Source_20_Text"><text:s/>* @param <text:s/>Request <text:s/>$request</text:span></text:p>
      <text:p text:style-name="P44"><text:span text:style-name="Source_20_Text"><text:s/>* @return Response</text:span></text:p>
      <text:p text:style-name="P44"><text:span text:style-name="Source_20_Text"><text:s/>*/</text:span></text:p>
      <text:p text:style-name="P44"><text:span text:style-name="Source_20_Text">public function store(Request $request)</text:span></text:p>
      <text:p text:style-name="P44"><text:span text:style-name="Source_20_Text">{</text:span></text:p>
      <text:p text:style-name="P44"><text:span text:style-name="Source_20_Text"><text:s text:c="4"/>$validatedData = $request-&gt;validate([</text:span></text:p>
      <text:p text:style-name="P44"><text:span text:style-name="Source_20_Text"><text:s text:c="8"/>'title' =&gt; 'required|unique:posts|max:255',</text:span></text:p>
      <text:p text:style-name="P44"><text:span text:style-name="Source_20_Text"><text:s text:c="8"/>'body' =&gt; 'required',</text:span></text:p>
      <text:p text:style-name="P44"><text:span text:style-name="Source_20_Text"><text:s text:c="4"/>]);</text:span></text:p>
      <text:p text:style-name="P44"/>
      <text:p text:style-name="P44"><text:span text:style-name="Source_20_Text"><text:s text:c="4"/>// The blog post is valid...</text:span></text:p>
      <text:p text:style-name="P49"><text:span text:style-name="Source_20_Text">}</text:span></text:p>
      <text:p text:style-name="P69"><text:span text:style-name="T27">Как видите, мы передаем желаемые правила проверки в метод </text:span><text:span text:style-name="Source_20_Text">validate</text:span><text:span text:style-name="T27">. Опять же, если проверка не удалась, правильный ответ будет автоматически сгенерирован. Если проверка пройдет успешно, наш контроллер продолжит нормальную работу.<text:line-break/><text:line-break/>В качестве альтернативы правила проверки могут быть указаны в виде массивов правил вместо одного | строка с разделителями:</text:span></text:p>
      <text:p text:style-name="P34"><text:span text:style-name="Source_20_Text">$validatedData = $request-&gt;validate([</text:span></text:p>
      <text:p text:style-name="P44"><text:span text:style-name="Source_20_Text"><text:s text:c="4"/>'title' =&gt; ['required', 'unique:posts', 'max:255'],</text:span></text:p>
      <text:p text:style-name="P44"><text:span text:style-name="Source_20_Text"><text:s text:c="4"/>'body' =&gt; ['required'],</text:span></text:p>
      <text:p text:style-name="P49"><text:span text:style-name="Source_20_Text">]);</text:span></text:p>
      <text:p text:style-name="P56">Вы можете использовать метод validateWithBag для проверки запроса и сохранения любых сообщений об ошибках в именованном пакете ошибок:</text:p>
      <text:p text:style-name="P34"><text:span text:style-name="Source_20_Text">$validatedData = $request-&gt;validateWithBag('post', [</text:span></text:p>
      <text:p text:style-name="P44"><text:span text:style-name="Source_20_Text"><text:s text:c="4"/>'title' =&gt; ['required', 'unique:posts', 'max:255'],</text:span></text:p>
      <text:p text:style-name="P44"><text:span text:style-name="Source_20_Text"><text:s text:c="4"/>'body' =&gt; ['required'],</text:span></text:p>
      <text:p text:style-name="P49"><text:span text:style-name="Source_20_Text">]);</text:span></text:p>
      <text:p text:style-name="P56"/>
      <text:h text:style-name="P26" text:outline-level="4"><text:bookmark text:name="stopping-on-first-validation-failure"/><text:a xlink:type="simple" xlink:href="https://laravel.com/docs/8.x/validation#stopping-on-first-validation-failure" text:style-name="Internet_20_link" text:visited-style-name="Visited_20_Internet_20_Link">Stopping On First Validation Failure</text:a></text:h>
      <text:p text:style-name="P69"><text:span text:style-name="T27">Иногда может потребоваться прекратить выполнение правил проверки для атрибута после первого сбоя проверки. Для этого присвойте </text:span><text:span text:style-name="Source_20_Text">bail</text:span><text:span text:style-name="T27"> правило атрибуту:</text:span></text:p>
      <text:p text:style-name="P34"><text:span text:style-name="Source_20_Text">$request-&gt;validate([</text:span></text:p>
      <text:p text:style-name="P44"><text:span text:style-name="Source_20_Text"><text:s text:c="4"/>'title' =&gt; 'bail|required|unique:posts|max:255',</text:span></text:p>
      <text:p text:style-name="P44"><text:span text:style-name="Source_20_Text"><text:s text:c="4"/>'body' =&gt; 'required',</text:span></text:p>
      <text:p text:style-name="P49"><text:soft-page-break/><text:span text:style-name="Source_20_Text">]);</text:span></text:p>
      <text:p text:style-name="P56">В этом примере, если уникальное правило атрибута title не работает, правило max не будет проверяться. Правила будут проверяться в порядке их назначения.</text:p>
      <text:p text:style-name="P56"/>
      <text:h text:style-name="P31" text:outline-level="4"><text:bookmark text:name="a-note-on-nested-attributes"/><text:a xlink:type="simple" xlink:href="https://laravel.com/docs/8.x/validation#a-note-on-nested-attributes" text:style-name="Internet_20_link" text:visited-style-name="Visited_20_Internet_20_Link"><text:span text:style-name="T67">A Note On Nested Attributes</text:span></text:a><text:span text:style-name="T67"> </text:span><text:span text:style-name="T76">(</text:span>Примечание о вложенных атрибутах<text:span text:style-name="T76">)</text:span></text:h>
      <text:p text:style-name="P64">Если ваш HTTP-запрос содержит «вложенные» параметры, вы можете указать их в своих правилах проверки, используя синтаксис «точка»:</text:p>
      <text:p text:style-name="P41"><text:span text:style-name="Source_20_Text">$request-&gt;validate([</text:span></text:p>
      <text:p text:style-name="P44"><text:span text:style-name="Source_20_Text"><text:s text:c="4"/>'title' =&gt; 'required|unique:posts|max:255',</text:span></text:p>
      <text:p text:style-name="P44"><text:span text:style-name="Source_20_Text"><text:s text:c="4"/>'author.name' =&gt; 'required',</text:span></text:p>
      <text:p text:style-name="P44"><text:span text:style-name="Source_20_Text"><text:s text:c="4"/>'author.description' =&gt; 'required',</text:span></text:p>
      <text:p text:style-name="P49"><text:span text:style-name="Source_20_Text">]);</text:span></text:p>
      <text:p text:style-name="P64">С другой стороны, если ваше имя поля содержит буквальную точку, вы можете явно запретить ее интерпретацию как синтаксис «точка», экранировав точку с помощью обратной косой черты:</text:p>
      <text:p text:style-name="P41"><text:span text:style-name="Source_20_Text">$request-&gt;validate([</text:span></text:p>
      <text:p text:style-name="P44"><text:span text:style-name="Source_20_Text"><text:s text:c="4"/>'title' =&gt; 'required|unique:posts|max:255',</text:span></text:p>
      <text:p text:style-name="P44"><text:span text:style-name="Source_20_Text"><text:s text:c="4"/>'v1\.0' =&gt; 'required',</text:span></text:p>
      <text:p text:style-name="P49"><text:span text:style-name="Source_20_Text">]);</text:span></text:p>
      <text:p text:style-name="P64"/>
      <text:h text:style-name="P20" text:outline-level="3"><text:bookmark text:name="quick-displaying-the-validation-errors"/><text:a xlink:type="simple" xlink:href="https://laravel.com/docs/8.x/validation#quick-displaying-the-validation-errors" text:style-name="Internet_20_link" text:visited-style-name="Visited_20_Internet_20_Link">Displaying The Validation Errors</text:a></text:h>
      <text:p text:style-name="P68">Итак, что, если параметры входящего запроса не проходят заданные правила проверки? Как упоминалось ранее, Laravel автоматически перенаправит пользователя обратно в его предыдущее местоположение. Кроме того, все ошибки проверки будут автоматически перенесены в сеанс.<text:line-break/><text:line-break/>Снова обратите внимание, что нам не нужно явно связывать сообщения об ошибках с представлением в нашем маршруте GET. Это связано с тем, что Laravel будет проверять наличие ошибок в данных сеанса и автоматически связывать их с представлением, если они доступны. Переменная $ errors будет экземпляром Illuminate \ Support \ MessageBag. Для получения дополнительной информации о работе с этим объектом ознакомьтесь с его документацией.<text:line-break/><text:line-break/>Переменная $ errors привязывается к представлению с помощью промежуточного программного обеспечения Illuminate \ View \ Middleware \ ShareErrorsFromSession, которое предоставляется группой промежуточного программного обеспечения Интернета. При применении этого промежуточного программного обеспечения переменная $ errors всегда будет доступна в ваших представлениях, что позволяет вам удобно предполагать, что переменная $ errors всегда определена и может безопасно использоваться.<text:line-break/><text:line-break/>Итак, в нашем примере пользователь будет перенаправлен на метод create нашего контроллера, когда проверка завершится неудачно, что позволит нам отображать сообщения об ошибках в представлении:</text:p>
      <text:p text:style-name="P41"><text:soft-page-break/><text:span text:style-name="Source_20_Text">&lt;!-- /resources/views/post/create.blade.php --&gt;</text:span></text:p>
      <text:p text:style-name="P44"/>
      <text:p text:style-name="P44"><text:span text:style-name="Source_20_Text">&lt;h1&gt;Create Post&lt;/h1&gt;</text:span></text:p>
      <text:p text:style-name="P44"/>
      <text:p text:style-name="P44"><text:span text:style-name="Source_20_Text">@if ($errors-&gt;any())</text:span></text:p>
      <text:p text:style-name="P44"><text:span text:style-name="Source_20_Text"><text:s text:c="4"/>&lt;div class="alert alert-danger"&gt;</text:span></text:p>
      <text:p text:style-name="P44"><text:span text:style-name="Source_20_Text"><text:s text:c="8"/>&lt;ul&gt;</text:span></text:p>
      <text:p text:style-name="P44"><text:span text:style-name="Source_20_Text"><text:s text:c="12"/>@foreach ($errors-&gt;all() as $error)</text:span></text:p>
      <text:p text:style-name="P44"><text:span text:style-name="Source_20_Text"><text:s text:c="16"/>&lt;li&gt;{{ $error }}&lt;/li&gt;</text:span></text:p>
      <text:p text:style-name="P44"><text:span text:style-name="Source_20_Text"><text:s text:c="12"/>@endforeach</text:span></text:p>
      <text:p text:style-name="P44"><text:span text:style-name="Source_20_Text"><text:s text:c="8"/>&lt;/ul&gt;</text:span></text:p>
      <text:p text:style-name="P44"><text:span text:style-name="Source_20_Text"><text:s text:c="4"/>&lt;/div&gt;</text:span></text:p>
      <text:p text:style-name="P44"><text:span text:style-name="Source_20_Text">@endif</text:span></text:p>
      <text:p text:style-name="P44"/>
      <text:p text:style-name="P49"><text:span text:style-name="Source_20_Text">&lt;!-- Create Post Form --&gt;</text:span></text:p>
      <text:p text:style-name="P64"/>
      <text:h text:style-name="P29" text:outline-level="4"><text:bookmark text:name="the-at-error-directive"/><text:a xlink:type="simple" xlink:href="https://laravel.com/docs/8.x/validation#the-at-error-directive" text:style-name="Internet_20_link" text:visited-style-name="Visited_20_Internet_20_Link">The </text:a><text:a xlink:type="simple" xlink:href="https://laravel.com/docs/8.x/validation#the-at-error-directive" text:style-name="Internet_20_link" text:visited-style-name="Visited_20_Internet_20_Link"><text:span text:style-name="Source_20_Text">@error</text:span></text:a><text:a xlink:type="simple" xlink:href="https://laravel.com/docs/8.x/validation#the-at-error-directive" text:style-name="Internet_20_link" text:visited-style-name="Visited_20_Internet_20_Link"> Directive</text:a></text:h>
      <text:p text:style-name="P64">Вы также можете использовать директиву @error Blade, чтобы быстро проверить, существуют ли сообщения об ошибках проверки для данного атрибута. В директиве @error вы можете повторить переменную $ message, чтобы отобразить сообщение об ошибке:</text:p>
      <text:p text:style-name="P34"><text:span text:style-name="Source_20_Text">&lt;!-- /resources/views/post/create.blade.php --&gt;</text:span></text:p>
      <text:p text:style-name="P44"/>
      <text:p text:style-name="P44"><text:span text:style-name="Source_20_Text">&lt;label for="title"&gt;Post Title&lt;/label&gt;</text:span></text:p>
      <text:p text:style-name="P44"/>
      <text:p text:style-name="P44"><text:span text:style-name="Source_20_Text">&lt;input id="title" type="text" class="@error('title') is-invalid @enderror"&gt;</text:span></text:p>
      <text:p text:style-name="P44"/>
      <text:p text:style-name="P44"><text:span text:style-name="Source_20_Text">@error('title')</text:span></text:p>
      <text:p text:style-name="P44"><text:span text:style-name="Source_20_Text"><text:s text:c="4"/>&lt;div class="alert alert-danger"&gt;{{ $message }}&lt;/div&gt;</text:span></text:p>
      <text:p text:style-name="P49"><text:span text:style-name="Source_20_Text">@enderror</text:span></text:p>
      <text:p text:style-name="P56"/>
      <text:h text:style-name="P22" text:outline-level="3"><text:bookmark text:name="a-note-on-optional-fields"/><text:a xlink:type="simple" xlink:href="https://laravel.com/docs/8.x/validation#a-note-on-optional-fields" text:style-name="Internet_20_link" text:visited-style-name="Visited_20_Internet_20_Link"><text:span text:style-name="T67">A Note On Optional Fields</text:span></text:a><text:span text:style-name="T67"> </text:span><text:span text:style-name="T77">(</text:span>Примечание о дополнительных полях<text:span text:style-name="T77">)</text:span></text:h>
      <text:p text:style-name="P69"><text:span text:style-name="T27">По умолчанию Laravel включает промежуточное ПО TrimStrings и ConvertEmptyStringsToNull в глобальный стек промежуточного программного обеспечения вашего приложения. Эти промежуточные программы перечислены в стеке по классу App \ Http \ Kernel. Из-за этого вам часто нужно будет помечать ваши «необязательные» поля запроса как </text:span><text:span text:style-name="Source_20_Text">nullable - </text:span><text:span text:style-name="T27">допускающие значение NULL, если вы не хотите, чтобы валидатор считал нулевые значения недопустимыми. Например:</text:span></text:p>
      <text:p text:style-name="P34"><text:span text:style-name="Source_20_Text">$request-&gt;validate([</text:span></text:p>
      <text:p text:style-name="P44"><text:span text:style-name="Source_20_Text"><text:s text:c="4"/>'title' =&gt; 'required|unique:posts|max:255',</text:span></text:p>
      <text:p text:style-name="P44"><text:span text:style-name="Source_20_Text"><text:s text:c="4"/>'body' =&gt; 'required',</text:span></text:p>
      <text:p text:style-name="P44"><text:span text:style-name="Source_20_Text"><text:s text:c="4"/>'publish_at' =&gt; 'nullable|date',</text:span></text:p>
      <text:p text:style-name="P49"><text:span text:style-name="Source_20_Text">]);</text:span></text:p>
      <text:p text:style-name="P69"><text:soft-page-break/><text:span text:style-name="T27">В этом примере мы указываем, что поле publish_at может быть либо нулевым, либо допустимым представлением даты. Если модификатор </text:span><text:span text:style-name="Source_20_Text"><text:span text:style-name="T27">nullable</text:span></text:span><text:span text:style-name="T27">, допускающий значение NULL, не добавлен в определение правила, валидатор сочтет null недопустимой датой.<text:line-break/><text:line-break/>Запросы и проверка AJAX </text:span><text:span text:style-name="T54">(</text:span><text:bookmark text:name="quick-ajax-requests-and-validation"/><text:a xlink:type="simple" xlink:href="https://laravel.com/docs/8.x/validation#quick-ajax-requests-and-validation" text:style-name="Internet_20_link" text:visited-style-name="Visited_20_Internet_20_Link">AJAX Requests &amp; Validation</text:a><text:span text:style-name="T54">)</text:span></text:p>
      <text:p text:style-name="P69"><text:span text:style-name="T27">В этом примере мы использовали традиционную форму для отправки данных в приложение. Однако многие приложения используют запросы AJAX. При использовании метода </text:span><text:span text:style-name="Source_20_Text">validate</text:span><text:span text:style-name="T27"> во время запроса AJAX Laravel не будет генерировать ответ перенаправления. Вместо этого Laravel генерирует ответ JSON, содержащий все ошибки проверки. Этот ответ JSON будет отправлен с кодом состояния 422 HTTP.</text:span></text:p>
      <text:p text:style-name="P56"/>
      <text:h text:style-name="P5" text:outline-level="2"><text:bookmark text:name="form-request-validation"/><text:a xlink:type="simple" xlink:href="https://laravel.com/docs/8.x/validation#form-request-validation" text:style-name="Internet_20_link" text:visited-style-name="Visited_20_Internet_20_Link">Form Request Validation</text:a></text:h>
      <text:h text:style-name="P24" text:outline-level="3"><text:bookmark text:name="creating-form-requests"/><text:a xlink:type="simple" xlink:href="https://laravel.com/docs/8.x/validation#creating-form-requests" text:style-name="Internet_20_link" text:visited-style-name="Visited_20_Internet_20_Link">Creating Form Requests</text:a></text:h>
      <text:p text:style-name="P56">Для более сложных сценариев проверки вы можете создать «запрос формы». Запросы формы - это настраиваемые классы запросов, содержащие логику проверки. Чтобы создать класс запроса формы, используйте команду make: request Artisan CLI:</text:p>
      <text:p text:style-name="P34"><text:span text:style-name="Source_20_Text">php artisan make:request StoreBlogPost</text:span></text:p>
      <text:p text:style-name="P56">Сгенерированный класс будет помещен в каталог app / Http / Requests. Если этот каталог не существует, он будет создан при запуске команды make: request. Давайте добавим несколько правил проверки в метод rules:</text:p>
      <text:p text:style-name="P34"><text:span text:style-name="Source_20_Text">/**</text:span></text:p>
      <text:p text:style-name="P44"><text:span text:style-name="Source_20_Text"><text:s/>* Get the validation rules that apply to the request.</text:span></text:p>
      <text:p text:style-name="P44"><text:span text:style-name="Source_20_Text"><text:s/>*</text:span></text:p>
      <text:p text:style-name="P44"><text:span text:style-name="Source_20_Text"><text:s/>* @return array</text:span></text:p>
      <text:p text:style-name="P44"><text:span text:style-name="Source_20_Text"><text:s/>*/</text:span></text:p>
      <text:p text:style-name="P44"><text:span text:style-name="Source_20_Text">public function rules()</text:span></text:p>
      <text:p text:style-name="P44"><text:span text:style-name="Source_20_Text">{</text:span></text:p>
      <text:p text:style-name="P44"><text:span text:style-name="Source_20_Text"><text:s text:c="4"/>return [</text:span></text:p>
      <text:p text:style-name="P44"><text:span text:style-name="Source_20_Text"><text:s text:c="8"/>'title' =&gt; 'required|unique:posts|max:255',</text:span></text:p>
      <text:p text:style-name="P44"><text:span text:style-name="Source_20_Text"><text:s text:c="8"/>'body' =&gt; 'required',</text:span></text:p>
      <text:p text:style-name="P44"><text:span text:style-name="Source_20_Text"><text:s text:c="4"/>];</text:span></text:p>
      <text:p text:style-name="P49"><text:span text:style-name="Source_20_Text">}</text:span></text:p>
      <text:p text:style-name="P69"><text:span text:style-name="Source_20_Text"><text:span text:style-name="T27">Вы можете указать любые зависимости, которые вам нужны, в сигнатуре метода </text:span></text:span><text:span text:style-name="Source_20_Text">rules</text:span><text:span text:style-name="Source_20_Text"><text:span text:style-name="T27">. Они будут автоматически разрешены через сервисный контейнер Laravel.</text:span></text:span></text:p>
      <text:p text:style-name="P56"><text:soft-page-break/><text:span text:style-name="Source_20_Text"/></text:p>
      <text:p text:style-name="P56"><text:span text:style-name="Source_20_Text">Итак, как оцениваются правила проверки? Все, что вам нужно сделать, это напечатать запрос на метод вашего контроллера. Входящий запрос формы проверяется до вызова метода контроллера, что означает, что вам не нужно загромождать контроллер какой-либо логикой проверки:</text:span></text:p>
      <text:p text:style-name="P56"><text:span text:style-name="Source_20_Text"/></text:p>
      <text:p text:style-name="P34"><text:span text:style-name="Source_20_Text">/**</text:span></text:p>
      <text:p text:style-name="P44"><text:span text:style-name="Source_20_Text"><text:s/>* Store the incoming blog post.</text:span></text:p>
      <text:p text:style-name="P44"><text:span text:style-name="Source_20_Text"><text:s/>*</text:span></text:p>
      <text:p text:style-name="P44"><text:span text:style-name="Source_20_Text"><text:s/>* @param <text:s/>StoreBlogPost <text:s/>$request</text:span></text:p>
      <text:p text:style-name="P44"><text:span text:style-name="Source_20_Text"><text:s/>* @return Response</text:span></text:p>
      <text:p text:style-name="P44"><text:span text:style-name="Source_20_Text"><text:s/>*/</text:span></text:p>
      <text:p text:style-name="P44"><text:span text:style-name="Source_20_Text">public function store(StoreBlogPost $request)</text:span></text:p>
      <text:p text:style-name="P44"><text:span text:style-name="Source_20_Text">{</text:span></text:p>
      <text:p text:style-name="P44"><text:span text:style-name="Source_20_Text"><text:s text:c="4"/>// The incoming request is valid...</text:span></text:p>
      <text:p text:style-name="P44"/>
      <text:p text:style-name="P44"><text:span text:style-name="Source_20_Text"><text:s text:c="4"/>// Retrieve the validated input data...</text:span></text:p>
      <text:p text:style-name="P44"><text:span text:style-name="Source_20_Text"><text:s text:c="4"/>$validated = $request-&gt;validated();</text:span></text:p>
      <text:p text:style-name="P49"><text:span text:style-name="Source_20_Text">}</text:span></text:p>
      <text:p text:style-name="P56"><text:span text:style-name="Source_20_Text">Если проверка не удалась, будет сгенерирован ответ перенаправления, чтобы отправить пользователя обратно в предыдущее местоположение. Ошибки также будут перенесены в сеанс, чтобы они были доступны для отображения. Если запрос был запросом AJAX, пользователю будет возвращен HTTP-ответ с кодом состояния 422, включая JSON-представление ошибок проверки.</text:span></text:p>
      <text:p text:style-name="P56"><text:span text:style-name="Source_20_Text"/></text:p>
      <text:h text:style-name="P32" text:outline-level="4"><text:bookmark text:name="adding-after-hooks-to-form-requests"/><text:a xlink:type="simple" xlink:href="https://laravel.com/docs/8.x/validation#adding-after-hooks-to-form-requests" text:style-name="Internet_20_link" text:visited-style-name="Visited_20_Internet_20_Link"><text:span text:style-name="Source_20_Text">Adding After Hooks To Form Requests</text:span></text:a><text:span text:style-name="Source_20_Text"><text:span text:style-name="T27"> </text:span></text:span><text:span text:style-name="Source_20_Text"><text:span text:style-name="T55">(</text:span></text:span><text:span text:style-name="Source_20_Text"><text:span text:style-name="T2">Добавление хуков после запроса формы</text:span></text:span><text:span text:style-name="Source_20_Text"><text:span text:style-name="T55">)</text:span></text:span></text:h>
      <text:p text:style-name="P68">Если вы хотите добавить ловушку «после» к запросу формы, вы можете использовать метод withValidator. Этот метод получает полностью сконструированный валидатор, позволяющий вызвать любой из его методов до того, как правила валидации будут фактически оценены:</text:p>
      <text:p text:style-name="P34"><text:span text:style-name="Source_20_Text">/**</text:span></text:p>
      <text:p text:style-name="P44"><text:span text:style-name="Source_20_Text"><text:s/>* Configure the validator instance.</text:span></text:p>
      <text:p text:style-name="P44"><text:span text:style-name="Source_20_Text"><text:s/>*</text:span></text:p>
      <text:p text:style-name="P44"><text:span text:style-name="Source_20_Text"><text:s/>* @param <text:s/>\Illuminate\Validation\Validator <text:s/>$validator</text:span></text:p>
      <text:p text:style-name="P44"><text:span text:style-name="Source_20_Text"><text:s/>* @return void</text:span></text:p>
      <text:p text:style-name="P44"><text:span text:style-name="Source_20_Text"><text:s/>*/</text:span></text:p>
      <text:p text:style-name="P44"><text:span text:style-name="Source_20_Text">public function withValidator($validator)</text:span></text:p>
      <text:p text:style-name="P44"><text:span text:style-name="Source_20_Text">{</text:span></text:p>
      <text:p text:style-name="P44"><text:span text:style-name="Source_20_Text"><text:s text:c="4"/>$validator-&gt;after(function ($validator) {</text:span></text:p>
      <text:p text:style-name="P44"><text:span text:style-name="Source_20_Text"><text:s text:c="8"/>if ($this-&gt;somethingElseIsInvalid()) {</text:span></text:p>
      <text:p text:style-name="P44"><text:span text:style-name="Source_20_Text"><text:s text:c="12"/>$validator-&gt;errors()-&gt;add('field', 'Something is wrong with this field!');</text:span></text:p>
      <text:p text:style-name="P44"><text:span text:style-name="Source_20_Text"><text:s text:c="8"/>}</text:span></text:p>
      <text:p text:style-name="P44"><text:soft-page-break/><text:span text:style-name="Source_20_Text"><text:s text:c="4"/>});</text:span></text:p>
      <text:p text:style-name="P49"><text:span text:style-name="Source_20_Text">}</text:span></text:p>
      <text:p text:style-name="P56"><text:span text:style-name="Source_20_Text"/></text:p>
      <text:h text:style-name="P24" text:outline-level="3"><text:bookmark text:name="authorizing-form-requests"/><text:a xlink:type="simple" xlink:href="https://laravel.com/docs/8.x/validation#authorizing-form-requests" text:style-name="Internet_20_link" text:visited-style-name="Visited_20_Internet_20_Link"><text:span text:style-name="Source_20_Text">Authorizing Form Requests</text:span></text:a><text:span text:style-name="Source_20_Text"><text:span text:style-name="T27"> </text:span></text:span><text:span text:style-name="Source_20_Text"><text:span text:style-name="T56">(</text:span></text:span><text:span text:style-name="Source_20_Text"><text:span text:style-name="T2">Авторизация запросов формы</text:span></text:span><text:span text:style-name="Source_20_Text"><text:span text:style-name="T56">)</text:span></text:span></text:h>
      <text:p text:style-name="P69"><text:span text:style-name="Source_20_Text"><text:span text:style-name="T27">Класс запроса формы также содержит метод </text:span></text:span><text:span text:style-name="Source_20_Text">authorize</text:span><text:span text:style-name="Source_20_Text"><text:span text:style-name="T27">. В этом методе вы можете проверить, действительно ли аутентифицированный пользователь имеет право обновлять данный ресурс. Например, вы можете определить, действительно ли пользователь владеет комментарием в блоге, который он пытается обновить:</text:span></text:span></text:p>
      <text:p text:style-name="P34"><text:span text:style-name="Source_20_Text">/**</text:span></text:p>
      <text:p text:style-name="P44"><text:span text:style-name="Source_20_Text"><text:s/>* Determine if the user is authorized to make this request.</text:span></text:p>
      <text:p text:style-name="P44"><text:span text:style-name="Source_20_Text"><text:s/>*</text:span></text:p>
      <text:p text:style-name="P44"><text:span text:style-name="Source_20_Text"><text:s/>* @return bool</text:span></text:p>
      <text:p text:style-name="P44"><text:span text:style-name="Source_20_Text"><text:s/>*/</text:span></text:p>
      <text:p text:style-name="P44"><text:span text:style-name="Source_20_Text">public function authorize()</text:span></text:p>
      <text:p text:style-name="P44"><text:span text:style-name="Source_20_Text">{</text:span></text:p>
      <text:p text:style-name="P44"><text:span text:style-name="Source_20_Text"><text:s text:c="4"/>$comment = Comment::find($this-&gt;route('comment'));</text:span></text:p>
      <text:p text:style-name="P44"/>
      <text:p text:style-name="P44"><text:span text:style-name="Source_20_Text"><text:s text:c="4"/>return $comment &amp;&amp; $this-&gt;user()-&gt;can('update', $comment);</text:span></text:p>
      <text:p text:style-name="P49"><text:span text:style-name="Source_20_Text">}</text:span></text:p>
      <text:p text:style-name="P69"><text:span text:style-name="Source_20_Text"><text:span text:style-name="T27">Поскольку все запросы формы расширяют базовый класс запросов Laravel, мы можем использовать </text:span></text:span><text:span text:style-name="Source_20_Text">user</text:span><text:span text:style-name="Source_20_Text"><text:span text:style-name="T27"> метод для доступа к текущему аутентифицированному пользователю. Также обратите внимание на вызов метода route в приведенном выше примере. Этот метод предоставляет вам доступ к параметрам URI, определенным для вызываемого маршрута, таким как параметр {comment} в примере ниже:</text:span></text:span></text:p>
      <text:p text:style-name="P34"><text:span text:style-name="Source_20_Text">Route::post('comment/{comment}');</text:span></text:p>
      <text:p text:style-name="P69"><text:span text:style-name="Source_20_Text"><text:span text:style-name="T27">Если метод </text:span></text:span><text:span text:style-name="Source_20_Text">authorize</text:span><text:span text:style-name="Source_20_Text"><text:span text:style-name="T27"> возвращает false, ответ HTTP с кодом состояния 403 будет автоматически возвращен, и метод вашего контроллера не будет выполняться.<text:line-break/><text:line-break/>Если вы планируете использовать логику авторизации в другой части вашего приложения, верните true из метода authorize:</text:span></text:span></text:p>
      <text:p text:style-name="P34"><text:span text:style-name="Source_20_Text">/**</text:span></text:p>
      <text:p text:style-name="P44"><text:span text:style-name="Source_20_Text"><text:s/>* Determine if the user is authorized to make this request.</text:span></text:p>
      <text:p text:style-name="P44"><text:span text:style-name="Source_20_Text"><text:s/>*</text:span></text:p>
      <text:p text:style-name="P44"><text:span text:style-name="Source_20_Text"><text:s/>* @return bool</text:span></text:p>
      <text:p text:style-name="P44"><text:span text:style-name="Source_20_Text"><text:s/>*/</text:span></text:p>
      <text:p text:style-name="P44"><text:span text:style-name="Source_20_Text">public function authorize()</text:span></text:p>
      <text:p text:style-name="P44"><text:soft-page-break/><text:span text:style-name="Source_20_Text">{</text:span></text:p>
      <text:p text:style-name="P44"><text:span text:style-name="Source_20_Text"><text:s text:c="4"/>return true;</text:span></text:p>
      <text:p text:style-name="P49"><text:span text:style-name="Source_20_Text">}</text:span></text:p>
      <text:p text:style-name="P69"><text:span text:style-name="Source_20_Text"><text:span text:style-name="T27">Вы можете указать любые необходимые зависимости в подписи метода </text:span></text:span><text:span text:style-name="Source_20_Text">authorize</text:span><text:span text:style-name="Source_20_Text"><text:span text:style-name="T27">. Они будут автоматически разрешены через сервисный контейнер Laravel.</text:span></text:span></text:p>
      <text:p text:style-name="P56"><text:span text:style-name="Source_20_Text"/></text:p>
      <text:h text:style-name="P16" text:outline-level="3"><text:bookmark text:name="customizing-the-error-messages"/><text:a xlink:type="simple" xlink:href="https://laravel.com/docs/8.x/validation#customizing-the-error-messages" text:style-name="Internet_20_link" text:visited-style-name="Visited_20_Internet_20_Link"><text:span text:style-name="Source_20_Text">Customizing The Error Messages</text:span></text:a></text:h>
      <text:p text:style-name="P69"><text:span text:style-name="Source_20_Text"><text:span text:style-name="T27">Вы можете настроить сообщения об ошибках, используемые в запросе формы, переопределив метод </text:span></text:span><text:span text:style-name="Source_20_Text">messages</text:span><text:span text:style-name="Source_20_Text"><text:span text:style-name="T27">. Этот метод должен возвращать массив пар атрибут / правило и соответствующие им сообщения об ошибках:</text:span></text:span></text:p>
      <text:p text:style-name="P34"><text:span text:style-name="Source_20_Text">/**</text:span></text:p>
      <text:p text:style-name="P44"><text:span text:style-name="Source_20_Text"><text:s/>* Get the error messages for the defined validation rules.</text:span></text:p>
      <text:p text:style-name="P44"><text:span text:style-name="Source_20_Text"><text:s/>*</text:span></text:p>
      <text:p text:style-name="P44"><text:span text:style-name="Source_20_Text"><text:s/>* @return array</text:span></text:p>
      <text:p text:style-name="P44"><text:span text:style-name="Source_20_Text"><text:s/>*/</text:span></text:p>
      <text:p text:style-name="P44"><text:span text:style-name="Source_20_Text">public function messages()</text:span></text:p>
      <text:p text:style-name="P44"><text:span text:style-name="Source_20_Text">{</text:span></text:p>
      <text:p text:style-name="P44"><text:span text:style-name="Source_20_Text"><text:s text:c="4"/>return [</text:span></text:p>
      <text:p text:style-name="P44"><text:span text:style-name="Source_20_Text"><text:s text:c="8"/>'title.required' =&gt; 'A title is required',</text:span></text:p>
      <text:p text:style-name="P44"><text:span text:style-name="Source_20_Text"><text:s text:c="8"/>'body.required' =&gt; 'A message is required',</text:span></text:p>
      <text:p text:style-name="P44"><text:span text:style-name="Source_20_Text"><text:s text:c="4"/>];</text:span></text:p>
      <text:p text:style-name="P49"><text:span text:style-name="Source_20_Text">}</text:span></text:p>
      <text:p text:style-name="P56"><text:span text:style-name="Source_20_Text"/></text:p>
      <text:h text:style-name="P16" text:outline-level="3"><text:bookmark text:name="customizing-the-validation-attributes"/><text:a xlink:type="simple" xlink:href="https://laravel.com/docs/8.x/validation#customizing-the-validation-attributes" text:style-name="Internet_20_link" text:visited-style-name="Visited_20_Internet_20_Link"><text:span text:style-name="Source_20_Text">Customizing The Validation Attributes</text:span></text:a></text:h>
      <text:p text:style-name="P69"><text:span text:style-name="Source_20_Text"><text:span text:style-name="T27">Если вы хотите, чтобы часть: attribute вашего сообщения проверки была заменена именем настраиваемого атрибута, вы можете указать настраиваемые имена, переопределив метод </text:span></text:span><text:span text:style-name="Source_20_Text">attributes</text:span><text:span text:style-name="Source_20_Text"><text:span text:style-name="T27">. Этот метод должен возвращать массив пар атрибут / имя:</text:span></text:span></text:p>
      <text:p text:style-name="P34"><text:span text:style-name="Source_20_Text">/**</text:span></text:p>
      <text:p text:style-name="P44"><text:span text:style-name="Source_20_Text"><text:s/>* Get custom attributes for validator errors.</text:span></text:p>
      <text:p text:style-name="P44"><text:span text:style-name="Source_20_Text"><text:s/>*</text:span></text:p>
      <text:p text:style-name="P44"><text:span text:style-name="Source_20_Text"><text:s/>* @return array</text:span></text:p>
      <text:p text:style-name="P44"><text:span text:style-name="Source_20_Text"><text:s/>*/</text:span></text:p>
      <text:p text:style-name="P44"><text:span text:style-name="Source_20_Text">public function attributes()</text:span></text:p>
      <text:p text:style-name="P44"><text:span text:style-name="Source_20_Text">{</text:span></text:p>
      <text:p text:style-name="P44"><text:span text:style-name="Source_20_Text"><text:s text:c="4"/>return [</text:span></text:p>
      <text:p text:style-name="P44"><text:span text:style-name="Source_20_Text"><text:s text:c="8"/>'email' =&gt; 'email address',</text:span></text:p>
      <text:p text:style-name="P44"><text:span text:style-name="Source_20_Text"><text:s text:c="4"/>];</text:span></text:p>
      <text:p text:style-name="P49"><text:span text:style-name="Source_20_Text">}</text:span></text:p>
      <text:p text:style-name="P56"><text:span text:style-name="Source_20_Text"/></text:p>
      <text:h text:style-name="P16" text:outline-level="3"><text:bookmark text:name="prepare-input-for-validation"/><text:soft-page-break/><text:a xlink:type="simple" xlink:href="https://laravel.com/docs/8.x/validation#prepare-input-for-validation" text:style-name="Internet_20_link" text:visited-style-name="Visited_20_Internet_20_Link"><text:span text:style-name="Source_20_Text">Prepare Input For Validation</text:span></text:a></text:h>
      <text:p text:style-name="P56"><text:span text:style-name="Source_20_Text">Если вам нужно очистить какие-либо данные из запроса перед применением правил проверки, вы можете использовать метод prepareForValidation:</text:span></text:p>
      <text:p text:style-name="P34"><text:span text:style-name="Source_20_Text">use Illuminate\Support\Str;</text:span></text:p>
      <text:p text:style-name="P44"/>
      <text:p text:style-name="P44"><text:span text:style-name="Source_20_Text">/**</text:span></text:p>
      <text:p text:style-name="P44"><text:span text:style-name="Source_20_Text"><text:s/>* Prepare the data for validation.</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rotected function prepareForValidation()</text:span></text:p>
      <text:p text:style-name="P44"><text:span text:style-name="Source_20_Text">{</text:span></text:p>
      <text:p text:style-name="P44"><text:span text:style-name="Source_20_Text"><text:s text:c="4"/>$this-&gt;merge([</text:span></text:p>
      <text:p text:style-name="P44"><text:span text:style-name="Source_20_Text"><text:s text:c="8"/>'slug' =&gt; Str::slug($this-&gt;slug),</text:span></text:p>
      <text:p text:style-name="P44"><text:span text:style-name="Source_20_Text"><text:s text:c="4"/>]);</text:span></text:p>
      <text:p text:style-name="P49"><text:span text:style-name="Source_20_Text">}</text:span></text:p>
      <text:p text:style-name="P56"><text:span text:style-name="Source_20_Text"/></text:p>
      <text:h text:style-name="P5" text:outline-level="2"><text:bookmark text:name="manually-creating-validators"/><text:a xlink:type="simple" xlink:href="https://laravel.com/docs/8.x/validation#manually-creating-validators" text:style-name="Internet_20_link" text:visited-style-name="Visited_20_Internet_20_Link"><text:span text:style-name="Source_20_Text">Manually Creating Validators</text:span></text:a></text:h>
      <text:p text:style-name="P69"><text:span text:style-name="Source_20_Text"><text:span text:style-name="T27">Если вы не хотите использовать метод </text:span></text:span><text:span text:style-name="Source_20_Text">validate</text:span><text:span text:style-name="Source_20_Text"><text:span text:style-name="T27"> в запросе, вы можете создать экземпляр валидатора вручную с помощью фасада Validator. Метод make на фасаде генерирует новый экземпляр валидатора:</text:span></text:span></text:p>
      <text:p text:style-name="P34"><text:span text:style-name="Source_20_Text">&lt;?php</text:span></text:p>
      <text:p text:style-name="P44"/>
      <text:p text:style-name="P44"><text:span text:style-name="Source_20_Text">namespace App\Http\Controllers;</text:span></text:p>
      <text:p text:style-name="P44"/>
      <text:p text:style-name="P44"><text:span text:style-name="Source_20_Text">use App\Http\Controllers\Controller;</text:span></text:p>
      <text:p text:style-name="P44"><text:span text:style-name="Source_20_Text">use Illuminate\Http\Request;</text:span></text:p>
      <text:p text:style-name="P44"><text:span text:style-name="Source_20_Text">use Illuminate\Support\Facades\Validator;</text:span></text:p>
      <text:p text:style-name="P44"/>
      <text:p text:style-name="P44"><text:span text:style-name="Source_20_Text">class PostController extends Controller</text:span></text:p>
      <text:p text:style-name="P44"><text:span text:style-name="Source_20_Text">{</text:span></text:p>
      <text:p text:style-name="P44"><text:span text:style-name="Source_20_Text"><text:s text:c="4"/>/**</text:span></text:p>
      <text:p text:style-name="P44"><text:span text:style-name="Source_20_Text"><text:s text:c="5"/>* Store a new blog post.</text:span></text:p>
      <text:p text:style-name="P44"><text:span text:style-name="Source_20_Text"><text:s text:c="5"/>*</text:span></text:p>
      <text:p text:style-name="P44"><text:span text:style-name="Source_20_Text"><text:s text:c="5"/>* @param <text:s/>Request <text:s/>$request</text:span></text:p>
      <text:p text:style-name="P44"><text:span text:style-name="Source_20_Text"><text:s text:c="5"/>* @return Response</text:span></text:p>
      <text:p text:style-name="P44"><text:span text:style-name="Source_20_Text"><text:s text:c="5"/>*/</text:span></text:p>
      <text:p text:style-name="P44"><text:span text:style-name="Source_20_Text"><text:s text:c="4"/>public function store(Request $request)</text:span></text:p>
      <text:p text:style-name="P44"><text:span text:style-name="Source_20_Text"><text:s text:c="4"/>{</text:span></text:p>
      <text:p text:style-name="P44"><text:span text:style-name="Source_20_Text"><text:s text:c="8"/>$validator = Validator::make($request-&gt;all(), [</text:span></text:p>
      <text:p text:style-name="P44"><text:span text:style-name="Source_20_Text"><text:s text:c="12"/>'title' =&gt; 'required|unique:posts|max:255',</text:span></text:p>
      <text:p text:style-name="P44"><text:span text:style-name="Source_20_Text"><text:s text:c="12"/>'body' =&gt; 'required',</text:span></text:p>
      <text:p text:style-name="P44"><text:span text:style-name="Source_20_Text"><text:s text:c="8"/>]);</text:span></text:p>
      <text:p text:style-name="P44"/>
      <text:p text:style-name="P44"><text:span text:style-name="Source_20_Text"><text:s text:c="8"/>if ($validator-&gt;fails()) {</text:span></text:p>
      <text:p text:style-name="P44"><text:span text:style-name="Source_20_Text"><text:s text:c="12"/>return redirect('post/create')</text:span></text:p>
      <text:p text:style-name="P44"><text:span text:style-name="Source_20_Text"><text:s text:c="24"/>-&gt;withErrors($validator)</text:span></text:p>
      <text:p text:style-name="P44"><text:span text:style-name="Source_20_Text"><text:s text:c="24"/>-&gt;withInput();</text:span></text:p>
      <text:p text:style-name="P44"><text:span text:style-name="Source_20_Text"><text:s text:c="8"/>}</text:span></text:p>
      <text:p text:style-name="P44"/>
      <text:p text:style-name="P44"><text:span text:style-name="Source_20_Text"><text:s text:c="8"/>// Store the blog post...</text:span></text:p>
      <text:p text:style-name="P44"><text:soft-page-break/><text:span text:style-name="Source_20_Text"><text:s text:c="4"/>}</text:span></text:p>
      <text:p text:style-name="P49"><text:span text:style-name="Source_20_Text">}</text:span></text:p>
      <text:p text:style-name="P56">Первый аргумент, переданный методу make, - это проверяемые данные. Второй аргумент - это массив правил проверки, которые должны применяться к данным.<text:line-break/><text:line-break/>После проверки того, не прошла ли проверка запроса, вы можете использовать метод withErrors, чтобы передать сообщения об ошибках в сеанс. При использовании этого метода переменная $ errors будет автоматически передана вашим представлениям после перенаправления, что позволит вам легко отобразить их обратно пользователю. Метод withErrors принимает валидатор, MessageBag или массив PHP.</text:p>
      <text:p text:style-name="P56"/>
      <text:h text:style-name="P16" text:outline-level="3"><text:bookmark text:name="automatic-redirection"/><text:a xlink:type="simple" xlink:href="https://laravel.com/docs/8.x/validation#automatic-redirection" text:style-name="Internet_20_link" text:visited-style-name="Visited_20_Internet_20_Link">Automatic Redirection</text:a></text:h>
      <text:p text:style-name="P69"><text:span text:style-name="T2">Если вы хотите создать экземпляр валидатора вручную, но при этом использовать автоматическое перенаправление, предлагаемое методом </text:span><text:span text:style-name="Source_20_Text"><text:span text:style-name="T2">validate</text:span></text:span><text:span text:style-name="T2"> запроса, вы можете вызвать метод </text:span><text:span text:style-name="Source_20_Text"><text:span text:style-name="T2">validate</text:span></text:span><text:span text:style-name="T2"> на существующем экземпляре валидатора. Если проверка не удалась, пользователь будет автоматически перенаправлен или, в случае запроса AJAX, будет возвращен ответ JSON:</text:span></text:p>
      <text:p text:style-name="P34"><text:span text:style-name="Source_20_Text">Validator::make($request-&gt;all(), [</text:span></text:p>
      <text:p text:style-name="P44"><text:span text:style-name="Source_20_Text"><text:s text:c="4"/>'title' =&gt; 'required|unique:posts|max:255',</text:span></text:p>
      <text:p text:style-name="P44"><text:span text:style-name="Source_20_Text"><text:s text:c="4"/>'body' =&gt; 'required',</text:span></text:p>
      <text:p text:style-name="P49"><text:span text:style-name="Source_20_Text">])-&gt;validate();</text:span></text:p>
      <text:p text:style-name="P56">Вы можете использовать метод validateWithBag для сохранения сообщений об ошибках в именованном пакете ошибок, если проверка не удалась:</text:p>
      <text:p text:style-name="P34"><text:span text:style-name="Source_20_Text">Validator::make($request-&gt;all(), [</text:span></text:p>
      <text:p text:style-name="P44"><text:span text:style-name="Source_20_Text"><text:s text:c="4"/>'title' =&gt; 'required|unique:posts|max:255',</text:span></text:p>
      <text:p text:style-name="P44"><text:span text:style-name="Source_20_Text"><text:s text:c="4"/>'body' =&gt; 'required',</text:span></text:p>
      <text:p text:style-name="P49"><text:span text:style-name="Source_20_Text">])-&gt;validateWithBag('post');</text:span></text:p>
      <text:p text:style-name="P56"/>
      <text:h text:style-name="P16" text:outline-level="3"><text:bookmark text:name="named-error-bags"/><text:a xlink:type="simple" xlink:href="https://laravel.com/docs/8.x/validation#named-error-bags" text:style-name="Internet_20_link" text:visited-style-name="Visited_20_Internet_20_Link">Named Error Bags</text:a></text:h>
      <text:p text:style-name="P56">Если у вас есть несколько форм на одной странице, вы можете назвать MessageBag ошибок, что позволит вам получать сообщения об ошибках для конкретной формы. Передайте имя в качестве второго аргумента функции withErrors:</text:p>
      <text:p text:style-name="P34"><text:span text:style-name="Source_20_Text">return redirect('register')</text:span></text:p>
      <text:p text:style-name="P49"><text:span text:style-name="Source_20_Text"><text:s text:c="12"/>-&gt;withErrors($validator, 'login');</text:span></text:p>
      <text:p text:style-name="P56"><text:soft-page-break/>Затем вы можете получить доступ к названному экземпляру MessageBag из переменной $ errors:</text:p>
      <text:p text:style-name="P56"/>
      <text:h text:style-name="P16" text:outline-level="3"><text:bookmark text:name="after-validation-hook"/><text:a xlink:type="simple" xlink:href="https://laravel.com/docs/8.x/validation#after-validation-hook" text:style-name="Internet_20_link" text:visited-style-name="Visited_20_Internet_20_Link">After Validation Hook</text:a></text:h>
      <text:p text:style-name="P56">Валидатор также позволяет прикреплять обратные вызовы, которые будут запускаться после завершения валидации. Это позволяет легко выполнять дальнейшую проверку и даже добавлять сообщения об ошибках в коллекцию сообщений. Для начала используйте метод after на экземпляре валидатора:</text:p>
      <text:p text:style-name="P34"><text:span text:style-name="Source_20_Text">$validator = Validator::make(...);</text:span></text:p>
      <text:p text:style-name="P44"/>
      <text:p text:style-name="P44"><text:span text:style-name="Source_20_Text">$validator-&gt;after(function ($validator) {</text:span></text:p>
      <text:p text:style-name="P44"><text:span text:style-name="Source_20_Text"><text:s text:c="4"/>if ($this-&gt;somethingElseIsInvalid()) {</text:span></text:p>
      <text:p text:style-name="P44"><text:span text:style-name="Source_20_Text"><text:s text:c="8"/>$validator-&gt;errors()-&gt;add('field', 'Something is wrong with this field!');</text:span></text:p>
      <text:p text:style-name="P44"><text:span text:style-name="Source_20_Text"><text:s text:c="4"/>}</text:span></text:p>
      <text:p text:style-name="P44"><text:span text:style-name="Source_20_Text">});</text:span></text:p>
      <text:p text:style-name="P44"/>
      <text:p text:style-name="P44"><text:span text:style-name="Source_20_Text">if ($validator-&gt;fails()) {</text:span></text:p>
      <text:p text:style-name="P44"><text:span text:style-name="Source_20_Text"><text:s text:c="4"/>//</text:span></text:p>
      <text:p text:style-name="P49"><text:span text:style-name="Source_20_Text">}</text:span></text:p>
      <text:p text:style-name="P56"/>
      <text:h text:style-name="P5" text:outline-level="2"><text:bookmark text:name="working-with-error-messages"/><text:a xlink:type="simple" xlink:href="https://laravel.com/docs/8.x/validation#working-with-error-messages" text:style-name="Internet_20_link" text:visited-style-name="Visited_20_Internet_20_Link">Working With Error Messages</text:a></text:h>
      <text:p text:style-name="P69"><text:span text:style-name="T27">После вызова метода </text:span><text:span text:style-name="Source_20_Text">errors</text:span><text:span text:style-name="T27"> в экземпляре Validator вы получите экземпляр Illuminate \ Support \ MessageBag, который имеет множество удобных методов для работы с сообщениями об ошибках. Переменная $ errors, которая автоматически становится доступной для всех представлений, также является экземпляром класса MessageBag.</text:span></text:p>
      <text:p text:style-name="P56"/>
      <text:h text:style-name="P26" text:outline-level="4"><text:bookmark text:name="retrieving-the-first-error-message-for-a-field"/><text:a xlink:type="simple" xlink:href="https://laravel.com/docs/8.x/validation#retrieving-the-first-error-message-for-a-field" text:style-name="Internet_20_link" text:visited-style-name="Visited_20_Internet_20_Link">Retrieving The First Error Message For A Field</text:a></text:h>
      <text:p text:style-name="P69"><text:span text:style-name="T27">Чтобы получить первое сообщение об ошибке для данного поля, используйте </text:span><text:span text:style-name="Source_20_Text">first</text:span><text:span text:style-name="T27"> метод:</text:span></text:p>
      <text:p text:style-name="P34"><text:span text:style-name="Source_20_Text">$errors = $validator-&gt;errors();</text:span></text:p>
      <text:p text:style-name="P44"/>
      <text:p text:style-name="P49"><text:span text:style-name="Source_20_Text">echo $errors-&gt;first('email');</text:span></text:p>
      <text:p text:style-name="P56"/>
      <text:h text:style-name="P26" text:outline-level="4"><text:bookmark text:name="retrieving-all-error-messages-for-a-field"/><text:a xlink:type="simple" xlink:href="https://laravel.com/docs/8.x/validation#retrieving-all-error-messages-for-a-field" text:style-name="Internet_20_link" text:visited-style-name="Visited_20_Internet_20_Link">Retrieving All Error Messages For A Field</text:a></text:h>
      <text:p text:style-name="P56">Если вам нужно получить массив всех сообщений для данного поля, используйте метод get:</text:p>
      <text:p text:style-name="P34"><text:soft-page-break/><text:span text:style-name="Source_20_Text">foreach ($errors-&gt;get('email') as $message) {</text:span></text:p>
      <text:p text:style-name="P44"><text:span text:style-name="Source_20_Text"><text:s text:c="4"/>//</text:span></text:p>
      <text:p text:style-name="P49"><text:span text:style-name="Source_20_Text">}</text:span></text:p>
      <text:p text:style-name="P56">Если вы проверяете поле формы массива, вы можете получить все сообщения для каждого из элементов массива, используя символ *:</text:p>
      <text:p text:style-name="P34"><text:span text:style-name="Source_20_Text">foreach ($errors-&gt;get('attachments.*') as $message) {</text:span></text:p>
      <text:p text:style-name="P44"><text:span text:style-name="Source_20_Text"><text:s text:c="4"/>//</text:span></text:p>
      <text:p text:style-name="P49"><text:span text:style-name="Source_20_Text">}</text:span></text:p>
      <text:p text:style-name="P56"/>
      <text:h text:style-name="P26" text:outline-level="4"><text:bookmark text:name="retrieving-all-error-messages-for-all-fields"/><text:a xlink:type="simple" xlink:href="https://laravel.com/docs/8.x/validation#retrieving-all-error-messages-for-all-fields" text:style-name="Internet_20_link" text:visited-style-name="Visited_20_Internet_20_Link">Retrieving All Error Messages For All Fields</text:a></text:h>
      <text:p text:style-name="P56">Чтобы получить массив всех сообщений для всех полей, используйте метод all:</text:p>
      <text:p text:style-name="P34"><text:span text:style-name="Source_20_Text">foreach ($errors-&gt;all() as $message) {</text:span></text:p>
      <text:p text:style-name="P44"><text:span text:style-name="Source_20_Text"><text:s text:c="4"/>//</text:span></text:p>
      <text:p text:style-name="P49"><text:span text:style-name="Source_20_Text">}</text:span></text:p>
      <text:p text:style-name="P56"/>
      <text:h text:style-name="P26" text:outline-level="4"><text:bookmark text:name="determining-if-messages-exist-for-a-field"/><text:a xlink:type="simple" xlink:href="https://laravel.com/docs/8.x/validation#determining-if-messages-exist-for-a-field" text:style-name="Internet_20_link" text:visited-style-name="Visited_20_Internet_20_Link">Determining If Messages Exist For A Field</text:a></text:h>
      <text:p text:style-name="P56">Метод has может использоваться для определения наличия сообщений об ошибках для данного поля:</text:p>
      <text:p text:style-name="P34"><text:span text:style-name="Source_20_Text">if ($errors-&gt;has('email')) {</text:span></text:p>
      <text:p text:style-name="P44"><text:span text:style-name="Source_20_Text"><text:s text:c="4"/>//</text:span></text:p>
      <text:p text:style-name="P49"><text:span text:style-name="Source_20_Text">}</text:span></text:p>
      <text:p text:style-name="P56"/>
      <text:h text:style-name="P16" text:outline-level="3"><text:bookmark text:name="custom-error-messages"/><text:a xlink:type="simple" xlink:href="https://laravel.com/docs/8.x/validation#custom-error-messages" text:style-name="Internet_20_link" text:visited-style-name="Visited_20_Internet_20_Link">Custom Error Messages</text:a></text:h>
      <text:p text:style-name="P56">При необходимости вы можете использовать собственные сообщения об ошибках для проверки вместо значений по умолчанию. Есть несколько способов указать собственные сообщения. Во-первых, вы можете передать настраиваемые сообщения в качестве третьего аргумента методу Validator :: make:</text:p>
      <text:p text:style-name="P34"><text:span text:style-name="Source_20_Text">$messages = [</text:span></text:p>
      <text:p text:style-name="P44"><text:span text:style-name="Source_20_Text"><text:s text:c="4"/>'required' =&gt; 'The :attribute field is required.',</text:span></text:p>
      <text:p text:style-name="P49"><text:span text:style-name="Source_20_Text">];</text:span></text:p>
      <text:p text:style-name="P34"><text:span text:style-name="Source_20_Text">$validator = Validator::make($input, $rules, $messages);</text:span></text:p>
      <text:p text:style-name="P56"><text:span text:style-name="Source_20_Text"/></text:p>
      <text:p text:style-name="P69"><text:soft-page-break/><text:span text:style-name="Source_20_Text"><text:span text:style-name="T27">В этом примере </text:span></text:span><text:span text:style-name="Source_20_Text">placeholder </text:span><text:span text:style-name="Source_20_Text"><text:span text:style-name="T27">:attribute будет заменен фактическим именем проверяемого поля. Вы также можете использовать другие заполнители в сообщениях проверки. Например:</text:span></text:span></text:p>
      <text:p text:style-name="P34"><text:span text:style-name="Source_20_Text">$messages = [</text:span></text:p>
      <text:p text:style-name="P44"><text:span text:style-name="Source_20_Text"><text:s text:c="4"/>'same' =&gt; 'The :attribute and :other must match.',</text:span></text:p>
      <text:p text:style-name="P44"><text:span text:style-name="Source_20_Text"><text:s text:c="4"/>'size' =&gt; 'The :attribute must be exactly :size.',</text:span></text:p>
      <text:p text:style-name="P44"><text:span text:style-name="Source_20_Text"><text:s text:c="4"/>'between' =&gt; 'The :attribute value :input is not between :min - :max.',</text:span></text:p>
      <text:p text:style-name="P44"><text:span text:style-name="Source_20_Text"><text:s text:c="4"/>'in' =&gt; 'The :attribute must be one of the following types: :values',</text:span></text:p>
      <text:p text:style-name="P49"><text:span text:style-name="Source_20_Text">];</text:span></text:p>
      <text:p text:style-name="P56"/>
      <text:h text:style-name="P26" text:outline-level="4"><text:bookmark text:name="specifying-a-custom-message-for-a-given-attribute"/><text:a xlink:type="simple" xlink:href="https://laravel.com/docs/8.x/validation#specifying-a-custom-message-for-a-given-attribute" text:style-name="Internet_20_link" text:visited-style-name="Visited_20_Internet_20_Link">Specifying A Custom Message For A Given Attribute</text:a></text:h>
      <text:p text:style-name="P56">Иногда вы можете указать собственное сообщение об ошибке только для определенного поля. Вы можете сделать это, используя "точечную" нотацию. Сначала укажите имя атрибута, а затем правило:</text:p>
      <text:p text:style-name="P34"><text:span text:style-name="Source_20_Text">$messages = [</text:span></text:p>
      <text:p text:style-name="P44"><text:span text:style-name="Source_20_Text"><text:s text:c="4"/>'email.required' =&gt; 'We need to know your e-mail address!',</text:span></text:p>
      <text:p text:style-name="P49"><text:span text:style-name="Source_20_Text">];</text:span></text:p>
      <text:p text:style-name="P56"/>
      <text:h text:style-name="P26" text:outline-level="4"><text:bookmark text:name="localization"/><text:a xlink:type="simple" xlink:href="https://laravel.com/docs/8.x/validation#localization" text:style-name="Internet_20_link" text:visited-style-name="Visited_20_Internet_20_Link">Specifying Custom Messages In Language Files</text:a></text:h>
      <text:p text:style-name="P69"><text:span text:style-name="T27">В большинстве случаев вы, вероятно, укажете свои собственные сообщения в языковом файле вместо того, чтобы передавать их непосредственно </text:span><text:span text:style-name="Source_20_Text">Validator</text:span><text:span text:style-name="T27">. Для этого добавьте свои сообщения в </text:span><text:span text:style-name="Source_20_Text"><text:span text:style-name="T27">custom</text:span></text:span><text:span text:style-name="T27"> <text:s/>массив в языковом файле resources / lang / xx / validation.php.</text:span></text:p>
      <text:p text:style-name="P34"><text:span text:style-name="Source_20_Text">'custom' =&gt; [</text:span></text:p>
      <text:p text:style-name="P44"><text:span text:style-name="Source_20_Text"><text:s text:c="4"/>'email' =&gt; [</text:span></text:p>
      <text:p text:style-name="P44"><text:span text:style-name="Source_20_Text"><text:s text:c="8"/>'required' =&gt; 'We need to know your e-mail address!',</text:span></text:p>
      <text:p text:style-name="P44"><text:span text:style-name="Source_20_Text"><text:s text:c="4"/>],</text:span></text:p>
      <text:p text:style-name="P49"><text:span text:style-name="Source_20_Text">],</text:span></text:p>
      <text:p text:style-name="P56"/>
      <text:h text:style-name="P26" text:outline-level="4"><text:bookmark text:name="specifying-custom-attribute-values"/><text:a xlink:type="simple" xlink:href="https://laravel.com/docs/8.x/validation#specifying-custom-attribute-values" text:style-name="Internet_20_link" text:visited-style-name="Visited_20_Internet_20_Link">Specifying Custom Attribute Values</text:a></text:h>
      <text:p text:style-name="P69"><text:span text:style-name="T27">Если вы хотите, чтобы часть: attribute вашего сообщения проверки была заменена именем настраиваемого атрибута, вы можете указать это имя в массиве </text:span><text:span text:style-name="Source_20_Text">attributes</text:span><text:span text:style-name="T27"> вашего языкового файла resources / lang / xx / validation.php:</text:span></text:p>
      <text:p text:style-name="P34"><text:span text:style-name="Source_20_Text">'attributes' =&gt; [</text:span></text:p>
      <text:p text:style-name="P44"><text:span text:style-name="Source_20_Text"><text:s text:c="4"/>'email' =&gt; 'email address',</text:span></text:p>
      <text:p text:style-name="P49"><text:span text:style-name="Source_20_Text">],</text:span></text:p>
      <text:p text:style-name="P56"><text:soft-page-break/>Вы также можете передать настраиваемые атрибуты в качестве четвертого аргумента методу Validator :: make:</text:p>
      <text:p text:style-name="P34"><text:span text:style-name="Source_20_Text">$customAttributes = [</text:span></text:p>
      <text:p text:style-name="P44"><text:span text:style-name="Source_20_Text"><text:s text:c="4"/>'email' =&gt; 'email address',</text:span></text:p>
      <text:p text:style-name="P49"><text:span text:style-name="Source_20_Text">];</text:span></text:p>
      <text:p text:style-name="P34"><text:span text:style-name="Source_20_Text">$validator = Validator::make($input, $rules, $messages, $customAttributes);</text:span></text:p>
      <text:p text:style-name="P56"/>
      <text:h text:style-name="P26" text:outline-level="4"><text:bookmark text:name="specifying-custom-values-in-language-files"/><text:a xlink:type="simple" xlink:href="https://laravel.com/docs/8.x/validation#specifying-custom-values-in-language-files" text:style-name="Internet_20_link" text:visited-style-name="Visited_20_Internet_20_Link">Specifying Custom Values In Language Files</text:a></text:h>
      <text:p text:style-name="P56">Иногда вам может потребоваться заменить часть: value вашего сообщения проверки пользовательским представлением значения. Например, рассмотрим следующее правило, которое определяет, что номер кредитной карты требуется, если payment_type имеет значение cc:</text:p>
      <text:p text:style-name="P34"><text:span text:style-name="Source_20_Text">$request-&gt;validate([</text:span></text:p>
      <text:p text:style-name="P44"><text:span text:style-name="Source_20_Text"><text:s text:c="4"/>'credit_card_number' =&gt; 'required_if:payment_type,cc'</text:span></text:p>
      <text:p text:style-name="P49"><text:span text:style-name="Source_20_Text">]);</text:span></text:p>
      <text:p text:style-name="P56">Если это правило проверки не срабатывает, будет выдано следующее сообщение об ошибке:</text:p>
      <text:p text:style-name="P34"><text:span text:style-name="Source_20_Text">The credit card number field is required when payment type is cc.</text:span></text:p>
      <text:p text:style-name="P56"/>
      <text:p text:style-name="P69"><text:span text:style-name="T27">Вместо того, чтобы отображать cc в качестве значения типа платежа, вы можете указать пользовательское представление значения в вашем языковом файле </text:span><text:span text:style-name="Source_20_Text">validation</text:span><text:span text:style-name="T27">, определив массив </text:span><text:span text:style-name="Source_20_Text"><text:span text:style-name="T27">values</text:span></text:span><text:span text:style-name="T27">:</text:span></text:p>
      <text:p text:style-name="P44"><text:span text:style-name="Source_20_Text"><text:span text:style-name="T27">'values' =&gt; [</text:span></text:span></text:p>
      <text:p text:style-name="P44"><text:span text:style-name="Source_20_Text"><text:s text:c="4"/>'payment_type' =&gt; [</text:span></text:p>
      <text:p text:style-name="P44"><text:span text:style-name="Source_20_Text"><text:s text:c="8"/>'cc' =&gt; 'credit card'</text:span></text:p>
      <text:p text:style-name="P44"><text:span text:style-name="Source_20_Text"><text:s text:c="4"/>],</text:span></text:p>
      <text:p text:style-name="P49"><text:span text:style-name="Source_20_Text">],</text:span></text:p>
      <text:p text:style-name="P85">Now if the validation rule fails it will produce the following message:</text:p>
      <text:p text:style-name="P49"><text:span text:style-name="Source_20_Text">The credit card number field is required when payment type is credit card.</text:span></text:p>
      <text:p text:style-name="P56"/>
      <text:h text:style-name="P11" text:outline-level="2"><text:bookmark text:name="available-validation-rules"/><text:a xlink:type="simple" xlink:href="https://laravel.com/docs/8.x/validation#available-validation-rules" text:style-name="Internet_20_link" text:visited-style-name="Visited_20_Internet_20_Link"><text:span text:style-name="T27">Available Validation Rules</text:span></text:a></text:h>
      <text:p text:style-name="P56">Below is a list of all available validation rules and their function:</text:p>
      <text:p text:style-name="P69"><text:a xlink:type="simple" xlink:href="https://laravel.com/docs/8.x/validation#available-validation-rules" text:style-name="Internet_20_link" text:visited-style-name="Visited_20_Internet_20_Link"><text:span text:style-name="T27">https://laravel.com/docs/8.x/validation#available-validation-rules</text:span></text:a></text:p>
      <text:p text:style-name="P56"/>
      <text:h text:style-name="P11" text:outline-level="2"><text:bookmark text:name="conditionally-adding-rules"/><text:soft-page-break/><text:a xlink:type="simple" xlink:href="https://laravel.com/docs/8.x/validation#conditionally-adding-rules" text:style-name="Internet_20_link" text:visited-style-name="Visited_20_Internet_20_Link"><text:span text:style-name="T27">Conditionally Adding Rules</text:span></text:a></text:h>
      <text:h text:style-name="P32" text:outline-level="4"><text:bookmark text:name="skipping-validation-when-fields-have-certain-values"/><text:a xlink:type="simple" xlink:href="https://laravel.com/docs/8.x/validation#skipping-validation-when-fields-have-certain-values" text:style-name="Internet_20_link" text:visited-style-name="Visited_20_Internet_20_Link">Skipping Validation When Fields Have Certain Values</text:a></text:h>
      <text:p text:style-name="P69"><text:span text:style-name="T27">Иногда вы можете захотеть не проверять данное поле, если другое поле имеет заданное значение. Вы можете сделать это с помощью правила проверки exclude_if. В этом примере поля </text:span><text:span text:style-name="Source_20_Text"><text:span text:style-name="T67">appointment_date</text:span></text:span><text:span text:style-name="T27">_date и doctor_name не будут проверяться, если поле has_appointment имеет значение false:</text:span></text:p>
      <text:p text:style-name="P44"><text:span text:style-name="Source_20_Text"><text:span text:style-name="T27">$v = Validator::make($data, [</text:span></text:span></text:p>
      <text:p text:style-name="P44"><text:span text:style-name="Source_20_Text"><text:s text:c="4"/>'has_appointment' =&gt; 'required|bool',</text:span></text:p>
      <text:p text:style-name="P44"><text:span text:style-name="Source_20_Text"><text:s text:c="4"/>'appointment_date' =&gt; 'exclude_if:has_appointment,false|required|date',</text:span></text:p>
      <text:p text:style-name="P44"><text:span text:style-name="Source_20_Text"><text:s text:c="4"/>'doctor_name' =&gt; 'exclude_if:has_appointment,false|required|string',</text:span></text:p>
      <text:p text:style-name="P49"><text:span text:style-name="Source_20_Text">]);</text:span></text:p>
      <text:p text:style-name="P56">В качестве альтернативы вы можете использовать правило exclude_unless, чтобы не проверять данное поле, если другое поле не имеет заданного значения:</text:p>
      <text:p text:style-name="P43"><text:span text:style-name="Source_20_Text"><text:span text:style-name="T67">$v = Validator::make($data, [</text:span></text:span></text:p>
      <text:p text:style-name="P44"><text:span text:style-name="Source_20_Text"><text:s text:c="4"/>'has_appointment' =&gt; 'required|bool',</text:span></text:p>
      <text:p text:style-name="P44"><text:span text:style-name="Source_20_Text"><text:s text:c="4"/>'appointment_date' =&gt; 'exclude_unless:has_appointment,true|required|date',</text:span></text:p>
      <text:p text:style-name="P44"><text:span text:style-name="Source_20_Text"><text:s text:c="4"/>'doctor_name' =&gt; 'exclude_unless:has_appointment,true|required|string',</text:span></text:p>
      <text:p text:style-name="P49"><text:span text:style-name="Source_20_Text">]);</text:span></text:p>
      <text:p text:style-name="P56"/>
      <text:h text:style-name="P31" text:outline-level="4"><text:bookmark text:name="validating-when-present"/><text:a xlink:type="simple" xlink:href="https://laravel.com/docs/8.x/validation#validating-when-present" text:style-name="Internet_20_link" text:visited-style-name="Visited_20_Internet_20_Link"><text:span text:style-name="T67">Validating When Present</text:span></text:a></text:h>
      <text:p text:style-name="P69"><text:span text:style-name="T27">В некоторых ситуациях вы можете захотеть выполнить проверки для поля, только если это поле присутствует во входном массиве. Чтобы быстро добиться этого, добавьте правило </text:span><text:span text:style-name="Source_20_Text"><text:span text:style-name="T67">sometimes</text:span></text:span><text:span text:style-name="T27"> в свой список правил:</text:span></text:p>
      <text:p text:style-name="P44"><text:span text:style-name="Source_20_Text"><text:span text:style-name="T27">$v = Validator::make($data, [</text:span></text:span></text:p>
      <text:p text:style-name="P44"><text:span text:style-name="Source_20_Text"><text:s text:c="4"/>'email' =&gt; 'sometimes|required|email',</text:span></text:p>
      <text:p text:style-name="P49"><text:span text:style-name="Source_20_Text">]);</text:span></text:p>
      <text:p text:style-name="P56">В приведенном выше примере поле электронной почты будет проверено, только если оно присутствует в массиве $ data.</text:p>
      <text:p text:style-name="P56">Если вы пытаетесь проверить поле, которое всегда должно присутствовать, но может быть пустым, ознакомьтесь с этим примечанием о дополнительных полях.</text:p>
      <text:p text:style-name="P56"/>
      <text:h text:style-name="P31" text:outline-level="4"><text:bookmark text:name="complex-conditional-validation"/><text:a xlink:type="simple" xlink:href="https://laravel.com/docs/8.x/validation#complex-conditional-validation" text:style-name="Internet_20_link" text:visited-style-name="Visited_20_Internet_20_Link"><text:span text:style-name="T67">Complex Conditional Validation</text:span></text:a></text:h>
      <text:p text:style-name="P56">Иногда вы можете добавить правила проверки, основанные на более сложной условной логике. Например, вы можете потребовать <text:soft-page-break/>заданное поле только в том случае, если другое поле имеет значение больше 100. Или вам может потребоваться, чтобы два поля имели заданное значение только при наличии другого поля. Добавление этих правил проверки не должно вызывать затруднений. Сначала создайте экземпляр Validator со своими статическими правилами, которые никогда не меняются:</text:p>
      <text:p text:style-name="P34"><text:span text:style-name="Source_20_Text">$v = Validator::make($data, [</text:span></text:p>
      <text:p text:style-name="P44"><text:span text:style-name="Source_20_Text"><text:s text:c="4"/>'email' =&gt; 'required|email',</text:span></text:p>
      <text:p text:style-name="P44"><text:span text:style-name="Source_20_Text"><text:s text:c="4"/>'games' =&gt; 'required|numeric',</text:span></text:p>
      <text:p text:style-name="P49"><text:span text:style-name="Source_20_Text">]);</text:span></text:p>
      <text:p text:style-name="P56">Предположим, наше веб-приложение предназначено для коллекционеров игр. Если коллекционер игр регистрируется в нашем приложении и у него есть более 100 игр, мы хотим, чтобы он объяснил, почему у него так много игр. Например, возможно, они владеют магазином по перепродаже игр или, может быть, им просто нравится коллекционировать. Чтобы условно добавить это требование, мы можем использовать метод иногда в экземпляре Validator.</text:p>
      <text:p text:style-name="P34"><text:span text:style-name="Source_20_Text">$v-&gt;sometimes('reason', 'required|max:500', function ($input) {</text:span></text:p>
      <text:p text:style-name="P44"><text:span text:style-name="Source_20_Text"><text:s text:c="4"/>return $input-&gt;games &gt;= 100;</text:span></text:p>
      <text:p text:style-name="P49"><text:span text:style-name="Source_20_Text">});</text:span></text:p>
      <text:p text:style-name="P65">Первым аргументом, передаваемым методу иногда, является имя поля, которое мы условно проверяем. Второй аргумент - это список правил, которые мы хотим добавить. Если Closure, переданное в качестве третьего аргумента, возвращает true, правила будут добавлены. Этот метод упрощает создание сложных условных проверок. Вы даже можете добавить условные проверки сразу для нескольких полей:</text:p>
      <text:p text:style-name="P34"><text:span text:style-name="Source_20_Text">$v-&gt;sometimes(['reason', 'cost'], 'required', function ($input) {</text:span></text:p>
      <text:p text:style-name="P44"><text:span text:style-name="Source_20_Text"><text:s text:c="4"/>return $input-&gt;games &gt;= 100;</text:span></text:p>
      <text:p text:style-name="P49"><text:span text:style-name="Source_20_Text">});</text:span></text:p>
      <text:p text:style-name="P56">Параметр $ input, переданный вашему Closure, будет экземпляром Illuminate \ Support \ Fluent и может использоваться для доступа к вашему вводу и файлам.</text:p>
      <text:p text:style-name="P56"/>
      <text:h text:style-name="P5" text:outline-level="2"><text:bookmark text:name="validating-arrays"/><text:soft-page-break/><text:a xlink:type="simple" xlink:href="https://laravel.com/docs/8.x/validation#validating-arrays" text:style-name="Internet_20_link" text:visited-style-name="Visited_20_Internet_20_Link">Validating Arrays</text:a></text:h>
      <text:p text:style-name="P69"><text:span text:style-name="T27">Проверка полей ввода формы на основе массива не должна быть проблемой. Вы можете использовать "точечную нотацию" для проверки атрибутов в массиве. Например, если входящий HTTP-запрос содержит поле </text:span><text:span text:style-name="Source_20_Text">photos[profile]</text:span><text:span text:style-name="T27">, вы можете проверить его следующим образом:<text:line-break/></text:span><text:span text:style-name="Source_20_Text"><text:span text:style-name="T27">$validator = Validator::make($request-&gt;all(), [</text:span></text:span></text:p>
      <text:p text:style-name="P44"><text:span text:style-name="Source_20_Text"><text:s text:c="4"/>'photos.profile' =&gt; 'required|image',</text:span></text:p>
      <text:p text:style-name="P49"><text:span text:style-name="Source_20_Text">]);</text:span></text:p>
      <text:p text:style-name="P56">Вы также можете проверить каждый элемент массива. Например, чтобы убедиться, что каждое электронное письмо в заданном поле ввода массива уникально, вы можете сделать следующее:</text:p>
      <text:p text:style-name="P44"><text:span text:style-name="Source_20_Text"><text:span text:style-name="T27">$validator = Validator::make($request-&gt;all(), [</text:span></text:span></text:p>
      <text:p text:style-name="P44"><text:span text:style-name="Source_20_Text"><text:s text:c="4"/>'person.*.email' =&gt; 'email|unique:users',</text:span></text:p>
      <text:p text:style-name="P44"><text:span text:style-name="Source_20_Text"><text:s text:c="4"/>'person.*.first_name' =&gt; 'required_with:person.*.last_name',</text:span></text:p>
      <text:p text:style-name="P49"><text:span text:style-name="Source_20_Text">]);</text:span></text:p>
      <text:p text:style-name="P56">Точно так же вы можете использовать символ * при указании сообщений проверки в языковых файлах, что упрощает использование одного сообщения проверки для полей на основе массива:</text:p>
      <text:p text:style-name="P43"><text:span text:style-name="Source_20_Text"><text:span text:style-name="T67">'custom' =&gt; [</text:span></text:span></text:p>
      <text:p text:style-name="P44"><text:span text:style-name="Source_20_Text"><text:s text:c="4"/>'person.*.email' =&gt; [</text:span></text:p>
      <text:p text:style-name="P44"><text:span text:style-name="Source_20_Text"><text:s text:c="8"/>'unique' =&gt; 'Each person must have a unique e-mail address',</text:span></text:p>
      <text:p text:style-name="P44"><text:span text:style-name="Source_20_Text"><text:s text:c="4"/>]</text:span></text:p>
      <text:p text:style-name="P49"><text:span text:style-name="Source_20_Text">],</text:span></text:p>
      <text:p text:style-name="P49"><text:span text:style-name="Source_20_Text"/></text:p>
      <text:h text:style-name="P10" text:outline-level="2"><text:bookmark text:name="custom-validation-rules"/><text:a xlink:type="simple" xlink:href="https://laravel.com/docs/8.x/validation#custom-validation-rules" text:style-name="Internet_20_link" text:visited-style-name="Visited_20_Internet_20_Link"><text:span text:style-name="T67">Custom Validation Rules</text:span></text:a></text:h>
      <text:h text:style-name="P24" text:outline-level="3"><text:bookmark text:name="using-rule-objects"/><text:a xlink:type="simple" xlink:href="https://laravel.com/docs/8.x/validation#using-rule-objects" text:style-name="Internet_20_link" text:visited-style-name="Visited_20_Internet_20_Link">Using Rule Objects</text:a></text:h>
      <text:p text:style-name="P56">Laravel предоставляет множество полезных правил проверки; однако вы можете указать свои собственные. Один из методов регистрации настраиваемых правил проверки - использование объектов правил. Чтобы сгенерировать новый объект правила, вы можете использовать Artisan-команду make: rule. Давайте воспользуемся этой командой, чтобы сгенерировать правило, которое проверяет, что строка является прописной. Laravel поместит новое правило в каталог app / Rules:</text:p>
      <text:p text:style-name="P43"><text:span text:style-name="Source_20_Text"><text:span text:style-name="T67">php artisan make:rule Uppercase</text:span></text:span></text:p>
      <text:p text:style-name="P69"><text:span text:style-name="T27">Как только правило создано, мы готовы определить его поведение. Объект правила содержит два метода: </text:span><text:span text:style-name="Source_20_Text"><text:span text:style-name="T67">passes</text:span></text:span><text:span text:style-name="T27"> и </text:span><text:span text:style-name="Source_20_Text"><text:span text:style-name="T27">message</text:span></text:span><text:span text:style-name="T27">. Метод </text:span><text:soft-page-break/><text:span text:style-name="Source_20_Text"><text:span text:style-name="T27">passes</text:span></text:span><text:span text:style-name="T27"> получает значение и имя атрибута и должен возвращать истину или ложь в зависимости от того, допустимо значение атрибута или нет.Метод </text:span><text:span text:style-name="Source_20_Text"><text:span text:style-name="T27">message</text:span></text:span><text:span text:style-name="T27"> должен возвращать сообщение об ошибке проверки, которое следует использовать в случае сбоя проверки:</text:span></text:p>
      <text:p text:style-name="P43"><text:span text:style-name="Source_20_Text"><text:span text:style-name="T67">&lt;?php</text:span></text:span></text:p>
      <text:p text:style-name="P44"/>
      <text:p text:style-name="P44"><text:span text:style-name="Source_20_Text">namespace App\Rules;</text:span></text:p>
      <text:p text:style-name="P44"/>
      <text:p text:style-name="P44"><text:span text:style-name="Source_20_Text">use Illuminate\Contracts\Validation\Rule;</text:span></text:p>
      <text:p text:style-name="P44"/>
      <text:p text:style-name="P44"><text:span text:style-name="Source_20_Text">class Uppercase implements Rule</text:span></text:p>
      <text:p text:style-name="P44"><text:span text:style-name="Source_20_Text">{</text:span></text:p>
      <text:p text:style-name="P44"><text:span text:style-name="Source_20_Text"><text:s text:c="4"/>/**</text:span></text:p>
      <text:p text:style-name="P44"><text:span text:style-name="Source_20_Text"><text:s text:c="5"/>* Determine if the validation rule passes.</text:span></text:p>
      <text:p text:style-name="P44"><text:span text:style-name="Source_20_Text"><text:s text:c="5"/>*</text:span></text:p>
      <text:p text:style-name="P44"><text:span text:style-name="Source_20_Text"><text:s text:c="5"/>* @param <text:s/>string <text:s/>$attribute</text:span></text:p>
      <text:p text:style-name="P44"><text:span text:style-name="Source_20_Text"><text:s text:c="5"/>* @param <text:s/>mixed <text:s/>$value</text:span></text:p>
      <text:p text:style-name="P44"><text:span text:style-name="Source_20_Text"><text:s text:c="5"/>* @return bool</text:span></text:p>
      <text:p text:style-name="P44"><text:span text:style-name="Source_20_Text"><text:s text:c="5"/>*/</text:span></text:p>
      <text:p text:style-name="P44"><text:span text:style-name="Source_20_Text"><text:s text:c="4"/>public function passes($attribute, $value)</text:span></text:p>
      <text:p text:style-name="P44"><text:span text:style-name="Source_20_Text"><text:s text:c="4"/>{</text:span></text:p>
      <text:p text:style-name="P44"><text:span text:style-name="Source_20_Text"><text:s text:c="8"/>return strtoupper($value) === $value;</text:span></text:p>
      <text:p text:style-name="P44"><text:span text:style-name="Source_20_Text"><text:s text:c="4"/>}</text:span></text:p>
      <text:p text:style-name="P44"/>
      <text:p text:style-name="P44"><text:span text:style-name="Source_20_Text"><text:s text:c="4"/>/**</text:span></text:p>
      <text:p text:style-name="P44"><text:span text:style-name="Source_20_Text"><text:s text:c="5"/>* Get the validation error message.</text:span></text:p>
      <text:p text:style-name="P44"><text:span text:style-name="Source_20_Text"><text:s text:c="5"/>*</text:span></text:p>
      <text:p text:style-name="P44"><text:span text:style-name="Source_20_Text"><text:s text:c="5"/>* @return string</text:span></text:p>
      <text:p text:style-name="P44"><text:span text:style-name="Source_20_Text"><text:s text:c="5"/>*/</text:span></text:p>
      <text:p text:style-name="P44"><text:span text:style-name="Source_20_Text"><text:s text:c="4"/>public function message()</text:span></text:p>
      <text:p text:style-name="P44"><text:span text:style-name="Source_20_Text"><text:s text:c="4"/>{</text:span></text:p>
      <text:p text:style-name="P44"><text:span text:style-name="Source_20_Text"><text:s text:c="8"/>return 'The :attribute must be uppercase.';</text:span></text:p>
      <text:p text:style-name="P44"><text:span text:style-name="Source_20_Text"><text:s text:c="4"/>}</text:span></text:p>
      <text:p text:style-name="P49"><text:span text:style-name="Source_20_Text">}</text:span></text:p>
      <text:p text:style-name="P69"><text:span text:style-name="T27">Вы можете вызвать trans helper из вашего метода </text:span><text:span text:style-name="Source_20_Text"><text:span text:style-name="T67">message</text:span></text:span><text:span text:style-name="T27">, если хотите вернуть сообщение об ошибке из ваших файлов перевода:</text:span></text:p>
      <text:p text:style-name="P44"><text:span text:style-name="Source_20_Text"><text:span text:style-name="T27">/**</text:span></text:span></text:p>
      <text:p text:style-name="P44"><text:span text:style-name="Source_20_Text"><text:s/>* Get the validation error message.</text:span></text:p>
      <text:p text:style-name="P44"><text:span text:style-name="Source_20_Text"><text:s/>*</text:span></text:p>
      <text:p text:style-name="P44"><text:span text:style-name="Source_20_Text"><text:s/>* @return string</text:span></text:p>
      <text:p text:style-name="P44"><text:span text:style-name="Source_20_Text"><text:s/>*/</text:span></text:p>
      <text:p text:style-name="P44"><text:span text:style-name="Source_20_Text">public function message()</text:span></text:p>
      <text:p text:style-name="P44"><text:span text:style-name="Source_20_Text">{</text:span></text:p>
      <text:p text:style-name="P44"><text:span text:style-name="Source_20_Text"><text:s text:c="4"/>return trans('validation.uppercase');</text:span></text:p>
      <text:p text:style-name="P49"><text:span text:style-name="Source_20_Text">}</text:span></text:p>
      <text:p text:style-name="P56">После определения правила вы можете прикрепить его к валидатору, передав экземпляр объекта правила с другими вашими правилами валидации:</text:p>
      <text:p text:style-name="P43"><text:span text:style-name="Source_20_Text"><text:span text:style-name="T67">use App\Rules\Uppercase;</text:span></text:span></text:p>
      <text:p text:style-name="P44"/>
      <text:p text:style-name="P44"><text:span text:style-name="Source_20_Text">$request-&gt;validate([</text:span></text:p>
      <text:p text:style-name="P44"><text:span text:style-name="Source_20_Text"><text:s text:c="4"/>'name' =&gt; ['required', 'string', new Uppercase],</text:span></text:p>
      <text:p text:style-name="P49"><text:span text:style-name="Source_20_Text">]);</text:span></text:p>
      <text:p text:style-name="P49"><text:soft-page-break/><text:span text:style-name="Source_20_Text"/></text:p>
      <text:h text:style-name="P22" text:outline-level="3"><text:bookmark text:name="using-closures"/><text:a xlink:type="simple" xlink:href="https://laravel.com/docs/8.x/validation#using-closures" text:style-name="Internet_20_link" text:visited-style-name="Visited_20_Internet_20_Link"><text:span text:style-name="T67">Using Closures</text:span></text:a></text:h>
      <text:p text:style-name="P56">Если вам нужна функциональность настраиваемого правила только один раз во всем приложении, вы можете использовать Closure вместо объекта правила. Closure получает имя атрибута, значение атрибута и обратный вызов $ fail, который должен быть вызван, если проверка не удалась:</text:p>
      <text:p text:style-name="P43"><text:span text:style-name="Source_20_Text"><text:span text:style-name="T67">$validator = Validator::make($request-&gt;all(), [</text:span></text:span></text:p>
      <text:p text:style-name="P44"><text:span text:style-name="Source_20_Text"><text:s text:c="4"/>'title' =&gt; [</text:span></text:p>
      <text:p text:style-name="P44"><text:span text:style-name="Source_20_Text"><text:s text:c="8"/>'required',</text:span></text:p>
      <text:p text:style-name="P44"><text:span text:style-name="Source_20_Text"><text:s text:c="8"/>'max:255',</text:span></text:p>
      <text:p text:style-name="P44"><text:span text:style-name="Source_20_Text"><text:s text:c="8"/>function ($attribute, $value, $fail) {</text:span></text:p>
      <text:p text:style-name="P44"><text:span text:style-name="Source_20_Text"><text:s text:c="12"/>if ($value === 'foo') {</text:span></text:p>
      <text:p text:style-name="P44"><text:span text:style-name="Source_20_Text"><text:s text:c="16"/>$fail($attribute.' is invalid.');</text:span></text:p>
      <text:p text:style-name="P44"><text:span text:style-name="Source_20_Text"><text:s text:c="12"/>}</text:span></text:p>
      <text:p text:style-name="P44"><text:span text:style-name="Source_20_Text"><text:s text:c="8"/>},</text:span></text:p>
      <text:p text:style-name="P44"><text:span text:style-name="Source_20_Text"><text:s text:c="4"/>],</text:span></text:p>
      <text:p text:style-name="P49"><text:span text:style-name="Source_20_Text">]);</text:span></text:p>
      <text:p text:style-name="P56"/>
      <text:h text:style-name="P22" text:outline-level="3"><text:bookmark text:name="using-extensions"/><text:a xlink:type="simple" xlink:href="https://laravel.com/docs/8.x/validation#using-extensions" text:style-name="Internet_20_link" text:visited-style-name="Visited_20_Internet_20_Link"><text:span text:style-name="T67">Using Extensions</text:span></text:a></text:h>
      <text:p text:style-name="P56">Другой метод регистрации настраиваемых правил проверки - использование метода extension на фасаде Validator. Давайте воспользуемся этим методом внутри поставщика услуг для регистрации настраиваемого правила проверки:</text:p>
      <text:p text:style-name="P43"><text:span text:style-name="Source_20_Text"><text:span text:style-name="T67">&lt;?php</text:span></text:span></text:p>
      <text:p text:style-name="P44"/>
      <text:p text:style-name="P44"><text:span text:style-name="Source_20_Text">namespace App\Providers;</text:span></text:p>
      <text:p text:style-name="P44"/>
      <text:p text:style-name="P44"><text:span text:style-name="Source_20_Text">use Illuminate\Support\ServiceProvider;</text:span></text:p>
      <text:p text:style-name="P44"><text:span text:style-name="Source_20_Text">use Illuminate\Support\Facades\Validator;</text:span></text:p>
      <text:p text:style-name="P44"/>
      <text:p text:style-name="P44"><text:span text:style-name="Source_20_Text">class AppServiceProvider extends ServiceProvider</text:span></text:p>
      <text:p text:style-name="P44"><text:span text:style-name="Source_20_Text">{</text:span></text:p>
      <text:p text:style-name="P44"><text:span text:style-name="Source_20_Text"><text:s text:c="4"/>/**</text:span></text:p>
      <text:p text:style-name="P44"><text:span text:style-name="Source_20_Text"><text:s text:c="5"/>* Register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register()</text:span></text:p>
      <text:p text:style-name="P44"><text:span text:style-name="Source_20_Text"><text:s text:c="4"/>{</text:span></text:p>
      <text:p text:style-name="P44"><text:span text:style-name="Source_20_Text"><text:s text:c="8"/>//</text:span></text:p>
      <text:p text:style-name="P44"><text:span text:style-name="Source_20_Text"><text:s text:c="4"/>}</text:span></text:p>
      <text:p text:style-name="P44"/>
      <text:p text:style-name="P44"><text:span text:style-name="Source_20_Text"><text:s text:c="4"/>/**</text:span></text:p>
      <text:p text:style-name="P44"><text:span text:style-name="Source_20_Text"><text:s text:c="5"/>* Bootstrap any application services.</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boot()</text:span></text:p>
      <text:p text:style-name="P44"><text:span text:style-name="Source_20_Text"><text:s text:c="4"/>{</text:span></text:p>
      <text:p text:style-name="P44"><text:soft-page-break/><text:span text:style-name="Source_20_Text"><text:s text:c="8"/>Validator::extend('foo', function ($attribute, $value, $parameters, $validator) {</text:span></text:p>
      <text:p text:style-name="P44"><text:span text:style-name="Source_20_Text"><text:s text:c="12"/>return $value == 'foo';</text:span></text:p>
      <text:p text:style-name="P44"><text:span text:style-name="Source_20_Text"><text:s text:c="8"/>});</text:span></text:p>
      <text:p text:style-name="P44"><text:span text:style-name="Source_20_Text"><text:s text:c="4"/>}</text:span></text:p>
      <text:p text:style-name="P49"><text:span text:style-name="Source_20_Text">}</text:span></text:p>
      <text:p text:style-name="P56">Закрытие настраиваемого валидатора получает четыре аргумента: имя проверяемого атрибута $, значение $ атрибута, массив параметров $, переданных в правило, и экземпляр валидатора.</text:p>
      <text:p text:style-name="P84"><text:span text:style-name="T27">You may also pass a class and method to the </text:span><text:span text:style-name="Source_20_Text"><text:span text:style-name="T27">extend</text:span></text:span><text:span text:style-name="T27"> method instead of a Closure:</text:span></text:p>
      <text:p text:style-name="P49"><text:span text:style-name="Source_20_Text">Validator::extend('foo', 'FooValidator@validate');</text:span></text:p>
      <text:p text:style-name="P56"/>
      <text:h text:style-name="P32" text:outline-level="4"><text:bookmark text:name="defining-the-error-message"/><text:a xlink:type="simple" xlink:href="https://laravel.com/docs/8.x/validation#defining-the-error-message" text:style-name="Internet_20_link" text:visited-style-name="Visited_20_Internet_20_Link"><text:span text:style-name="T27">Defining The Error Message</text:span></text:a></text:h>
      <text:p text:style-name="P69"><text:span text:style-name="T27">Вам также необходимо будет определить сообщение об ошибке для вашего пользовательского правила. Это можно сделать либо с помощью встроенного настраиваемого массива сообщений, либо путем добавления записи в файл языка проверки. Это сообщение должно быть размещено на первом уровне массива, а не внутри </text:span><text:span text:style-name="Source_20_Text"><text:span text:style-name="T67">custom</text:span></text:span><text:span text:style-name="T27"> массива, который предназначен только для сообщений об ошибках, связанных с конкретным атрибутом:</text:span></text:p>
      <text:p text:style-name="P44"><text:span text:style-name="Source_20_Text"><text:span text:style-name="T27">"foo" =&gt; "Your input was invalid!",</text:span></text:span></text:p>
      <text:p text:style-name="P44"/>
      <text:p text:style-name="P44"><text:span text:style-name="Source_20_Text">"accepted" =&gt; "The :attribute must be accepted.",</text:span></text:p>
      <text:p text:style-name="P44"/>
      <text:p text:style-name="P49"><text:span text:style-name="Source_20_Text">// The rest of the validation error messages...</text:span></text:p>
      <text:p text:style-name="P69"><text:span text:style-name="T27">При создании настраиваемого правила проверки иногда может потребоваться определить замену настраиваемых заполнителей для сообщений об ошибках. Вы можете сделать это, создав собственный валидатор, как описано выше, и затем вызвав метод replacer на фасаде </text:span><text:span text:style-name="Source_20_Text"><text:span text:style-name="T27">Validator</text:span></text:span><text:span text:style-name="T27">. Вы можете сделать это с помощью метода </text:span><text:span text:style-name="Source_20_Text"><text:span text:style-name="T27">boot</text:span></text:span><text:span text:style-name="T27"> поставщика услуг:<text:line-break/></text:span><text:span text:style-name="Source_20_Text"><text:span text:style-name="T27">/**</text:span></text:span></text:p>
      <text:p text:style-name="P44"><text:span text:style-name="Source_20_Text"><text:s/>* Bootstrap any application services.</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ublic function boot()</text:span></text:p>
      <text:p text:style-name="P44"><text:span text:style-name="Source_20_Text">{</text:span></text:p>
      <text:p text:style-name="P44"><text:span text:style-name="Source_20_Text"><text:s text:c="4"/>Validator::extend(...);</text:span></text:p>
      <text:p text:style-name="P44"/>
      <text:p text:style-name="P44"><text:span text:style-name="Source_20_Text"><text:s text:c="4"/>Validator::replacer('foo', function ($message, $attribute, $rule, $parameters) {</text:span></text:p>
      <text:p text:style-name="P44"><text:span text:style-name="Source_20_Text"><text:s text:c="8"/>return str_replace(...);</text:span></text:p>
      <text:p text:style-name="P44"><text:soft-page-break/><text:span text:style-name="Source_20_Text"><text:s text:c="4"/>});</text:span></text:p>
      <text:p text:style-name="P49"><text:span text:style-name="Source_20_Text">}</text:span></text:p>
      <text:p text:style-name="P56"/>
      <text:h text:style-name="P24" text:outline-level="3"><text:bookmark text:name="implicit-extensions"/><text:a xlink:type="simple" xlink:href="https://laravel.com/docs/8.x/validation#implicit-extensions" text:style-name="Internet_20_link" text:visited-style-name="Visited_20_Internet_20_Link"><text:span text:style-name="T27">Implicit Extensions</text:span></text:a></text:h>
      <text:p text:style-name="P69"><text:span text:style-name="T27">По умолчанию, когда проверяемый атрибут отсутствует или содержит пустую строку, обычные правила проверки, включая настраиваемые расширения, не выполняются. Например, уникальное правило не будет выполняться для пустой строки:<text:line-break/><text:line-break/></text:span><text:span text:style-name="Source_20_Text"><text:span text:style-name="T27">$rules = ['name' =&gt; 'unique:users,name'];</text:span></text:span></text:p>
      <text:p text:style-name="P44"/>
      <text:p text:style-name="P44"><text:span text:style-name="Source_20_Text">$input = ['name' =&gt; ''];</text:span></text:p>
      <text:p text:style-name="P44"/>
      <text:p text:style-name="P49"><text:span text:style-name="Source_20_Text">Validator::make($input, $rules)-&gt;passes(); // true</text:span></text:p>
      <text:p text:style-name="P56">Чтобы правило работало, даже если атрибут пуст, правило должно подразумевать, что атрибут является обязательным. Чтобы создать такое «неявное» расширение, используйте метод Validator :: extendImplicit ():</text:p>
      <text:p text:style-name="P56"/>
      <text:p text:style-name="P44"><text:span text:style-name="Source_20_Text"><text:span text:style-name="T27">Validator::extendImplicit('foo', function ($attribute, $value, $parameters, $validator) {</text:span></text:span></text:p>
      <text:p text:style-name="P44"><text:span text:style-name="Source_20_Text"><text:s text:c="4"/>return $value == 'foo';</text:span></text:p>
      <text:p text:style-name="P49"><text:span text:style-name="Source_20_Text">});</text:span></text:p>
      <text:p text:style-name="P56"/>
      <text:p text:style-name="P56">«Неявное» расширение подразумевает только то, что атрибут является обязательным. Независимо от того, аннулирует ли он отсутствующий или пустой атрибут, решать вам.</text:p>
      <text:p text:style-name="P56"/>
      <text:h text:style-name="P32" text:outline-level="4"><text:bookmark text:name="implicit-rule-objects"/><text:a xlink:type="simple" xlink:href="https://laravel.com/docs/8.x/validation#implicit-rule-objects" text:style-name="Internet_20_link" text:visited-style-name="Visited_20_Internet_20_Link"><text:span text:style-name="T27">Implicit Rule Objects</text:span></text:a></text:h>
      <text:p text:style-name="P56">Если вы хотите, чтобы объект правила запускался, когда атрибут пуст, вы должны реализовать интерфейс Illuminate \ Contracts \ Validation \ ImplicitRule. Этот интерфейс служит «маркерным интерфейсом» для валидатора; следовательно, он не содержит каких-либо методов, которые необходимо реализовать.</text:p>
      <text:p text:style-name="P56"/>
      <text:p text:style-name="P56"/>
      <text:p text:style-name="P56"/>
      <text:h text:style-name="P1" text:outline-level="1"><text:soft-page-break/>Error Handling</text:h>
      <text:list xml:id="list2957031658" text:style-name="L11">
        <text:list-item>
          <text:p text:style-name="P118"><text:a xlink:type="simple" xlink:href="https://laravel.com/docs/8.x/errors#introduction" text:style-name="Internet_20_link" text:visited-style-name="Visited_20_Internet_20_Link">Introduction</text:a> </text:p>
        </text:list-item>
        <text:list-item>
          <text:p text:style-name="P118"><text:a xlink:type="simple" xlink:href="https://laravel.com/docs/8.x/errors#configuration" text:style-name="Internet_20_link" text:visited-style-name="Visited_20_Internet_20_Link">Configuration</text:a> </text:p>
        </text:list-item>
        <text:list-item>
          <text:p text:style-name="P118"><text:a xlink:type="simple" xlink:href="https://laravel.com/docs/8.x/errors#the-exception-handler" text:style-name="Internet_20_link" text:visited-style-name="Visited_20_Internet_20_Link">The Exception Handler</text:a> </text:p>
          <text:list>
            <text:list-item>
              <text:p text:style-name="P118"><text:a xlink:type="simple" xlink:href="https://laravel.com/docs/8.x/errors#reporting-exceptions" text:style-name="Internet_20_link" text:visited-style-name="Visited_20_Internet_20_Link">Reporting Exceptions</text:a> </text:p>
            </text:list-item>
            <text:list-item>
              <text:p text:style-name="P118"><text:a xlink:type="simple" xlink:href="https://laravel.com/docs/8.x/errors#rendering-exceptions" text:style-name="Internet_20_link" text:visited-style-name="Visited_20_Internet_20_Link">Rendering Exceptions</text:a> </text:p>
            </text:list-item>
            <text:list-item>
              <text:p text:style-name="P118"><text:a xlink:type="simple" xlink:href="https://laravel.com/docs/8.x/errors#renderable-exceptions" text:style-name="Internet_20_link" text:visited-style-name="Visited_20_Internet_20_Link">Reportable &amp; Renderable Exceptions</text:a> </text:p>
            </text:list-item>
          </text:list>
        </text:list-item>
        <text:list-item>
          <text:p text:style-name="P118"><text:a xlink:type="simple" xlink:href="https://laravel.com/docs/8.x/errors#http-exceptions" text:style-name="Internet_20_link" text:visited-style-name="Visited_20_Internet_20_Link">HTTP Exceptions</text:a> </text:p>
          <text:list>
            <text:list-item>
              <text:p text:style-name="P103"><text:a xlink:type="simple" xlink:href="https://laravel.com/docs/8.x/errors#custom-http-error-pages" text:style-name="Internet_20_link" text:visited-style-name="Visited_20_Internet_20_Link">Custom HTTP Error Pages</text:a> </text:p>
            </text:list-item>
          </text:list>
        </text:list-item>
      </text:list>
      <text:h text:style-name="P11" text:outline-level="2"><text:bookmark text:name="introduction9"/><text:bookmark text:name="introduction8"/><text:a xlink:type="simple" xlink:href="https://laravel.com/docs/8.x/errors#introduction" text:style-name="Internet_20_link" text:visited-style-name="Visited_20_Internet_20_Link">Introduction</text:a></text:h>
      <text:p text:style-name="P56">Когда вы запускаете новый проект Laravel, обработка ошибок и исключений уже настроена для вас. Класс App \ Exceptions \ Handler - это то место, где все исключения, инициированные вашим приложением, регистрируются, а затем отображаются обратно пользователю. В этой документации мы углубимся в этот класс.</text:p>
      <text:p text:style-name="P56"/>
      <text:h text:style-name="P10" text:outline-level="2"><text:bookmark text:name="configuration2"/><text:a xlink:type="simple" xlink:href="https://laravel.com/docs/8.x/errors#configuration" text:style-name="Internet_20_link" text:visited-style-name="Visited_20_Internet_20_Link"><text:span text:style-name="T67">Configuration</text:span></text:a></text:h>
      <text:p text:style-name="P69"><text:span text:style-name="T27">Параметр </text:span><text:span text:style-name="Source_20_Text"><text:span text:style-name="T67">debug</text:span></text:span><text:span text:style-name="T27"> в файле конфигурации config / app.php определяет, сколько информации об ошибке фактически отображается пользователю. По умолчанию для этого параметра задано значение переменной среды APP_DEBUG, которая хранится в вашем файле .env.<text:line-break/><text:line-break/>Для локальной разработки вы должны установить для переменной среды APP_DEBUG значение true. В вашей производственной среде это значение всегда должно быть ложным. Если в производственной среде установлено значение true, вы рискуете раскрыть конфиденциальные значения конфигурации конечным пользователям вашего приложения.</text:span></text:p>
      <text:p text:style-name="P56"/>
      <text:h text:style-name="P11" text:outline-level="2"><text:bookmark text:name="the-exception-handler"/><text:a xlink:type="simple" xlink:href="https://laravel.com/docs/8.x/errors#the-exception-handler" text:style-name="Internet_20_link" text:visited-style-name="Visited_20_Internet_20_Link"><text:span text:style-name="T27">The Exception Handler</text:span></text:a></text:h>
      <text:h text:style-name="P24" text:outline-level="3"><text:bookmark text:name="reporting-exceptions"/><text:a xlink:type="simple" xlink:href="https://laravel.com/docs/8.x/errors#reporting-exceptions" text:style-name="Internet_20_link" text:visited-style-name="Visited_20_Internet_20_Link">Reporting Exceptions</text:a></text:h>
      <text:p text:style-name="P69"><text:span text:style-name="T27">Все исключения обрабатываются классом App \ Exceptions \ Handler. Этот класс содержит метод </text:span><text:span text:style-name="Source_20_Text"><text:span text:style-name="T27">register</text:span></text:span><text:span text:style-name="T27">, в котором вы можете зарегистрировать пользовательские обратные вызовы репортера исключений и средства визуализации. Мы подробно рассмотрим </text:span><text:soft-page-break/><text:span text:style-name="T27">каждую из этих концепций. Отчеты об исключениях используются для регистрации исключений или отправки их во внешнюю службу, такую как </text:span><text:a xlink:type="simple" xlink:href="https://flareapp.io/" text:style-name="Internet_20_link" text:visited-style-name="Visited_20_Internet_20_Link">Flare</text:a><text:span text:style-name="T27">, </text:span><text:a xlink:type="simple" xlink:href="https://bugsnag.com/" text:style-name="Internet_20_link" text:visited-style-name="Visited_20_Internet_20_Link">Bugsnag</text:a><text:span text:style-name="T27"> or </text:span><text:a xlink:type="simple" xlink:href="https://github.com/getsentry/sentry-laravel" text:style-name="Internet_20_link" text:visited-style-name="Visited_20_Internet_20_Link">Sentry</text:a><text:span text:style-name="T27">. <text:s/>По умолчанию исключения будут регистрироваться в зависимости от вашей конфигурации ведения журнала. Однако вы можете регистрировать исключения как хотите.<text:line-break/><text:line-break/>Например, если вам нужно сообщить о разных типах исключений разными способами, вы можете использовать метод reportable для регистрации закрытия, которое должно выполняться, когда необходимо сообщить об исключении данного типа. Laravel определит, о каком типе исключения сообщает Closure, изучив подсказку типа Closure:</text:span></text:p>
      <text:p text:style-name="P69"><text:span text:style-name="T27"><text:line-break/></text:span><text:span text:style-name="Source_20_Text"><text:span text:style-name="T27">use App\Exceptions\CustomException;</text:span></text:span></text:p>
      <text:p text:style-name="P44"/>
      <text:p text:style-name="P44"><text:span text:style-name="Source_20_Text">/**</text:span></text:p>
      <text:p text:style-name="P44"><text:span text:style-name="Source_20_Text"><text:s/>* Register the exception handling callbacks for the application.</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ublic function register()</text:span></text:p>
      <text:p text:style-name="P44"><text:span text:style-name="Source_20_Text">{</text:span></text:p>
      <text:p text:style-name="P44"><text:span text:style-name="Source_20_Text"><text:s text:c="4"/>$this-&gt;reportable(function (CustomException $e) {</text:span></text:p>
      <text:p text:style-name="P44"><text:span text:style-name="Source_20_Text"><text:s text:c="8"/>//</text:span></text:p>
      <text:p text:style-name="P44"><text:span text:style-name="Source_20_Text"><text:s text:c="4"/>});</text:span></text:p>
      <text:p text:style-name="P49"><text:span text:style-name="Source_20_Text">}</text:span></text:p>
      <text:p text:style-name="P48"/>
      <text:p text:style-name="P49"><text:span text:style-name="T27">Когда вы регистрируете настраиваемый обратный вызов для создания отчетов об исключениях, используя </text:span><text:span text:style-name="Source_20_Text"><text:span text:style-name="T67">reportable</text:span></text:span><text:span text:style-name="T27"> метод, Laravel по-прежнему будет регистрировать исключение, используя конфигурацию ведения журнала по умолчанию для приложения. Если вы хотите остановить распространение исключения в стек журналов по умолчанию, вы можете использовать метод stop при определении обратного вызова для отчетов:</text:span></text:p>
      <text:p text:style-name="P44"><text:span text:style-name="Source_20_Text"><text:span text:style-name="T27">$this-&gt;reportable(function (CustomException $e) {</text:span></text:span></text:p>
      <text:p text:style-name="P44"><text:span text:style-name="Source_20_Text"><text:s text:c="4"/>//</text:span></text:p>
      <text:p text:style-name="P49"><text:span text:style-name="Source_20_Text">})-&gt;stop();</text:span></text:p>
      <text:p text:style-name="P84"><text:span text:style-name="T27">To customize the exception reporting for a given exception, you may also consider using </text:span><text:a xlink:type="simple" xlink:href="https://laravel.com/docs/8.x/errors#renderable-exceptions" text:style-name="Internet_20_link" text:visited-style-name="Visited_20_Internet_20_Link">reportable exceptions</text:a></text:p>
      <text:p text:style-name="P56"><text:soft-page-break/></text:p>
      <text:h text:style-name="P32" text:outline-level="4"><text:bookmark text:name="global-log-context"/><text:a xlink:type="simple" xlink:href="https://laravel.com/docs/8.x/errors#global-log-context" text:style-name="Internet_20_link" text:visited-style-name="Visited_20_Internet_20_Link"><text:span text:style-name="T27">Global Log Context</text:span></text:a></text:h>
      <text:p text:style-name="P69"><text:span text:style-name="T27">Если доступно, Laravel автоматически добавляет идентификатор текущего пользователя в каждое сообщение журнала исключения в качестве контекстных данных. Вы можете определить свои собственные глобальные контекстные данные, переопределив метод </text:span><text:span text:style-name="Source_20_Text"><text:span text:style-name="T27">context</text:span></text:span><text:span text:style-name="T27"> класса App \ Exceptions \ Handler вашего приложения. Эта информация будет включена в каждое сообщение журнала исключения, написанное вашим приложением:<text:line-break/></text:span><text:span text:style-name="Source_20_Text"><text:span text:style-name="T27">/**</text:span></text:span></text:p>
      <text:p text:style-name="P44"><text:span text:style-name="Source_20_Text"><text:s/>* Get the default context variables for logging.</text:span></text:p>
      <text:p text:style-name="P44"><text:span text:style-name="Source_20_Text"><text:s/>*</text:span></text:p>
      <text:p text:style-name="P44"><text:span text:style-name="Source_20_Text"><text:s/>* @return array</text:span></text:p>
      <text:p text:style-name="P44"><text:span text:style-name="Source_20_Text"><text:s/>*/</text:span></text:p>
      <text:p text:style-name="P44"><text:span text:style-name="Source_20_Text">protected function context()</text:span></text:p>
      <text:p text:style-name="P44"><text:span text:style-name="Source_20_Text">{</text:span></text:p>
      <text:p text:style-name="P44"><text:span text:style-name="Source_20_Text"><text:s text:c="4"/>return array_merge(parent::context(), [</text:span></text:p>
      <text:p text:style-name="P44"><text:span text:style-name="Source_20_Text"><text:s text:c="8"/>'foo' =&gt; 'bar',</text:span></text:p>
      <text:p text:style-name="P44"><text:span text:style-name="Source_20_Text"><text:s text:c="4"/>]);</text:span></text:p>
      <text:p text:style-name="P49"><text:span text:style-name="Source_20_Text">}</text:span></text:p>
      <text:p text:style-name="P56"/>
      <text:h text:style-name="P32" text:outline-level="4"><text:bookmark text:name="the-report-helper"/><text:a xlink:type="simple" xlink:href="https://laravel.com/docs/8.x/errors#the-report-helper" text:style-name="Internet_20_link" text:visited-style-name="Visited_20_Internet_20_Link"><text:span text:style-name="T27">The </text:span></text:a><text:a xlink:type="simple" xlink:href="https://laravel.com/docs/8.x/errors#the-report-helper" text:style-name="Internet_20_link" text:visited-style-name="Visited_20_Internet_20_Link"><text:span text:style-name="Source_20_Text"><text:span text:style-name="T27">report</text:span></text:span></text:a><text:a xlink:type="simple" xlink:href="https://laravel.com/docs/8.x/errors#the-report-helper" text:style-name="Internet_20_link" text:visited-style-name="Visited_20_Internet_20_Link"><text:span text:style-name="T27"> Helper</text:span></text:a></text:h>
      <text:p text:style-name="P69"><text:span text:style-name="T27">Иногда вам может потребоваться сообщить об исключении, но продолжить обработку текущего запроса. Вспомогательная функция </text:span><text:span text:style-name="Source_20_Text"><text:span text:style-name="T27">report</text:span></text:span><text:span text:style-name="T27"> позволяет быстро сообщить об исключении с помощью обработчика исключений без отображения страницы ошибки:<text:line-break/></text:span><text:span text:style-name="Source_20_Text"><text:span text:style-name="T27">public function isValid($value)</text:span></text:span></text:p>
      <text:p text:style-name="P44"><text:span text:style-name="Source_20_Text">{</text:span></text:p>
      <text:p text:style-name="P44"><text:span text:style-name="Source_20_Text"><text:s text:c="4"/>try {</text:span></text:p>
      <text:p text:style-name="P44"><text:span text:style-name="Source_20_Text"><text:s text:c="8"/>// Validate the value...</text:span></text:p>
      <text:p text:style-name="P44"><text:span text:style-name="Source_20_Text"><text:s text:c="4"/>} catch (Throwable $e) {</text:span></text:p>
      <text:p text:style-name="P44"><text:span text:style-name="Source_20_Text"><text:s text:c="8"/>report($e);</text:span></text:p>
      <text:p text:style-name="P44"/>
      <text:p text:style-name="P44"><text:span text:style-name="Source_20_Text"><text:s text:c="8"/>return false;</text:span></text:p>
      <text:p text:style-name="P44"><text:span text:style-name="Source_20_Text"><text:s text:c="4"/>}</text:span></text:p>
      <text:p text:style-name="P49"><text:span text:style-name="Source_20_Text">}</text:span></text:p>
      <text:p text:style-name="P56"/>
      <text:h text:style-name="P32" text:outline-level="4"><text:bookmark text:name="ignoring-exceptions-by-type"/><text:a xlink:type="simple" xlink:href="https://laravel.com/docs/8.x/errors#ignoring-exceptions-by-type" text:style-name="Internet_20_link" text:visited-style-name="Visited_20_Internet_20_Link"><text:span text:style-name="T27">Ignoring Exceptions By Type</text:span></text:a></text:h>
      <text:p text:style-name="P56">Свойство $ dontReport обработчика исключений содержит массив типов исключений, которые не будут регистрироваться. Например, исключения, возникающие из-за ошибок 404, а также некоторых других типов ошибок, не записываются в ваши файлы журнала. При <text:soft-page-break/>необходимости вы можете добавить в этот массив другие типы исключений:</text:p>
      <text:p text:style-name="P44"><text:span text:style-name="Source_20_Text"><text:span text:style-name="T27">/**</text:span></text:span></text:p>
      <text:p text:style-name="P44"><text:span text:style-name="Source_20_Text"><text:s/>* A list of the exception types that should not be reported.</text:span></text:p>
      <text:p text:style-name="P44"><text:span text:style-name="Source_20_Text"><text:s/>*</text:span></text:p>
      <text:p text:style-name="P44"><text:span text:style-name="Source_20_Text"><text:s/>* @var array</text:span></text:p>
      <text:p text:style-name="P44"><text:span text:style-name="Source_20_Text"><text:s/>*/</text:span></text:p>
      <text:p text:style-name="P44"><text:span text:style-name="Source_20_Text">protected $dontReport = [</text:span></text:p>
      <text:p text:style-name="P44"><text:span text:style-name="Source_20_Text"><text:s text:c="4"/>\Illuminate\Auth\AuthenticationException::class,</text:span></text:p>
      <text:p text:style-name="P44"><text:span text:style-name="Source_20_Text"><text:s text:c="4"/>\Illuminate\Auth\Access\AuthorizationException::class,</text:span></text:p>
      <text:p text:style-name="P44"><text:span text:style-name="Source_20_Text"><text:s text:c="4"/>\Symfony\Component\HttpKernel\Exception\HttpException::class,</text:span></text:p>
      <text:p text:style-name="P44"><text:span text:style-name="Source_20_Text"><text:s text:c="4"/>\Illuminate\Database\Eloquent\ModelNotFoundException::class,</text:span></text:p>
      <text:p text:style-name="P44"><text:span text:style-name="Source_20_Text"><text:s text:c="4"/>\Illuminate\Validation\ValidationException::class,</text:span></text:p>
      <text:p text:style-name="P49"><text:span text:style-name="Source_20_Text">];</text:span></text:p>
      <text:p text:style-name="P56"/>
      <text:h text:style-name="P24" text:outline-level="3"><text:bookmark text:name="rendering-exceptions"/><text:a xlink:type="simple" xlink:href="https://laravel.com/docs/8.x/errors#rendering-exceptions" text:style-name="Internet_20_link" text:visited-style-name="Visited_20_Internet_20_Link"><text:span text:style-name="T27">Rendering Exceptions</text:span></text:a></text:h>
      <text:p text:style-name="P69"><text:span text:style-name="T27">По умолчанию обработчик исключений Laravel будет преобразовывать исключения в HTTP-ответ за вас. Однако вы можете зарегистрировать пользовательское закрытие отрисовки для исключений данного типа. Вы можете сделать это с помощью метода </text:span><text:span text:style-name="Source_20_Text"><text:span text:style-name="T27">renderable</text:span></text:span><text:span text:style-name="T27"> вашего обработчика исключений. Laravel определит, какой тип исключения отображает Closure, изучив подсказку типа Closure:<text:line-break/></text:span><text:span text:style-name="Source_20_Text"><text:span text:style-name="T27">use App\Exceptions\CustomException;</text:span></text:span></text:p>
      <text:p text:style-name="P44"/>
      <text:p text:style-name="P44"><text:span text:style-name="Source_20_Text">/**</text:span></text:p>
      <text:p text:style-name="P44"><text:span text:style-name="Source_20_Text"><text:s/>* Register the exception handling callbacks for the application.</text:span></text:p>
      <text:p text:style-name="P44"><text:span text:style-name="Source_20_Text"><text:s/>*</text:span></text:p>
      <text:p text:style-name="P44"><text:span text:style-name="Source_20_Text"><text:s/>* @return void</text:span></text:p>
      <text:p text:style-name="P44"><text:span text:style-name="Source_20_Text"><text:s/>*/</text:span></text:p>
      <text:p text:style-name="P44"><text:span text:style-name="Source_20_Text">public function register()</text:span></text:p>
      <text:p text:style-name="P44"><text:span text:style-name="Source_20_Text">{</text:span></text:p>
      <text:p text:style-name="P44"><text:span text:style-name="Source_20_Text"><text:s text:c="4"/>$this-&gt;renderable(function (CustomException $e, $request) {</text:span></text:p>
      <text:p text:style-name="P44"><text:span text:style-name="Source_20_Text"><text:s text:c="8"/>return response()-&gt;view('errors.custom', [], 500);</text:span></text:p>
      <text:p text:style-name="P44"><text:span text:style-name="Source_20_Text"><text:s text:c="4"/>});</text:span></text:p>
      <text:p text:style-name="P49"><text:span text:style-name="Source_20_Text">}</text:span></text:p>
      <text:p text:style-name="P56"/>
      <text:h text:style-name="P24" text:outline-level="3"><text:bookmark text:name="renderable-exceptions"/><text:a xlink:type="simple" xlink:href="https://laravel.com/docs/8.x/errors#renderable-exceptions" text:style-name="Internet_20_link" text:visited-style-name="Visited_20_Internet_20_Link"><text:span text:style-name="T27">Reportable &amp; Renderable Exceptions</text:span></text:a></text:h>
      <text:p text:style-name="P69"><text:span text:style-name="T27">Вместо исключений проверки типов в отчетах обработчика </text:span><text:span text:style-name="Source_20_Text"><text:span text:style-name="T27">report</text:span></text:span><text:span text:style-name="T27"> и методах </text:span><text:span text:style-name="Source_20_Text"><text:span text:style-name="T27">render</text:span></text:span><text:span text:style-name="T27"> вы можете определить методы </text:span><text:span text:style-name="Source_20_Text"><text:span text:style-name="T27">report</text:span></text:span><text:span text:style-name="T27"> и </text:span><text:span text:style-name="Source_20_Text"><text:span text:style-name="T27">render</text:span></text:span><text:span text:style-name="T27"> непосредственно для вашего настраиваемого исключения. Когда эти методы существуют, они будут автоматически вызываться фреймворком:<text:line-break/></text:span></text:p>
      <text:p text:style-name="P42"><text:span text:style-name="Source_20_Text">&lt;?php</text:span></text:p>
      <text:p text:style-name="P44"><text:soft-page-break/></text:p>
      <text:p text:style-name="P44"><text:span text:style-name="Source_20_Text">namespace App\Exceptions;</text:span></text:p>
      <text:p text:style-name="P44"/>
      <text:p text:style-name="P44"><text:span text:style-name="Source_20_Text">use Exception;</text:span></text:p>
      <text:p text:style-name="P44"/>
      <text:p text:style-name="P44"><text:span text:style-name="Source_20_Text">class RenderException extends Exception</text:span></text:p>
      <text:p text:style-name="P44"><text:span text:style-name="Source_20_Text">{</text:span></text:p>
      <text:p text:style-name="P44"><text:span text:style-name="Source_20_Text"><text:s text:c="4"/>/**</text:span></text:p>
      <text:p text:style-name="P44"><text:span text:style-name="Source_20_Text"><text:s text:c="5"/>* Report the exception.</text:span></text:p>
      <text:p text:style-name="P44"><text:span text:style-name="Source_20_Text"><text:s text:c="5"/>*</text:span></text:p>
      <text:p text:style-name="P44"><text:span text:style-name="Source_20_Text"><text:s text:c="5"/>* @return void</text:span></text:p>
      <text:p text:style-name="P44"><text:span text:style-name="Source_20_Text"><text:s text:c="5"/>*/</text:span></text:p>
      <text:p text:style-name="P44"><text:span text:style-name="Source_20_Text"><text:s text:c="4"/>public function report()</text:span></text:p>
      <text:p text:style-name="P44"><text:span text:style-name="Source_20_Text"><text:s text:c="4"/>{</text:span></text:p>
      <text:p text:style-name="P44"><text:span text:style-name="Source_20_Text"><text:s text:c="8"/>//</text:span></text:p>
      <text:p text:style-name="P44"><text:span text:style-name="Source_20_Text"><text:s text:c="4"/>}</text:span></text:p>
      <text:p text:style-name="P44"/>
      <text:p text:style-name="P44"><text:span text:style-name="Source_20_Text"><text:s text:c="4"/>/**</text:span></text:p>
      <text:p text:style-name="P44"><text:span text:style-name="Source_20_Text"><text:s text:c="5"/>* Render the exception into an HTTP response.</text:span></text:p>
      <text:p text:style-name="P44"><text:span text:style-name="Source_20_Text"><text:s text:c="5"/>*</text:span></text:p>
      <text:p text:style-name="P44"><text:span text:style-name="Source_20_Text"><text:s text:c="5"/>* @param <text:s/>\Illuminate\Http\Request <text:s/>$request</text:span></text:p>
      <text:p text:style-name="P44"><text:span text:style-name="Source_20_Text"><text:s text:c="5"/>* @return \Illuminate\Http\Response</text:span></text:p>
      <text:p text:style-name="P44"><text:span text:style-name="Source_20_Text"><text:s text:c="5"/>*/</text:span></text:p>
      <text:p text:style-name="P44"><text:span text:style-name="Source_20_Text"><text:s text:c="4"/>public function render($request)</text:span></text:p>
      <text:p text:style-name="P44"><text:span text:style-name="Source_20_Text"><text:s text:c="4"/>{</text:span></text:p>
      <text:p text:style-name="P44"><text:span text:style-name="Source_20_Text"><text:s text:c="8"/>return response(...);</text:span></text:p>
      <text:p text:style-name="P44"><text:span text:style-name="Source_20_Text"><text:s text:c="4"/>}</text:span></text:p>
      <text:p text:style-name="P49"><text:span text:style-name="Source_20_Text">}</text:span></text:p>
      <text:p text:style-name="P69"><text:span text:style-name="T27">Если ваше исключение содержит настраиваемую логику отчетности, которая возникает только при соблюдении определенных условий, вам может потребоваться указать Laravel сообщать об исключении, используя конфигурацию обработки исключений по умолчанию. Для этого вы можете вернуть false из метода </text:span><text:span text:style-name="Source_20_Text">report</text:span><text:span text:style-name="T27"> об исключении:</text:span></text:p>
      <text:p text:style-name="P34"><text:span text:style-name="Source_20_Text">/**</text:span></text:p>
      <text:p text:style-name="P44"><text:span text:style-name="Source_20_Text"><text:s/>* Report the exception.</text:span></text:p>
      <text:p text:style-name="P44"><text:span text:style-name="Source_20_Text"><text:s/>*</text:span></text:p>
      <text:p text:style-name="P44"><text:span text:style-name="Source_20_Text"><text:s/>* @return bool|void</text:span></text:p>
      <text:p text:style-name="P44"><text:span text:style-name="Source_20_Text"><text:s/>*/</text:span></text:p>
      <text:p text:style-name="P44"><text:span text:style-name="Source_20_Text">public function report()</text:span></text:p>
      <text:p text:style-name="P44"><text:span text:style-name="Source_20_Text">{</text:span></text:p>
      <text:p text:style-name="P44"><text:span text:style-name="Source_20_Text"><text:s text:c="4"/>// Determine if the exception needs custom reporting...</text:span></text:p>
      <text:p text:style-name="P44"/>
      <text:p text:style-name="P44"><text:span text:style-name="Source_20_Text"><text:s text:c="4"/>return false;</text:span></text:p>
      <text:p text:style-name="P49"><text:span text:style-name="Source_20_Text">}</text:span></text:p>
      <text:p text:style-name="P56">You may type-hint any required dependencies of the <text:span text:style-name="Source_20_Text">report</text:span> method and they will automatically be injected into the method by Laravel's <text:a xlink:type="simple" xlink:href="https://laravel.com/docs/8.x/container" text:style-name="Internet_20_link" text:visited-style-name="Visited_20_Internet_20_Link">service container</text:a>.</text:p>
      <text:p text:style-name="P56"/>
      <text:h text:style-name="P5" text:outline-level="2"><text:bookmark text:name="http-exceptions"/><text:a xlink:type="simple" xlink:href="https://laravel.com/docs/8.x/errors#http-exceptions" text:style-name="Internet_20_link" text:visited-style-name="Visited_20_Internet_20_Link">HTTP Exceptions</text:a></text:h>
      <text:p text:style-name="P69"><text:span text:style-name="T27">Некоторые исключения описывают коды ошибок HTTP с сервера. Например, это может быть ошибка «страница не найдена» (404), </text:span><text:soft-page-break/><text:span text:style-name="T27">«неавторизованная ошибка» (401) или даже ошибка 500, сгенерированная разработчиком. Чтобы сгенерировать такой ответ из любого места в вашем приложении, вы можете использовать помощник </text:span><text:span text:style-name="Source_20_Text"><text:span text:style-name="T27">abort</text:span></text:span><text:span text:style-name="T27">:<text:line-break/></text:span><text:span text:style-name="Source_20_Text">abort(404);</text:span></text:p>
      <text:p text:style-name="P56"/>
      <text:h text:style-name="P16" text:outline-level="3"><text:bookmark text:name="custom-http-error-pages"/><text:a xlink:type="simple" xlink:href="https://laravel.com/docs/8.x/errors#custom-http-error-pages" text:style-name="Internet_20_link" text:visited-style-name="Visited_20_Internet_20_Link">Custom HTTP Error Pages</text:a></text:h>
      <text:p text:style-name="P69"><text:span text:style-name="T27">Laravel позволяет легко отображать настраиваемые страницы ошибок для различных кодов состояния HTTP. Например, если вы хотите настроить страницу ошибок для кодов состояния 404 HTTP, создайте файл resources / views / errors / 404.blade.php. Этот файл будет использоваться для всех ошибок 404, сгенерированных вашим приложением. Представления в этом каталоге должны быть названы в соответствии с кодом состояния HTTP, которому они соответствуют. Экземпляр HttpException, созданный функцией </text:span><text:span text:style-name="Source_20_Text">abort</text:span><text:span text:style-name="T27">, будет передан в представление как переменная $ exception:</text:span></text:p>
      <text:p text:style-name="P42"><text:span text:style-name="Source_20_Text">&lt;h2&gt;{{ $exception-&gt;getMessage() }}&lt;/h2&gt;</text:span></text:p>
      <text:p text:style-name="P56">Вы можете опубликовать шаблоны страниц ошибок Laravel с помощью Artisan-команды vendor: publish. После публикации шаблонов вы можете настроить их по своему вкусу:</text:p>
      <text:p text:style-name="P34"><text:span text:style-name="Source_20_Text">php artisan vendor:publish --tag=laravel-errors</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1" text:outline-level="1"><text:soft-page-break/>Logging</text:h>
      <text:list xml:id="list2877284774" text:style-name="L12">
        <text:list-item>
          <text:p text:style-name="P119"><text:a xlink:type="simple" xlink:href="https://laravel.com/docs/8.x/logging#introduction" text:style-name="Internet_20_link" text:visited-style-name="Visited_20_Internet_20_Link">Introduction</text:a> </text:p>
        </text:list-item>
        <text:list-item>
          <text:p text:style-name="P119"><text:a xlink:type="simple" xlink:href="https://laravel.com/docs/8.x/logging#configuration" text:style-name="Internet_20_link" text:visited-style-name="Visited_20_Internet_20_Link">Configuration</text:a> </text:p>
          <text:list>
            <text:list-item>
              <text:p text:style-name="P119"><text:a xlink:type="simple" xlink:href="https://laravel.com/docs/8.x/logging#building-log-stacks" text:style-name="Internet_20_link" text:visited-style-name="Visited_20_Internet_20_Link">Building Log Stacks</text:a> </text:p>
            </text:list-item>
          </text:list>
        </text:list-item>
        <text:list-item>
          <text:p text:style-name="P119"><text:a xlink:type="simple" xlink:href="https://laravel.com/docs/8.x/logging#writing-log-messages" text:style-name="Internet_20_link" text:visited-style-name="Visited_20_Internet_20_Link">Writing Log Messages</text:a> </text:p>
          <text:list>
            <text:list-item>
              <text:p text:style-name="P119"><text:a xlink:type="simple" xlink:href="https://laravel.com/docs/8.x/logging#writing-to-specific-channels" text:style-name="Internet_20_link" text:visited-style-name="Visited_20_Internet_20_Link">Writing To Specific Channels</text:a> </text:p>
            </text:list-item>
          </text:list>
        </text:list-item>
        <text:list-item>
          <text:p text:style-name="P119"><text:a xlink:type="simple" xlink:href="https://laravel.com/docs/8.x/logging#advanced-monolog-channel-customization" text:style-name="Internet_20_link" text:visited-style-name="Visited_20_Internet_20_Link">Advanced Monolog Channel Customization</text:a> </text:p>
          <text:list>
            <text:list-item>
              <text:p text:style-name="P119"><text:a xlink:type="simple" xlink:href="https://laravel.com/docs/8.x/logging#customizing-monolog-for-channels" text:style-name="Internet_20_link" text:visited-style-name="Visited_20_Internet_20_Link">Customizing Monolog For Channels</text:a> </text:p>
            </text:list-item>
            <text:list-item>
              <text:p text:style-name="P119"><text:a xlink:type="simple" xlink:href="https://laravel.com/docs/8.x/logging#creating-monolog-handler-channels" text:style-name="Internet_20_link" text:visited-style-name="Visited_20_Internet_20_Link">Creating Monolog Handler Channels</text:a> </text:p>
            </text:list-item>
            <text:list-item>
              <text:p text:style-name="P104"><text:a xlink:type="simple" xlink:href="https://laravel.com/docs/8.x/logging#creating-channels-via-factories" text:style-name="Internet_20_link" text:visited-style-name="Visited_20_Internet_20_Link">Creating Channels Via Factories</text:a> </text:p>
            </text:list-item>
          </text:list>
        </text:list-item>
      </text:list>
      <text:h text:style-name="P11" text:outline-level="2"><text:bookmark text:name="introduction11"/><text:bookmark text:name="introduction10"/><text:a xlink:type="simple" xlink:href="https://laravel.com/docs/8.x/logging#introduction" text:style-name="Internet_20_link" text:visited-style-name="Visited_20_Internet_20_Link">Introduction</text:a></text:h>
      <text:p text:style-name="P69"><text:span text:style-name="T27">Чтобы помочь вам узнать больше о том, что происходит в вашем приложении, Laravel предоставляет надежные службы ведения журнала, которые позволяют записывать сообщения в файлы, журнал системных ошибок и даже в Slack, чтобы уведомить всю вашу команду.<text:line-break/><text:line-break/>Под капотом Laravel использует библиотеку </text:span><text:a xlink:type="simple" xlink:href="https://github.com/Seldaek/monolog" text:style-name="Internet_20_link" text:visited-style-name="Visited_20_Internet_20_Link">Monolog</text:a><text:span text:style-name="T27">, которая обеспечивает поддержку множества мощных обработчиков журналов. Laravel упрощает настройку этих обработчиков, позволяя вам смешивать и сопоставлять их для настройки обработки журналов вашего приложения.</text:span></text:p>
      <text:p text:style-name="P54"/>
      <text:h text:style-name="P9" text:outline-level="2"><text:bookmark text:name="configuration3"/><text:a xlink:type="simple" xlink:href="https://laravel.com/docs/8.x/logging#configuration" text:style-name="Internet_20_link" text:visited-style-name="Visited_20_Internet_20_Link">Configuration</text:a></text:h>
      <text:p text:style-name="P69"><text:span text:style-name="T27">Вся конфигурация системы регистрации вашего приложения содержится в файле конфигурации config / logging.php. Этот файл позволяет вам настраивать каналы журнала вашего приложения, поэтому обязательно просмотрите каждый из доступных каналов и их параметры. Ниже мы рассмотрим несколько распространенных вариантов.<text:line-break/><text:line-break/>По умолчанию Laravel будет использовать канал </text:span><text:span text:style-name="Source_20_Text">stack</text:span><text:span text:style-name="T27"> при регистрации сообщений. Канал </text:span><text:span text:style-name="Source_20_Text"><text:span text:style-name="T27">stack</text:span></text:span><text:span text:style-name="T27"> используется для объединения нескольких каналов журнала в один канал. </text:span></text:p>
      <text:p text:style-name="P56"/>
      <text:h text:style-name="P26" text:outline-level="4"><text:bookmark text:name="configuring-the-channel-name"/><text:soft-page-break/><text:a xlink:type="simple" xlink:href="https://laravel.com/docs/8.x/logging#configuring-the-channel-name" text:style-name="Internet_20_link" text:visited-style-name="Visited_20_Internet_20_Link">Configuring The Channel Name</text:a></text:h>
      <text:p text:style-name="P69"><text:span text:style-name="T27">По умолчанию Monolog создается с «именем канала», которое соответствует текущей среде, например </text:span><text:span text:style-name="Source_20_Text">production</text:span><text:span text:style-name="T27"> или </text:span><text:span text:style-name="Source_20_Text"><text:span text:style-name="T27">local</text:span></text:span><text:span text:style-name="T27">. Чтобы изменить это значение, добавьте параметр </text:span><text:span text:style-name="Source_20_Text"><text:span text:style-name="T27">name</text:span></text:span><text:span text:style-name="T27"> в конфигурацию вашего канала:</text:span></text:p>
      <text:p text:style-name="P42"><text:span text:style-name="Source_20_Text">'stack' =&gt; [</text:span></text:p>
      <text:p text:style-name="P44"><text:span text:style-name="Source_20_Text"><text:s text:c="4"/>'driver' =&gt; 'stack',</text:span></text:p>
      <text:p text:style-name="P44"><text:span text:style-name="Source_20_Text"><text:s text:c="4"/>'name' =&gt; 'channel-name',</text:span></text:p>
      <text:p text:style-name="P44"><text:span text:style-name="Source_20_Text"><text:s text:c="4"/>'channels' =&gt; ['single', 'slack'],</text:span></text:p>
      <text:p text:style-name="P49"><text:span text:style-name="Source_20_Text">],</text:span></text:p>
      <text:p text:style-name="P54"/>
      <text:h text:style-name="P30" text:outline-level="4"><text:bookmark text:name="available-channel-drivers"/><text:a xlink:type="simple" xlink:href="https://laravel.com/docs/8.x/logging#available-channel-drivers" text:style-name="Internet_20_link" text:visited-style-name="Visited_20_Internet_20_Link">Available Channel Drivers</text:a></text:h>
      <text:p text:style-name="P54"><text:a xlink:type="simple" xlink:href="https://laravel.com/docs/8.x/logging#available-channel-drivers" text:style-name="Internet_20_link" text:visited-style-name="Visited_20_Internet_20_Link">https://laravel.com/docs/8.x/logging#available-channel-drivers</text:a></text:p>
      <text:p text:style-name="P54"/>
      <text:h text:style-name="P30" text:outline-level="4"><text:bookmark text:name="configuring-the-single-and-daily-channels"/><text:a xlink:type="simple" xlink:href="https://laravel.com/docs/8.x/logging#configuring-the-single-and-daily-channels" text:style-name="Internet_20_link" text:visited-style-name="Visited_20_Internet_20_Link">Configuring The Single and Daily Channels</text:a></text:h>
      <text:p text:style-name="P54"/>
      <text:h text:style-name="P30" text:outline-level="4"><text:bookmark text:name="configuring-the-papertrail-channel"/><text:a xlink:type="simple" xlink:href="https://laravel.com/docs/8.x/logging#configuring-the-papertrail-channel" text:style-name="Internet_20_link" text:visited-style-name="Visited_20_Internet_20_Link">Configuring The Papertrail Channel</text:a></text:h>
      <text:p text:style-name="P54"/>
      <text:h text:style-name="P30" text:outline-level="4"><text:bookmark text:name="configuring-the-slack-channel"/><text:a xlink:type="simple" xlink:href="https://laravel.com/docs/8.x/logging#configuring-the-slack-channel" text:style-name="Internet_20_link" text:visited-style-name="Visited_20_Internet_20_Link">Configuring The Slack Channel</text:a></text:h>
      <text:p text:style-name="P54"/>
      <text:p text:style-name="P54"/>
      <text:h text:style-name="P21" text:outline-level="3"><text:bookmark text:name="building-log-stacks"/><text:a xlink:type="simple" xlink:href="https://laravel.com/docs/8.x/logging#building-log-stacks" text:style-name="Internet_20_link" text:visited-style-name="Visited_20_Internet_20_Link">Building Log Stacks</text:a></text:h>
      <text:p text:style-name="P54"/>
      <text:h text:style-name="P30" text:outline-level="4"><text:bookmark text:name="log-levels"/><text:a xlink:type="simple" xlink:href="https://laravel.com/docs/8.x/logging#log-levels" text:style-name="Internet_20_link" text:visited-style-name="Visited_20_Internet_20_Link">Log Levels</text:a></text:h>
      <text:p text:style-name="P54"/>
      <text:h text:style-name="P9" text:outline-level="2"><text:bookmark text:name="writing-log-messages"/><text:a xlink:type="simple" xlink:href="https://laravel.com/docs/8.x/logging#writing-log-messages" text:style-name="Internet_20_link" text:visited-style-name="Visited_20_Internet_20_Link">Writing Log Messages</text:a></text:h>
      <text:p text:style-name="P54"/>
      <text:h text:style-name="P30" text:outline-level="4"><text:bookmark text:name="contextual-information"/><text:a xlink:type="simple" xlink:href="https://laravel.com/docs/8.x/logging#contextual-information" text:style-name="Internet_20_link" text:visited-style-name="Visited_20_Internet_20_Link">Contextual Information</text:a></text:h>
      <text:p text:style-name="P54"/>
      <text:h text:style-name="P21" text:outline-level="3"><text:bookmark text:name="writing-to-specific-channels"/><text:a xlink:type="simple" xlink:href="https://laravel.com/docs/8.x/logging#writing-to-specific-channels" text:style-name="Internet_20_link" text:visited-style-name="Visited_20_Internet_20_Link">Writing To Specific Channels</text:a></text:h>
      <text:p text:style-name="P54"/>
      <text:h text:style-name="P9" text:outline-level="2"><text:bookmark text:name="advanced-monolog-channel-customization"/><text:soft-page-break/><text:a xlink:type="simple" xlink:href="https://laravel.com/docs/8.x/logging#advanced-monolog-channel-customization" text:style-name="Internet_20_link" text:visited-style-name="Visited_20_Internet_20_Link">Advanced Monolog Channel Customization</text:a></text:h>
      <text:p text:style-name="P54"/>
      <text:h text:style-name="P21" text:outline-level="3"><text:bookmark text:name="customizing-monolog-for-channels"/><text:a xlink:type="simple" xlink:href="https://laravel.com/docs/8.x/logging#customizing-monolog-for-channels" text:style-name="Internet_20_link" text:visited-style-name="Visited_20_Internet_20_Link">Customizing Monolog For Channels</text:a></text:h>
      <text:p text:style-name="P54"/>
      <text:h text:style-name="P21" text:outline-level="3"><text:bookmark text:name="creating-monolog-handler-channels"/><text:a xlink:type="simple" xlink:href="https://laravel.com/docs/8.x/logging#creating-monolog-handler-channels" text:style-name="Internet_20_link" text:visited-style-name="Visited_20_Internet_20_Link">Creating Monolog Handler Channels</text:a></text:h>
      <text:p text:style-name="P54"/>
      <text:h text:style-name="P30" text:outline-level="4"><text:bookmark text:name="monolog-formatters"/><text:a xlink:type="simple" xlink:href="https://laravel.com/docs/8.x/logging#monolog-formatters" text:style-name="Internet_20_link" text:visited-style-name="Visited_20_Internet_20_Link">Monolog Formatters</text:a></text:h>
      <text:p text:style-name="P54"/>
      <text:h text:style-name="P21" text:outline-level="3"><text:bookmark text:name="creating-channels-via-factories"/><text:a xlink:type="simple" xlink:href="https://laravel.com/docs/8.x/logging#creating-channels-via-factories" text:style-name="Internet_20_link" text:visited-style-name="Visited_20_Internet_20_Link">Creating Channels Via Factories</text:a></text:h>
      <text:p text:style-name="P5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1T21:56:32.705310352</meta:creation-date>
    <meta:generator>LibreOffice/6.4.6.2$Linux_X86_64 LibreOffice_project/40$Build-2</meta:generator>
    <dc:date>2020-11-02T13:38:01.429469504</dc:date>
    <meta:editing-duration>PT4H31M27S</meta:editing-duration>
    <meta:editing-cycles>56</meta:editing-cycles>
    <meta:document-statistic meta:table-count="2" meta:image-count="0" meta:object-count="0" meta:page-count="118" meta:paragraph-count="2449" meta:word-count="18771" meta:character-count="152504" meta:non-whitespace-character-count="131880"/>
  </office:meta>
</office:document-meta>
</file>